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tage1_train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number-columns-repeated="4" table:default-cell-style-name="ce3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ImageId</text:p>
          </table:table-cell>
          <table:table-cell table:style-name="ce1" office:value-type="string" calcext:value-type="string">
            <text:p>No. Mask</text:p>
          </table:table-cell>
          <table:table-cell table:style-name="ce2" office:value-type="string" calcext:value-type="string">
            <text:p>Otsu</text:p>
          </table:table-cell>
          <table:table-cell table:style-name="ce1" office:value-type="string" calcext:value-type="string">
            <text:p>BW:1, Colour:0</text:p>
          </table:table-cell>
          <table:table-cell table:style-name="ce1" office:value-type="string" calcext:value-type="string">
            <text:p>class: colour=0, BW=1, BW/light=2</text:p>
          </table:table-cell>
          <table:table-cell table:style-name="ce1" office:value-type="string" calcext:value-type="string">
            <text:p>Dimension</text:p>
          </table:table-cell>
          <table:table-cell table:style-name="ce2" office:value-type="string" calcext:value-type="string">
            <text:p>IoU Ncut</text:p>
          </table:table-cell>
          <table:table-cell table:style-name="ce2" office:value-type="string" calcext:value-type="string">
            <text:p>IoU Felzen</text:p>
          </table:table-cell>
          <table:table-cell table:style-name="ce2" office:value-type="string" calcext:value-type="string">
            <text:p>IoU RW</text:p>
          </table:table-cell>
          <table:table-cell table:style-name="ce2" office:value-type="string" calcext:value-type="string">
            <text:p>IoU U-Net</text:p>
          </table:table-cell>
          <table:table-cell table:number-columns-repeated="2"/>
          <table:table-cell table:style-name="ce2" office:value-type="string" calcext:value-type="string">
            <text:p>IoU Ncut</text:p>
          </table:table-cell>
          <table:table-cell table:style-name="ce2" office:value-type="string" calcext:value-type="string">
            <text:p>IoU Felzen</text:p>
          </table:table-cell>
          <table:table-cell table:style-name="ce2" office:value-type="string" calcext:value-type="string">
            <text:p>IoU RW</text:p>
          </table:table-cell>
          <table:table-cell table:style-name="ce2" office:value-type="string" calcext:value-type="string">
            <text:p>IoU U-N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12b858a66f0d23768b8e3e1357704fc2f4cf4bbe7eed8cd59b5d01031d553e6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33861825980392" calcext:value-type="percentage">
            <text:p>13.3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74506564392359" calcext:value-type="percentage">
            <text:p>3.75%</text:p>
          </table:table-cell>
          <table:table-cell office:value-type="percentage" office:value="0.502891463858795" calcext:value-type="percentage">
            <text:p>50.29%</text:p>
          </table:table-cell>
          <table:table-cell office:value-type="percentage" office:value="0.281675283367502" calcext:value-type="percentage">
            <text:p>28.17%</text:p>
          </table:table-cell>
          <table:table-cell office:value-type="percentage" office:value="0.684260126833506" calcext:value-type="percentage">
            <text:p>68.43%</text:p>
          </table:table-cell>
          <table:table-cell/>
          <table:table-cell office:value-type="string" calcext:value-type="string">
            <text:p>Max</text:p>
          </table:table-cell>
          <table:table-cell table:style-name="ce3" table:formula="of:=MAX([.H2:.H671])" office:value-type="percentage" office:value="0.930555555555556" calcext:value-type="percentage">
            <text:p>93.06%</text:p>
          </table:table-cell>
          <table:table-cell table:style-name="ce3" table:formula="of:=MAX([.I2:.I671])" office:value-type="percentage" office:value="0.955555555555556" calcext:value-type="percentage">
            <text:p>95.56%</text:p>
          </table:table-cell>
          <table:table-cell table:style-name="ce3" table:formula="of:=MAX([.J2:.J671])" office:value-type="percentage" office:value="1" calcext:value-type="percentage">
            <text:p>100.00%</text:p>
          </table:table-cell>
          <table:table-cell table:style-name="ce3" table:formula="of:=MAX([.K2:.K67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9a7782a69ea2f38f64d2739de189e88adbcfd4a829721def8c89ecabe8b71</text:p>
          </table:table-cell>
          <table:table-cell office:value-type="float" office:value="22" calcext:value-type="float">
            <text:p>22</text:p>
          </table:table-cell>
          <table:table-cell office:value-type="percentage" office:value="0.0511182598039216" calcext:value-type="percentage">
            <text:p>5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77897395002658" calcext:value-type="percentage">
            <text:p>67.79%</text:p>
          </table:table-cell>
          <table:table-cell office:value-type="percentage" office:value="0.454890098653681" calcext:value-type="percentage">
            <text:p>45.49%</text:p>
          </table:table-cell>
          <table:table-cell office:value-type="percentage" office:value="0.801579520697168" calcext:value-type="percentage">
            <text:p>80.16%</text:p>
          </table:table-cell>
          <table:table-cell/>
          <table:table-cell office:value-type="string" calcext:value-type="string">
            <text:p>Min</text:p>
          </table:table-cell>
          <table:table-cell table:style-name="ce3" table:formula="of:=MIN([.H2:.H671])" office:value-type="percentage" office:value="0" calcext:value-type="percentage">
            <text:p>0.00%</text:p>
          </table:table-cell>
          <table:table-cell table:style-name="ce3" table:formula="of:=MIN([.I2:.I671])" office:value-type="percentage" office:value="0" calcext:value-type="percentage">
            <text:p>0.00%</text:p>
          </table:table-cell>
          <table:table-cell table:style-name="ce3" table:formula="of:=MIN([.J2:.J671])" office:value-type="percentage" office:value="0" calcext:value-type="percentage">
            <text:p>0.00%</text:p>
          </table:table-cell>
          <table:table-cell table:style-name="ce3" table:formula="of:=MIN([.K2:.K671]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a508d2dc03db46e7f97a2a30eabb62ab2886f3cedfea303de8f6a42e50d20eb</text:p>
          </table:table-cell>
          <table:table-cell office:value-type="float" office:value="21" calcext:value-type="float">
            <text:p>21</text:p>
          </table:table-cell>
          <table:table-cell office:value-type="percentage" office:value="0.135554534313725" calcext:value-type="percentage">
            <text:p>13.5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9951963241437" calcext:value-type="percentage">
            <text:p>16.00%</text:p>
          </table:table-cell>
          <table:table-cell office:value-type="percentage" office:value="0.647361264466528" calcext:value-type="percentage">
            <text:p>64.74%</text:p>
          </table:table-cell>
          <table:table-cell office:value-type="percentage" office:value="0.541346687700807" calcext:value-type="percentage">
            <text:p>54.13%</text:p>
          </table:table-cell>
          <table:table-cell office:value-type="percentage" office:value="0.791666666666667" calcext:value-type="percentage">
            <text:p>79.17%</text:p>
          </table:table-cell>
          <table:table-cell/>
          <table:table-cell office:value-type="string" calcext:value-type="string">
            <text:p>Average</text:p>
          </table:table-cell>
          <table:table-cell table:style-name="ce3" table:formula="of:=AVERAGE([.H2:.H671])" office:value-type="percentage" office:value="0.126388230792487" calcext:value-type="percentage">
            <text:p>12.64%</text:p>
          </table:table-cell>
          <table:table-cell table:style-name="ce3" table:formula="of:=AVERAGE([.I2:.I671])" office:value-type="percentage" office:value="0.425430796416829" calcext:value-type="percentage">
            <text:p>42.54%</text:p>
          </table:table-cell>
          <table:table-cell table:style-name="ce3" table:formula="of:=AVERAGE([.J2:.J671])" office:value-type="percentage" office:value="0.33810586658493" calcext:value-type="percentage">
            <text:p>33.81%</text:p>
          </table:table-cell>
          <table:table-cell table:style-name="ce3" table:formula="of:=AVERAGE([.K2:.K671])" office:value-type="percentage" office:value="0.595093299301742" calcext:value-type="percentage">
            <text:p>59.5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29fd9c52e04403cd2c7d43b6fe2479292e53b2f61969d25256d2d2aca7c6a81</text:p>
          </table:table-cell>
          <table:table-cell office:value-type="float" office:value="199" calcext:value-type="float">
            <text:p>199</text:p>
          </table:table-cell>
          <table:table-cell office:value-type="percentage" office:value="0.0704963235294118" calcext:value-type="percentage">
            <text:p>7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603, 1272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2136176526321" calcext:value-type="percentage">
            <text:p>1.5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36341354723708" calcext:value-type="percentage">
            <text:p>3.36%</text:p>
          </table:table-cell>
          <table:table-cell/>
          <table:table-cell office:value-type="string" calcext:value-type="string">
            <text:p>Std</text:p>
          </table:table-cell>
          <table:table-cell table:style-name="ce3" table:formula="of:=STDEV([.H2:.H671])" office:value-type="percentage" office:value="0.144981571617554" calcext:value-type="percentage">
            <text:p>14.50%</text:p>
          </table:table-cell>
          <table:table-cell table:style-name="ce3" table:formula="of:=STDEV([.I2:.I671])" office:value-type="percentage" office:value="0.200984023099046" calcext:value-type="percentage">
            <text:p>20.10%</text:p>
          </table:table-cell>
          <table:table-cell table:style-name="ce3" table:formula="of:=STDEV([.J2:.J671])" office:value-type="percentage" office:value="0.192102494984911" calcext:value-type="percentage">
            <text:p>19.21%</text:p>
          </table:table-cell>
          <table:table-cell table:style-name="ce3" table:formula="of:=STDEV([.K2:.K671])" office:value-type="percentage" office:value="0.197518975109974" calcext:value-type="percentage">
            <text:p>19.7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d8dde78f8d37b68b28da67459371ed65f0a575523e94bc4ecbc88e6fedf0d0</text:p>
          </table:table-cell>
          <table:table-cell office:value-type="float" office:value="14" calcext:value-type="float">
            <text:p>14</text:p>
          </table:table-cell>
          <table:table-cell office:value-type="percentage" office:value="0.454120777420343" calcext:value-type="percentage">
            <text:p>45.4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914285714285714" calcext:value-type="percentage">
            <text:p>9.14%</text:p>
          </table:table-cell>
          <table:table-cell office:value-type="percentage" office:value="0.086764705882353" calcext:value-type="percentage">
            <text:p>8.68%</text:p>
          </table:table-cell>
          <table:table-cell office:value-type="percentage" office:value="0.0860294117647059" calcext:value-type="percentage">
            <text:p>8.60%</text:p>
          </table:table-cell>
          <table:table-cell office:value-type="percentage" office:value="0.320319264069264" calcext:value-type="percentage">
            <text:p>32.03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4537e7893e631f3ba6ae5b1023e24b233c78249a31c2f5e561f6c4cad88fcf6</text:p>
          </table:table-cell>
          <table:table-cell office:value-type="float" office:value="21" calcext:value-type="float">
            <text:p>21</text:p>
          </table:table-cell>
          <table:table-cell office:value-type="percentage" office:value="0.138235294117647" calcext:value-type="percentage">
            <text:p>13.8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2708649643432" calcext:value-type="percentage">
            <text:p>22.27%</text:p>
          </table:table-cell>
          <table:table-cell office:value-type="percentage" office:value="0.693047469771608" calcext:value-type="percentage">
            <text:p>69.30%</text:p>
          </table:table-cell>
          <table:table-cell office:value-type="percentage" office:value="0.405417929504886" calcext:value-type="percentage">
            <text:p>40.54%</text:p>
          </table:table-cell>
          <table:table-cell office:value-type="percentage" office:value="0.76074025974026" calcext:value-type="percentage">
            <text:p>76.07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73a657d5e5fcb9574a758b0ab34b09c79d7ba374ceb71227c3dc88f009a3f6b</text:p>
          </table:table-cell>
          <table:table-cell office:value-type="float" office:value="27" calcext:value-type="float">
            <text:p>27</text:p>
          </table:table-cell>
          <table:table-cell office:value-type="percentage" office:value="0.101455269607843" calcext:value-type="percentage">
            <text:p>10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342818389537" calcext:value-type="percentage">
            <text:p>10.34%</text:p>
          </table:table-cell>
          <table:table-cell office:value-type="percentage" office:value="0.417407010577232" calcext:value-type="percentage">
            <text:p>41.74%</text:p>
          </table:table-cell>
          <table:table-cell office:value-type="percentage" office:value="0.37660490607231" calcext:value-type="percentage">
            <text:p>37.66%</text:p>
          </table:table-cell>
          <table:table-cell office:value-type="percentage" office:value="0.419984282865793" calcext:value-type="percentage">
            <text:p>42.00%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facc652efe19f634639585d692a53dd6c2a8e2f0c9baebdfd85b9b41ec58851</text:p>
          </table:table-cell>
          <table:table-cell office:value-type="float" office:value="23" calcext:value-type="float">
            <text:p>23</text:p>
          </table:table-cell>
          <table:table-cell office:value-type="percentage" office:value="0.0512101715686275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1500848079795" calcext:value-type="percentage">
            <text:p>44.15%</text:p>
          </table:table-cell>
          <table:table-cell office:value-type="percentage" office:value="0.458459279511911" calcext:value-type="percentage">
            <text:p>45.85%</text:p>
          </table:table-cell>
          <table:table-cell office:value-type="percentage" office:value="0.776847799010711" calcext:value-type="percentage">
            <text:p>77.68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b45946a4412a2137674ec075b6892ccd682b77826aba618210569bbc65cf2b0</text:p>
          </table:table-cell>
          <table:table-cell office:value-type="float" office:value="21" calcext:value-type="float">
            <text:p>21</text:p>
          </table:table-cell>
          <table:table-cell office:value-type="percentage" office:value="0.129419424019608" calcext:value-type="percentage">
            <text:p>12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6664922034487" calcext:value-type="percentage">
            <text:p>16.67%</text:p>
          </table:table-cell>
          <table:table-cell office:value-type="percentage" office:value="0.591416357533299" calcext:value-type="percentage">
            <text:p>59.14%</text:p>
          </table:table-cell>
          <table:table-cell office:value-type="percentage" office:value="0.651481645289695" calcext:value-type="percentage">
            <text:p>65.15%</text:p>
          </table:table-cell>
          <table:table-cell office:value-type="percentage" office:value="0.835324675324675" calcext:value-type="percentage">
            <text:p>83.53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b61fc17daf8bdd4e16fdcf50137a8d7762bec486ede9249d92e511fcb693676</text:p>
          </table:table-cell>
          <table:table-cell office:value-type="float" office:value="37" calcext:value-type="float">
            <text:p>37</text:p>
          </table:table-cell>
          <table:table-cell office:value-type="percentage" office:value="0.604375890778186" calcext:value-type="percentage">
            <text:p>60.4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27591533841534" calcext:value-type="percentage">
            <text:p>32.76%</text:p>
          </table:table-cell>
          <table:table-cell office:value-type="percentage" office:value="0.220777872224348" calcext:value-type="percentage">
            <text:p>22.08%</text:p>
          </table:table-cell>
          <table:table-cell office:value-type="percentage" office:value="0.219301069582868" calcext:value-type="percentage">
            <text:p>21.93%</text:p>
          </table:table-cell>
          <table:table-cell office:value-type="percentage" office:value="0.401577644062438" calcext:value-type="percentage">
            <text:p>40.16%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67e72b7fe0b1e3648ea745ffd395c80705c89b0c0c48227991fe6f5815b2a18</text:p>
          </table:table-cell>
          <table:table-cell office:value-type="float" office:value="12" calcext:value-type="float">
            <text:p>12</text:p>
          </table:table-cell>
          <table:table-cell office:value-type="percentage" office:value="0.175344669117647" calcext:value-type="percentage">
            <text:p>17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17521726639374" calcext:value-type="percentage">
            <text:p>41.75%</text:p>
          </table:table-cell>
          <table:table-cell office:value-type="percentage" office:value="0.653206545776205" calcext:value-type="percentage">
            <text:p>65.32%</text:p>
          </table:table-cell>
          <table:table-cell office:value-type="percentage" office:value="0.587996309246309" calcext:value-type="percentage">
            <text:p>58.80%</text:p>
          </table:table-cell>
          <table:table-cell office:value-type="percentage" office:value="0.694583063994829" calcext:value-type="percentage">
            <text:p>69.46%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e488c42eb1a54a3e8412b1f12cde530f950f238d71078f2ede6a85a02168e1f</text:p>
          </table:table-cell>
          <table:table-cell office:value-type="float" office:value="10" calcext:value-type="float">
            <text:p>10</text:p>
          </table:table-cell>
          <table:table-cell office:value-type="percentage" office:value="0.490494771752451" calcext:value-type="percentage">
            <text:p>49.0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70695970695971" calcext:value-type="percentage">
            <text:p>27.07%</text:p>
          </table:table-cell>
          <table:table-cell office:value-type="percentage" office:value="0.154406850459482" calcext:value-type="percentage">
            <text:p>15.44%</text:p>
          </table:table-cell>
          <table:table-cell office:value-type="percentage" office:value="0.127558404558405" calcext:value-type="percentage">
            <text:p>12.76%</text:p>
          </table:table-cell>
          <table:table-cell office:value-type="percentage" office:value="0.449963143151998" calcext:value-type="percentage">
            <text:p>45.00%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fe2df6de1d962b90146c822bcefc84d0d3d6926fdfbacd3acdc9de830ee5622</text:p>
          </table:table-cell>
          <table:table-cell office:value-type="float" office:value="206" calcext:value-type="float">
            <text:p>206</text:p>
          </table:table-cell>
          <table:table-cell office:value-type="percentage" office:value="0.0703125" calcext:value-type="percentage">
            <text:p>7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13889844767431" calcext:value-type="percentage">
            <text:p>51.39%</text:p>
          </table:table-cell>
          <table:table-cell office:value-type="percentage" office:value="0.115707610037504" calcext:value-type="percentage">
            <text:p>11.57%</text:p>
          </table:table-cell>
          <table:table-cell office:value-type="percentage" office:value="0.691995669589266" calcext:value-type="percentage">
            <text:p>69.20%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6a372bfd3fad3ea30cb163b560e52607a8281f5b042484c3a0fc6d0aa5a7450</text:p>
          </table:table-cell>
          <table:table-cell office:value-type="float" office:value="63" calcext:value-type="float">
            <text:p>63</text:p>
          </table:table-cell>
          <table:table-cell office:value-type="percentage" office:value="0.802734375" calcext:value-type="percentage">
            <text:p>80.27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29671422610607" calcext:value-type="percentage">
            <text:p>2.30%</text:p>
          </table:table-cell>
          <table:table-cell office:value-type="percentage" office:value="0.021503164556962" calcext:value-type="percentage">
            <text:p>2.15%</text:p>
          </table:table-cell>
          <table:table-cell office:value-type="percentage" office:value="0.275483668071777" calcext:value-type="percentage">
            <text:p>27.55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b173875e2261f55014bd27bd7174b9ae1c769338c1b31b5d737e9e60175993</text:p>
          </table:table-cell>
          <table:table-cell office:value-type="float" office:value="9" calcext:value-type="float">
            <text:p>9</text:p>
          </table:table-cell>
          <table:table-cell office:value-type="percentage" office:value="0.22827818627451" calcext:value-type="percentage">
            <text:p>22.8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78585858585859" calcext:value-type="percentage">
            <text:p>47.86%</text:p>
          </table:table-cell>
          <table:table-cell office:value-type="percentage" office:value="0.651428571428571" calcext:value-type="percentage">
            <text:p>65.14%</text:p>
          </table:table-cell>
          <table:table-cell office:value-type="percentage" office:value="0.724684343434343" calcext:value-type="percentage">
            <text:p>72.47%</text:p>
          </table:table-cell>
          <table:table-cell office:value-type="percentage" office:value="0.74" calcext:value-type="percentage">
            <text:p>74.00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6d0da5b663ddd49955478c00ca03118c367ff7dd6a646b8c875b0acb207d1c5</text:p>
          </table:table-cell>
          <table:table-cell office:value-type="float" office:value="24" calcext:value-type="float">
            <text:p>24</text:p>
          </table:table-cell>
          <table:table-cell office:value-type="percentage" office:value="0.0708563112745098" calcext:value-type="percentage">
            <text:p>7.0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70793465793466" calcext:value-type="percentage">
            <text:p>47.08%</text:p>
          </table:table-cell>
          <table:table-cell office:value-type="percentage" office:value="0.423432618264896" calcext:value-type="percentage">
            <text:p>42.34%</text:p>
          </table:table-cell>
          <table:table-cell office:value-type="percentage" office:value="0.71970695970696" calcext:value-type="percentage">
            <text:p>71.97%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3d0a9b24c25852ce35274b4b1777484ccd21f44dbe35491cc926e5948c1ce3e</text:p>
          </table:table-cell>
          <table:table-cell office:value-type="float" office:value="14" calcext:value-type="float">
            <text:p>14</text:p>
          </table:table-cell>
          <table:table-cell office:value-type="percentage" office:value="0.14468443627451" calcext:value-type="percentage">
            <text:p>14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6376858435682" calcext:value-type="percentage">
            <text:p>15.64%</text:p>
          </table:table-cell>
          <table:table-cell office:value-type="percentage" office:value="0.715277777777778" calcext:value-type="percentage">
            <text:p>71.53%</text:p>
          </table:table-cell>
          <table:table-cell office:value-type="percentage" office:value="0.507694423223835" calcext:value-type="percentage">
            <text:p>50.77%</text:p>
          </table:table-cell>
          <table:table-cell office:value-type="percentage" office:value="0.755023923444976" calcext:value-type="percentage">
            <text:p>75.50%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978812d0e2e034ee1f9c141f019705582fcaa290e4a01c6c75a62753285cb23</text:p>
          </table:table-cell>
          <table:table-cell office:value-type="float" office:value="25" calcext:value-type="float">
            <text:p>25</text:p>
          </table:table-cell>
          <table:table-cell office:value-type="percentage" office:value="0.0704810049019608" calcext:value-type="percentage">
            <text:p>7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39627329192546" calcext:value-type="percentage">
            <text:p>73.96%</text:p>
          </table:table-cell>
          <table:table-cell office:value-type="percentage" office:value="0.365616525616526" calcext:value-type="percentage">
            <text:p>36.56%</text:p>
          </table:table-cell>
          <table:table-cell office:value-type="percentage" office:value="0.853860028860029" calcext:value-type="percentage">
            <text:p>85.39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35ab34528e3e2d2589d24cbffc0e10024dfc474a68585d0b5feb7b05aa0067f</text:p>
          </table:table-cell>
          <table:table-cell office:value-type="float" office:value="9" calcext:value-type="float">
            <text:p>9</text:p>
          </table:table-cell>
          <table:table-cell office:value-type="percentage" office:value="0.120695465686275" calcext:value-type="percentage">
            <text:p>12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725396825396825" calcext:value-type="percentage">
            <text:p>72.54%</text:p>
          </table:table-cell>
          <table:table-cell office:value-type="percentage" office:value="0.343729603729604" calcext:value-type="percentage">
            <text:p>34.37%</text:p>
          </table:table-cell>
          <table:table-cell office:value-type="percentage" office:value="0.866666666666667" calcext:value-type="percentage">
            <text:p>86.67%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b3f516ebc9a16cff287a5ffd3a1861a345a6d38bedbba74f1c0b0e0eac62afd</text:p>
          </table:table-cell>
          <table:table-cell office:value-type="float" office:value="40" calcext:value-type="float">
            <text:p>40</text:p>
          </table:table-cell>
          <table:table-cell office:value-type="percentage" office:value="0.102765012254902" calcext:value-type="percentage">
            <text:p>10.2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652173913043478" calcext:value-type="percentage">
            <text:p>0.65%</text:p>
          </table:table-cell>
          <table:table-cell office:value-type="percentage" office:value="0.227192979625093" calcext:value-type="percentage">
            <text:p>22.72%</text:p>
          </table:table-cell>
          <table:table-cell office:value-type="percentage" office:value="0.0378723743124534" calcext:value-type="percentage">
            <text:p>3.79%</text:p>
          </table:table-cell>
          <table:table-cell office:value-type="percentage" office:value="0.306844072376657" calcext:value-type="percentage">
            <text:p>30.68%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1771edfc5db5665ded8aa4940257276b6526663c76e3b60b92a52584d8943c</text:p>
          </table:table-cell>
          <table:table-cell office:value-type="float" office:value="106" calcext:value-type="float">
            <text:p>106</text:p>
          </table:table-cell>
          <table:table-cell office:value-type="percentage" office:value="0.131855085784314" calcext:value-type="percentage">
            <text:p>13.1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440812892172597" calcext:value-type="percentage">
            <text:p>4.41%</text:p>
          </table:table-cell>
          <table:table-cell office:value-type="percentage" office:value="0.364209256837692" calcext:value-type="percentage">
            <text:p>36.42%</text:p>
          </table:table-cell>
          <table:table-cell office:value-type="percentage" office:value="0.123297431642381" calcext:value-type="percentage">
            <text:p>12.33%</text:p>
          </table:table-cell>
          <table:table-cell office:value-type="percentage" office:value="0.495243979623053" calcext:value-type="percentage">
            <text:p>49.52%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58e47eaa1e9222252793fe0fb8c77028d4e0d4360b95a07c9fe6df6a2066556</text:p>
          </table:table-cell>
          <table:table-cell office:value-type="float" office:value="52" calcext:value-type="float">
            <text:p>52</text:p>
          </table:table-cell>
          <table:table-cell office:value-type="percentage" office:value="0.106188725490196" calcext:value-type="percentage">
            <text:p>10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76612864847206" calcext:value-type="percentage">
            <text:p>6.77%</text:p>
          </table:table-cell>
          <table:table-cell office:value-type="percentage" office:value="0.27839392758849" calcext:value-type="percentage">
            <text:p>27.84%</text:p>
          </table:table-cell>
          <table:table-cell office:value-type="percentage" office:value="0.131140009195167" calcext:value-type="percentage">
            <text:p>13.11%</text:p>
          </table:table-cell>
          <table:table-cell office:value-type="percentage" office:value="0.465005156151181" calcext:value-type="percentage">
            <text:p>46.50%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5384c905e9879cb6e8ff5250fb03155bc1db035d8dde458eece9078b7de8ff1</text:p>
          </table:table-cell>
          <table:table-cell office:value-type="float" office:value="28" calcext:value-type="float">
            <text:p>28</text:p>
          </table:table-cell>
          <table:table-cell office:value-type="percentage" office:value="0.0711780024509804" calcext:value-type="percentage">
            <text:p>7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679269962544857" calcext:value-type="percentage">
            <text:p>67.93%</text:p>
          </table:table-cell>
          <table:table-cell office:value-type="percentage" office:value="0.302082438634163" calcext:value-type="percentage">
            <text:p>30.21%</text:p>
          </table:table-cell>
          <table:table-cell office:value-type="percentage" office:value="0.639670164917541" calcext:value-type="percentage">
            <text:p>63.97%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7158b2fe38783d88d4e44ba1b7bc6c84f225f8b35fcccc2f9265c65f14e7c8b</text:p>
          </table:table-cell>
          <table:table-cell office:value-type="float" office:value="15" calcext:value-type="float">
            <text:p>15</text:p>
          </table:table-cell>
          <table:table-cell office:value-type="percentage" office:value="0.256081495098039" calcext:value-type="percentage">
            <text:p>25.6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44939668174962" calcext:value-type="percentage">
            <text:p>34.49%</text:p>
          </table:table-cell>
          <table:table-cell office:value-type="percentage" office:value="0.501121166415284" calcext:value-type="percentage">
            <text:p>50.11%</text:p>
          </table:table-cell>
          <table:table-cell office:value-type="percentage" office:value="0.625526315789474" calcext:value-type="percentage">
            <text:p>62.55%</text:p>
          </table:table-cell>
          <table:table-cell office:value-type="percentage" office:value="0.631578947368421" calcext:value-type="percentage">
            <text:p>63.16%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b2bf5933b0fb82918d278983bee66e9532b53807c3638efd9af66d20a2bae88</text:p>
          </table:table-cell>
          <table:table-cell office:value-type="float" office:value="11" calcext:value-type="float">
            <text:p>11</text:p>
          </table:table-cell>
          <table:table-cell office:value-type="percentage" office:value="0.200689338235294" calcext:value-type="percentage">
            <text:p>20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7276412313177" calcext:value-type="percentage">
            <text:p>37.28%</text:p>
          </table:table-cell>
          <table:table-cell office:value-type="percentage" office:value="0.50498223998224" calcext:value-type="percentage">
            <text:p>50.50%</text:p>
          </table:table-cell>
          <table:table-cell office:value-type="percentage" office:value="0.599198546551488" calcext:value-type="percentage">
            <text:p>59.92%</text:p>
          </table:table-cell>
          <table:table-cell office:value-type="percentage" office:value="0.686484593837535" calcext:value-type="percentage">
            <text:p>68.65%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d9b4205ddb10fa49a2973b4f3a2dc6923407ae015081e1a52c4b4c2fe8faa53</text:p>
          </table:table-cell>
          <table:table-cell office:value-type="float" office:value="33" calcext:value-type="float">
            <text:p>33</text:p>
          </table:table-cell>
          <table:table-cell office:value-type="percentage" office:value="0.132973345588235" calcext:value-type="percentage">
            <text:p>13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24380245157" calcext:value-type="percentage">
            <text:p>15.24%</text:p>
          </table:table-cell>
          <table:table-cell office:value-type="percentage" office:value="0.635267455846724" calcext:value-type="percentage">
            <text:p>63.53%</text:p>
          </table:table-cell>
          <table:table-cell office:value-type="percentage" office:value="0.497690895816483" calcext:value-type="percentage">
            <text:p>49.77%</text:p>
          </table:table-cell>
          <table:table-cell office:value-type="percentage" office:value="0.859583937525114" calcext:value-type="percentage">
            <text:p>85.96%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bf33d3db4282d918ec3da7112d0bf0427d4eafe74b3ee0bb419770eefe8d7d6</text:p>
          </table:table-cell>
          <table:table-cell office:value-type="float" office:value="29" calcext:value-type="float">
            <text:p>29</text:p>
          </table:table-cell>
          <table:table-cell office:value-type="percentage" office:value="0.543822902879902" calcext:value-type="percentage">
            <text:p>54.3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00074935322176" calcext:value-type="percentage">
            <text:p>10.01%</text:p>
          </table:table-cell>
          <table:table-cell office:value-type="percentage" office:value="0.328033918812564" calcext:value-type="percentage">
            <text:p>32.80%</text:p>
          </table:table-cell>
          <table:table-cell office:value-type="percentage" office:value="0.304905645205965" calcext:value-type="percentage">
            <text:p>30.49%</text:p>
          </table:table-cell>
          <table:table-cell office:value-type="percentage" office:value="0.567236755813436" calcext:value-type="percentage">
            <text:p>56.72%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4acab7636c4cf61d288a5962f15fa456b7bde31a021e5deedfbf51288e4001e</text:p>
          </table:table-cell>
          <table:table-cell office:value-type="float" office:value="82" calcext:value-type="float">
            <text:p>82</text:p>
          </table:table-cell>
          <table:table-cell office:value-type="percentage" office:value="0.133340992647059" calcext:value-type="percentage">
            <text:p>13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50943156811702" calcext:value-type="percentage">
            <text:p>6.51%</text:p>
          </table:table-cell>
          <table:table-cell office:value-type="percentage" office:value="0.324731103694449" calcext:value-type="percentage">
            <text:p>32.47%</text:p>
          </table:table-cell>
          <table:table-cell office:value-type="percentage" office:value="0.285408518714788" calcext:value-type="percentage">
            <text:p>28.54%</text:p>
          </table:table-cell>
          <table:table-cell office:value-type="percentage" office:value="0.540690751981635" calcext:value-type="percentage">
            <text:p>54.07%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f33b11184427e05c8a450f921586685975fe975f57315e686a0f26fddb93db1</text:p>
          </table:table-cell>
          <table:table-cell office:value-type="float" office:value="47" calcext:value-type="float">
            <text:p>47</text:p>
          </table:table-cell>
          <table:table-cell office:value-type="percentage" office:value="0.224992340686274" calcext:value-type="percentage">
            <text:p>22.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046794382004" calcext:value-type="percentage">
            <text:p>20.05%</text:p>
          </table:table-cell>
          <table:table-cell office:value-type="percentage" office:value="0.457589716538799" calcext:value-type="percentage">
            <text:p>45.76%</text:p>
          </table:table-cell>
          <table:table-cell office:value-type="percentage" office:value="0.511799194630243" calcext:value-type="percentage">
            <text:p>51.18%</text:p>
          </table:table-cell>
          <table:table-cell office:value-type="percentage" office:value="0.510874600571877" calcext:value-type="percentage">
            <text:p>51.09%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a7d30b252359a10fd298b638b90cb9ada3acced4e0c0e5a3692013f432ee4e9</text:p>
          </table:table-cell>
          <table:table-cell office:value-type="float" office:value="27" calcext:value-type="float">
            <text:p>27</text:p>
          </table:table-cell>
          <table:table-cell office:value-type="percentage" office:value="0.094500612745098" calcext:value-type="percentage">
            <text:p>9.4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48208496484359" calcext:value-type="percentage">
            <text:p>7.48%</text:p>
          </table:table-cell>
          <table:table-cell office:value-type="percentage" office:value="0.352566141036892" calcext:value-type="percentage">
            <text:p>35.26%</text:p>
          </table:table-cell>
          <table:table-cell office:value-type="percentage" office:value="0.22983550612861" calcext:value-type="percentage">
            <text:p>22.98%</text:p>
          </table:table-cell>
          <table:table-cell office:value-type="percentage" office:value="0.527006253817536" calcext:value-type="percentage">
            <text:p>52.70%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2c5d8653c621207e97b699e5c4c05d13df4f02d9db3e594b1f0c22e5b746aae</text:p>
          </table:table-cell>
          <table:table-cell office:value-type="float" office:value="24" calcext:value-type="float">
            <text:p>24</text:p>
          </table:table-cell>
          <table:table-cell office:value-type="percentage" office:value="0.0972886029411765" calcext:value-type="percentage">
            <text:p>9.7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85714285714286" calcext:value-type="percentage">
            <text:p>2.86%</text:p>
          </table:table-cell>
          <table:table-cell office:value-type="percentage" office:value="0.438708093802906" calcext:value-type="percentage">
            <text:p>43.87%</text:p>
          </table:table-cell>
          <table:table-cell office:value-type="percentage" office:value="0.256571293489397" calcext:value-type="percentage">
            <text:p>25.66%</text:p>
          </table:table-cell>
          <table:table-cell office:value-type="percentage" office:value="0.700035263744646" calcext:value-type="percentage">
            <text:p>70.00%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dd9d8c797fc695665326fc8fd0eb5cd292139fa478ccb5acb7fb352f7030063</text:p>
          </table:table-cell>
          <table:table-cell office:value-type="float" office:value="16" calcext:value-type="float">
            <text:p>16</text:p>
          </table:table-cell>
          <table:table-cell office:value-type="percentage" office:value="0.236251531862745" calcext:value-type="percentage">
            <text:p>23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8153717627402" calcext:value-type="percentage">
            <text:p>12.82%</text:p>
          </table:table-cell>
          <table:table-cell office:value-type="percentage" office:value="0.377577667430609" calcext:value-type="percentage">
            <text:p>37.76%</text:p>
          </table:table-cell>
          <table:table-cell office:value-type="percentage" office:value="0.41450271950272" calcext:value-type="percentage">
            <text:p>41.45%</text:p>
          </table:table-cell>
          <table:table-cell office:value-type="percentage" office:value="0.601373129794182" calcext:value-type="percentage">
            <text:p>60.14%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b61ab2e3ff0e2c7a55fd71e290b51e142555cf82bc7574fc27326735e8acbd1</text:p>
          </table:table-cell>
          <table:table-cell office:value-type="float" office:value="158" calcext:value-type="float">
            <text:p>158</text:p>
          </table:table-cell>
          <table:table-cell office:value-type="percentage" office:value="0.171515012254902" calcext:value-type="percentage">
            <text:p>17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0181401287093" calcext:value-type="percentage">
            <text:p>2.02%</text:p>
          </table:table-cell>
          <table:table-cell office:value-type="percentage" office:value="0.425256972545245" calcext:value-type="percentage">
            <text:p>42.53%</text:p>
          </table:table-cell>
          <table:table-cell office:value-type="percentage" office:value="0.268859572572518" calcext:value-type="percentage">
            <text:p>26.89%</text:p>
          </table:table-cell>
          <table:table-cell office:value-type="percentage" office:value="0.604870841258717" calcext:value-type="percentage">
            <text:p>60.49%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1f50f101bc471e2d6967ebdb8ba81150588609e769f3b960f0801e4da5fdc6f</text:p>
          </table:table-cell>
          <table:table-cell office:value-type="float" office:value="7" calcext:value-type="float">
            <text:p>7</text:p>
          </table:table-cell>
          <table:table-cell office:value-type="percentage" office:value="0.0701822916666667" calcext:value-type="percentage">
            <text:p>7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85714285714286" calcext:value-type="percentage">
            <text:p>2.86%</text:p>
          </table:table-cell>
          <table:table-cell office:value-type="percentage" office:value="0.458809523809524" calcext:value-type="percentage">
            <text:p>45.88%</text:p>
          </table:table-cell>
          <table:table-cell office:value-type="percentage" office:value="0.257828282828283" calcext:value-type="percentage">
            <text:p>25.78%</text:p>
          </table:table-cell>
          <table:table-cell office:value-type="percentage" office:value="0.822692307692308" calcext:value-type="percentage">
            <text:p>82.27%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c22db33a2495f58f118bc182c0087e140df14ccb8dad51373e1a54381f683de</text:p>
          </table:table-cell>
          <table:table-cell office:value-type="float" office:value="89" calcext:value-type="float">
            <text:p>89</text:p>
          </table:table-cell>
          <table:table-cell office:value-type="percentage" office:value="0.120764399509804" calcext:value-type="percentage">
            <text:p>12.0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49231926262517" calcext:value-type="percentage">
            <text:p>4.92%</text:p>
          </table:table-cell>
          <table:table-cell office:value-type="percentage" office:value="0.511582438009703" calcext:value-type="percentage">
            <text:p>51.16%</text:p>
          </table:table-cell>
          <table:table-cell office:value-type="percentage" office:value="0.246898719024494" calcext:value-type="percentage">
            <text:p>24.69%</text:p>
          </table:table-cell>
          <table:table-cell office:value-type="percentage" office:value="0.645569024436625" calcext:value-type="percentage">
            <text:p>64.56%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90401357d50e1376354ae6e5f56a2e4dff3fdb5a4e8d50316673b2b8f1f293b</text:p>
          </table:table-cell>
          <table:table-cell office:value-type="float" office:value="20" calcext:value-type="float">
            <text:p>20</text:p>
          </table:table-cell>
          <table:table-cell office:value-type="percentage" office:value="0.460372084865196" calcext:value-type="percentage">
            <text:p>46.0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816541353383459" calcext:value-type="percentage">
            <text:p>8.17%</text:p>
          </table:table-cell>
          <table:table-cell office:value-type="percentage" office:value="0.0298913043478261" calcext:value-type="percentage">
            <text:p>2.99%</text:p>
          </table:table-cell>
          <table:table-cell office:value-type="percentage" office:value="0.0554488989271598" calcext:value-type="percentage">
            <text:p>5.54%</text:p>
          </table:table-cell>
          <table:table-cell office:value-type="percentage" office:value="0.272968300620474" calcext:value-type="percentage">
            <text:p>27.30%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487cc82271cf84b4414552aa8b0a9d82d902451ebe8e8bc639d4121c1672ff7</text:p>
          </table:table-cell>
          <table:table-cell office:value-type="float" office:value="47" calcext:value-type="float">
            <text:p>47</text:p>
          </table:table-cell>
          <table:table-cell office:value-type="percentage" office:value="0.0988357843137255" calcext:value-type="percentage">
            <text:p>9.8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90981472185544" calcext:value-type="percentage">
            <text:p>9.91%</text:p>
          </table:table-cell>
          <table:table-cell office:value-type="percentage" office:value="0.382471439245376" calcext:value-type="percentage">
            <text:p>38.25%</text:p>
          </table:table-cell>
          <table:table-cell office:value-type="percentage" office:value="0.252627565015251" calcext:value-type="percentage">
            <text:p>25.26%</text:p>
          </table:table-cell>
          <table:table-cell office:value-type="percentage" office:value="0.528856600369425" calcext:value-type="percentage">
            <text:p>52.89%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0ba6cbee4873b32d5626a118a339832ba2b15d8643f66dddcd7cb2ec80fbc28</text:p>
          </table:table-cell>
          <table:table-cell office:value-type="float" office:value="67" calcext:value-type="float">
            <text:p>67</text:p>
          </table:table-cell>
          <table:table-cell office:value-type="percentage" office:value="0.0819546568627451" calcext:value-type="percentage">
            <text:p>8.2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38497634206589" calcext:value-type="percentage">
            <text:p>3.38%</text:p>
          </table:table-cell>
          <table:table-cell office:value-type="percentage" office:value="0.688521680727186" calcext:value-type="percentage">
            <text:p>68.85%</text:p>
          </table:table-cell>
          <table:table-cell office:value-type="percentage" office:value="0.383019756965918" calcext:value-type="percentage">
            <text:p>38.30%</text:p>
          </table:table-cell>
          <table:table-cell office:value-type="percentage" office:value="0.816109905095878" calcext:value-type="percentage">
            <text:p>81.61%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246bcaa64af48ee5ca181cd594c0fc43466e7614406eb8bc01199a16ebc95d0</text:p>
          </table:table-cell>
          <table:table-cell office:value-type="float" office:value="44" calcext:value-type="float">
            <text:p>44</text:p>
          </table:table-cell>
          <table:table-cell office:value-type="percentage" office:value="0.0745557598039216" calcext:value-type="percentage">
            <text:p>7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7517684631494" calcext:value-type="percentage">
            <text:p>36.75%</text:p>
          </table:table-cell>
          <table:table-cell office:value-type="percentage" office:value="0.0682849933657717" calcext:value-type="percentage">
            <text:p>6.83%</text:p>
          </table:table-cell>
          <table:table-cell office:value-type="percentage" office:value="0.58303815827291" calcext:value-type="percentage">
            <text:p>58.30%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3a5b0ff232b425796ee6a9dd5b516ff9aad54ca723b4ec490bf5cd9b2e2a731</text:p>
          </table:table-cell>
          <table:table-cell office:value-type="float" office:value="23" calcext:value-type="float">
            <text:p>23</text:p>
          </table:table-cell>
          <table:table-cell office:value-type="percentage" office:value="0.439901776194853" calcext:value-type="percentage">
            <text:p>43.9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14745955798587" calcext:value-type="percentage">
            <text:p>11.47%</text:p>
          </table:table-cell>
          <table:table-cell office:value-type="percentage" office:value="0.129658385093168" calcext:value-type="percentage">
            <text:p>12.97%</text:p>
          </table:table-cell>
          <table:table-cell office:value-type="percentage" office:value="0.146835269993165" calcext:value-type="percentage">
            <text:p>14.68%</text:p>
          </table:table-cell>
          <table:table-cell office:value-type="percentage" office:value="0.331046606415028" calcext:value-type="percentage">
            <text:p>33.10%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52960d31f8bddf85400259beb4521383f5ceface1080be3429f2f926cc9b5c2</text:p>
          </table:table-cell>
          <table:table-cell office:value-type="float" office:value="130" calcext:value-type="float">
            <text:p>130</text:p>
          </table:table-cell>
          <table:table-cell office:value-type="percentage" office:value="0.0626608455882353" calcext:value-type="percentage">
            <text:p>6.2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31578947368421" calcext:value-type="percentage">
            <text:p>1.32%</text:p>
          </table:table-cell>
          <table:table-cell office:value-type="percentage" office:value="0.622715821435736" calcext:value-type="percentage">
            <text:p>62.27%</text:p>
          </table:table-cell>
          <table:table-cell office:value-type="percentage" office:value="0.176858541896547" calcext:value-type="percentage">
            <text:p>17.69%</text:p>
          </table:table-cell>
          <table:table-cell office:value-type="percentage" office:value="0.769775373141113" calcext:value-type="percentage">
            <text:p>76.98%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23e11414ee645b51081fb202d38b793f0c8ef2940f8228ded384899d21b02c2</text:p>
          </table:table-cell>
          <table:table-cell office:value-type="float" office:value="199" calcext:value-type="float">
            <text:p>199</text:p>
          </table:table-cell>
          <table:table-cell office:value-type="percentage" office:value="0.130905330882353" calcext:value-type="percentage">
            <text:p>13.0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0568181818181818" calcext:value-type="percentage">
            <text:p>0.06%</text:p>
          </table:table-cell>
          <table:table-cell office:value-type="percentage" office:value="0.276804947222951" calcext:value-type="percentage">
            <text:p>27.68%</text:p>
          </table:table-cell>
          <table:table-cell office:value-type="percentage" office:value="0.133928752903746" calcext:value-type="percentage">
            <text:p>13.39%</text:p>
          </table:table-cell>
          <table:table-cell office:value-type="percentage" office:value="0.597636424180259" calcext:value-type="percentage">
            <text:p>59.76%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856511ac1c34d24320eb7c56c05a4a3340d06667b4f5b8e8df615d415c7f650</text:p>
          </table:table-cell>
          <table:table-cell office:value-type="float" office:value="27" calcext:value-type="float">
            <text:p>27</text:p>
          </table:table-cell>
          <table:table-cell office:value-type="percentage" office:value="0.352596507352941" calcext:value-type="percentage">
            <text:p>35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69809969442323" calcext:value-type="percentage">
            <text:p>8.70%</text:p>
          </table:table-cell>
          <table:table-cell office:value-type="percentage" office:value="0.34051197398763" calcext:value-type="percentage">
            <text:p>34.05%</text:p>
          </table:table-cell>
          <table:table-cell office:value-type="percentage" office:value="0.52140056022409" calcext:value-type="percentage">
            <text:p>52.14%</text:p>
          </table:table-cell>
          <table:table-cell office:value-type="percentage" office:value="0.469712143518793" calcext:value-type="percentage">
            <text:p>46.97%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20f43d21dbaba42bf8c0995b3a2c85537876d594433770c6c6f3d6b779ec15f</text:p>
          </table:table-cell>
          <table:table-cell office:value-type="float" office:value="49" calcext:value-type="float">
            <text:p>49</text:p>
          </table:table-cell>
          <table:table-cell office:value-type="percentage" office:value="0.62090879442402" calcext:value-type="percentage">
            <text:p>62.0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19765200007727" calcext:value-type="percentage">
            <text:p>31.98%</text:p>
          </table:table-cell>
          <table:table-cell office:value-type="percentage" office:value="0.27901462820237" calcext:value-type="percentage">
            <text:p>27.90%</text:p>
          </table:table-cell>
          <table:table-cell office:value-type="percentage" office:value="0.203200769569414" calcext:value-type="percentage">
            <text:p>20.32%</text:p>
          </table:table-cell>
          <table:table-cell office:value-type="percentage" office:value="0.479640531049112" calcext:value-type="percentage">
            <text:p>47.96%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3bec1066aae20f48b82975e7e8b684cd67635a8baf211e4d9e3e13bc54c5d06</text:p>
          </table:table-cell>
          <table:table-cell office:value-type="float" office:value="76" calcext:value-type="float">
            <text:p>76</text:p>
          </table:table-cell>
          <table:table-cell office:value-type="percentage" office:value="0.114384191176471" calcext:value-type="percentage">
            <text:p>11.4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53101673101673" calcext:value-type="percentage">
            <text:p>1.53%</text:p>
          </table:table-cell>
          <table:table-cell office:value-type="percentage" office:value="0.329919841575773" calcext:value-type="percentage">
            <text:p>32.99%</text:p>
          </table:table-cell>
          <table:table-cell office:value-type="percentage" office:value="0.0733379513253001" calcext:value-type="percentage">
            <text:p>7.33%</text:p>
          </table:table-cell>
          <table:table-cell office:value-type="percentage" office:value="0.408265263407898" calcext:value-type="percentage">
            <text:p>40.83%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8cc121d37fb7f1b4a5252024d88415936781e540252b8f734faeedd29b682d5</text:p>
          </table:table-cell>
          <table:table-cell office:value-type="float" office:value="49" calcext:value-type="float">
            <text:p>49</text:p>
          </table:table-cell>
          <table:table-cell office:value-type="percentage" office:value="0.113265931372549" calcext:value-type="percentage">
            <text:p>11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05900527180019" calcext:value-type="percentage">
            <text:p>1.06%</text:p>
          </table:table-cell>
          <table:table-cell office:value-type="percentage" office:value="0.117225966974897" calcext:value-type="percentage">
            <text:p>11.72%</text:p>
          </table:table-cell>
          <table:table-cell office:value-type="percentage" office:value="0.0279229499174463" calcext:value-type="percentage">
            <text:p>2.79%</text:p>
          </table:table-cell>
          <table:table-cell office:value-type="percentage" office:value="0.263105687416032" calcext:value-type="percentage">
            <text:p>26.31%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287e7ee5b007c91ae2bd7628d09735e70496bc6127ecb7f3dd043e04ce37426</text:p>
          </table:table-cell>
          <table:table-cell office:value-type="float" office:value="62" calcext:value-type="float">
            <text:p>62</text:p>
          </table:table-cell>
          <table:table-cell office:value-type="percentage" office:value="0.118351715686275" calcext:value-type="percentage">
            <text:p>11.8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54366098580048" calcext:value-type="percentage">
            <text:p>5.54%</text:p>
          </table:table-cell>
          <table:table-cell office:value-type="percentage" office:value="0.273746081750199" calcext:value-type="percentage">
            <text:p>27.37%</text:p>
          </table:table-cell>
          <table:table-cell office:value-type="percentage" office:value="0.134771194541296" calcext:value-type="percentage">
            <text:p>13.48%</text:p>
          </table:table-cell>
          <table:table-cell office:value-type="percentage" office:value="0.463033343959405" calcext:value-type="percentage">
            <text:p>46.30%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eefe1f0d9c2d2c2380db3ecd2113a566ace7dfc917687bb5033b4af5b8293aa</text:p>
          </table:table-cell>
          <table:table-cell office:value-type="float" office:value="33" calcext:value-type="float">
            <text:p>33</text:p>
          </table:table-cell>
          <table:table-cell office:value-type="percentage" office:value="0.145542279411765" calcext:value-type="percentage">
            <text:p>14.5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4317500771683" calcext:value-type="percentage">
            <text:p>15.43%</text:p>
          </table:table-cell>
          <table:table-cell office:value-type="percentage" office:value="0.557986599554597" calcext:value-type="percentage">
            <text:p>55.80%</text:p>
          </table:table-cell>
          <table:table-cell office:value-type="percentage" office:value="0.509914399245536" calcext:value-type="percentage">
            <text:p>50.99%</text:p>
          </table:table-cell>
          <table:table-cell office:value-type="percentage" office:value="0.765325785325785" calcext:value-type="percentage">
            <text:p>76.53%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891bbc89143bca7a717386144eb061ec2d599cba24681389bcb3a2fedb8ff8c</text:p>
          </table:table-cell>
          <table:table-cell office:value-type="float" office:value="155" calcext:value-type="float">
            <text:p>155</text:p>
          </table:table-cell>
          <table:table-cell office:value-type="percentage" office:value="0.099249387254902" calcext:value-type="percentage">
            <text:p>9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66093653233952" calcext:value-type="percentage">
            <text:p>3.66%</text:p>
          </table:table-cell>
          <table:table-cell office:value-type="percentage" office:value="0.603851775045356" calcext:value-type="percentage">
            <text:p>60.39%</text:p>
          </table:table-cell>
          <table:table-cell office:value-type="percentage" office:value="0.344604223264601" calcext:value-type="percentage">
            <text:p>34.46%</text:p>
          </table:table-cell>
          <table:table-cell office:value-type="percentage" office:value="0.680950336105639" calcext:value-type="percentage">
            <text:p>68.10%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f6e49e474ebb649a1e99662243d51a46cc9ba0c9c8f1efe2e2b662a81b48de1</text:p>
          </table:table-cell>
          <table:table-cell office:value-type="float" office:value="74" calcext:value-type="float">
            <text:p>74</text:p>
          </table:table-cell>
          <table:table-cell office:value-type="percentage" office:value="0.125551470588235" calcext:value-type="percentage">
            <text:p>12.5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72496197496197" calcext:value-type="percentage">
            <text:p>5.72%</text:p>
          </table:table-cell>
          <table:table-cell office:value-type="percentage" office:value="0.343459206577695" calcext:value-type="percentage">
            <text:p>34.35%</text:p>
          </table:table-cell>
          <table:table-cell office:value-type="percentage" office:value="0.23165953969969" calcext:value-type="percentage">
            <text:p>23.17%</text:p>
          </table:table-cell>
          <table:table-cell office:value-type="percentage" office:value="0.517742862785285" calcext:value-type="percentage">
            <text:p>51.77%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e8a7a14749d0b2e48de3d10e2e80063f17b165ad921c8afc0623f08500f3259</text:p>
          </table:table-cell>
          <table:table-cell office:value-type="float" office:value="16" calcext:value-type="float">
            <text:p>16</text:p>
          </table:table-cell>
          <table:table-cell office:value-type="percentage" office:value="0.109275428921569" calcext:value-type="percentage">
            <text:p>10.9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4264705882353" calcext:value-type="percentage">
            <text:p>8.43%</text:p>
          </table:table-cell>
          <table:table-cell office:value-type="percentage" office:value="0.466403218384643" calcext:value-type="percentage">
            <text:p>46.64%</text:p>
          </table:table-cell>
          <table:table-cell office:value-type="percentage" office:value="0.434789986228605" calcext:value-type="percentage">
            <text:p>43.48%</text:p>
          </table:table-cell>
          <table:table-cell office:value-type="percentage" office:value="0.598214429361488" calcext:value-type="percentage">
            <text:p>59.82%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db1cddf28e305c9478519cfac144eee2242183fe59061f1f15487e925e8f5b5</text:p>
          </table:table-cell>
          <table:table-cell office:value-type="float" office:value="9" calcext:value-type="float">
            <text:p>9</text:p>
          </table:table-cell>
          <table:table-cell office:value-type="percentage" office:value="0.208969056372549" calcext:value-type="percentage">
            <text:p>20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50415695415695" calcext:value-type="percentage">
            <text:p>55.04%</text:p>
          </table:table-cell>
          <table:table-cell office:value-type="percentage" office:value="0.680670024420024" calcext:value-type="percentage">
            <text:p>68.07%</text:p>
          </table:table-cell>
          <table:table-cell office:value-type="percentage" office:value="0.778989898989899" calcext:value-type="percentage">
            <text:p>77.90%</text:p>
          </table:table-cell>
          <table:table-cell office:value-type="percentage" office:value="0.525897435897436" calcext:value-type="percentage">
            <text:p>52.59%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bd18a218d25247dc456aed124c066a6397fb93086e860e4d04014bfa9c9555d</text:p>
          </table:table-cell>
          <table:table-cell office:value-type="float" office:value="46" calcext:value-type="float">
            <text:p>46</text:p>
          </table:table-cell>
          <table:table-cell office:value-type="percentage" office:value="0.140441176470588" calcext:value-type="percentage">
            <text:p>14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89006557014326" calcext:value-type="percentage">
            <text:p>9.89%</text:p>
          </table:table-cell>
          <table:table-cell office:value-type="percentage" office:value="0.487549734746601" calcext:value-type="percentage">
            <text:p>48.75%</text:p>
          </table:table-cell>
          <table:table-cell office:value-type="percentage" office:value="0.402264389448598" calcext:value-type="percentage">
            <text:p>40.23%</text:p>
          </table:table-cell>
          <table:table-cell office:value-type="percentage" office:value="0.711217838765008" calcext:value-type="percentage">
            <text:p>71.12%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468e8779c43e089dc0ff30f25e6cf3872d5aa6a0fdad6f8aca382da43e8582</text:p>
          </table:table-cell>
          <table:table-cell office:value-type="float" office:value="20" calcext:value-type="float">
            <text:p>20</text:p>
          </table:table-cell>
          <table:table-cell office:value-type="percentage" office:value="0.316038602941176" calcext:value-type="percentage">
            <text:p>31.6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97770444210073" calcext:value-type="percentage">
            <text:p>29.78%</text:p>
          </table:table-cell>
          <table:table-cell office:value-type="percentage" office:value="0.335000742721331" calcext:value-type="percentage">
            <text:p>33.50%</text:p>
          </table:table-cell>
          <table:table-cell office:value-type="percentage" office:value="0.337605549466163" calcext:value-type="percentage">
            <text:p>33.76%</text:p>
          </table:table-cell>
          <table:table-cell office:value-type="percentage" office:value="0.632357256778309" calcext:value-type="percentage">
            <text:p>63.24%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f6634efb46567d87b811be786b18c4cd0e2cda23d79b65d6afe0d259ef3ade6</text:p>
          </table:table-cell>
          <table:table-cell office:value-type="float" office:value="32" calcext:value-type="float">
            <text:p>32</text:p>
          </table:table-cell>
          <table:table-cell office:value-type="percentage" office:value="0.0949678308823529" calcext:value-type="percentage">
            <text:p>9.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0140712945591" calcext:value-type="percentage">
            <text:p>3.01%</text:p>
          </table:table-cell>
          <table:table-cell office:value-type="percentage" office:value="0.166263431000894" calcext:value-type="percentage">
            <text:p>16.63%</text:p>
          </table:table-cell>
          <table:table-cell office:value-type="percentage" office:value="0.0462087179068311" calcext:value-type="percentage">
            <text:p>4.62%</text:p>
          </table:table-cell>
          <table:table-cell office:value-type="percentage" office:value="0.334122409610114" calcext:value-type="percentage">
            <text:p>33.41%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5039b3acccc4257a1a442646a89b6e596b5eb4531637e6d8fa1c43203722c99</text:p>
          </table:table-cell>
          <table:table-cell office:value-type="float" office:value="33" calcext:value-type="float">
            <text:p>33</text:p>
          </table:table-cell>
          <table:table-cell office:value-type="percentage" office:value="0.593014007352941" calcext:value-type="percentage">
            <text:p>59.3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11417004485078" calcext:value-type="percentage">
            <text:p>11.14%</text:p>
          </table:table-cell>
          <table:table-cell office:value-type="percentage" office:value="0.154610335928373" calcext:value-type="percentage">
            <text:p>15.46%</text:p>
          </table:table-cell>
          <table:table-cell office:value-type="percentage" office:value="0.156788722270109" calcext:value-type="percentage">
            <text:p>15.68%</text:p>
          </table:table-cell>
          <table:table-cell office:value-type="percentage" office:value="0.25233469866958" calcext:value-type="percentage">
            <text:p>25.23%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e88df7356d9d4a8d5944a93768f4c4b593de2d35616f7448c2b37b9fd60dd1f</text:p>
          </table:table-cell>
          <table:table-cell office:value-type="float" office:value="58" calcext:value-type="float">
            <text:p>58</text:p>
          </table:table-cell>
          <table:table-cell office:value-type="percentage" office:value="0.194822303921569" calcext:value-type="percentage">
            <text:p>19.4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8898992684888" calcext:value-type="percentage">
            <text:p>13.89%</text:p>
          </table:table-cell>
          <table:table-cell office:value-type="percentage" office:value="0.531579897023598" calcext:value-type="percentage">
            <text:p>53.16%</text:p>
          </table:table-cell>
          <table:table-cell office:value-type="percentage" office:value="0.585406241169661" calcext:value-type="percentage">
            <text:p>58.54%</text:p>
          </table:table-cell>
          <table:table-cell office:value-type="percentage" office:value="0.701550047023127" calcext:value-type="percentage">
            <text:p>70.16%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043d5ac9dd466052e53491d0d513b0684f493d320b820f6dc2e05330ce58ec3</text:p>
          </table:table-cell>
          <table:table-cell office:value-type="float" office:value="13" calcext:value-type="float">
            <text:p>13</text:p>
          </table:table-cell>
          <table:table-cell office:value-type="percentage" office:value="0.109666053921569" calcext:value-type="percentage">
            <text:p>10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3846872082166" calcext:value-type="percentage">
            <text:p>14.38%</text:p>
          </table:table-cell>
          <table:table-cell office:value-type="percentage" office:value="0.542267936465204" calcext:value-type="percentage">
            <text:p>54.23%</text:p>
          </table:table-cell>
          <table:table-cell office:value-type="percentage" office:value="0.441063492063492" calcext:value-type="percentage">
            <text:p>44.11%</text:p>
          </table:table-cell>
          <table:table-cell office:value-type="percentage" office:value="0.755698940445743" calcext:value-type="percentage">
            <text:p>75.57%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4faa3a409014db1865074c5f66a0255f71ae3faba03265da0b3b91f68e8a8f0</text:p>
          </table:table-cell>
          <table:table-cell office:value-type="float" office:value="14" calcext:value-type="float">
            <text:p>14</text:p>
          </table:table-cell>
          <table:table-cell office:value-type="percentage" office:value="0.159689031862745" calcext:value-type="percentage">
            <text:p>15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423145694884825" calcext:value-type="percentage">
            <text:p>42.31%</text:p>
          </table:table-cell>
          <table:table-cell office:value-type="percentage" office:value="0.865984654731458" calcext:value-type="percentage">
            <text:p>86.60%</text:p>
          </table:table-cell>
          <table:table-cell office:value-type="percentage" office:value="0.730821256038647" calcext:value-type="percentage">
            <text:p>73.08%</text:p>
          </table:table-cell>
          <table:table-cell office:value-type="percentage" office:value="0.915714285714286" calcext:value-type="percentage">
            <text:p>91.57%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6c9b58de0388891221b8f7a83cbf0b8f8379b51b5c9a127bf43a4fc49f1cc48</text:p>
          </table:table-cell>
          <table:table-cell office:value-type="float" office:value="18" calcext:value-type="float">
            <text:p>18</text:p>
          </table:table-cell>
          <table:table-cell office:value-type="percentage" office:value="0.062905943627451" calcext:value-type="percentage">
            <text:p>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9321220948627" calcext:value-type="percentage">
            <text:p>58.93%</text:p>
          </table:table-cell>
          <table:table-cell office:value-type="percentage" office:value="0.427907966201977" calcext:value-type="percentage">
            <text:p>42.79%</text:p>
          </table:table-cell>
          <table:table-cell office:value-type="percentage" office:value="0.766666666666667" calcext:value-type="percentage">
            <text:p>76.67%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d05fb18ee0cda107d56735cafa6197a31884e0a5092dc6d41760fb92ae23ab4</text:p>
          </table:table-cell>
          <table:table-cell office:value-type="float" office:value="94" calcext:value-type="float">
            <text:p>94</text:p>
          </table:table-cell>
          <table:table-cell office:value-type="percentage" office:value="0.755530024509804" calcext:value-type="percentage">
            <text:p>75.5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8541458984828" calcext:value-type="percentage">
            <text:p>1.79%</text:p>
          </table:table-cell>
          <table:table-cell office:value-type="percentage" office:value="0.0173076923076923" calcext:value-type="percentage">
            <text:p>1.73%</text:p>
          </table:table-cell>
          <table:table-cell office:value-type="percentage" office:value="0.257054321086411" calcext:value-type="percentage">
            <text:p>25.71%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c8169a0debed11560f3f0e246c05ea82d03c66346f1576cc8268554cb3f549f</text:p>
          </table:table-cell>
          <table:table-cell office:value-type="float" office:value="23" calcext:value-type="float">
            <text:p>23</text:p>
          </table:table-cell>
          <table:table-cell office:value-type="percentage" office:value="0.0550245098039216" calcext:value-type="percentage">
            <text:p>5.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9066128830835" calcext:value-type="percentage">
            <text:p>44.91%</text:p>
          </table:table-cell>
          <table:table-cell office:value-type="percentage" office:value="0.468332281142329" calcext:value-type="percentage">
            <text:p>46.83%</text:p>
          </table:table-cell>
          <table:table-cell office:value-type="percentage" office:value="0.625433251933252" calcext:value-type="percentage">
            <text:p>62.54%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9f0653c33982a416feed56e5d1ce6849fd83314fd19dfa1c5b23c6b66e9868a</text:p>
          </table:table-cell>
          <table:table-cell office:value-type="float" office:value="70" calcext:value-type="float">
            <text:p>70</text:p>
          </table:table-cell>
          <table:table-cell office:value-type="percentage" office:value="0.322556678921569" calcext:value-type="percentage">
            <text:p>32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60, 347, 3)</text:p>
          </table:table-cell>
          <table:table-cell office:value-type="percentage" office:value="0.201269621673144" calcext:value-type="percentage">
            <text:p>20.13%</text:p>
          </table:table-cell>
          <table:table-cell office:value-type="percentage" office:value="0.276224041314472" calcext:value-type="percentage">
            <text:p>27.62%</text:p>
          </table:table-cell>
          <table:table-cell office:value-type="percentage" office:value="0.298192140231154" calcext:value-type="percentage">
            <text:p>29.82%</text:p>
          </table:table-cell>
          <table:table-cell office:value-type="percentage" office:value="0.40305296908764" calcext:value-type="percentage">
            <text:p>40.31%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ab91a4408860ae8339689ed9f87aa9359de1bdd4ca5c2eab7fff7724dbd6707</text:p>
          </table:table-cell>
          <table:table-cell office:value-type="float" office:value="55" calcext:value-type="float">
            <text:p>55</text:p>
          </table:table-cell>
          <table:table-cell office:value-type="percentage" office:value="0.352596507352941" calcext:value-type="percentage">
            <text:p>35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07820107266526" calcext:value-type="percentage">
            <text:p>3.08%</text:p>
          </table:table-cell>
          <table:table-cell office:value-type="percentage" office:value="0.39835258357109" calcext:value-type="percentage">
            <text:p>39.84%</text:p>
          </table:table-cell>
          <table:table-cell office:value-type="percentage" office:value="0.401088476935251" calcext:value-type="percentage">
            <text:p>40.11%</text:p>
          </table:table-cell>
          <table:table-cell office:value-type="percentage" office:value="0.505690297119668" calcext:value-type="percentage">
            <text:p>50.57%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eb142344e9de3250ab748f93940bf06be70d5078337680998468a134a101698</text:p>
          </table:table-cell>
          <table:table-cell office:value-type="float" office:value="50" calcext:value-type="float">
            <text:p>50</text:p>
          </table:table-cell>
          <table:table-cell office:value-type="percentage" office:value="0.311312806372549" calcext:value-type="percentage">
            <text:p>31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64971573931063" calcext:value-type="percentage">
            <text:p>7.65%</text:p>
          </table:table-cell>
          <table:table-cell office:value-type="percentage" office:value="0.204960821033352" calcext:value-type="percentage">
            <text:p>20.50%</text:p>
          </table:table-cell>
          <table:table-cell office:value-type="percentage" office:value="0.274702205458729" calcext:value-type="percentage">
            <text:p>27.47%</text:p>
          </table:table-cell>
          <table:table-cell office:value-type="percentage" office:value="0.43100137663211" calcext:value-type="percentage">
            <text:p>43.10%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609b1b8480ee52652a644403b3f7d5511410a016750aa3b9a4c8ddb3e893e8e</text:p>
          </table:table-cell>
          <table:table-cell office:value-type="float" office:value="19" calcext:value-type="float">
            <text:p>19</text:p>
          </table:table-cell>
          <table:table-cell office:value-type="percentage" office:value="0.054733455882353" calcext:value-type="percentage">
            <text:p>5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47754638477465" calcext:value-type="percentage">
            <text:p>54.78%</text:p>
          </table:table-cell>
          <table:table-cell office:value-type="percentage" office:value="0.403518727649162" calcext:value-type="percentage">
            <text:p>40.35%</text:p>
          </table:table-cell>
          <table:table-cell office:value-type="percentage" office:value="0.853548463919981" calcext:value-type="percentage">
            <text:p>85.35%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b75fc03a1d12b29bd2870eb1f6fdb44174dbd1118dfc11c31f127bd87bd27ef</text:p>
          </table:table-cell>
          <table:table-cell office:value-type="float" office:value="8" calcext:value-type="float">
            <text:p>8</text:p>
          </table:table-cell>
          <table:table-cell office:value-type="percentage" office:value="0.105790441176471" calcext:value-type="percentage">
            <text:p>10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7878787878788" calcext:value-type="percentage">
            <text:p>10.79%</text:p>
          </table:table-cell>
          <table:table-cell office:value-type="percentage" office:value="0.55621114996115" calcext:value-type="percentage">
            <text:p>55.62%</text:p>
          </table:table-cell>
          <table:table-cell office:value-type="percentage" office:value="0.561010101010101" calcext:value-type="percentage">
            <text:p>56.10%</text:p>
          </table:table-cell>
          <table:table-cell office:value-type="percentage" office:value="0.893333333333333" calcext:value-type="percentage">
            <text:p>89.33%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ff985591dd5d6303018a6e9a3dcfb336771a414ad4605c24ce1c1155fc86a96</text:p>
          </table:table-cell>
          <table:table-cell office:value-type="float" office:value="17" calcext:value-type="float">
            <text:p>17</text:p>
          </table:table-cell>
          <table:table-cell office:value-type="percentage" office:value="0.347763480392157" calcext:value-type="percentage">
            <text:p>34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05882352941177" calcext:value-type="percentage">
            <text:p>7.06%</text:p>
          </table:table-cell>
          <table:table-cell office:value-type="percentage" office:value="0.330238837959426" calcext:value-type="percentage">
            <text:p>33.02%</text:p>
          </table:table-cell>
          <table:table-cell office:value-type="percentage" office:value="0.374107650306499" calcext:value-type="percentage">
            <text:p>37.41%</text:p>
          </table:table-cell>
          <table:table-cell office:value-type="percentage" office:value="0.466274509803921" calcext:value-type="percentage">
            <text:p>46.63%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c0157913223365720209ac83ff2e0b1b2b460173acd615c67646014093a2b97</text:p>
          </table:table-cell>
          <table:table-cell office:value-type="float" office:value="25" calcext:value-type="float">
            <text:p>25</text:p>
          </table:table-cell>
          <table:table-cell office:value-type="percentage" office:value="0.0433823529411765" calcext:value-type="percentage">
            <text:p>4.3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9731601731602" calcext:value-type="percentage">
            <text:p>36.97%</text:p>
          </table:table-cell>
          <table:table-cell office:value-type="percentage" office:value="0.195539135194308" calcext:value-type="percentage">
            <text:p>19.55%</text:p>
          </table:table-cell>
          <table:table-cell office:value-type="percentage" office:value="0.563821195144724" calcext:value-type="percentage">
            <text:p>56.38%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73e1480b500c395f8d3f1800e1998bf553af0d3d43039333d33cf37d08f64e5</text:p>
          </table:table-cell>
          <table:table-cell office:value-type="float" office:value="12" calcext:value-type="float">
            <text:p>12</text:p>
          </table:table-cell>
          <table:table-cell office:value-type="percentage" office:value="0.113924632352941" calcext:value-type="percentage">
            <text:p>11.3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11864630467572" calcext:value-type="percentage">
            <text:p>21.19%</text:p>
          </table:table-cell>
          <table:table-cell office:value-type="percentage" office:value="0.742167832167832" calcext:value-type="percentage">
            <text:p>74.22%</text:p>
          </table:table-cell>
          <table:table-cell office:value-type="percentage" office:value="0.401345073914733" calcext:value-type="percentage">
            <text:p>40.13%</text:p>
          </table:table-cell>
          <table:table-cell office:value-type="percentage" office:value="0.722943722943723" calcext:value-type="percentage">
            <text:p>72.29%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774c82396327929fea05e40ae153cabf0107178b2ae3e40a5709b409793887e</text:p>
          </table:table-cell>
          <table:table-cell office:value-type="float" office:value="14" calcext:value-type="float">
            <text:p>14</text:p>
          </table:table-cell>
          <table:table-cell office:value-type="percentage" office:value="0.258769914215686" calcext:value-type="percentage">
            <text:p>25.8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391531005114596" calcext:value-type="percentage">
            <text:p>39.15%</text:p>
          </table:table-cell>
          <table:table-cell office:value-type="percentage" office:value="0.392548466026727" calcext:value-type="percentage">
            <text:p>39.25%</text:p>
          </table:table-cell>
          <table:table-cell office:value-type="percentage" office:value="0.420800469310531" calcext:value-type="percentage">
            <text:p>42.08%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3a1b8f9794ef589b71faa9f35fd97ad6761c4488718fbcf766e95e31afa8606</text:p>
          </table:table-cell>
          <table:table-cell office:value-type="float" office:value="16" calcext:value-type="float">
            <text:p>16</text:p>
          </table:table-cell>
          <table:table-cell office:value-type="percentage" office:value="0.101401654411765" calcext:value-type="percentage">
            <text:p>10.1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14285714285714" calcext:value-type="percentage">
            <text:p>7.14%</text:p>
          </table:table-cell>
          <table:table-cell office:value-type="percentage" office:value="0.412994496044032" calcext:value-type="percentage">
            <text:p>41.30%</text:p>
          </table:table-cell>
          <table:table-cell office:value-type="percentage" office:value="0.346758026246349" calcext:value-type="percentage">
            <text:p>34.68%</text:p>
          </table:table-cell>
          <table:table-cell office:value-type="percentage" office:value="0.569547799981237" calcext:value-type="percentage">
            <text:p>56.95%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414b54f2036bcab61b9c0a966f65adf4b169097c13c740e03d6292ac076258c</text:p>
          </table:table-cell>
          <table:table-cell office:value-type="float" office:value="63" calcext:value-type="float">
            <text:p>63</text:p>
          </table:table-cell>
          <table:table-cell office:value-type="percentage" office:value="0.581195513939951" calcext:value-type="percentage">
            <text:p>58.1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86775087279235" calcext:value-type="percentage">
            <text:p>38.68%</text:p>
          </table:table-cell>
          <table:table-cell office:value-type="percentage" office:value="0.421439080243428" calcext:value-type="percentage">
            <text:p>42.14%</text:p>
          </table:table-cell>
          <table:table-cell office:value-type="percentage" office:value="0.407274870329372" calcext:value-type="percentage">
            <text:p>40.73%</text:p>
          </table:table-cell>
          <table:table-cell office:value-type="percentage" office:value="0.532696198469395" calcext:value-type="percentage">
            <text:p>53.27%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53a4c67900c411abd04467f7bc7813d3c58a5f565c8b0807e13c6e6dea21344</text:p>
          </table:table-cell>
          <table:table-cell office:value-type="float" office:value="18" calcext:value-type="float">
            <text:p>18</text:p>
          </table:table-cell>
          <table:table-cell office:value-type="percentage" office:value="0.448516042432598" calcext:value-type="percentage">
            <text:p>44.8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67362278244631" calcext:value-type="percentage">
            <text:p>26.74%</text:p>
          </table:table-cell>
          <table:table-cell office:value-type="percentage" office:value="0.222690353125136" calcext:value-type="percentage">
            <text:p>22.27%</text:p>
          </table:table-cell>
          <table:table-cell office:value-type="percentage" office:value="0.21400558048613" calcext:value-type="percentage">
            <text:p>21.40%</text:p>
          </table:table-cell>
          <table:table-cell office:value-type="percentage" office:value="0.5983121722905" calcext:value-type="percentage">
            <text:p>59.83%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c840a94d216f5ef4e499b53ae885e9b022cbf639e004ec788436093837823b2</text:p>
          </table:table-cell>
          <table:table-cell office:value-type="float" office:value="20" calcext:value-type="float">
            <text:p>20</text:p>
          </table:table-cell>
          <table:table-cell office:value-type="percentage" office:value="0.0625612745098039" calcext:value-type="percentage">
            <text:p>6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73838383838384" calcext:value-type="percentage">
            <text:p>77.38%</text:p>
          </table:table-cell>
          <table:table-cell office:value-type="percentage" office:value="0.49011359217008" calcext:value-type="percentage">
            <text:p>49.01%</text:p>
          </table:table-cell>
          <table:table-cell office:value-type="percentage" office:value="0.884558823529412" calcext:value-type="percentage">
            <text:p>88.46%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d40de30a3db3bc4f241cb7f48e8497c11e8f20a99bf55788bdce17242029745</text:p>
          </table:table-cell>
          <table:table-cell office:value-type="float" office:value="28" calcext:value-type="float">
            <text:p>28</text:p>
          </table:table-cell>
          <table:table-cell office:value-type="percentage" office:value="0.276746323529412" calcext:value-type="percentage">
            <text:p>27.6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463646107609" calcext:value-type="percentage">
            <text:p>11.46%</text:p>
          </table:table-cell>
          <table:table-cell office:value-type="percentage" office:value="0.296903667962146" calcext:value-type="percentage">
            <text:p>29.69%</text:p>
          </table:table-cell>
          <table:table-cell office:value-type="percentage" office:value="0.394846562889037" calcext:value-type="percentage">
            <text:p>39.48%</text:p>
          </table:table-cell>
          <table:table-cell office:value-type="percentage" office:value="0.422031112003938" calcext:value-type="percentage">
            <text:p>42.20%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f833de9f8c631cedd7031b8ed9b908c42cbbc1e14254722728a8b7d596fd4c</text:p>
          </table:table-cell>
          <table:table-cell office:value-type="float" office:value="32" calcext:value-type="float">
            <text:p>32</text:p>
          </table:table-cell>
          <table:table-cell office:value-type="percentage" office:value="0.165303308823529" calcext:value-type="percentage">
            <text:p>16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497536945812808" calcext:value-type="percentage">
            <text:p>4.98%</text:p>
          </table:table-cell>
          <table:table-cell office:value-type="percentage" office:value="0.149443065894679" calcext:value-type="percentage">
            <text:p>14.94%</text:p>
          </table:table-cell>
          <table:table-cell office:value-type="percentage" office:value="0.447148644308888" calcext:value-type="percentage">
            <text:p>44.71%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32ea6d318626ca14a967d0c1ad3218aebfe636624a8d1173f5150dde8ff38cf</text:p>
          </table:table-cell>
          <table:table-cell office:value-type="float" office:value="10" calcext:value-type="float">
            <text:p>10</text:p>
          </table:table-cell>
          <table:table-cell office:value-type="percentage" office:value="0.109712009803922" calcext:value-type="percentage">
            <text:p>10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11115638747218" calcext:value-type="percentage">
            <text:p>61.11%</text:p>
          </table:table-cell>
          <table:table-cell office:value-type="percentage" office:value="0.525727866904338" calcext:value-type="percentage">
            <text:p>52.57%</text:p>
          </table:table-cell>
          <table:table-cell office:value-type="percentage" office:value="0.953846153846154" calcext:value-type="percentage">
            <text:p>95.38%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50b0ffa318c87b31d78af0e87d60390dbcd84b5f228a8c1fb3225cbe5df3e3f</text:p>
          </table:table-cell>
          <table:table-cell office:value-type="float" office:value="198" calcext:value-type="float">
            <text:p>198</text:p>
          </table:table-cell>
          <table:table-cell office:value-type="percentage" office:value="0.151600796568627" calcext:value-type="percentage">
            <text:p>15.1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85983558853669" calcext:value-type="percentage">
            <text:p>1.86%</text:p>
          </table:table-cell>
          <table:table-cell office:value-type="percentage" office:value="0.239996755786886" calcext:value-type="percentage">
            <text:p>24.00%</text:p>
          </table:table-cell>
          <table:table-cell office:value-type="percentage" office:value="0.0973277931642619" calcext:value-type="percentage">
            <text:p>9.73%</text:p>
          </table:table-cell>
          <table:table-cell office:value-type="percentage" office:value="0.54020748004358" calcext:value-type="percentage">
            <text:p>54.02%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bfd6bb152310f93daa6f4e1867c10572946e874b3a30c9ba8e0fcdeb590300b</text:p>
          </table:table-cell>
          <table:table-cell office:value-type="float" office:value="32" calcext:value-type="float">
            <text:p>32</text:p>
          </table:table-cell>
          <table:table-cell office:value-type="percentage" office:value="0.0910539215686275" calcext:value-type="percentage">
            <text:p>9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96031746031746" calcext:value-type="percentage">
            <text:p>1.96%</text:p>
          </table:table-cell>
          <table:table-cell office:value-type="percentage" office:value="0.365672523113527" calcext:value-type="percentage">
            <text:p>36.57%</text:p>
          </table:table-cell>
          <table:table-cell office:value-type="percentage" office:value="0.153321769677954" calcext:value-type="percentage">
            <text:p>15.33%</text:p>
          </table:table-cell>
          <table:table-cell office:value-type="percentage" office:value="0.560803049289891" calcext:value-type="percentage">
            <text:p>56.08%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a75e9f15481d11084fe66bc2a5afac6dc5bec20ed56a7351a6d65ef0fe8762b</text:p>
          </table:table-cell>
          <table:table-cell office:value-type="float" office:value="8" calcext:value-type="float">
            <text:p>8</text:p>
          </table:table-cell>
          <table:table-cell office:value-type="percentage" office:value="0.171530330882353" calcext:value-type="percentage">
            <text:p>17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6666666666667" calcext:value-type="percentage">
            <text:p>11.67%</text:p>
          </table:table-cell>
          <table:table-cell office:value-type="percentage" office:value="0.253505465123112" calcext:value-type="percentage">
            <text:p>25.35%</text:p>
          </table:table-cell>
          <table:table-cell office:value-type="percentage" office:value="0.414508408258408" calcext:value-type="percentage">
            <text:p>41.45%</text:p>
          </table:table-cell>
          <table:table-cell office:value-type="percentage" office:value="0.3575" calcext:value-type="percentage">
            <text:p>35.75%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9ea4f6eb4545f43868a9b40a60000426bf8dfd9d062546656a37bd2a2aaf9ec</text:p>
          </table:table-cell>
          <table:table-cell office:value-type="float" office:value="13" calcext:value-type="float">
            <text:p>13</text:p>
          </table:table-cell>
          <table:table-cell office:value-type="percentage" office:value="0.054672181372549" calcext:value-type="percentage">
            <text:p>5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232324929971989" calcext:value-type="percentage">
            <text:p>23.23%</text:p>
          </table:table-cell>
          <table:table-cell office:value-type="percentage" office:value="0.174779411764706" calcext:value-type="percentage">
            <text:p>17.48%</text:p>
          </table:table-cell>
          <table:table-cell office:value-type="percentage" office:value="0.64989010989011" calcext:value-type="percentage">
            <text:p>64.99%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48636ee314d7bdba3ab2fc0fe49a863de35c3e2caf619039f678df67b526868</text:p>
          </table:table-cell>
          <table:table-cell office:value-type="float" office:value="86" calcext:value-type="float">
            <text:p>86</text:p>
          </table:table-cell>
          <table:table-cell office:value-type="percentage" office:value="0.358976715686274" calcext:value-type="percentage">
            <text:p>35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55524227196281" calcext:value-type="percentage">
            <text:p>9.56%</text:p>
          </table:table-cell>
          <table:table-cell office:value-type="percentage" office:value="0.260849051921185" calcext:value-type="percentage">
            <text:p>26.08%</text:p>
          </table:table-cell>
          <table:table-cell office:value-type="percentage" office:value="0.221895160616754" calcext:value-type="percentage">
            <text:p>22.19%</text:p>
          </table:table-cell>
          <table:table-cell office:value-type="percentage" office:value="0.498512298124471" calcext:value-type="percentage">
            <text:p>49.85%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0cb718759bff13f81c4055a7679e81326f78b6a193a2d856546097c949b20ff</text:p>
          </table:table-cell>
          <table:table-cell office:value-type="float" office:value="27" calcext:value-type="float">
            <text:p>27</text:p>
          </table:table-cell>
          <table:table-cell office:value-type="percentage" office:value="0.105338541666667" calcext:value-type="percentage">
            <text:p>10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97099069512863" calcext:value-type="percentage">
            <text:p>3.97%</text:p>
          </table:table-cell>
          <table:table-cell office:value-type="percentage" office:value="0.606358492400126" calcext:value-type="percentage">
            <text:p>60.64%</text:p>
          </table:table-cell>
          <table:table-cell office:value-type="percentage" office:value="0.375248442499726" calcext:value-type="percentage">
            <text:p>37.52%</text:p>
          </table:table-cell>
          <table:table-cell office:value-type="percentage" office:value="0.83410301124816" calcext:value-type="percentage">
            <text:p>83.41%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5ac4ecf2ee0211c065cf5dbb93b1eb8e61347153447209cd110e9c3e355e81</text:p>
          </table:table-cell>
          <table:table-cell office:value-type="float" office:value="18" calcext:value-type="float">
            <text:p>18</text:p>
          </table:table-cell>
          <table:table-cell office:value-type="percentage" office:value="0.047280943627451" calcext:value-type="percentage">
            <text:p>4.7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19467754467754" calcext:value-type="percentage">
            <text:p>41.95%</text:p>
          </table:table-cell>
          <table:table-cell office:value-type="percentage" office:value="0.418418980400404" calcext:value-type="percentage">
            <text:p>41.84%</text:p>
          </table:table-cell>
          <table:table-cell office:value-type="percentage" office:value="0.929411764705882" calcext:value-type="percentage">
            <text:p>92.94%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bf6a5ec42032bb8dbbb10d25fdc5211b2fe1ce44b6e577ef89dbda17697d819</text:p>
          </table:table-cell>
          <table:table-cell office:value-type="float" office:value="22" calcext:value-type="float">
            <text:p>22</text:p>
          </table:table-cell>
          <table:table-cell office:value-type="percentage" office:value="0.356349571078431" calcext:value-type="percentage">
            <text:p>35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57038161939764" calcext:value-type="percentage">
            <text:p>25.70%</text:p>
          </table:table-cell>
          <table:table-cell office:value-type="percentage" office:value="0.362570821527276" calcext:value-type="percentage">
            <text:p>36.26%</text:p>
          </table:table-cell>
          <table:table-cell office:value-type="percentage" office:value="0.512781458737341" calcext:value-type="percentage">
            <text:p>51.28%</text:p>
          </table:table-cell>
          <table:table-cell office:value-type="percentage" office:value="0.518142414860681" calcext:value-type="percentage">
            <text:p>51.81%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bf594e9d06f78b4b79d7ffb395497a0a91126b6b0d710d7a9cee21f5c3bd177</text:p>
          </table:table-cell>
          <table:table-cell office:value-type="float" office:value="23" calcext:value-type="float">
            <text:p>23</text:p>
          </table:table-cell>
          <table:table-cell office:value-type="percentage" office:value="0.12398131127451" calcext:value-type="percentage">
            <text:p>12.4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81216931216931" calcext:value-type="percentage">
            <text:p>1.81%</text:p>
          </table:table-cell>
          <table:table-cell office:value-type="percentage" office:value="0.0037037037037037" calcext:value-type="percentage">
            <text:p>0.37%</text:p>
          </table:table-cell>
          <table:table-cell office:value-type="percentage" office:value="0.156459330143541" calcext:value-type="percentage">
            <text:p>15.65%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a58ba4512955771b4f9b459cb4e6a8adb71d11cd6cae662ec2df31d688a5fe0</text:p>
          </table:table-cell>
          <table:table-cell office:value-type="float" office:value="53" calcext:value-type="float">
            <text:p>53</text:p>
          </table:table-cell>
          <table:table-cell office:value-type="percentage" office:value="0.564741204810049" calcext:value-type="percentage">
            <text:p>56.4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94398935426037" calcext:value-type="percentage">
            <text:p>19.44%</text:p>
          </table:table-cell>
          <table:table-cell office:value-type="percentage" office:value="0.248133862858851" calcext:value-type="percentage">
            <text:p>24.81%</text:p>
          </table:table-cell>
          <table:table-cell office:value-type="percentage" office:value="0.257352655114154" calcext:value-type="percentage">
            <text:p>25.74%</text:p>
          </table:table-cell>
          <table:table-cell office:value-type="percentage" office:value="0.4070987964665" calcext:value-type="percentage">
            <text:p>40.71%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c95eae11da041189e84cda20bdfb75716a6594684de4b6ce12a9aaadbb874c9</text:p>
          </table:table-cell>
          <table:table-cell office:value-type="float" office:value="20" calcext:value-type="float">
            <text:p>20</text:p>
          </table:table-cell>
          <table:table-cell office:value-type="percentage" office:value="0.251976102941176" calcext:value-type="percentage">
            <text:p>25.2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190847497725947" calcext:value-type="percentage">
            <text:p>19.08%</text:p>
          </table:table-cell>
          <table:table-cell office:value-type="percentage" office:value="0.211549252111912" calcext:value-type="percentage">
            <text:p>21.15%</text:p>
          </table:table-cell>
          <table:table-cell office:value-type="percentage" office:value="0.24885194681853" calcext:value-type="percentage">
            <text:p>24.89%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874755f6222e83006fdad4d664ec0d9697c13af4fbe24b2f9a059bb13075186</text:p>
          </table:table-cell>
          <table:table-cell office:value-type="float" office:value="15" calcext:value-type="float">
            <text:p>15</text:p>
          </table:table-cell>
          <table:table-cell office:value-type="percentage" office:value="0.202987132352941" calcext:value-type="percentage">
            <text:p>20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80319345686993" calcext:value-type="percentage">
            <text:p>18.03%</text:p>
          </table:table-cell>
          <table:table-cell office:value-type="percentage" office:value="0.2877442002442" calcext:value-type="percentage">
            <text:p>28.77%</text:p>
          </table:table-cell>
          <table:table-cell office:value-type="percentage" office:value="0.356288515406162" calcext:value-type="percentage">
            <text:p>35.63%</text:p>
          </table:table-cell>
          <table:table-cell office:value-type="percentage" office:value="0.486078431372549" calcext:value-type="percentage">
            <text:p>48.61%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a751ff3a6332c95cb5cb1d28563553914295e9e7d35c4b6bd267241e8a0787c</text:p>
          </table:table-cell>
          <table:table-cell office:value-type="float" office:value="43" calcext:value-type="float">
            <text:p>43</text:p>
          </table:table-cell>
          <table:table-cell office:value-type="percentage" office:value="0.118129595588235" calcext:value-type="percentage">
            <text:p>11.8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93444173790483" calcext:value-type="percentage">
            <text:p>6.93%</text:p>
          </table:table-cell>
          <table:table-cell office:value-type="percentage" office:value="0.479689963759522" calcext:value-type="percentage">
            <text:p>47.97%</text:p>
          </table:table-cell>
          <table:table-cell office:value-type="percentage" office:value="0.239029924135514" calcext:value-type="percentage">
            <text:p>23.90%</text:p>
          </table:table-cell>
          <table:table-cell office:value-type="percentage" office:value="0.734272160766063" calcext:value-type="percentage">
            <text:p>73.43%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dd3356f2dcf470aec4003800744dfec6490e75d88011e1d835f4f3d60f88e7a</text:p>
          </table:table-cell>
          <table:table-cell office:value-type="float" office:value="117" calcext:value-type="float">
            <text:p>117</text:p>
          </table:table-cell>
          <table:table-cell office:value-type="percentage" office:value="0.446248494944853" calcext:value-type="percentage">
            <text:p>44.6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909373173414265" calcext:value-type="percentage">
            <text:p>9.09%</text:p>
          </table:table-cell>
          <table:table-cell office:value-type="percentage" office:value="0.106575490121249" calcext:value-type="percentage">
            <text:p>10.66%</text:p>
          </table:table-cell>
          <table:table-cell office:value-type="percentage" office:value="0.108805562413289" calcext:value-type="percentage">
            <text:p>10.88%</text:p>
          </table:table-cell>
          <table:table-cell office:value-type="percentage" office:value="0.219164865808478" calcext:value-type="percentage">
            <text:p>21.92%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3a9f4c9035a0df7e033b18c63bfb0f0d87ff5a4d9aa8bdf417159bb733abb80</text:p>
          </table:table-cell>
          <table:table-cell office:value-type="float" office:value="6" calcext:value-type="float">
            <text:p>6</text:p>
          </table:table-cell>
          <table:table-cell office:value-type="percentage" office:value="0.0899203431372549" calcext:value-type="percentage">
            <text:p>8.9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66666666666667" calcext:value-type="percentage">
            <text:p>1.67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495454545454545" calcext:value-type="percentage">
            <text:p>49.55%</text:p>
          </table:table-cell>
          <table:table-cell office:value-type="percentage" office:value="0.801428571428571" calcext:value-type="percentage">
            <text:p>80.14%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dc315bd40d699fd4e4effbcce81cd7162851007f485d754ad3b0472f73a86df</text:p>
          </table:table-cell>
          <table:table-cell office:value-type="float" office:value="5" calcext:value-type="float">
            <text:p>5</text:p>
          </table:table-cell>
          <table:table-cell office:value-type="percentage" office:value="0.0589154411764706" calcext:value-type="percentage">
            <text:p>5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52717086834734" calcext:value-type="percentage">
            <text:p>25.27%</text:p>
          </table:table-cell>
          <table:table-cell office:value-type="percentage" office:value="0.222857142857143" calcext:value-type="percentage">
            <text:p>22.29%</text:p>
          </table:table-cell>
          <table:table-cell office:value-type="percentage" office:value="0.320412087912088" calcext:value-type="percentage">
            <text:p>32.04%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b0d577159f0d6c266f360f7b8dfde46e16fa665138bf577ec3c6f9c70c0cd1e</text:p>
          </table:table-cell>
          <table:table-cell office:value-type="float" office:value="7" calcext:value-type="float">
            <text:p>7</text:p>
          </table:table-cell>
          <table:table-cell office:value-type="percentage" office:value="0.0906479779411765" calcext:value-type="percentage">
            <text:p>9.0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8939393939394" calcext:value-type="percentage">
            <text:p>35.89%</text:p>
          </table:table-cell>
          <table:table-cell office:value-type="percentage" office:value="0.0881818181818182" calcext:value-type="percentage">
            <text:p>8.82%</text:p>
          </table:table-cell>
          <table:table-cell office:value-type="percentage" office:value="0.367640692640693" calcext:value-type="percentage">
            <text:p>36.76%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15cf307859b3e13669041d181aa3b3dbbac1a95aef4c42164b223110c09168</text:p>
          </table:table-cell>
          <table:table-cell office:value-type="float" office:value="9" calcext:value-type="float">
            <text:p>9</text:p>
          </table:table-cell>
          <table:table-cell office:value-type="percentage" office:value="0.135876225490196" calcext:value-type="percentage">
            <text:p>13.5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18181818181818" calcext:value-type="percentage">
            <text:p>8.18%</text:p>
          </table:table-cell>
          <table:table-cell office:value-type="percentage" office:value="0.457942057942058" calcext:value-type="percentage">
            <text:p>45.79%</text:p>
          </table:table-cell>
          <table:table-cell office:value-type="percentage" office:value="0.417097902097902" calcext:value-type="percentage">
            <text:p>41.71%</text:p>
          </table:table-cell>
          <table:table-cell office:value-type="percentage" office:value="0.814597902097902" calcext:value-type="percentage">
            <text:p>81.46%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cc1424c59808274e123db51292e9dbb5b037ef3e7c767a8c45c9ac733b91bf</text:p>
          </table:table-cell>
          <table:table-cell office:value-type="float" office:value="21" calcext:value-type="float">
            <text:p>21</text:p>
          </table:table-cell>
          <table:table-cell office:value-type="percentage" office:value="0.0470818014705882" calcext:value-type="percentage">
            <text:p>4.7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10584313845183" calcext:value-type="percentage">
            <text:p>51.06%</text:p>
          </table:table-cell>
          <table:table-cell office:value-type="percentage" office:value="0.452043058390884" calcext:value-type="percentage">
            <text:p>45.20%</text:p>
          </table:table-cell>
          <table:table-cell office:value-type="percentage" office:value="0.88021778584392" calcext:value-type="percentage">
            <text:p>88.02%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15c652c08153fb781a5349123ab8f80bb2a8680a41eb8e89e547ae01b7a5441</text:p>
          </table:table-cell>
          <table:table-cell office:value-type="float" office:value="4" calcext:value-type="float">
            <text:p>4</text:p>
          </table:table-cell>
          <table:table-cell office:value-type="percentage" office:value="0.172219669117647" calcext:value-type="percentage">
            <text:p>17.2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266666666666667" calcext:value-type="percentage">
            <text:p>26.67%</text:p>
          </table:table-cell>
          <table:table-cell office:value-type="percentage" office:value="0.833333333333333" calcext:value-type="percentage">
            <text:p>83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933333333333333" calcext:value-type="percentage">
            <text:p>93.33%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6863b83d75e5927b30e2e326405b588293283c25aaef2251b30c343296b9cb1</text:p>
          </table:table-cell>
          <table:table-cell office:value-type="float" office:value="92" calcext:value-type="float">
            <text:p>92</text:p>
          </table:table-cell>
          <table:table-cell office:value-type="percentage" office:value="0.109696691176471" calcext:value-type="percentage">
            <text:p>10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58663262263494" calcext:value-type="percentage">
            <text:p>3.59%</text:p>
          </table:table-cell>
          <table:table-cell office:value-type="percentage" office:value="0.262524705599276" calcext:value-type="percentage">
            <text:p>26.25%</text:p>
          </table:table-cell>
          <table:table-cell office:value-type="percentage" office:value="0.0930160782523966" calcext:value-type="percentage">
            <text:p>9.30%</text:p>
          </table:table-cell>
          <table:table-cell office:value-type="percentage" office:value="0.417580201388768" calcext:value-type="percentage">
            <text:p>41.76%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dab367b30db47061df837c1ae9fa875d6057614f797332d37d3513517d6c694</text:p>
          </table:table-cell>
          <table:table-cell office:value-type="float" office:value="22" calcext:value-type="float">
            <text:p>22</text:p>
          </table:table-cell>
          <table:table-cell office:value-type="percentage" office:value="0.0651041666666667" calcext:value-type="percentage">
            <text:p>6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9642857142857" calcext:value-type="percentage">
            <text:p>75.96%</text:p>
          </table:table-cell>
          <table:table-cell office:value-type="percentage" office:value="0.362432335780162" calcext:value-type="percentage">
            <text:p>36.24%</text:p>
          </table:table-cell>
          <table:table-cell office:value-type="percentage" office:value="0.865744251934184" calcext:value-type="percentage">
            <text:p>86.57%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6000dc18fa6def2d6c98d4d0b2084d13c22eaffe82e26c665bcaa2a9e51261</text:p>
          </table:table-cell>
          <table:table-cell office:value-type="float" office:value="34" calcext:value-type="float">
            <text:p>34</text:p>
          </table:table-cell>
          <table:table-cell office:value-type="percentage" office:value="0.512503380055147" calcext:value-type="percentage">
            <text:p>51.2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300338889776" calcext:value-type="percentage">
            <text:p>23.00%</text:p>
          </table:table-cell>
          <table:table-cell office:value-type="percentage" office:value="0.410449434182555" calcext:value-type="percentage">
            <text:p>41.04%</text:p>
          </table:table-cell>
          <table:table-cell office:value-type="percentage" office:value="0.26783654807407" calcext:value-type="percentage">
            <text:p>26.78%</text:p>
          </table:table-cell>
          <table:table-cell office:value-type="percentage" office:value="0.364201553054242" calcext:value-type="percentage">
            <text:p>36.42%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77f7c4269279951ae05b56e806745e613297d411d048c0bce8964afd7d71a4b</text:p>
          </table:table-cell>
          <table:table-cell office:value-type="float" office:value="44" calcext:value-type="float">
            <text:p>44</text:p>
          </table:table-cell>
          <table:table-cell office:value-type="percentage" office:value="0.0749387254901961" calcext:value-type="percentage">
            <text:p>7.4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579800871027" calcext:value-type="percentage">
            <text:p>42.58%</text:p>
          </table:table-cell>
          <table:table-cell office:value-type="percentage" office:value="0.185276982969119" calcext:value-type="percentage">
            <text:p>18.53%</text:p>
          </table:table-cell>
          <table:table-cell office:value-type="percentage" office:value="0.432189223721731" calcext:value-type="percentage">
            <text:p>43.22%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31deaf0ac279d5f34fb2eca80cc2abce6ef30bd64e7aca40efe4b2ba8e9ad3d</text:p>
          </table:table-cell>
          <table:table-cell office:value-type="float" office:value="87" calcext:value-type="float">
            <text:p>87</text:p>
          </table:table-cell>
          <table:table-cell office:value-type="percentage" office:value="0.46002530101103" calcext:value-type="percentage">
            <text:p>46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37872487872488" calcext:value-type="percentage">
            <text:p>13.79%</text:p>
          </table:table-cell>
          <table:table-cell office:value-type="percentage" office:value="0.255466559976607" calcext:value-type="percentage">
            <text:p>25.55%</text:p>
          </table:table-cell>
          <table:table-cell office:value-type="percentage" office:value="0.260375219575794" calcext:value-type="percentage">
            <text:p>26.04%</text:p>
          </table:table-cell>
          <table:table-cell office:value-type="percentage" office:value="0.356864959464354" calcext:value-type="percentage">
            <text:p>35.69%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ddd8deaf1696db68b00c600601c6a74a0502caaf274222c8367bdc31458ae7e</text:p>
          </table:table-cell>
          <table:table-cell office:value-type="float" office:value="32" calcext:value-type="float">
            <text:p>32</text:p>
          </table:table-cell>
          <table:table-cell office:value-type="percentage" office:value="0.10625" calcext:value-type="percentage">
            <text:p>10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989247311827957" calcext:value-type="percentage">
            <text:p>0.99%</text:p>
          </table:table-cell>
          <table:table-cell office:value-type="percentage" office:value="0.23981507846648" calcext:value-type="percentage">
            <text:p>23.98%</text:p>
          </table:table-cell>
          <table:table-cell office:value-type="percentage" office:value="0.0466098915318693" calcext:value-type="percentage">
            <text:p>4.66%</text:p>
          </table:table-cell>
          <table:table-cell office:value-type="percentage" office:value="0.613467129227835" calcext:value-type="percentage">
            <text:p>61.35%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5d21acedb3015c1208b31778561f8b1079cca7487399300390c3947f691e3974</text:p>
          </table:table-cell>
          <table:table-cell office:value-type="float" office:value="37" calcext:value-type="float">
            <text:p>37</text:p>
          </table:table-cell>
          <table:table-cell office:value-type="percentage" office:value="0.0902726715686275" calcext:value-type="percentage">
            <text:p>9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469799498746867" calcext:value-type="percentage">
            <text:p>4.70%</text:p>
          </table:table-cell>
          <table:table-cell office:value-type="percentage" office:value="0.163712020665936" calcext:value-type="percentage">
            <text:p>16.37%</text:p>
          </table:table-cell>
          <table:table-cell office:value-type="percentage" office:value="0.212696001284415" calcext:value-type="percentage">
            <text:p>21.27%</text:p>
          </table:table-cell>
          <table:table-cell office:value-type="percentage" office:value="0.557380952380952" calcext:value-type="percentage">
            <text:p>55.74%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b2ccfb94dedf2ec8797c0404fc324888e35ab903c41bb26f070552033ca8e6c</text:p>
          </table:table-cell>
          <table:table-cell office:value-type="float" office:value="36" calcext:value-type="float">
            <text:p>36</text:p>
          </table:table-cell>
          <table:table-cell office:value-type="percentage" office:value="0.117501531862745" calcext:value-type="percentage">
            <text:p>11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9953792589147" calcext:value-type="percentage">
            <text:p>14.00%</text:p>
          </table:table-cell>
          <table:table-cell office:value-type="percentage" office:value="0.329572824701742" calcext:value-type="percentage">
            <text:p>32.96%</text:p>
          </table:table-cell>
          <table:table-cell office:value-type="percentage" office:value="0.201882174816957" calcext:value-type="percentage">
            <text:p>20.19%</text:p>
          </table:table-cell>
          <table:table-cell office:value-type="percentage" office:value="0.523181146470234" calcext:value-type="percentage">
            <text:p>52.32%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3bf7873f11823f4b64422f49c8248dd95c0d01f9ae9075ae3d233bbb21a3d875</text:p>
          </table:table-cell>
          <table:table-cell office:value-type="float" office:value="66" calcext:value-type="float">
            <text:p>66</text:p>
          </table:table-cell>
          <table:table-cell office:value-type="percentage" office:value="0.240004595588235" calcext:value-type="percentage">
            <text:p>24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29946097896462" calcext:value-type="percentage">
            <text:p>4.30%</text:p>
          </table:table-cell>
          <table:table-cell office:value-type="percentage" office:value="0.340574863245237" calcext:value-type="percentage">
            <text:p>34.06%</text:p>
          </table:table-cell>
          <table:table-cell office:value-type="percentage" office:value="0.454945690392372" calcext:value-type="percentage">
            <text:p>45.49%</text:p>
          </table:table-cell>
          <table:table-cell office:value-type="percentage" office:value="0.518382168072874" calcext:value-type="percentage">
            <text:p>51.84%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79fe419488ba98494e3baa35c6fef9662eda1efe325d0ab0ac002f5383245d96</text:p>
          </table:table-cell>
          <table:table-cell office:value-type="float" office:value="74" calcext:value-type="float">
            <text:p>74</text:p>
          </table:table-cell>
          <table:table-cell office:value-type="percentage" office:value="0.57447492723652" calcext:value-type="percentage">
            <text:p>57.4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82270821744167" calcext:value-type="percentage">
            <text:p>18.23%</text:p>
          </table:table-cell>
          <table:table-cell office:value-type="percentage" office:value="0.243053143522999" calcext:value-type="percentage">
            <text:p>24.31%</text:p>
          </table:table-cell>
          <table:table-cell office:value-type="percentage" office:value="0.208518663045474" calcext:value-type="percentage">
            <text:p>20.85%</text:p>
          </table:table-cell>
          <table:table-cell office:value-type="percentage" office:value="0.480054890303348" calcext:value-type="percentage">
            <text:p>48.01%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4185b9369fc8bdcc7e7c68f2129b9a7442237cd0f836a4b6d13ef64bf0ef572a</text:p>
          </table:table-cell>
          <table:table-cell office:value-type="float" office:value="48" calcext:value-type="float">
            <text:p>48</text:p>
          </table:table-cell>
          <table:table-cell office:value-type="percentage" office:value="0.147863051470588" calcext:value-type="percentage">
            <text:p>14.7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9875197231267" calcext:value-type="percentage">
            <text:p>14.99%</text:p>
          </table:table-cell>
          <table:table-cell office:value-type="percentage" office:value="0.585602997597795" calcext:value-type="percentage">
            <text:p>58.56%</text:p>
          </table:table-cell>
          <table:table-cell office:value-type="percentage" office:value="0.61845034830245" calcext:value-type="percentage">
            <text:p>61.85%</text:p>
          </table:table-cell>
          <table:table-cell office:value-type="percentage" office:value="0.742699981090064" calcext:value-type="percentage">
            <text:p>74.27%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6faaed50ed6ea6814ac36199964b86fb09ba7f41a6f213bceaa80d625adc2e1</text:p>
          </table:table-cell>
          <table:table-cell office:value-type="float" office:value="111" calcext:value-type="float">
            <text:p>111</text:p>
          </table:table-cell>
          <table:table-cell office:value-type="percentage" office:value="0.0592447916666667" calcext:value-type="percentage">
            <text:p>5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99009900990099" calcext:value-type="percentage">
            <text:p>0.99%</text:p>
          </table:table-cell>
          <table:table-cell office:value-type="percentage" office:value="0.636246976381216" calcext:value-type="percentage">
            <text:p>63.62%</text:p>
          </table:table-cell>
          <table:table-cell office:value-type="percentage" office:value="0.191676984693845" calcext:value-type="percentage">
            <text:p>19.17%</text:p>
          </table:table-cell>
          <table:table-cell office:value-type="percentage" office:value="0.828060464074198" calcext:value-type="percentage">
            <text:p>82.81%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4de1e3eec159d8af1bd5447696f8996c31709edaf33e26ba9613816705847db</text:p>
          </table:table-cell>
          <table:table-cell office:value-type="float" office:value="25" calcext:value-type="float">
            <text:p>25</text:p>
          </table:table-cell>
          <table:table-cell office:value-type="percentage" office:value="0.0546338848039216" calcext:value-type="percentage">
            <text:p>5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68715463280681" calcext:value-type="percentage">
            <text:p>56.87%</text:p>
          </table:table-cell>
          <table:table-cell office:value-type="percentage" office:value="0.34483260847054" calcext:value-type="percentage">
            <text:p>34.48%</text:p>
          </table:table-cell>
          <table:table-cell office:value-type="percentage" office:value="0.763085299455535" calcext:value-type="percentage">
            <text:p>76.31%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22b7882fa85b9f0fcef659a7b82bfcddf01710f9a7617a9e036e84ac6901841</text:p>
          </table:table-cell>
          <table:table-cell office:value-type="float" office:value="31" calcext:value-type="float">
            <text:p>31</text:p>
          </table:table-cell>
          <table:table-cell office:value-type="percentage" office:value="0.0943857230392157" calcext:value-type="percentage">
            <text:p>9.4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81605787476281" calcext:value-type="percentage">
            <text:p>2.82%</text:p>
          </table:table-cell>
          <table:table-cell office:value-type="percentage" office:value="0.296844475941533" calcext:value-type="percentage">
            <text:p>29.68%</text:p>
          </table:table-cell>
          <table:table-cell office:value-type="percentage" office:value="0.157176629517055" calcext:value-type="percentage">
            <text:p>15.72%</text:p>
          </table:table-cell>
          <table:table-cell office:value-type="percentage" office:value="0.466688038795487" calcext:value-type="percentage">
            <text:p>46.67%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7b49733c5a3c268b013553635a826e6a1b10e699bbd19c3b842375fe0adf344</text:p>
          </table:table-cell>
          <table:table-cell office:value-type="float" office:value="18" calcext:value-type="float">
            <text:p>18</text:p>
          </table:table-cell>
          <table:table-cell office:value-type="percentage" office:value="0.0512101715686275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128614075983" calcext:value-type="percentage">
            <text:p>53.01%</text:p>
          </table:table-cell>
          <table:table-cell office:value-type="percentage" office:value="0.372872180451128" calcext:value-type="percentage">
            <text:p>37.29%</text:p>
          </table:table-cell>
          <table:table-cell office:value-type="percentage" office:value="0.747053167420815" calcext:value-type="percentage">
            <text:p>74.71%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8c593bcb98386e7fd42a1d34e291db93477624b164e83ab2afa3caa90d1d921</text:p>
          </table:table-cell>
          <table:table-cell office:value-type="float" office:value="2" calcext:value-type="float">
            <text:p>2</text:p>
          </table:table-cell>
          <table:table-cell office:value-type="percentage" office:value="0.209980085784314" calcext:value-type="percentage">
            <text:p>21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58333333333333" calcext:value-type="percentage">
            <text:p>35.83%</text:p>
          </table:table-cell>
          <table:table-cell office:value-type="percentage" office:value="0.12" calcext:value-type="percentage">
            <text:p>12.00%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bc8cda54f5b66a2a27d962ac219f8075bf7cc43b87ba0c9e776404370429e80</text:p>
          </table:table-cell>
          <table:table-cell office:value-type="float" office:value="18" calcext:value-type="float">
            <text:p>18</text:p>
          </table:table-cell>
          <table:table-cell office:value-type="percentage" office:value="0.0469286151960784" calcext:value-type="percentage">
            <text:p>4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2279969343908" calcext:value-type="percentage">
            <text:p>57.23%</text:p>
          </table:table-cell>
          <table:table-cell office:value-type="percentage" office:value="0.426666666666667" calcext:value-type="percentage">
            <text:p>42.67%</text:p>
          </table:table-cell>
          <table:table-cell office:value-type="percentage" office:value="0.636037023505054" calcext:value-type="percentage">
            <text:p>63.60%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7f6194ddbeaefb1da571226a97785d09ccafc5893ce3c77078d2040bccfcb77</text:p>
          </table:table-cell>
          <table:table-cell office:value-type="float" office:value="83" calcext:value-type="float">
            <text:p>83</text:p>
          </table:table-cell>
          <table:table-cell office:value-type="percentage" office:value="0.455885192248775" calcext:value-type="percentage">
            <text:p>45.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41767630036968" calcext:value-type="percentage">
            <text:p>14.18%</text:p>
          </table:table-cell>
          <table:table-cell office:value-type="percentage" office:value="0.283525397918814" calcext:value-type="percentage">
            <text:p>28.35%</text:p>
          </table:table-cell>
          <table:table-cell office:value-type="percentage" office:value="0.18287900813523" calcext:value-type="percentage">
            <text:p>18.29%</text:p>
          </table:table-cell>
          <table:table-cell office:value-type="percentage" office:value="0.392282808186884" calcext:value-type="percentage">
            <text:p>39.23%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5419302571113e9aa74c7c0a9575333ca539b871a16c86ee92b35170b4ddc52e</text:p>
          </table:table-cell>
          <table:table-cell office:value-type="float" office:value="8" calcext:value-type="float">
            <text:p>8</text:p>
          </table:table-cell>
          <table:table-cell office:value-type="percentage" office:value="0.0905101102941176" calcext:value-type="percentage">
            <text:p>9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25" calcext:value-type="percentage">
            <text:p>11.25%</text:p>
          </table:table-cell>
          <table:table-cell office:value-type="percentage" office:value="0.304184704184704" calcext:value-type="percentage">
            <text:p>30.42%</text:p>
          </table:table-cell>
          <table:table-cell office:value-type="percentage" office:value="0.231861471861472" calcext:value-type="percentage">
            <text:p>23.19%</text:p>
          </table:table-cell>
          <table:table-cell office:value-type="percentage" office:value="0.598571428571429" calcext:value-type="percentage">
            <text:p>59.86%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a31f2aa8601afec5c45180a2c448cb9c4a8ec7b35e75190d6ba3588f69058c8</text:p>
          </table:table-cell>
          <table:table-cell office:value-type="float" office:value="62" calcext:value-type="float">
            <text:p>62</text:p>
          </table:table-cell>
          <table:table-cell office:value-type="percentage" office:value="0.234949448529412" calcext:value-type="percentage">
            <text:p>23.4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257182966126171" calcext:value-type="percentage">
            <text:p>25.72%</text:p>
          </table:table-cell>
          <table:table-cell office:value-type="percentage" office:value="0.467970897924461" calcext:value-type="percentage">
            <text:p>46.80%</text:p>
          </table:table-cell>
          <table:table-cell office:value-type="percentage" office:value="0.380302939881643" calcext:value-type="percentage">
            <text:p>38.03%</text:p>
          </table:table-cell>
          <table:table-cell office:value-type="percentage" office:value="0.638016610432575" calcext:value-type="percentage">
            <text:p>63.80%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620631271a56407d6d69fa1a69451ca99c50dcc30e29db04cf6fb7cacbde8cb</text:p>
          </table:table-cell>
          <table:table-cell office:value-type="float" office:value="11" calcext:value-type="float">
            <text:p>11</text:p>
          </table:table-cell>
          <table:table-cell office:value-type="percentage" office:value="0.243213848039216" calcext:value-type="percentage">
            <text:p>24.3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83333333333333" calcext:value-type="percentage">
            <text:p>5.83%</text:p>
          </table:table-cell>
          <table:table-cell office:value-type="percentage" office:value="0.127319347319347" calcext:value-type="percentage">
            <text:p>12.73%</text:p>
          </table:table-cell>
          <table:table-cell office:value-type="percentage" office:value="0.0987179487179487" calcext:value-type="percentage">
            <text:p>9.87%</text:p>
          </table:table-cell>
          <table:table-cell office:value-type="percentage" office:value="0.58021978021978" calcext:value-type="percentage">
            <text:p>58.02%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26966900aa0e5b41d5a8ecafe04281b37deb05c5cd027968d7b74143398174</text:p>
          </table:table-cell>
          <table:table-cell office:value-type="float" office:value="33" calcext:value-type="float">
            <text:p>33</text:p>
          </table:table-cell>
          <table:table-cell office:value-type="percentage" office:value="0.32734375" calcext:value-type="percentage">
            <text:p>32.7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8759910620055" calcext:value-type="percentage">
            <text:p>11.88%</text:p>
          </table:table-cell>
          <table:table-cell office:value-type="percentage" office:value="0.346070866980944" calcext:value-type="percentage">
            <text:p>34.61%</text:p>
          </table:table-cell>
          <table:table-cell office:value-type="percentage" office:value="0.255501895155346" calcext:value-type="percentage">
            <text:p>25.55%</text:p>
          </table:table-cell>
          <table:table-cell office:value-type="percentage" office:value="0.563369534144902" calcext:value-type="percentage">
            <text:p>56.34%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e07a653352b30bb95b60ebc6c57afbc7215716224af731c51ff8d430788cd40</text:p>
          </table:table-cell>
          <table:table-cell office:value-type="float" office:value="136" calcext:value-type="float">
            <text:p>136</text:p>
          </table:table-cell>
          <table:table-cell office:value-type="percentage" office:value="0.771484375" calcext:value-type="percentage">
            <text:p>77.1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7844205237293" calcext:value-type="percentage">
            <text:p>2.78%</text:p>
          </table:table-cell>
          <table:table-cell office:value-type="percentage" office:value="0.0102726492056677" calcext:value-type="percentage">
            <text:p>1.03%</text:p>
          </table:table-cell>
          <table:table-cell office:value-type="percentage" office:value="0.19438954791093" calcext:value-type="percentage">
            <text:p>19.44%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94519eb45cbe1573252623b7ea06a8b43c19c930f5c9b685edb639d0db719ab0</text:p>
          </table:table-cell>
          <table:table-cell office:value-type="float" office:value="61" calcext:value-type="float">
            <text:p>61</text:p>
          </table:table-cell>
          <table:table-cell office:value-type="percentage" office:value="0.591760715379902" calcext:value-type="percentage">
            <text:p>59.1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72337433343471" calcext:value-type="percentage">
            <text:p>37.23%</text:p>
          </table:table-cell>
          <table:table-cell office:value-type="percentage" office:value="0.338455513454793" calcext:value-type="percentage">
            <text:p>33.85%</text:p>
          </table:table-cell>
          <table:table-cell office:value-type="percentage" office:value="0.361365916237356" calcext:value-type="percentage">
            <text:p>36.14%</text:p>
          </table:table-cell>
          <table:table-cell office:value-type="percentage" office:value="0.543202711388972" calcext:value-type="percentage">
            <text:p>54.32%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a73f24532b3667718ede7ac5c2e24ad7d3cae17b0a42ed17bbb81b15c28f4ae</text:p>
          </table:table-cell>
          <table:table-cell office:value-type="float" office:value="7" calcext:value-type="float">
            <text:p>7</text:p>
          </table:table-cell>
          <table:table-cell office:value-type="percentage" office:value="0.378867953431372" calcext:value-type="percentage">
            <text:p>37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98333333333333" calcext:value-type="percentage">
            <text:p>29.83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346666666666667" calcext:value-type="percentage">
            <text:p>34.67%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05a8baaf726d7c9e695bff31d3a6a61445999a4732f0a3e6174dc9dcbe43931</text:p>
          </table:table-cell>
          <table:table-cell office:value-type="float" office:value="12" calcext:value-type="float">
            <text:p>12</text:p>
          </table:table-cell>
          <table:table-cell office:value-type="percentage" office:value="0.128768382352941" calcext:value-type="percentage">
            <text:p>12.8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49404761904762" calcext:value-type="percentage">
            <text:p>7.49%</text:p>
          </table:table-cell>
          <table:table-cell office:value-type="percentage" office:value="0.529090909090909" calcext:value-type="percentage">
            <text:p>52.91%</text:p>
          </table:table-cell>
          <table:table-cell office:value-type="percentage" office:value="0.611966873706004" calcext:value-type="percentage">
            <text:p>61.20%</text:p>
          </table:table-cell>
          <table:table-cell office:value-type="percentage" office:value="0.771655011655012" calcext:value-type="percentage">
            <text:p>77.17%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866a8cba7bfe1ea73e383d6cf492e53752579140c8b833bb56839a55bf79d855</text:p>
          </table:table-cell>
          <table:table-cell office:value-type="float" office:value="5" calcext:value-type="float">
            <text:p>5</text:p>
          </table:table-cell>
          <table:table-cell office:value-type="percentage" office:value="0.0902267156862745" calcext:value-type="percentage">
            <text:p>9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27777777777778" calcext:value-type="percentage">
            <text:p>32.78%</text:p>
          </table:table-cell>
          <table:table-cell office:value-type="percentage" office:value="0.833333333333333" calcext:value-type="percentage">
            <text:p>83.33%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e21d7b3eea8cdbbed60d51d72f4f8c1974c5d76a8a3893a7d5835c85284132e</text:p>
          </table:table-cell>
          <table:table-cell office:value-type="float" office:value="29" calcext:value-type="float">
            <text:p>29</text:p>
          </table:table-cell>
          <table:table-cell office:value-type="percentage" office:value="0.528941400122549" calcext:value-type="percentage">
            <text:p>52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30312171488642" calcext:value-type="percentage">
            <text:p>23.03%</text:p>
          </table:table-cell>
          <table:table-cell office:value-type="percentage" office:value="0.346840199948321" calcext:value-type="percentage">
            <text:p>34.68%</text:p>
          </table:table-cell>
          <table:table-cell office:value-type="percentage" office:value="0.270401605774016" calcext:value-type="percentage">
            <text:p>27.04%</text:p>
          </table:table-cell>
          <table:table-cell office:value-type="percentage" office:value="0.509739289981225" calcext:value-type="percentage">
            <text:p>50.97%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ec74a26e772966df764e063f1391109a60d803cff9d15680093641ed691bf72</text:p>
          </table:table-cell>
          <table:table-cell office:value-type="float" office:value="26" calcext:value-type="float">
            <text:p>26</text:p>
          </table:table-cell>
          <table:table-cell office:value-type="percentage" office:value="0.609383708639706" calcext:value-type="percentage">
            <text:p>60.9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1170642882867" calcext:value-type="percentage">
            <text:p>21.17%</text:p>
          </table:table-cell>
          <table:table-cell office:value-type="percentage" office:value="0.182599182063686" calcext:value-type="percentage">
            <text:p>18.26%</text:p>
          </table:table-cell>
          <table:table-cell office:value-type="percentage" office:value="0.205641413748999" calcext:value-type="percentage">
            <text:p>20.56%</text:p>
          </table:table-cell>
          <table:table-cell office:value-type="percentage" office:value="0.441068902847171" calcext:value-type="percentage">
            <text:p>44.11%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de3727f3a9e8b2b58f383ebc762b2157eb50cdbff23e69b025418b43967556b</text:p>
          </table:table-cell>
          <table:table-cell office:value-type="float" office:value="106" calcext:value-type="float">
            <text:p>106</text:p>
          </table:table-cell>
          <table:table-cell office:value-type="percentage" office:value="0.059015012254902" calcext:value-type="percentage">
            <text:p>5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7664366938781" calcext:value-type="percentage">
            <text:p>58.77%</text:p>
          </table:table-cell>
          <table:table-cell office:value-type="percentage" office:value="0.143094390590808" calcext:value-type="percentage">
            <text:p>14.31%</text:p>
          </table:table-cell>
          <table:table-cell office:value-type="percentage" office:value="0.768315628927518" calcext:value-type="percentage">
            <text:p>76.83%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8d33efef218392e79e385906deb88055d94b65ad217de78c07e85476f80f45a</text:p>
          </table:table-cell>
          <table:table-cell office:value-type="float" office:value="39" calcext:value-type="float">
            <text:p>39</text:p>
          </table:table-cell>
          <table:table-cell office:value-type="percentage" office:value="0.0553691789215687" calcext:value-type="percentage">
            <text:p>5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4114827871891" calcext:value-type="percentage">
            <text:p>38.41%</text:p>
          </table:table-cell>
          <table:table-cell office:value-type="percentage" office:value="0.32432446022377" calcext:value-type="percentage">
            <text:p>32.43%</text:p>
          </table:table-cell>
          <table:table-cell office:value-type="percentage" office:value="0.701296519572382" calcext:value-type="percentage">
            <text:p>70.13%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831218e6a1a54b23d4be56c5799854e7eb978811b89215319dc138900bd563e6</text:p>
          </table:table-cell>
          <table:table-cell office:value-type="float" office:value="20" calcext:value-type="float">
            <text:p>20</text:p>
          </table:table-cell>
          <table:table-cell office:value-type="percentage" office:value="0.050796568627451" calcext:value-type="percentage">
            <text:p>5.0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6174289891395" calcext:value-type="percentage">
            <text:p>65.62%</text:p>
          </table:table-cell>
          <table:table-cell office:value-type="percentage" office:value="0.457289002557545" calcext:value-type="percentage">
            <text:p>45.73%</text:p>
          </table:table-cell>
          <table:table-cell office:value-type="percentage" office:value="0.77474533106961" calcext:value-type="percentage">
            <text:p>77.47%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8de0b1a2e8f614af29fe5fafeaa5bdf55e6b3e65edf36355f19b707f7649ce2b</text:p>
          </table:table-cell>
          <table:table-cell office:value-type="float" office:value="11" calcext:value-type="float">
            <text:p>11</text:p>
          </table:table-cell>
          <table:table-cell office:value-type="percentage" office:value="0.193252144607843" calcext:value-type="percentage">
            <text:p>19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61486748545572" calcext:value-type="percentage">
            <text:p>56.15%</text:p>
          </table:table-cell>
          <table:table-cell office:value-type="percentage" office:value="0.668090145148969" calcext:value-type="percentage">
            <text:p>66.81%</text:p>
          </table:table-cell>
          <table:table-cell office:value-type="percentage" office:value="0.818461538461538" calcext:value-type="percentage">
            <text:p>81.85%</text:p>
          </table:table-cell>
          <table:table-cell office:value-type="percentage" office:value="0.828441558441559" calcext:value-type="percentage">
            <text:p>82.84%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bff60361ded0570e5d50429a1aa51d81471819bc9b38359f03cfef76de0038c</text:p>
          </table:table-cell>
          <table:table-cell office:value-type="float" office:value="76" calcext:value-type="float">
            <text:p>76</text:p>
          </table:table-cell>
          <table:table-cell office:value-type="percentage" office:value="0.502748161764706" calcext:value-type="percentage">
            <text:p>50.2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46412106761672" calcext:value-type="percentage">
            <text:p>14.64%</text:p>
          </table:table-cell>
          <table:table-cell office:value-type="percentage" office:value="0.176684402237706" calcext:value-type="percentage">
            <text:p>17.67%</text:p>
          </table:table-cell>
          <table:table-cell office:value-type="percentage" office:value="0.207422446679818" calcext:value-type="percentage">
            <text:p>20.74%</text:p>
          </table:table-cell>
          <table:table-cell office:value-type="percentage" office:value="0.395376799833453" calcext:value-type="percentage">
            <text:p>39.54%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6593632dcbbe4c9e9429a9cec573d26fd8c91a47d554d315f25e7c2e0280ee3</text:p>
          </table:table-cell>
          <table:table-cell office:value-type="float" office:value="10" calcext:value-type="float">
            <text:p>10</text:p>
          </table:table-cell>
          <table:table-cell office:value-type="percentage" office:value="0.199011948529412" calcext:value-type="percentage">
            <text:p>19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95254745254745" calcext:value-type="percentage">
            <text:p>39.53%</text:p>
          </table:table-cell>
          <table:table-cell office:value-type="percentage" office:value="0.661828814460393" calcext:value-type="percentage">
            <text:p>66.18%</text:p>
          </table:table-cell>
          <table:table-cell office:value-type="percentage" office:value="0.777078477078477" calcext:value-type="percentage">
            <text:p>77.71%</text:p>
          </table:table-cell>
          <table:table-cell office:value-type="percentage" office:value="0.807594160225739" calcext:value-type="percentage">
            <text:p>80.76%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75139ef0546d2240b37afb3219eb74a06b7977818697d5c3138796472483af3</text:p>
          </table:table-cell>
          <table:table-cell office:value-type="float" office:value="89" calcext:value-type="float">
            <text:p>89</text:p>
          </table:table-cell>
          <table:table-cell office:value-type="percentage" office:value="0.277535232843137" calcext:value-type="percentage">
            <text:p>27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74771071706046" calcext:value-type="percentage">
            <text:p>8.75%</text:p>
          </table:table-cell>
          <table:table-cell office:value-type="percentage" office:value="0.387313392555029" calcext:value-type="percentage">
            <text:p>38.73%</text:p>
          </table:table-cell>
          <table:table-cell office:value-type="percentage" office:value="0.491654041658263" calcext:value-type="percentage">
            <text:p>49.17%</text:p>
          </table:table-cell>
          <table:table-cell office:value-type="percentage" office:value="0.547634493910027" calcext:value-type="percentage">
            <text:p>54.76%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43169e3d8b4f71e687945b9e72cbfdfe2e40e68842568e6a30c60d64c1378b6</text:p>
          </table:table-cell>
          <table:table-cell office:value-type="float" office:value="18" calcext:value-type="float">
            <text:p>18</text:p>
          </table:table-cell>
          <table:table-cell office:value-type="percentage" office:value="0.125038296568627" calcext:value-type="percentage">
            <text:p>12.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0754158122579" calcext:value-type="percentage">
            <text:p>16.08%</text:p>
          </table:table-cell>
          <table:table-cell office:value-type="percentage" office:value="0.672091066827909" calcext:value-type="percentage">
            <text:p>67.21%</text:p>
          </table:table-cell>
          <table:table-cell office:value-type="percentage" office:value="0.494832901652124" calcext:value-type="percentage">
            <text:p>49.48%</text:p>
          </table:table-cell>
          <table:table-cell office:value-type="percentage" office:value="0.811884057971014" calcext:value-type="percentage">
            <text:p>81.19%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8fdc02d915206bb2564e1f7da962f2b9d9d491b11afa00a76622b7932366480</text:p>
          </table:table-cell>
          <table:table-cell office:value-type="float" office:value="21" calcext:value-type="float">
            <text:p>21</text:p>
          </table:table-cell>
          <table:table-cell office:value-type="percentage" office:value="0.109696691176471" calcext:value-type="percentage">
            <text:p>10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4307359307359" calcext:value-type="percentage">
            <text:p>13.43%</text:p>
          </table:table-cell>
          <table:table-cell office:value-type="percentage" office:value="0.384343245818544" calcext:value-type="percentage">
            <text:p>38.43%</text:p>
          </table:table-cell>
          <table:table-cell office:value-type="percentage" office:value="0.380620591362279" calcext:value-type="percentage">
            <text:p>38.06%</text:p>
          </table:table-cell>
          <table:table-cell office:value-type="percentage" office:value="0.579295059778931" calcext:value-type="percentage">
            <text:p>57.93%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08ff81c8a0c8b622f6648a9c7f935d85f0c503f515ef2ac3728387be1953ee8</text:p>
          </table:table-cell>
          <table:table-cell office:value-type="float" office:value="15" calcext:value-type="float">
            <text:p>15</text:p>
          </table:table-cell>
          <table:table-cell office:value-type="percentage" office:value="0.180376838235294" calcext:value-type="percentage">
            <text:p>18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3772893772894" calcext:value-type="percentage">
            <text:p>17.38%</text:p>
          </table:table-cell>
          <table:table-cell office:value-type="percentage" office:value="0.273596207713855" calcext:value-type="percentage">
            <text:p>27.36%</text:p>
          </table:table-cell>
          <table:table-cell office:value-type="percentage" office:value="0.450451303082882" calcext:value-type="percentage">
            <text:p>45.05%</text:p>
          </table:table-cell>
          <table:table-cell office:value-type="percentage" office:value="0.775595238095238" calcext:value-type="percentage">
            <text:p>77.56%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7aae06bc4558829473071defec0b7ab3bfa9c5005548a13da95596bb6a66d105</text:p>
          </table:table-cell>
          <table:table-cell office:value-type="float" office:value="75" calcext:value-type="float">
            <text:p>75</text:p>
          </table:table-cell>
          <table:table-cell office:value-type="percentage" office:value="0.177198223039216" calcext:value-type="percentage">
            <text:p>17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13316716905958" calcext:value-type="percentage">
            <text:p>6.13%</text:p>
          </table:table-cell>
          <table:table-cell office:value-type="percentage" office:value="0.55518687411628" calcext:value-type="percentage">
            <text:p>55.52%</text:p>
          </table:table-cell>
          <table:table-cell office:value-type="percentage" office:value="0.543239432524421" calcext:value-type="percentage">
            <text:p>54.32%</text:p>
          </table:table-cell>
          <table:table-cell office:value-type="percentage" office:value="0.742138330001845" calcext:value-type="percentage">
            <text:p>74.21%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f8621ef0db8c26b0bce6385bd5609b584bfd678fcf7a234b8a15e6bb05c15ac</text:p>
          </table:table-cell>
          <table:table-cell office:value-type="float" office:value="22" calcext:value-type="float">
            <text:p>22</text:p>
          </table:table-cell>
          <table:table-cell office:value-type="percentage" office:value="0.127619485294118" calcext:value-type="percentage">
            <text:p>12.7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3571428571429" calcext:value-type="percentage">
            <text:p>10.36%</text:p>
          </table:table-cell>
          <table:table-cell office:value-type="percentage" office:value="0.681103896103896" calcext:value-type="percentage">
            <text:p>68.11%</text:p>
          </table:table-cell>
          <table:table-cell office:value-type="percentage" office:value="0.452151370899891" calcext:value-type="percentage">
            <text:p>45.22%</text:p>
          </table:table-cell>
          <table:table-cell office:value-type="percentage" office:value="0.889389233954451" calcext:value-type="percentage">
            <text:p>88.94%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97126a9791f0c1176e4563ad679a301dac27c59011f579e808bbd6e9f4cd1034</text:p>
          </table:table-cell>
          <table:table-cell office:value-type="float" office:value="20" calcext:value-type="float">
            <text:p>20</text:p>
          </table:table-cell>
          <table:table-cell office:value-type="percentage" office:value="0.0470205269607843" calcext:value-type="percentage">
            <text:p>4.7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7019673874513" calcext:value-type="percentage">
            <text:p>61.70%</text:p>
          </table:table-cell>
          <table:table-cell office:value-type="percentage" office:value="0.533624633431085" calcext:value-type="percentage">
            <text:p>53.36%</text:p>
          </table:table-cell>
          <table:table-cell office:value-type="percentage" office:value="0.842692895339954" calcext:value-type="percentage">
            <text:p>84.27%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24ea5c268469a95ed155eeaf809e36030b78a2eb530a0cb2380cdc1ccdb7dd1</text:p>
          </table:table-cell>
          <table:table-cell office:value-type="float" office:value="50" calcext:value-type="float">
            <text:p>50</text:p>
          </table:table-cell>
          <table:table-cell office:value-type="percentage" office:value="0.230698529411765" calcext:value-type="percentage">
            <text:p>23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00681564223053" calcext:value-type="percentage">
            <text:p>30.07%</text:p>
          </table:table-cell>
          <table:table-cell office:value-type="percentage" office:value="0.604505933817731" calcext:value-type="percentage">
            <text:p>60.45%</text:p>
          </table:table-cell>
          <table:table-cell office:value-type="percentage" office:value="0.589341519650374" calcext:value-type="percentage">
            <text:p>58.93%</text:p>
          </table:table-cell>
          <table:table-cell office:value-type="percentage" office:value="0.670084613637015" calcext:value-type="percentage">
            <text:p>67.01%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b20ab049372d184c705acebe7af026d3580f5fd5a72ed796e3622e1685af2f</text:p>
          </table:table-cell>
          <table:table-cell office:value-type="float" office:value="289" calcext:value-type="float">
            <text:p>289</text:p>
          </table:table-cell>
          <table:table-cell office:value-type="percentage" office:value="0.0598039215686275" calcext:value-type="percentage">
            <text:p>5.9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603, 1272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9450032108929" calcext:value-type="percentage">
            <text:p>1.2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8888888888889" calcext:value-type="percentage">
            <text:p>0.14%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70ebd9d674be236b9bf0b28650ad3f68e1891b06e16a9021fd069ca7ef32b78</text:p>
          </table:table-cell>
          <table:table-cell office:value-type="float" office:value="20" calcext:value-type="float">
            <text:p>20</text:p>
          </table:table-cell>
          <table:table-cell office:value-type="percentage" office:value="0.050811887254902" calcext:value-type="percentage">
            <text:p>5.0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73029193029193" calcext:value-type="percentage">
            <text:p>67.30%</text:p>
          </table:table-cell>
          <table:table-cell office:value-type="percentage" office:value="0.568678166003243" calcext:value-type="percentage">
            <text:p>56.87%</text:p>
          </table:table-cell>
          <table:table-cell office:value-type="percentage" office:value="0.895076400679117" calcext:value-type="percentage">
            <text:p>89.51%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619429303c1af7540916509fe7900cf483eba4391b06aac87ff7f66ca1ab6483</text:p>
          </table:table-cell>
          <table:table-cell office:value-type="float" office:value="24" calcext:value-type="float">
            <text:p>24</text:p>
          </table:table-cell>
          <table:table-cell office:value-type="percentage" office:value="0.0971047794117647" calcext:value-type="percentage">
            <text:p>9.7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753737061989" calcext:value-type="percentage">
            <text:p>27.54%</text:p>
          </table:table-cell>
          <table:table-cell office:value-type="percentage" office:value="0.102691029900332" calcext:value-type="percentage">
            <text:p>10.27%</text:p>
          </table:table-cell>
          <table:table-cell office:value-type="percentage" office:value="0.475952400090331" calcext:value-type="percentage">
            <text:p>47.60%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7e5dcfc9c93183c668c5a4ab028d5faad54fb54298711f2caae0508aa978300</text:p>
          </table:table-cell>
          <table:table-cell office:value-type="float" office:value="26" calcext:value-type="float">
            <text:p>26</text:p>
          </table:table-cell>
          <table:table-cell office:value-type="percentage" office:value="0.457559095435049" calcext:value-type="percentage">
            <text:p>45.7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432749436651876" calcext:value-type="percentage">
            <text:p>43.27%</text:p>
          </table:table-cell>
          <table:table-cell office:value-type="percentage" office:value="0.330184079162389" calcext:value-type="percentage">
            <text:p>33.02%</text:p>
          </table:table-cell>
          <table:table-cell office:value-type="percentage" office:value="0.39199899287063" calcext:value-type="percentage">
            <text:p>39.20%</text:p>
          </table:table-cell>
          <table:table-cell office:value-type="percentage" office:value="0.529993628425357" calcext:value-type="percentage">
            <text:p>53.00%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5ef4442e5b8b0b4cf824b61be4050dfd793d846e0a6800afa4425a2f66e91456</text:p>
          </table:table-cell>
          <table:table-cell office:value-type="float" office:value="54" calcext:value-type="float">
            <text:p>54</text:p>
          </table:table-cell>
          <table:table-cell office:value-type="percentage" office:value="0.514108856464461" calcext:value-type="percentage">
            <text:p>51.4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26937764329069" calcext:value-type="percentage">
            <text:p>12.69%</text:p>
          </table:table-cell>
          <table:table-cell office:value-type="percentage" office:value="0.188990750085217" calcext:value-type="percentage">
            <text:p>18.90%</text:p>
          </table:table-cell>
          <table:table-cell office:value-type="percentage" office:value="0.191789666867269" calcext:value-type="percentage">
            <text:p>19.18%</text:p>
          </table:table-cell>
          <table:table-cell office:value-type="percentage" office:value="0.401422921300719" calcext:value-type="percentage">
            <text:p>40.14%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7fb37aafa6626608af90c1e18f6a743f29b6b233d2e427dcd1102df6a916cf5</text:p>
          </table:table-cell>
          <table:table-cell office:value-type="float" office:value="313" calcext:value-type="float">
            <text:p>313</text:p>
          </table:table-cell>
          <table:table-cell office:value-type="percentage" office:value="0.23602175245098" calcext:value-type="percentage">
            <text:p>23.6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569031273836766" calcext:value-type="percentage">
            <text:p>0.57%</text:p>
          </table:table-cell>
          <table:table-cell office:value-type="percentage" office:value="0.143607955078944" calcext:value-type="percentage">
            <text:p>14.36%</text:p>
          </table:table-cell>
          <table:table-cell office:value-type="percentage" office:value="0.113939194761019" calcext:value-type="percentage">
            <text:p>11.39%</text:p>
          </table:table-cell>
          <table:table-cell office:value-type="percentage" office:value="0.414744452585576" calcext:value-type="percentage">
            <text:p>41.47%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c681dfa5cf7e413305d2e90ee47553a46e29cce4f6ed034c8297e511714f867</text:p>
          </table:table-cell>
          <table:table-cell office:value-type="float" office:value="66" calcext:value-type="float">
            <text:p>66</text:p>
          </table:table-cell>
          <table:table-cell office:value-type="percentage" office:value="0.299172794117647" calcext:value-type="percentage">
            <text:p>29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87224906932393" calcext:value-type="percentage">
            <text:p>6.87%</text:p>
          </table:table-cell>
          <table:table-cell office:value-type="percentage" office:value="0.295952635632338" calcext:value-type="percentage">
            <text:p>29.60%</text:p>
          </table:table-cell>
          <table:table-cell office:value-type="percentage" office:value="0.284590689442888" calcext:value-type="percentage">
            <text:p>28.46%</text:p>
          </table:table-cell>
          <table:table-cell office:value-type="percentage" office:value="0.404122633028998" calcext:value-type="percentage">
            <text:p>40.41%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50ac10d1dce6496d092d966784ed3795969128ca0bc58199a36d558ed529203</text:p>
          </table:table-cell>
          <table:table-cell office:value-type="float" office:value="67" calcext:value-type="float">
            <text:p>67</text:p>
          </table:table-cell>
          <table:table-cell office:value-type="percentage" office:value="0.114384191176471" calcext:value-type="percentage">
            <text:p>11.4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0230179028133" calcext:value-type="percentage">
            <text:p>1.02%</text:p>
          </table:table-cell>
          <table:table-cell office:value-type="percentage" office:value="0.184276932889362" calcext:value-type="percentage">
            <text:p>18.43%</text:p>
          </table:table-cell>
          <table:table-cell office:value-type="percentage" office:value="0.0585210948710978" calcext:value-type="percentage">
            <text:p>5.85%</text:p>
          </table:table-cell>
          <table:table-cell office:value-type="percentage" office:value="0.446003075590433" calcext:value-type="percentage">
            <text:p>44.60%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c9269fb2e651cd4a32b65ae164f79b0a2ea823e0a83508c85d7985a6bed43cf</text:p>
          </table:table-cell>
          <table:table-cell office:value-type="float" office:value="5" calcext:value-type="float">
            <text:p>5</text:p>
          </table:table-cell>
          <table:table-cell office:value-type="percentage" office:value="0.0897288602941176" calcext:value-type="percentage">
            <text:p>8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438730158730159" calcext:value-type="percentage">
            <text:p>43.87%</text:p>
          </table:table-cell>
          <table:table-cell office:value-type="percentage" office:value="0.315753968253968" calcext:value-type="percentage">
            <text:p>31.58%</text:p>
          </table:table-cell>
          <table:table-cell office:value-type="percentage" office:value="0.616865079365079" calcext:value-type="percentage">
            <text:p>61.69%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e927e8255096971ddae1bd975cf80c4ad7c847c82d0b5f5dd2ddfe5407007ee</text:p>
          </table:table-cell>
          <table:table-cell office:value-type="float" office:value="65" calcext:value-type="float">
            <text:p>65</text:p>
          </table:table-cell>
          <table:table-cell office:value-type="percentage" office:value="0.258769914215686" calcext:value-type="percentage">
            <text:p>25.8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5508418694141" calcext:value-type="percentage">
            <text:p>10.55%</text:p>
          </table:table-cell>
          <table:table-cell office:value-type="percentage" office:value="0.429658918722081" calcext:value-type="percentage">
            <text:p>42.97%</text:p>
          </table:table-cell>
          <table:table-cell office:value-type="percentage" office:value="0.494863190259555" calcext:value-type="percentage">
            <text:p>49.49%</text:p>
          </table:table-cell>
          <table:table-cell office:value-type="percentage" office:value="0.55754700185345" calcext:value-type="percentage">
            <text:p>55.75%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9dfcbc9361edd3a1ffe81a5bdaa22a197ad1341f3fa64b86a646c2607d6b324</text:p>
          </table:table-cell>
          <table:table-cell office:value-type="float" office:value="12" calcext:value-type="float">
            <text:p>12</text:p>
          </table:table-cell>
          <table:table-cell office:value-type="percentage" office:value="0.18719362745098" calcext:value-type="percentage">
            <text:p>18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539536892416149" calcext:value-type="percentage">
            <text:p>53.95%</text:p>
          </table:table-cell>
          <table:table-cell office:value-type="percentage" office:value="0.801568252719148" calcext:value-type="percentage">
            <text:p>80.16%</text:p>
          </table:table-cell>
          <table:table-cell office:value-type="percentage" office:value="0.7196003996004" calcext:value-type="percentage">
            <text:p>71.96%</text:p>
          </table:table-cell>
          <table:table-cell office:value-type="percentage" office:value="0.944615384615385" calcext:value-type="percentage">
            <text:p>94.46%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20b37f4ca7cab486d2b71cd87a46ee7411a5aa142799d96ed98015ab5ba538a</text:p>
          </table:table-cell>
          <table:table-cell office:value-type="float" office:value="1" calcext:value-type="float">
            <text:p>1</text:p>
          </table:table-cell>
          <table:table-cell office:value-type="percentage" office:value="0.0856924019607843" calcext:value-type="percentage">
            <text:p>8.5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320, 3)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833333333333333" calcext:value-type="percentage">
            <text:p>8.33%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942d56861fc83e195e9c559a000bb86627d8682f8dcc2300818458e5b6850dd0</text:p>
          </table:table-cell>
          <table:table-cell office:value-type="float" office:value="51" calcext:value-type="float">
            <text:p>51</text:p>
          </table:table-cell>
          <table:table-cell office:value-type="percentage" office:value="0.0903109681372549" calcext:value-type="percentage">
            <text:p>9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15309200603318" calcext:value-type="percentage">
            <text:p>2.15%</text:p>
          </table:table-cell>
          <table:table-cell office:value-type="percentage" office:value="0.349907324151247" calcext:value-type="percentage">
            <text:p>34.99%</text:p>
          </table:table-cell>
          <table:table-cell office:value-type="percentage" office:value="0.227344889297866" calcext:value-type="percentage">
            <text:p>22.73%</text:p>
          </table:table-cell>
          <table:table-cell office:value-type="percentage" office:value="0.390578422977026" calcext:value-type="percentage">
            <text:p>39.06%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65bbfc5673e8053b6ce49f39c79cf3a846fe5cc46dd93105f74fb07cf44606d</text:p>
          </table:table-cell>
          <table:table-cell office:value-type="float" office:value="134" calcext:value-type="float">
            <text:p>134</text:p>
          </table:table-cell>
          <table:table-cell office:value-type="percentage" office:value="0.099249387254902" calcext:value-type="percentage">
            <text:p>9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643489067597096" calcext:value-type="percentage">
            <text:p>6.43%</text:p>
          </table:table-cell>
          <table:table-cell office:value-type="percentage" office:value="0.577115098332756" calcext:value-type="percentage">
            <text:p>57.71%</text:p>
          </table:table-cell>
          <table:table-cell office:value-type="percentage" office:value="0.295577047743944" calcext:value-type="percentage">
            <text:p>29.56%</text:p>
          </table:table-cell>
          <table:table-cell office:value-type="percentage" office:value="0.743748113371834" calcext:value-type="percentage">
            <text:p>74.37%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227fd9b01d67c2bcdb407d3205214e6dfeff9fd0725828e3b3651959942ff4a</text:p>
          </table:table-cell>
          <table:table-cell office:value-type="float" office:value="60" calcext:value-type="float">
            <text:p>60</text:p>
          </table:table-cell>
          <table:table-cell office:value-type="percentage" office:value="0.317861519607843" calcext:value-type="percentage">
            <text:p>31.7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0583330424542" calcext:value-type="percentage">
            <text:p>10.06%</text:p>
          </table:table-cell>
          <table:table-cell office:value-type="percentage" office:value="0.165225266766443" calcext:value-type="percentage">
            <text:p>16.52%</text:p>
          </table:table-cell>
          <table:table-cell office:value-type="percentage" office:value="0.130055185633022" calcext:value-type="percentage">
            <text:p>13.01%</text:p>
          </table:table-cell>
          <table:table-cell office:value-type="percentage" office:value="0.439196188415448" calcext:value-type="percentage">
            <text:p>43.92%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b44d22643830cd4f23c9deadb0bd499fb392fb2cd9526d81547d93077d983df</text:p>
          </table:table-cell>
          <table:table-cell office:value-type="float" office:value="96" calcext:value-type="float">
            <text:p>96</text:p>
          </table:table-cell>
          <table:table-cell office:value-type="percentage" office:value="0.742049632352941" calcext:value-type="percentage">
            <text:p>74.2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91078831019237" calcext:value-type="percentage">
            <text:p>0.39%</text:p>
          </table:table-cell>
          <table:table-cell office:value-type="percentage" office:value="0.0143909110035767" calcext:value-type="percentage">
            <text:p>1.44%</text:p>
          </table:table-cell>
          <table:table-cell office:value-type="percentage" office:value="0.286137849654793" calcext:value-type="percentage">
            <text:p>28.61%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c345dac2205deb169bd70197f07f053bada80b61ffa69fdfb490758323ead69</text:p>
          </table:table-cell>
          <table:table-cell office:value-type="float" office:value="10" calcext:value-type="float">
            <text:p>10</text:p>
          </table:table-cell>
          <table:table-cell office:value-type="percentage" office:value="0.120917585784314" calcext:value-type="percentage">
            <text:p>12.0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9265734265734" calcext:value-type="percentage">
            <text:p>20.93%</text:p>
          </table:table-cell>
          <table:table-cell office:value-type="percentage" office:value="0.61870527133685" calcext:value-type="percentage">
            <text:p>61.87%</text:p>
          </table:table-cell>
          <table:table-cell office:value-type="percentage" office:value="0.483736524912995" calcext:value-type="percentage">
            <text:p>48.37%</text:p>
          </table:table-cell>
          <table:table-cell office:value-type="percentage" office:value="0.793983957219251" calcext:value-type="percentage">
            <text:p>79.40%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df1bf458312de2895dd9cc5ce7ec9d334ad54c35edc96ad6001d20b1d8588d8</text:p>
          </table:table-cell>
          <table:table-cell office:value-type="float" office:value="30" calcext:value-type="float">
            <text:p>30</text:p>
          </table:table-cell>
          <table:table-cell office:value-type="percentage" office:value="0.157766544117647" calcext:value-type="percentage">
            <text:p>15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883069828722" calcext:value-type="percentage">
            <text:p>4.88%</text:p>
          </table:table-cell>
          <table:table-cell office:value-type="percentage" office:value="0.164021672771673" calcext:value-type="percentage">
            <text:p>16.40%</text:p>
          </table:table-cell>
          <table:table-cell office:value-type="percentage" office:value="0.12546831712349" calcext:value-type="percentage">
            <text:p>12.55%</text:p>
          </table:table-cell>
          <table:table-cell office:value-type="percentage" office:value="0.439539729455668" calcext:value-type="percentage">
            <text:p>43.95%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304a1fdf3bca2f4b4580d2cac59942e2224a7678001bf5ed9d9852f57708932</text:p>
          </table:table-cell>
          <table:table-cell office:value-type="float" office:value="253" calcext:value-type="float">
            <text:p>253</text:p>
          </table:table-cell>
          <table:table-cell office:value-type="percentage" office:value="0.230124080882353" calcext:value-type="percentage">
            <text:p>23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33873963729103" calcext:value-type="percentage">
            <text:p>2.34%</text:p>
          </table:table-cell>
          <table:table-cell office:value-type="percentage" office:value="0.328563805102068" calcext:value-type="percentage">
            <text:p>32.86%</text:p>
          </table:table-cell>
          <table:table-cell office:value-type="percentage" office:value="0.148239447995642" calcext:value-type="percentage">
            <text:p>14.82%</text:p>
          </table:table-cell>
          <table:table-cell office:value-type="percentage" office:value="0.516302260641125" calcext:value-type="percentage">
            <text:p>51.63%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1ba6089cae2f90cb7275ece10ca393c25f60ea17e5c9c3cea2399d31fd41869</text:p>
          </table:table-cell>
          <table:table-cell office:value-type="float" office:value="22" calcext:value-type="float">
            <text:p>22</text:p>
          </table:table-cell>
          <table:table-cell office:value-type="percentage" office:value="0.296300551470588" calcext:value-type="percentage">
            <text:p>29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1427159796725" calcext:value-type="percentage">
            <text:p>16.14%</text:p>
          </table:table-cell>
          <table:table-cell office:value-type="percentage" office:value="0.400246759179397" calcext:value-type="percentage">
            <text:p>40.02%</text:p>
          </table:table-cell>
          <table:table-cell office:value-type="percentage" office:value="0.465794461008844" calcext:value-type="percentage">
            <text:p>46.58%</text:p>
          </table:table-cell>
          <table:table-cell office:value-type="percentage" office:value="0.353712233130337" calcext:value-type="percentage">
            <text:p>35.37%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3830d0e51245fc0c9e410efa4c17d2a7d83a0104a3777130119ab892de47a4e</text:p>
          </table:table-cell>
          <table:table-cell office:value-type="float" office:value="40" calcext:value-type="float">
            <text:p>40</text:p>
          </table:table-cell>
          <table:table-cell office:value-type="percentage" office:value="0.105131740196078" calcext:value-type="percentage">
            <text:p>10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3215746233778" calcext:value-type="percentage">
            <text:p>10.32%</text:p>
          </table:table-cell>
          <table:table-cell office:value-type="percentage" office:value="0.256484533680381" calcext:value-type="percentage">
            <text:p>25.65%</text:p>
          </table:table-cell>
          <table:table-cell office:value-type="percentage" office:value="0.215118520890747" calcext:value-type="percentage">
            <text:p>21.51%</text:p>
          </table:table-cell>
          <table:table-cell office:value-type="percentage" office:value="0.516107452339321" calcext:value-type="percentage">
            <text:p>51.61%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49fe932622db3b49366a260ddd20077219f96fb2dc0f912ad4f60b087876f3b</text:p>
          </table:table-cell>
          <table:table-cell office:value-type="float" office:value="44" calcext:value-type="float">
            <text:p>44</text:p>
          </table:table-cell>
          <table:table-cell office:value-type="percentage" office:value="0.0907398897058823" calcext:value-type="percentage">
            <text:p>9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31334759964936" calcext:value-type="percentage">
            <text:p>4.31%</text:p>
          </table:table-cell>
          <table:table-cell office:value-type="percentage" office:value="0.283836978006066" calcext:value-type="percentage">
            <text:p>28.38%</text:p>
          </table:table-cell>
          <table:table-cell office:value-type="percentage" office:value="0.278910078185866" calcext:value-type="percentage">
            <text:p>27.89%</text:p>
          </table:table-cell>
          <table:table-cell office:value-type="percentage" office:value="0.455414711838927" calcext:value-type="percentage">
            <text:p>45.54%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f26c41245febfe67c2a1682cc4ee8752ee40ae3e49610314f45923b8bf5b08a</text:p>
          </table:table-cell>
          <table:table-cell office:value-type="float" office:value="40" calcext:value-type="float">
            <text:p>40</text:p>
          </table:table-cell>
          <table:table-cell office:value-type="percentage" office:value="0.125765931372549" calcext:value-type="percentage">
            <text:p>12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19289796158831" calcext:value-type="percentage">
            <text:p>7.19%</text:p>
          </table:table-cell>
          <table:table-cell office:value-type="percentage" office:value="0.440326123251032" calcext:value-type="percentage">
            <text:p>44.03%</text:p>
          </table:table-cell>
          <table:table-cell office:value-type="percentage" office:value="0.370308125499667" calcext:value-type="percentage">
            <text:p>37.03%</text:p>
          </table:table-cell>
          <table:table-cell office:value-type="percentage" office:value="0.621581437642367" calcext:value-type="percentage">
            <text:p>62.16%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1e3aeb0c56261c17eb71c747d116057b8da7e8c8a6845bdc01b2b3ee2299229</text:p>
          </table:table-cell>
          <table:table-cell office:value-type="float" office:value="22" calcext:value-type="float">
            <text:p>22</text:p>
          </table:table-cell>
          <table:table-cell office:value-type="percentage" office:value="0.0983609068627451" calcext:value-type="percentage">
            <text:p>9.8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21731601731602" calcext:value-type="percentage">
            <text:p>7.22%</text:p>
          </table:table-cell>
          <table:table-cell office:value-type="percentage" office:value="0.439966555183946" calcext:value-type="percentage">
            <text:p>44.00%</text:p>
          </table:table-cell>
          <table:table-cell office:value-type="percentage" office:value="0.228457209457209" calcext:value-type="percentage">
            <text:p>22.85%</text:p>
          </table:table-cell>
          <table:table-cell office:value-type="percentage" office:value="0.628472865298952" calcext:value-type="percentage">
            <text:p>62.85%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6515d73077866808ad4cb837ecdac33612527b8a1041e82135e40fce2bb9380</text:p>
          </table:table-cell>
          <table:table-cell office:value-type="float" office:value="15" calcext:value-type="float">
            <text:p>15</text:p>
          </table:table-cell>
          <table:table-cell office:value-type="percentage" office:value="0.234566482843137" calcext:value-type="percentage">
            <text:p>23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320, 3)</text:p>
          </table:table-cell>
          <table:table-cell office:value-type="percentage" office:value="0.232296365186391" calcext:value-type="percentage">
            <text:p>23.23%</text:p>
          </table:table-cell>
          <table:table-cell office:value-type="percentage" office:value="0.272610417904536" calcext:value-type="percentage">
            <text:p>27.26%</text:p>
          </table:table-cell>
          <table:table-cell office:value-type="percentage" office:value="0.218464237516869" calcext:value-type="percentage">
            <text:p>21.85%</text:p>
          </table:table-cell>
          <table:table-cell office:value-type="percentage" office:value="0.307076286261631" calcext:value-type="percentage">
            <text:p>30.71%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4ff152d76db095f75c664dd48e41e8c9953fd0e784535883916383165e28a08e</text:p>
          </table:table-cell>
          <table:table-cell office:value-type="float" office:value="6" calcext:value-type="float">
            <text:p>6</text:p>
          </table:table-cell>
          <table:table-cell office:value-type="percentage" office:value="0.113503370098039" calcext:value-type="percentage">
            <text:p>11.3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90357142857143" calcext:value-type="percentage">
            <text:p>39.04%</text:p>
          </table:table-cell>
          <table:table-cell office:value-type="percentage" office:value="0.704761904761905" calcext:value-type="percentage">
            <text:p>70.48%</text:p>
          </table:table-cell>
          <table:table-cell office:value-type="percentage" office:value="0.654761904761905" calcext:value-type="percentage">
            <text:p>65.48%</text:p>
          </table:table-cell>
          <table:table-cell office:value-type="percentage" office:value="0.815873015873016" calcext:value-type="percentage">
            <text:p>81.59%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6bd330234b763b77796d4804de8e224881c0fc8dd02650fa708b2edfd8c7461f</text:p>
          </table:table-cell>
          <table:table-cell office:value-type="float" office:value="25" calcext:value-type="float">
            <text:p>25</text:p>
          </table:table-cell>
          <table:table-cell office:value-type="percentage" office:value="0.054718137254902" calcext:value-type="percentage">
            <text:p>5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6124674842066" calcext:value-type="percentage">
            <text:p>55.61%</text:p>
          </table:table-cell>
          <table:table-cell office:value-type="percentage" office:value="0.46475705052879" calcext:value-type="percentage">
            <text:p>46.48%</text:p>
          </table:table-cell>
          <table:table-cell office:value-type="percentage" office:value="0.540420227920228" calcext:value-type="percentage">
            <text:p>54.04%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38b7673d507014d83af238876e03617396b70fe27f525f8205a4a96900fbb8e</text:p>
          </table:table-cell>
          <table:table-cell office:value-type="float" office:value="196" calcext:value-type="float">
            <text:p>196</text:p>
          </table:table-cell>
          <table:table-cell office:value-type="percentage" office:value="0.062890625" calcext:value-type="percentage">
            <text:p>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603, 1272, 3)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535930735930736" calcext:value-type="percentage">
            <text:p>5.36%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c5452f612a0f972fe55cc677055ede662af6723b5c1615ad539b8a4bd279bdb</text:p>
          </table:table-cell>
          <table:table-cell office:value-type="float" office:value="32" calcext:value-type="float">
            <text:p>32</text:p>
          </table:table-cell>
          <table:table-cell office:value-type="percentage" office:value="0.0985447303921569" calcext:value-type="percentage">
            <text:p>9.8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33910533910534" calcext:value-type="percentage">
            <text:p>2.34%</text:p>
          </table:table-cell>
          <table:table-cell office:value-type="percentage" office:value="0.223942693714337" calcext:value-type="percentage">
            <text:p>22.39%</text:p>
          </table:table-cell>
          <table:table-cell office:value-type="percentage" office:value="0.0677517456226034" calcext:value-type="percentage">
            <text:p>6.78%</text:p>
          </table:table-cell>
          <table:table-cell office:value-type="percentage" office:value="0.415726114492718" calcext:value-type="percentage">
            <text:p>41.57%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1dbc6ee7c44a7027e935d040e496793186b884a1028d0e26284a206c6f5aff0</text:p>
          </table:table-cell>
          <table:table-cell office:value-type="float" office:value="17" calcext:value-type="float">
            <text:p>17</text:p>
          </table:table-cell>
          <table:table-cell office:value-type="percentage" office:value="0.158126531862745" calcext:value-type="percentage">
            <text:p>15.8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38095238095238" calcext:value-type="percentage">
            <text:p>8.38%</text:p>
          </table:table-cell>
          <table:table-cell office:value-type="percentage" office:value="0.284606000294855" calcext:value-type="percentage">
            <text:p>28.46%</text:p>
          </table:table-cell>
          <table:table-cell office:value-type="percentage" office:value="0.308666953961072" calcext:value-type="percentage">
            <text:p>30.87%</text:p>
          </table:table-cell>
          <table:table-cell office:value-type="percentage" office:value="0.391810987605745" calcext:value-type="percentage">
            <text:p>39.18%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740b0a67ca337ea31648b57c81bcfbb841c7bb5cad185199a9f4da596d531b9</text:p>
          </table:table-cell>
          <table:table-cell office:value-type="float" office:value="9" calcext:value-type="float">
            <text:p>9</text:p>
          </table:table-cell>
          <table:table-cell office:value-type="percentage" office:value="0.112997855392157" calcext:value-type="percentage">
            <text:p>11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87222222222222" calcext:value-type="percentage">
            <text:p>18.72%</text:p>
          </table:table-cell>
          <table:table-cell office:value-type="percentage" office:value="0.62948051948052" calcext:value-type="percentage">
            <text:p>62.95%</text:p>
          </table:table-cell>
          <table:table-cell office:value-type="percentage" office:value="0.456551683610507" calcext:value-type="percentage">
            <text:p>45.66%</text:p>
          </table:table-cell>
          <table:table-cell office:value-type="percentage" office:value="0.8325" calcext:value-type="percentage">
            <text:p>83.25%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acd2c223d300ea55d0546797713851e818e5c697d073b7f4091b96ce0f3d2fe</text:p>
          </table:table-cell>
          <table:table-cell office:value-type="float" office:value="9" calcext:value-type="float">
            <text:p>9</text:p>
          </table:table-cell>
          <table:table-cell office:value-type="percentage" office:value="0.156364889705882" calcext:value-type="percentage">
            <text:p>15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44646464646465" calcext:value-type="percentage">
            <text:p>24.46%</text:p>
          </table:table-cell>
          <table:table-cell table:number-columns-repeated="2" office:value-type="percentage" office:value="0.5425" calcext:value-type="percentage">
            <text:p>54.25%</text:p>
          </table:table-cell>
          <table:table-cell office:value-type="percentage" office:value="0.608694083694084" calcext:value-type="percentage">
            <text:p>60.87%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66612c188d73e931e1863af2c99d2af782c32f65fd97d224abb40bbadb87263f</text:p>
          </table:table-cell>
          <table:table-cell office:value-type="float" office:value="15" calcext:value-type="float">
            <text:p>15</text:p>
          </table:table-cell>
          <table:table-cell office:value-type="percentage" office:value="0.198253676470588" calcext:value-type="percentage">
            <text:p>19.8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00916250763639" calcext:value-type="percentage">
            <text:p>40.09%</text:p>
          </table:table-cell>
          <table:table-cell office:value-type="percentage" office:value="0.569534165181224" calcext:value-type="percentage">
            <text:p>56.95%</text:p>
          </table:table-cell>
          <table:table-cell office:value-type="percentage" office:value="0.579357168172958" calcext:value-type="percentage">
            <text:p>57.94%</text:p>
          </table:table-cell>
          <table:table-cell office:value-type="percentage" office:value="0.739654999426671" calcext:value-type="percentage">
            <text:p>73.97%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d58600efa0c2667ec85595bf456a54e2bd6e6e9a5c0dff42d807bc9fe2b822e</text:p>
          </table:table-cell>
          <table:table-cell office:value-type="float" office:value="83" calcext:value-type="float">
            <text:p>83</text:p>
          </table:table-cell>
          <table:table-cell office:value-type="percentage" office:value="0.751953125" calcext:value-type="percentage">
            <text:p>75.2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05028215665828" calcext:value-type="percentage">
            <text:p>2.05%</text:p>
          </table:table-cell>
          <table:table-cell office:value-type="percentage" office:value="0.0101123595505618" calcext:value-type="percentage">
            <text:p>1.01%</text:p>
          </table:table-cell>
          <table:table-cell office:value-type="percentage" office:value="0.338188465462719" calcext:value-type="percentage">
            <text:p>33.82%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52958107d0b1f0288f50f346a833df3df485b92d5516cfcb536e73ab7adafd0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594362745098039" calcext:value-type="percentage">
            <text:p>5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649062342912" calcext:value-type="percentage">
            <text:p>65.26%</text:p>
          </table:table-cell>
          <table:table-cell office:value-type="percentage" office:value="0.18317461313903" calcext:value-type="percentage">
            <text:p>18.32%</text:p>
          </table:table-cell>
          <table:table-cell office:value-type="percentage" office:value="0.845790115785437" calcext:value-type="percentage">
            <text:p>84.58%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37ed50eea5a1e0bade3e6753793b6caeb061cd4c2f365658c257f69cab1f6288</text:p>
          </table:table-cell>
          <table:table-cell office:value-type="float" office:value="38" calcext:value-type="float">
            <text:p>38</text:p>
          </table:table-cell>
          <table:table-cell office:value-type="percentage" office:value="0.112768075980392" calcext:value-type="percentage">
            <text:p>11.2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61205073995772" calcext:value-type="percentage">
            <text:p>1.61%</text:p>
          </table:table-cell>
          <table:table-cell office:value-type="percentage" office:value="0.237799053449924" calcext:value-type="percentage">
            <text:p>23.78%</text:p>
          </table:table-cell>
          <table:table-cell office:value-type="percentage" office:value="0.0406463474525681" calcext:value-type="percentage">
            <text:p>4.06%</text:p>
          </table:table-cell>
          <table:table-cell office:value-type="percentage" office:value="0.37998925815893" calcext:value-type="percentage">
            <text:p>38.00%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abc40c118bc7303592c8bb95a80361e27560854b8971ab34dcf91966575b1f2</text:p>
          </table:table-cell>
          <table:table-cell office:value-type="float" office:value="18" calcext:value-type="float">
            <text:p>18</text:p>
          </table:table-cell>
          <table:table-cell office:value-type="percentage" office:value="0.111328125" calcext:value-type="percentage">
            <text:p>11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174231321056264" calcext:value-type="percentage">
            <text:p>17.42%</text:p>
          </table:table-cell>
          <table:table-cell office:value-type="percentage" office:value="0.415242236024845" calcext:value-type="percentage">
            <text:p>41.52%</text:p>
          </table:table-cell>
          <table:table-cell office:value-type="percentage" office:value="0.421197610439097" calcext:value-type="percentage">
            <text:p>42.12%</text:p>
          </table:table-cell>
          <table:table-cell office:value-type="percentage" office:value="0.696498453090745" calcext:value-type="percentage">
            <text:p>69.65%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9ebcfaf2322932d464f15b5662cae4d669b2d785b8299556d73fffcae8365d32</text:p>
          </table:table-cell>
          <table:table-cell office:value-type="float" office:value="58" calcext:value-type="float">
            <text:p>58</text:p>
          </table:table-cell>
          <table:table-cell office:value-type="percentage" office:value="0.152634803921569" calcext:value-type="percentage">
            <text:p>15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320, 3)</text:p>
          </table:table-cell>
          <table:table-cell office:value-type="percentage" office:value="0.0487848932676519" calcext:value-type="percentage">
            <text:p>4.88%</text:p>
          </table:table-cell>
          <table:table-cell office:value-type="percentage" office:value="0.210145215145215" calcext:value-type="percentage">
            <text:p>21.01%</text:p>
          </table:table-cell>
          <table:table-cell office:value-type="percentage" office:value="0.0733396584440228" calcext:value-type="percentage">
            <text:p>7.33%</text:p>
          </table:table-cell>
          <table:table-cell office:value-type="percentage" office:value="0.238852032040886" calcext:value-type="percentage">
            <text:p>23.89%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a83f5b4fca02ae43a6b9456ab42707b0beabc6e7c5c4e66c0d2572fb80f3615</text:p>
          </table:table-cell>
          <table:table-cell office:value-type="float" office:value="8" calcext:value-type="float">
            <text:p>8</text:p>
          </table:table-cell>
          <table:table-cell office:value-type="percentage" office:value="0.106265318627451" calcext:value-type="percentage">
            <text:p>10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6944444444444" calcext:value-type="percentage">
            <text:p>16.69%</text:p>
          </table:table-cell>
          <table:table-cell office:value-type="percentage" office:value="0.536363636363636" calcext:value-type="percentage">
            <text:p>53.64%</text:p>
          </table:table-cell>
          <table:table-cell office:value-type="percentage" office:value="0.296336996336996" calcext:value-type="percentage">
            <text:p>29.63%</text:p>
          </table:table-cell>
          <table:table-cell office:value-type="percentage" office:value="0.69635101010101" calcext:value-type="percentage">
            <text:p>69.64%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7af09f98ec299ba0658d759eebc4c34e1c98289ea6ce37f233e9f5e4e2fc84f4</text:p>
          </table:table-cell>
          <table:table-cell office:value-type="float" office:value="12" calcext:value-type="float">
            <text:p>12</text:p>
          </table:table-cell>
          <table:table-cell office:value-type="percentage" office:value="0.101524203431373" calcext:value-type="percentage">
            <text:p>10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7019230769231" calcext:value-type="percentage">
            <text:p>14.70%</text:p>
          </table:table-cell>
          <table:table-cell office:value-type="percentage" office:value="0.708136143033168" calcext:value-type="percentage">
            <text:p>70.81%</text:p>
          </table:table-cell>
          <table:table-cell office:value-type="percentage" office:value="0.447446866858632" calcext:value-type="percentage">
            <text:p>44.74%</text:p>
          </table:table-cell>
          <table:table-cell office:value-type="percentage" office:value="0.820805860805861" calcext:value-type="percentage">
            <text:p>82.08%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f5cdd0ebe1bdf8dc870bc294b8f08961e083bc7f9be69e268454aa9091808b9</text:p>
          </table:table-cell>
          <table:table-cell office:value-type="float" office:value="22" calcext:value-type="float">
            <text:p>22</text:p>
          </table:table-cell>
          <table:table-cell office:value-type="percentage" office:value="0.136511948529412" calcext:value-type="percentage">
            <text:p>13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137823451910408" calcext:value-type="percentage">
            <text:p>13.78%</text:p>
          </table:table-cell>
          <table:table-cell office:value-type="percentage" office:value="0.279191182043109" calcext:value-type="percentage">
            <text:p>27.92%</text:p>
          </table:table-cell>
          <table:table-cell office:value-type="percentage" office:value="0.24463618064705" calcext:value-type="percentage">
            <text:p>24.46%</text:p>
          </table:table-cell>
          <table:table-cell office:value-type="percentage" office:value="0.53377050003137" calcext:value-type="percentage">
            <text:p>53.38%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4fc936ba57a936aaa5941ccc70946ab18fcebcb6e8d85a097c584aff9ca4d88</text:p>
          </table:table-cell>
          <table:table-cell office:value-type="float" office:value="29" calcext:value-type="float">
            <text:p>29</text:p>
          </table:table-cell>
          <table:table-cell office:value-type="percentage" office:value="0.110546875" calcext:value-type="percentage">
            <text:p>11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4092907463319" calcext:value-type="percentage">
            <text:p>5.41%</text:p>
          </table:table-cell>
          <table:table-cell office:value-type="percentage" office:value="0.629672348639122" calcext:value-type="percentage">
            <text:p>62.97%</text:p>
          </table:table-cell>
          <table:table-cell office:value-type="percentage" office:value="0.423541676714091" calcext:value-type="percentage">
            <text:p>42.35%</text:p>
          </table:table-cell>
          <table:table-cell office:value-type="percentage" office:value="0.816018582738991" calcext:value-type="percentage">
            <text:p>81.60%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f3407842ada5bc18be79ae453e5bdaa1b68afc842fc22fa618ac6e6599d0bb3</text:p>
          </table:table-cell>
          <table:table-cell office:value-type="float" office:value="19" calcext:value-type="float">
            <text:p>19</text:p>
          </table:table-cell>
          <table:table-cell office:value-type="percentage" office:value="0.160271139705882" calcext:value-type="percentage">
            <text:p>16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41142732140525" calcext:value-type="percentage">
            <text:p>41.14%</text:p>
          </table:table-cell>
          <table:table-cell office:value-type="percentage" office:value="0.752889167362851" calcext:value-type="percentage">
            <text:p>75.29%</text:p>
          </table:table-cell>
          <table:table-cell office:value-type="percentage" office:value="0.662489759344598" calcext:value-type="percentage">
            <text:p>66.25%</text:p>
          </table:table-cell>
          <table:table-cell office:value-type="percentage" office:value="0.915428571428571" calcext:value-type="percentage">
            <text:p>91.54%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a4d989d262c618ac2793579e200cc71b3767f84698ae5f669867f23cdfe2568</text:p>
          </table:table-cell>
          <table:table-cell office:value-type="float" office:value="8" calcext:value-type="float">
            <text:p>8</text:p>
          </table:table-cell>
          <table:table-cell office:value-type="percentage" office:value="0.0947457107843137" calcext:value-type="percentage">
            <text:p>9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83333333333333" calcext:value-type="percentage">
            <text:p>5.83%</text:p>
          </table:table-cell>
          <table:table-cell office:value-type="percentage" office:value="0.576694139194139" calcext:value-type="percentage">
            <text:p>57.67%</text:p>
          </table:table-cell>
          <table:table-cell office:value-type="percentage" office:value="0.426694139194139" calcext:value-type="percentage">
            <text:p>42.67%</text:p>
          </table:table-cell>
          <table:table-cell office:value-type="percentage" office:value="0.791666666666667" calcext:value-type="percentage">
            <text:p>79.17%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40946065f7e4b6038599fbfd419f2a67e7635b6f89db3ed6c0d67c8801521af1</text:p>
          </table:table-cell>
          <table:table-cell office:value-type="float" office:value="15" calcext:value-type="float">
            <text:p>15</text:p>
          </table:table-cell>
          <table:table-cell office:value-type="percentage" office:value="0.479564151348039" calcext:value-type="percentage">
            <text:p>47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6536513323278" calcext:value-type="percentage">
            <text:p>26.54%</text:p>
          </table:table-cell>
          <table:table-cell office:value-type="percentage" office:value="0.226436132666783" calcext:value-type="percentage">
            <text:p>22.64%</text:p>
          </table:table-cell>
          <table:table-cell office:value-type="percentage" office:value="0.283339422725612" calcext:value-type="percentage">
            <text:p>28.33%</text:p>
          </table:table-cell>
          <table:table-cell office:value-type="percentage" office:value="0.429334365325077" calcext:value-type="percentage">
            <text:p>42.93%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309ba76b12ecb5ce28b99f3445b2b5dc54c0564c3c0e24c17e4c89a94a5d0535</text:p>
          </table:table-cell>
          <table:table-cell office:value-type="float" office:value="9" calcext:value-type="float">
            <text:p>9</text:p>
          </table:table-cell>
          <table:table-cell office:value-type="percentage" office:value="0.0744255514705882" calcext:value-type="percentage">
            <text:p>7.4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66666666666667" calcext:value-type="percentage">
            <text:p>6.67%</text:p>
          </table:table-cell>
          <table:table-cell office:value-type="percentage" office:value="0.356551683610507" calcext:value-type="percentage">
            <text:p>35.66%</text:p>
          </table:table-cell>
          <table:table-cell office:value-type="percentage" office:value="0.173788711288711" calcext:value-type="percentage">
            <text:p>17.38%</text:p>
          </table:table-cell>
          <table:table-cell office:value-type="percentage" office:value="0.652612093788564" calcext:value-type="percentage">
            <text:p>65.26%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4d14a3629b6af6de86d850be236b833a7bfcbf6d8665fd73c6dc339e06c14607</text:p>
          </table:table-cell>
          <table:table-cell office:value-type="float" office:value="98" calcext:value-type="float">
            <text:p>98</text:p>
          </table:table-cell>
          <table:table-cell office:value-type="percentage" office:value="0.441196377144608" calcext:value-type="percentage">
            <text:p>44.1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05558578658105" calcext:value-type="percentage">
            <text:p>10.56%</text:p>
          </table:table-cell>
          <table:table-cell office:value-type="percentage" office:value="0.10570822205257" calcext:value-type="percentage">
            <text:p>10.57%</text:p>
          </table:table-cell>
          <table:table-cell office:value-type="percentage" office:value="0.0997947591276491" calcext:value-type="percentage">
            <text:p>9.98%</text:p>
          </table:table-cell>
          <table:table-cell office:value-type="percentage" office:value="0.260828912089558" calcext:value-type="percentage">
            <text:p>26.08%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151b19806eebd58e5acec7e138dbfbb1761f41a1ab9620466584ecc7d5fada</text:p>
          </table:table-cell>
          <table:table-cell office:value-type="float" office:value="25" calcext:value-type="float">
            <text:p>25</text:p>
          </table:table-cell>
          <table:table-cell office:value-type="percentage" office:value="0.0706495098039216" calcext:value-type="percentage">
            <text:p>7.0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91888350598028" calcext:value-type="percentage">
            <text:p>49.19%</text:p>
          </table:table-cell>
          <table:table-cell office:value-type="percentage" office:value="0.366310050103154" calcext:value-type="percentage">
            <text:p>36.63%</text:p>
          </table:table-cell>
          <table:table-cell office:value-type="percentage" office:value="0.613963622584312" calcext:value-type="percentage">
            <text:p>61.40%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0de55384fada5cbc46bd7a41f6feeef93b67d088497c7316079ccec39c2a834</text:p>
          </table:table-cell>
          <table:table-cell office:value-type="float" office:value="68" calcext:value-type="float">
            <text:p>68</text:p>
          </table:table-cell>
          <table:table-cell office:value-type="percentage" office:value="0.248207720588235" calcext:value-type="percentage">
            <text:p>24.8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53789483263168" calcext:value-type="percentage">
            <text:p>5.54%</text:p>
          </table:table-cell>
          <table:table-cell office:value-type="percentage" office:value="0.26879402838854" calcext:value-type="percentage">
            <text:p>26.88%</text:p>
          </table:table-cell>
          <table:table-cell office:value-type="percentage" office:value="0.240980231762203" calcext:value-type="percentage">
            <text:p>24.10%</text:p>
          </table:table-cell>
          <table:table-cell office:value-type="percentage" office:value="0.364252173820915" calcext:value-type="percentage">
            <text:p>36.43%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c8ff1f49886e91c98ce795c93648ad8634c782ff57eb928ce29496b0425057</text:p>
          </table:table-cell>
          <table:table-cell office:value-type="float" office:value="17" calcext:value-type="float">
            <text:p>17</text:p>
          </table:table-cell>
          <table:table-cell office:value-type="percentage" office:value="0.0820925245098039" calcext:value-type="percentage">
            <text:p>8.2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125" calcext:value-type="percentage">
            <text:p>3.13%</text:p>
          </table:table-cell>
          <table:table-cell office:value-type="percentage" office:value="0.172366639607269" calcext:value-type="percentage">
            <text:p>17.24%</text:p>
          </table:table-cell>
          <table:table-cell office:value-type="percentage" office:value="0.190846681922197" calcext:value-type="percentage">
            <text:p>19.08%</text:p>
          </table:table-cell>
          <table:table-cell office:value-type="percentage" office:value="0.413843303911954" calcext:value-type="percentage">
            <text:p>41.38%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88678981648b184b23b6c04999f29210cbe351f85b61d2bf99e306fd67a2998a</text:p>
          </table:table-cell>
          <table:table-cell office:value-type="float" office:value="10" calcext:value-type="float">
            <text:p>10</text:p>
          </table:table-cell>
          <table:table-cell office:value-type="percentage" office:value="0.140885416666667" calcext:value-type="percentage">
            <text:p>14.0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11328671328671" calcext:value-type="percentage">
            <text:p>21.13%</text:p>
          </table:table-cell>
          <table:table-cell office:value-type="percentage" office:value="0.624465240641711" calcext:value-type="percentage">
            <text:p>62.45%</text:p>
          </table:table-cell>
          <table:table-cell office:value-type="percentage" office:value="0.366455766455766" calcext:value-type="percentage">
            <text:p>36.65%</text:p>
          </table:table-cell>
          <table:table-cell office:value-type="percentage" office:value="0.834523809523809" calcext:value-type="percentage">
            <text:p>83.45%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4a20f2a529cede5695df2422a3986505b5826bb10b10781d6db2074cf3de7b3</text:p>
          </table:table-cell>
          <table:table-cell office:value-type="float" office:value="34" calcext:value-type="float">
            <text:p>34</text:p>
          </table:table-cell>
          <table:table-cell office:value-type="percentage" office:value="0.532661236979167" calcext:value-type="percentage">
            <text:p>53.2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22666371266432" calcext:value-type="percentage">
            <text:p>22.27%</text:p>
          </table:table-cell>
          <table:table-cell office:value-type="percentage" office:value="0.375054322022064" calcext:value-type="percentage">
            <text:p>37.51%</text:p>
          </table:table-cell>
          <table:table-cell office:value-type="percentage" office:value="0.319727785374844" calcext:value-type="percentage">
            <text:p>31.97%</text:p>
          </table:table-cell>
          <table:table-cell office:value-type="percentage" office:value="0.371479091714386" calcext:value-type="percentage">
            <text:p>37.15%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85555c0cbb49dad835635217085287a8cc61c27d26f0e106b70c1dfd05784dc</text:p>
          </table:table-cell>
          <table:table-cell office:value-type="float" office:value="19" calcext:value-type="float">
            <text:p>19</text:p>
          </table:table-cell>
          <table:table-cell office:value-type="percentage" office:value="0.240670955882353" calcext:value-type="percentage">
            <text:p>24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4397976165711" calcext:value-type="percentage">
            <text:p>10.44%</text:p>
          </table:table-cell>
          <table:table-cell office:value-type="percentage" office:value="0.297080588493632" calcext:value-type="percentage">
            <text:p>29.71%</text:p>
          </table:table-cell>
          <table:table-cell office:value-type="percentage" office:value="0.196507246376812" calcext:value-type="percentage">
            <text:p>19.65%</text:p>
          </table:table-cell>
          <table:table-cell office:value-type="percentage" office:value="0.430578052477029" calcext:value-type="percentage">
            <text:p>43.06%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477024fd843e46097840360f9cdee24b76bf5c593ed27a9aee7a5728a06aa51</text:p>
          </table:table-cell>
          <table:table-cell office:value-type="float" office:value="23" calcext:value-type="float">
            <text:p>23</text:p>
          </table:table-cell>
          <table:table-cell office:value-type="percentage" office:value="0.220067401960784" calcext:value-type="percentage">
            <text:p>22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480359838901769" calcext:value-type="percentage">
            <text:p>48.04%</text:p>
          </table:table-cell>
          <table:table-cell office:value-type="percentage" office:value="0.840459930313589" calcext:value-type="percentage">
            <text:p>84.05%</text:p>
          </table:table-cell>
          <table:table-cell office:value-type="percentage" office:value="0.746663680539779" calcext:value-type="percentage">
            <text:p>74.67%</text:p>
          </table:table-cell>
          <table:table-cell office:value-type="percentage" office:value="0.905555555555556" calcext:value-type="percentage">
            <text:p>90.56%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560dba92fbf2af785739efced50d5866c86dc4dada9be3832138bef4c3524d2</text:p>
          </table:table-cell>
          <table:table-cell office:value-type="float" office:value="23" calcext:value-type="float">
            <text:p>23</text:p>
          </table:table-cell>
          <table:table-cell office:value-type="percentage" office:value="0.277535232843137" calcext:value-type="percentage">
            <text:p>27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46358974358974" calcext:value-type="percentage">
            <text:p>24.64%</text:p>
          </table:table-cell>
          <table:table-cell office:value-type="percentage" office:value="0.471029581804753" calcext:value-type="percentage">
            <text:p>47.10%</text:p>
          </table:table-cell>
          <table:table-cell office:value-type="percentage" office:value="0.460929129350182" calcext:value-type="percentage">
            <text:p>46.09%</text:p>
          </table:table-cell>
          <table:table-cell office:value-type="percentage" office:value="0.467337125349296" calcext:value-type="percentage">
            <text:p>46.73%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f929b067a59f88530b6bfa6f6889bc3a38adf88d594895973d1c8b2549fd93d</text:p>
          </table:table-cell>
          <table:table-cell office:value-type="float" office:value="52" calcext:value-type="float">
            <text:p>52</text:p>
          </table:table-cell>
          <table:table-cell office:value-type="percentage" office:value="0.114705882352941" calcext:value-type="percentage">
            <text:p>11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363636363636364" calcext:value-type="percentage">
            <text:p>0.36%</text:p>
          </table:table-cell>
          <table:table-cell office:value-type="percentage" office:value="0.0957615005816544" calcext:value-type="percentage">
            <text:p>9.58%</text:p>
          </table:table-cell>
          <table:table-cell office:value-type="percentage" office:value="0.0303109003312255" calcext:value-type="percentage">
            <text:p>3.03%</text:p>
          </table:table-cell>
          <table:table-cell office:value-type="percentage" office:value="0.333826766453885" calcext:value-type="percentage">
            <text:p>33.38%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1f23c4d27afed8af7b6b64793a3760bfea31b65f582d48aaa62d2b988ef2eac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864889705882353" calcext:value-type="percentage">
            <text:p>8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01844649202575" calcext:value-type="percentage">
            <text:p>1.02%</text:p>
          </table:table-cell>
          <table:table-cell office:value-type="percentage" office:value="0.604593584450852" calcext:value-type="percentage">
            <text:p>60.46%</text:p>
          </table:table-cell>
          <table:table-cell office:value-type="percentage" office:value="0.268254785941577" calcext:value-type="percentage">
            <text:p>26.83%</text:p>
          </table:table-cell>
          <table:table-cell office:value-type="percentage" office:value="0.728098519900744" calcext:value-type="percentage">
            <text:p>72.81%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9dd28df98ee51b4ab1a87f5509538ecc3e4697fc57c40c6165658f61b0d8e3a</text:p>
          </table:table-cell>
          <table:table-cell office:value-type="float" office:value="56" calcext:value-type="float">
            <text:p>56</text:p>
          </table:table-cell>
          <table:table-cell office:value-type="percentage" office:value="0.0988357843137255" calcext:value-type="percentage">
            <text:p>9.8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88795288607246" calcext:value-type="percentage">
            <text:p>9.89%</text:p>
          </table:table-cell>
          <table:table-cell office:value-type="percentage" office:value="0.500123602398285" calcext:value-type="percentage">
            <text:p>50.01%</text:p>
          </table:table-cell>
          <table:table-cell office:value-type="percentage" office:value="0.25022913418891" calcext:value-type="percentage">
            <text:p>25.02%</text:p>
          </table:table-cell>
          <table:table-cell office:value-type="percentage" office:value="0.636892037564156" calcext:value-type="percentage">
            <text:p>63.69%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14ccfc78cb55988a238d3ac9dc83460aa88382c95d56bcc0559962d9fe481ef</text:p>
          </table:table-cell>
          <table:table-cell office:value-type="float" office:value="21" calcext:value-type="float">
            <text:p>21</text:p>
          </table:table-cell>
          <table:table-cell office:value-type="percentage" office:value="0.0471660539215686" calcext:value-type="percentage">
            <text:p>4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39106250474671" calcext:value-type="percentage">
            <text:p>63.91%</text:p>
          </table:table-cell>
          <table:table-cell office:value-type="percentage" office:value="0.479662780964268" calcext:value-type="percentage">
            <text:p>47.97%</text:p>
          </table:table-cell>
          <table:table-cell office:value-type="percentage" office:value="0.843137254901961" calcext:value-type="percentage">
            <text:p>84.31%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66a97b2c77f3d66a7d3cebbc6a36c8c6259368a397f7b67647ed80ad53aa776</text:p>
          </table:table-cell>
          <table:table-cell office:value-type="float" office:value="11" calcext:value-type="float">
            <text:p>11</text:p>
          </table:table-cell>
          <table:table-cell office:value-type="percentage" office:value="0.209980085784314" calcext:value-type="percentage">
            <text:p>21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55742296918767" calcext:value-type="percentage">
            <text:p>35.57%</text:p>
          </table:table-cell>
          <table:table-cell office:value-type="percentage" office:value="0.509770784770785" calcext:value-type="percentage">
            <text:p>50.98%</text:p>
          </table:table-cell>
          <table:table-cell office:value-type="percentage" office:value="0.673659673659674" calcext:value-type="percentage">
            <text:p>67.37%</text:p>
          </table:table-cell>
          <table:table-cell office:value-type="percentage" office:value="0.736212121212121" calcext:value-type="percentage">
            <text:p>73.62%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92f31f591929a30e4309ab75185c96ff4314ce0a7ead2ed2c2171897ad1da0c7</text:p>
          </table:table-cell>
          <table:table-cell office:value-type="float" office:value="10" calcext:value-type="float">
            <text:p>10</text:p>
          </table:table-cell>
          <table:table-cell office:value-type="percentage" office:value="0.58291048560049" calcext:value-type="percentage">
            <text:p>58.2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76515151515151" calcext:value-type="percentage">
            <text:p>17.65%</text:p>
          </table:table-cell>
          <table:table-cell office:value-type="percentage" office:value="0.195959595959596" calcext:value-type="percentage">
            <text:p>19.60%</text:p>
          </table:table-cell>
          <table:table-cell office:value-type="percentage" office:value="0.197272727272727" calcext:value-type="percentage">
            <text:p>19.73%</text:p>
          </table:table-cell>
          <table:table-cell office:value-type="percentage" office:value="0.483931623931624" calcext:value-type="percentage">
            <text:p>48.39%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d4d88391bc399a3715440d4da9f8b7a973e010dc1edd9551df2e5a538685add5</text:p>
          </table:table-cell>
          <table:table-cell office:value-type="float" office:value="24" calcext:value-type="float">
            <text:p>24</text:p>
          </table:table-cell>
          <table:table-cell office:value-type="percentage" office:value="0.054733455882353" calcext:value-type="percentage">
            <text:p>5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3831168831169" calcext:value-type="percentage">
            <text:p>55.38%</text:p>
          </table:table-cell>
          <table:table-cell office:value-type="percentage" office:value="0.310754462928376" calcext:value-type="percentage">
            <text:p>31.08%</text:p>
          </table:table-cell>
          <table:table-cell office:value-type="percentage" office:value="0.664249512670565" calcext:value-type="percentage">
            <text:p>66.42%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4d902d42c93dea77b541456f8d905f35eeb24fc3a5b0b15b5678d78e0aabe0c</text:p>
          </table:table-cell>
          <table:table-cell office:value-type="float" office:value="17" calcext:value-type="float">
            <text:p>17</text:p>
          </table:table-cell>
          <table:table-cell office:value-type="percentage" office:value="0.192647058823529" calcext:value-type="percentage">
            <text:p>19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12587359034727" calcext:value-type="percentage">
            <text:p>31.26%</text:p>
          </table:table-cell>
          <table:table-cell office:value-type="percentage" office:value="0.566949885862929" calcext:value-type="percentage">
            <text:p>56.69%</text:p>
          </table:table-cell>
          <table:table-cell office:value-type="percentage" office:value="0.740674603174603" calcext:value-type="percentage">
            <text:p>74.07%</text:p>
          </table:table-cell>
          <table:table-cell office:value-type="percentage" office:value="0.75354800540906" calcext:value-type="percentage">
            <text:p>75.35%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6cb37ebf29c225284c8415962f7287abe7007fae8fe3d8a3899b608b832d7d5</text:p>
          </table:table-cell>
          <table:table-cell office:value-type="float" office:value="17" calcext:value-type="float">
            <text:p>17</text:p>
          </table:table-cell>
          <table:table-cell office:value-type="percentage" office:value="0.0392386642156863" calcext:value-type="percentage">
            <text:p>3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44218883205456" calcext:value-type="percentage">
            <text:p>64.42%</text:p>
          </table:table-cell>
          <table:table-cell office:value-type="percentage" office:value="0.504052913031241" calcext:value-type="percentage">
            <text:p>50.41%</text:p>
          </table:table-cell>
          <table:table-cell office:value-type="percentage" office:value="0.733689096850862" calcext:value-type="percentage">
            <text:p>73.37%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84e642d75ae6ece8147272418b6fe13d04db8d076fe306c4acedc329fceab564</text:p>
          </table:table-cell>
          <table:table-cell office:value-type="float" office:value="19" calcext:value-type="float">
            <text:p>19</text:p>
          </table:table-cell>
          <table:table-cell office:value-type="percentage" office:value="0.13187806372549" calcext:value-type="percentage">
            <text:p>13.1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4202172096909" calcext:value-type="percentage">
            <text:p>11.42%</text:p>
          </table:table-cell>
          <table:table-cell office:value-type="percentage" office:value="0.620677583286279" calcext:value-type="percentage">
            <text:p>62.07%</text:p>
          </table:table-cell>
          <table:table-cell office:value-type="percentage" office:value="0.379848237193775" calcext:value-type="percentage">
            <text:p>37.98%</text:p>
          </table:table-cell>
          <table:table-cell office:value-type="percentage" office:value="0.737052486231252" calcext:value-type="percentage">
            <text:p>73.71%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44ab6a09eedee848b072ea3acd0f4e781f9c43b8d4e3d62598e1024584bf0b01</text:p>
          </table:table-cell>
          <table:table-cell office:value-type="float" office:value="34" calcext:value-type="float">
            <text:p>34</text:p>
          </table:table-cell>
          <table:table-cell office:value-type="percentage" office:value="0.126064644607843" calcext:value-type="percentage">
            <text:p>12.6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94350374242861" calcext:value-type="percentage">
            <text:p>19.44%</text:p>
          </table:table-cell>
          <table:table-cell office:value-type="percentage" office:value="0.464103627659136" calcext:value-type="percentage">
            <text:p>46.41%</text:p>
          </table:table-cell>
          <table:table-cell office:value-type="percentage" office:value="0.296708695439898" calcext:value-type="percentage">
            <text:p>29.67%</text:p>
          </table:table-cell>
          <table:table-cell office:value-type="percentage" office:value="0.53136679868359" calcext:value-type="percentage">
            <text:p>53.14%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35e6e3ea39a718e1b7aff66e4cc678efd662f9b5336b74d69c1d6bca7aaf288</text:p>
          </table:table-cell>
          <table:table-cell office:value-type="float" office:value="39" calcext:value-type="float">
            <text:p>39</text:p>
          </table:table-cell>
          <table:table-cell office:value-type="percentage" office:value="0.142693014705882" calcext:value-type="percentage">
            <text:p>14.2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153506183994" calcext:value-type="percentage">
            <text:p>11.15%</text:p>
          </table:table-cell>
          <table:table-cell office:value-type="percentage" office:value="0.597998431270958" calcext:value-type="percentage">
            <text:p>59.80%</text:p>
          </table:table-cell>
          <table:table-cell office:value-type="percentage" office:value="0.445214576006428" calcext:value-type="percentage">
            <text:p>44.52%</text:p>
          </table:table-cell>
          <table:table-cell office:value-type="percentage" office:value="0.785526282585106" calcext:value-type="percentage">
            <text:p>78.55%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93cfd412c7de5210bbd262ec3a602cfea65072e9272e9fce9b5339a5b9436eb7</text:p>
          </table:table-cell>
          <table:table-cell office:value-type="float" office:value="6" calcext:value-type="float">
            <text:p>6</text:p>
          </table:table-cell>
          <table:table-cell office:value-type="percentage" office:value="0.265257352941176" calcext:value-type="percentage">
            <text:p>26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45b995878370ef4ea977568b2b67f93d4ecaa9308761b9d3e148e0803780183</text:p>
          </table:table-cell>
          <table:table-cell office:value-type="float" office:value="54" calcext:value-type="float">
            <text:p>54</text:p>
          </table:table-cell>
          <table:table-cell office:value-type="percentage" office:value="0.106188725490196" calcext:value-type="percentage">
            <text:p>10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175438596491228" calcext:value-type="percentage">
            <text:p>0.18%</text:p>
          </table:table-cell>
          <table:table-cell office:value-type="percentage" office:value="0.155605508960833" calcext:value-type="percentage">
            <text:p>15.56%</text:p>
          </table:table-cell>
          <table:table-cell office:value-type="percentage" office:value="0.0414887027677972" calcext:value-type="percentage">
            <text:p>4.15%</text:p>
          </table:table-cell>
          <table:table-cell office:value-type="percentage" office:value="0.298386536626895" calcext:value-type="percentage">
            <text:p>29.84%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3997edd3fcb2f823ecdf870d2b607f08bff848f72a5cf72340bae5aca7c5ce</text:p>
          </table:table-cell>
          <table:table-cell office:value-type="float" office:value="43" calcext:value-type="float">
            <text:p>43</text:p>
          </table:table-cell>
          <table:table-cell office:value-type="percentage" office:value="0.133340992647059" calcext:value-type="percentage">
            <text:p>13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30586843433025" calcext:value-type="percentage">
            <text:p>9.31%</text:p>
          </table:table-cell>
          <table:table-cell office:value-type="percentage" office:value="0.608605964446685" calcext:value-type="percentage">
            <text:p>60.86%</text:p>
          </table:table-cell>
          <table:table-cell office:value-type="percentage" office:value="0.436854005374256" calcext:value-type="percentage">
            <text:p>43.69%</text:p>
          </table:table-cell>
          <table:table-cell office:value-type="percentage" office:value="0.666023425054046" calcext:value-type="percentage">
            <text:p>66.60%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55ff2b0ec48b76e10c7ee18add5794005cd551697f96af865c763d50da78dd9c</text:p>
          </table:table-cell>
          <table:table-cell office:value-type="float" office:value="20" calcext:value-type="float">
            <text:p>20</text:p>
          </table:table-cell>
          <table:table-cell office:value-type="percentage" office:value="0.110056678921569" calcext:value-type="percentage">
            <text:p>11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0036159492681" calcext:value-type="percentage">
            <text:p>12.00%</text:p>
          </table:table-cell>
          <table:table-cell office:value-type="percentage" office:value="0.510319637548544" calcext:value-type="percentage">
            <text:p>51.03%</text:p>
          </table:table-cell>
          <table:table-cell office:value-type="percentage" office:value="0.321802176813" calcext:value-type="percentage">
            <text:p>32.18%</text:p>
          </table:table-cell>
          <table:table-cell office:value-type="percentage" office:value="0.376182184824653" calcext:value-type="percentage">
            <text:p>37.62%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4217e25defac94ff465157d53f5a24b8a14045b763d8606ec4a97d71d99ee381</text:p>
          </table:table-cell>
          <table:table-cell office:value-type="float" office:value="132" calcext:value-type="float">
            <text:p>132</text:p>
          </table:table-cell>
          <table:table-cell office:value-type="percentage" office:value="0.73780637254902" calcext:value-type="percentage">
            <text:p>73.78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9936708860759" calcext:value-type="percentage">
            <text:p>1.20%</text:p>
          </table:table-cell>
          <table:table-cell office:value-type="percentage" office:value="0.00934579439252336" calcext:value-type="percentage">
            <text:p>0.93%</text:p>
          </table:table-cell>
          <table:table-cell office:value-type="percentage" office:value="0.264636297290098" calcext:value-type="percentage">
            <text:p>26.46%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aa52100fafaa50877e777229cdf6cde7c422f145ff6719449b80631d9a3b0f6</text:p>
          </table:table-cell>
          <table:table-cell office:value-type="float" office:value="141" calcext:value-type="float">
            <text:p>141</text:p>
          </table:table-cell>
          <table:table-cell office:value-type="percentage" office:value="0.0615502450980392" calcext:value-type="percentage">
            <text:p>6.1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161290322580645" calcext:value-type="percentage">
            <text:p>0.16%</text:p>
          </table:table-cell>
          <table:table-cell office:value-type="percentage" office:value="0.629400030835164" calcext:value-type="percentage">
            <text:p>62.94%</text:p>
          </table:table-cell>
          <table:table-cell office:value-type="percentage" office:value="0.173204926950316" calcext:value-type="percentage">
            <text:p>17.32%</text:p>
          </table:table-cell>
          <table:table-cell office:value-type="percentage" office:value="0.764442171763118" calcext:value-type="percentage">
            <text:p>76.44%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9ea1a1159c33f39bbe5f18bb278d961188b40508277eab7c0b4b91219b37b5d</text:p>
          </table:table-cell>
          <table:table-cell office:value-type="float" office:value="25" calcext:value-type="float">
            <text:p>25</text:p>
          </table:table-cell>
          <table:table-cell office:value-type="percentage" office:value="0.0709482230392157" calcext:value-type="percentage">
            <text:p>7.0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02476076555024" calcext:value-type="percentage">
            <text:p>40.25%</text:p>
          </table:table-cell>
          <table:table-cell office:value-type="percentage" office:value="0.26083494689902" calcext:value-type="percentage">
            <text:p>26.08%</text:p>
          </table:table-cell>
          <table:table-cell office:value-type="percentage" office:value="0.462048785064265" calcext:value-type="percentage">
            <text:p>46.20%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bc18868864ad075548cc1784f4f9a237bb98335f9645ee727dac8332a3e3716</text:p>
          </table:table-cell>
          <table:table-cell office:value-type="float" office:value="19" calcext:value-type="float">
            <text:p>19</text:p>
          </table:table-cell>
          <table:table-cell office:value-type="percentage" office:value="0.492334584099265" calcext:value-type="percentage">
            <text:p>49.2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831441348469212" calcext:value-type="percentage">
            <text:p>8.31%</text:p>
          </table:table-cell>
          <table:table-cell office:value-type="percentage" office:value="0.0881605546433133" calcext:value-type="percentage">
            <text:p>8.82%</text:p>
          </table:table-cell>
          <table:table-cell office:value-type="percentage" office:value="0.107790208377258" calcext:value-type="percentage">
            <text:p>10.78%</text:p>
          </table:table-cell>
          <table:table-cell office:value-type="percentage" office:value="0.238668738668739" calcext:value-type="percentage">
            <text:p>23.87%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23cf6987b3fac8f384c09f40d98c5e739c097aa9a9627054542aa27f7d38db1</text:p>
          </table:table-cell>
          <table:table-cell office:value-type="float" office:value="23" calcext:value-type="float">
            <text:p>23</text:p>
          </table:table-cell>
          <table:table-cell office:value-type="percentage" office:value="0.0970205269607843" calcext:value-type="percentage">
            <text:p>9.7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74192763757981" calcext:value-type="percentage">
            <text:p>9.74%</text:p>
          </table:table-cell>
          <table:table-cell office:value-type="percentage" office:value="0.351168804509322" calcext:value-type="percentage">
            <text:p>35.12%</text:p>
          </table:table-cell>
          <table:table-cell office:value-type="percentage" office:value="0.291877828054299" calcext:value-type="percentage">
            <text:p>29.19%</text:p>
          </table:table-cell>
          <table:table-cell office:value-type="percentage" office:value="0.481447480305801" calcext:value-type="percentage">
            <text:p>48.14%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5a6c5e01e6a4ef676a2d975374e995dd55792ea317a8e110bebc37da83a4ce8</text:p>
          </table:table-cell>
          <table:table-cell office:value-type="float" office:value="26" calcext:value-type="float">
            <text:p>26</text:p>
          </table:table-cell>
          <table:table-cell office:value-type="percentage" office:value="0.0710401348039216" calcext:value-type="percentage">
            <text:p>7.1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3298422799092" calcext:value-type="percentage">
            <text:p>65.33%</text:p>
          </table:table-cell>
          <table:table-cell office:value-type="percentage" office:value="0.270648945138109" calcext:value-type="percentage">
            <text:p>27.06%</text:p>
          </table:table-cell>
          <table:table-cell office:value-type="percentage" office:value="0.602689320136129" calcext:value-type="percentage">
            <text:p>60.27%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61dc249314d7b965eb4561ec739eab9b0f60af55c97b25ced8cb2a42a0be128e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6328125" calcext:value-type="percentage">
            <text:p>6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43956043956044" calcext:value-type="percentage">
            <text:p>0.44%</text:p>
          </table:table-cell>
          <table:table-cell office:value-type="percentage" office:value="0.614254514685046" calcext:value-type="percentage">
            <text:p>61.43%</text:p>
          </table:table-cell>
          <table:table-cell office:value-type="percentage" office:value="0.215750558428727" calcext:value-type="percentage">
            <text:p>21.58%</text:p>
          </table:table-cell>
          <table:table-cell office:value-type="percentage" office:value="0.797310190436892" calcext:value-type="percentage">
            <text:p>79.73%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b6044e4858a9b7cee9b0028d8e54fbc8fb72e6c4424ab5b9f3859bfc72b33c5</text:p>
          </table:table-cell>
          <table:table-cell office:value-type="float" office:value="39" calcext:value-type="float">
            <text:p>39</text:p>
          </table:table-cell>
          <table:table-cell office:value-type="percentage" office:value="0.144561887254902" calcext:value-type="percentage">
            <text:p>14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15587244537443" calcext:value-type="percentage">
            <text:p>21.56%</text:p>
          </table:table-cell>
          <table:table-cell office:value-type="percentage" office:value="0.613746967080273" calcext:value-type="percentage">
            <text:p>61.37%</text:p>
          </table:table-cell>
          <table:table-cell office:value-type="percentage" office:value="0.587197453878249" calcext:value-type="percentage">
            <text:p>58.72%</text:p>
          </table:table-cell>
          <table:table-cell office:value-type="percentage" office:value="0.767357008057607" calcext:value-type="percentage">
            <text:p>76.74%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dec81a678ddcac2b110acffe82427d857695180bd841e3f9736a554acf832af</text:p>
          </table:table-cell>
          <table:table-cell office:value-type="float" office:value="25" calcext:value-type="float">
            <text:p>25</text:p>
          </table:table-cell>
          <table:table-cell office:value-type="percentage" office:value="0.241674325980392" calcext:value-type="percentage">
            <text:p>24.1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541739836739837" calcext:value-type="percentage">
            <text:p>54.17%</text:p>
          </table:table-cell>
          <table:table-cell office:value-type="percentage" office:value="0.755909203517899" calcext:value-type="percentage">
            <text:p>75.59%</text:p>
          </table:table-cell>
          <table:table-cell office:value-type="percentage" office:value="0.82807981492192" calcext:value-type="percentage">
            <text:p>82.81%</text:p>
          </table:table-cell>
          <table:table-cell office:value-type="percentage" office:value="0.928615384615385" calcext:value-type="percentage">
            <text:p>92.86%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f0008060150b5b93084ae2e4dabd160ab80a95ce8071a321b80ec4e33b58aca</text:p>
          </table:table-cell>
          <table:table-cell office:value-type="float" office:value="27" calcext:value-type="float">
            <text:p>27</text:p>
          </table:table-cell>
          <table:table-cell office:value-type="percentage" office:value="0.051156556372549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5245125718271" calcext:value-type="percentage">
            <text:p>58.52%</text:p>
          </table:table-cell>
          <table:table-cell office:value-type="percentage" office:value="0.398149446781985" calcext:value-type="percentage">
            <text:p>39.81%</text:p>
          </table:table-cell>
          <table:table-cell office:value-type="percentage" office:value="0.650441571354615" calcext:value-type="percentage">
            <text:p>65.04%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2a646a819f59a4e816e0ee8ea00ba10d5de9ac20b5a435c41192637790dabee</text:p>
          </table:table-cell>
          <table:table-cell office:value-type="float" office:value="64" calcext:value-type="float">
            <text:p>64</text:p>
          </table:table-cell>
          <table:table-cell office:value-type="percentage" office:value="0.267049632352941" calcext:value-type="percentage">
            <text:p>26.7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6018181429995" calcext:value-type="percentage">
            <text:p>10.60%</text:p>
          </table:table-cell>
          <table:table-cell office:value-type="percentage" office:value="0.580621938139527" calcext:value-type="percentage">
            <text:p>58.06%</text:p>
          </table:table-cell>
          <table:table-cell office:value-type="percentage" office:value="0.646455498922964" calcext:value-type="percentage">
            <text:p>64.65%</text:p>
          </table:table-cell>
          <table:table-cell office:value-type="percentage" office:value="0.629824368121719" calcext:value-type="percentage">
            <text:p>62.98%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16a0e20327d6dfcedcf57e3056115e4fb29cdf4cb349003bdfc75c9b7f5c2cf</text:p>
          </table:table-cell>
          <table:table-cell office:value-type="float" office:value="22" calcext:value-type="float">
            <text:p>22</text:p>
          </table:table-cell>
          <table:table-cell office:value-type="percentage" office:value="0.0588848039215686" calcext:value-type="percentage">
            <text:p>5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7460668970228" calcext:value-type="percentage">
            <text:p>53.75%</text:p>
          </table:table-cell>
          <table:table-cell office:value-type="percentage" office:value="0.347701410179536" calcext:value-type="percentage">
            <text:p>34.77%</text:p>
          </table:table-cell>
          <table:table-cell office:value-type="percentage" office:value="0.516291293845473" calcext:value-type="percentage">
            <text:p>51.63%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90cad45551d62c5cfa89517df8eb5e8f2f87f1a6e6678e606907afcbad91731</text:p>
          </table:table-cell>
          <table:table-cell office:value-type="float" office:value="140" calcext:value-type="float">
            <text:p>140</text:p>
          </table:table-cell>
          <table:table-cell office:value-type="percentage" office:value="0.144638480392157" calcext:value-type="percentage">
            <text:p>14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55496062992126" calcext:value-type="percentage">
            <text:p>0.55%</text:p>
          </table:table-cell>
          <table:table-cell office:value-type="percentage" office:value="0.444765485377149" calcext:value-type="percentage">
            <text:p>44.48%</text:p>
          </table:table-cell>
          <table:table-cell office:value-type="percentage" office:value="0.218908064320464" calcext:value-type="percentage">
            <text:p>21.89%</text:p>
          </table:table-cell>
          <table:table-cell office:value-type="percentage" office:value="0.667044027641435" calcext:value-type="percentage">
            <text:p>66.70%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d8065bcb1afdbed19e028465d5d00cd2ecadc4558de05c6fa28bea3c817aa22</text:p>
          </table:table-cell>
          <table:table-cell office:value-type="float" office:value="52" calcext:value-type="float">
            <text:p>52</text:p>
          </table:table-cell>
          <table:table-cell office:value-type="percentage" office:value="0.0936734068627451" calcext:value-type="percentage">
            <text:p>9.3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338983050847458" calcext:value-type="percentage">
            <text:p>0.34%</text:p>
          </table:table-cell>
          <table:table-cell office:value-type="percentage" office:value="0.215664005742877" calcext:value-type="percentage">
            <text:p>21.57%</text:p>
          </table:table-cell>
          <table:table-cell office:value-type="percentage" office:value="0.0671759228938408" calcext:value-type="percentage">
            <text:p>6.72%</text:p>
          </table:table-cell>
          <table:table-cell office:value-type="percentage" office:value="0.46994744372809" calcext:value-type="percentage">
            <text:p>46.99%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af82abb29539000be4696884fc822d3cafcb2105906dc7582c92dccad8948c5</text:p>
          </table:table-cell>
          <table:table-cell office:value-type="float" office:value="45" calcext:value-type="float">
            <text:p>45</text:p>
          </table:table-cell>
          <table:table-cell office:value-type="percentage" office:value="0.236902573529412" calcext:value-type="percentage">
            <text:p>23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8310427946674" calcext:value-type="percentage">
            <text:p>15.83%</text:p>
          </table:table-cell>
          <table:table-cell office:value-type="percentage" office:value="0.462038745824512" calcext:value-type="percentage">
            <text:p>46.20%</text:p>
          </table:table-cell>
          <table:table-cell office:value-type="percentage" office:value="0.598660748379767" calcext:value-type="percentage">
            <text:p>59.87%</text:p>
          </table:table-cell>
          <table:table-cell office:value-type="percentage" office:value="0.54956295558008" calcext:value-type="percentage">
            <text:p>54.96%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97945873ca2a95f028671714b71eb3f883efe9dae7fcd3fc0ea1521efb73aaa</text:p>
          </table:table-cell>
          <table:table-cell office:value-type="float" office:value="22" calcext:value-type="float">
            <text:p>22</text:p>
          </table:table-cell>
          <table:table-cell office:value-type="percentage" office:value="0.0667738970588235" calcext:value-type="percentage">
            <text:p>6.6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26702089827222" calcext:value-type="percentage">
            <text:p>62.67%</text:p>
          </table:table-cell>
          <table:table-cell office:value-type="percentage" office:value="0.386760536398467" calcext:value-type="percentage">
            <text:p>38.68%</text:p>
          </table:table-cell>
          <table:table-cell office:value-type="percentage" office:value="0.8082090490155" calcext:value-type="percentage">
            <text:p>80.82%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f599c7301daa1f783924ac8cbe3ce7b42878f15a39c2d19659189951f540f48</text:p>
          </table:table-cell>
          <table:table-cell office:value-type="float" office:value="24" calcext:value-type="float">
            <text:p>24</text:p>
          </table:table-cell>
          <table:table-cell office:value-type="percentage" office:value="0.0626531862745098" calcext:value-type="percentage">
            <text:p>6.2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7198393810088" calcext:value-type="percentage">
            <text:p>67.20%</text:p>
          </table:table-cell>
          <table:table-cell office:value-type="percentage" office:value="0.419035840188014" calcext:value-type="percentage">
            <text:p>41.90%</text:p>
          </table:table-cell>
          <table:table-cell office:value-type="percentage" office:value="0.864850063447539" calcext:value-type="percentage">
            <text:p>86.49%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c8b905c9519061d6d091e702b45274f4485c80dcf7fb1491e6b2723f5002180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79296875" calcext:value-type="percentage">
            <text:p>7.9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60105164599877" calcext:value-type="percentage">
            <text:p>2.60%</text:p>
          </table:table-cell>
          <table:table-cell office:value-type="percentage" office:value="0.600147802616879" calcext:value-type="percentage">
            <text:p>60.01%</text:p>
          </table:table-cell>
          <table:table-cell office:value-type="percentage" office:value="0.233711996369687" calcext:value-type="percentage">
            <text:p>23.37%</text:p>
          </table:table-cell>
          <table:table-cell office:value-type="percentage" office:value="0.787325918430066" calcext:value-type="percentage">
            <text:p>78.73%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fabf7379c5591d40aa4a20c86b4197c6a25ab55887a9fca4f06c2dfc0f0e973</text:p>
          </table:table-cell>
          <table:table-cell office:value-type="float" office:value="25" calcext:value-type="float">
            <text:p>25</text:p>
          </table:table-cell>
          <table:table-cell office:value-type="percentage" office:value="0.0588848039215686" calcext:value-type="percentage">
            <text:p>5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99955486542443" calcext:value-type="percentage">
            <text:p>70.00%</text:p>
          </table:table-cell>
          <table:table-cell office:value-type="percentage" office:value="0.326772185443585" calcext:value-type="percentage">
            <text:p>32.68%</text:p>
          </table:table-cell>
          <table:table-cell office:value-type="percentage" office:value="0.708144167426776" calcext:value-type="percentage">
            <text:p>70.81%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45cc00f2ef95da6698bf590663e319d7c0ed4fb99d42dd3cf4060887da74fb81</text:p>
          </table:table-cell>
          <table:table-cell office:value-type="float" office:value="16" calcext:value-type="float">
            <text:p>16</text:p>
          </table:table-cell>
          <table:table-cell office:value-type="percentage" office:value="0.0590533088235294" calcext:value-type="percentage">
            <text:p>5.9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7094887757027" calcext:value-type="percentage">
            <text:p>57.71%</text:p>
          </table:table-cell>
          <table:table-cell office:value-type="percentage" office:value="0.381027568922306" calcext:value-type="percentage">
            <text:p>38.10%</text:p>
          </table:table-cell>
          <table:table-cell office:value-type="percentage" office:value="0.717921998624011" calcext:value-type="percentage">
            <text:p>71.79%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4193474b2f1c72f735b13633b219d9cabdd43c21d9c2bb4dfc4809f104ba4c06</text:p>
          </table:table-cell>
          <table:table-cell office:value-type="float" office:value="12" calcext:value-type="float">
            <text:p>12</text:p>
          </table:table-cell>
          <table:table-cell office:value-type="percentage" office:value="0.454740752910539" calcext:value-type="percentage">
            <text:p>45.4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22843822843823" calcext:value-type="percentage">
            <text:p>12.28%</text:p>
          </table:table-cell>
          <table:table-cell office:value-type="percentage" office:value="0.121052631578947" calcext:value-type="percentage">
            <text:p>12.11%</text:p>
          </table:table-cell>
          <table:table-cell office:value-type="percentage" office:value="0.128104575163399" calcext:value-type="percentage">
            <text:p>12.81%</text:p>
          </table:table-cell>
          <table:table-cell office:value-type="percentage" office:value="0.424747474747475" calcext:value-type="percentage">
            <text:p>42.47%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e5edb072788c7b1da8829b02a49ba25668b09f7201cf2b70b111fc3b853d14f</text:p>
          </table:table-cell>
          <table:table-cell office:value-type="float" office:value="28" calcext:value-type="float">
            <text:p>28</text:p>
          </table:table-cell>
          <table:table-cell office:value-type="percentage" office:value="0.157437193627451" calcext:value-type="percentage">
            <text:p>15.7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54557297257491" calcext:value-type="percentage">
            <text:p>25.46%</text:p>
          </table:table-cell>
          <table:table-cell office:value-type="percentage" office:value="0.697826661206693" calcext:value-type="percentage">
            <text:p>69.78%</text:p>
          </table:table-cell>
          <table:table-cell office:value-type="percentage" office:value="0.582036907264938" calcext:value-type="percentage">
            <text:p>58.20%</text:p>
          </table:table-cell>
          <table:table-cell office:value-type="percentage" office:value="0.827761445698042" calcext:value-type="percentage">
            <text:p>82.78%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2f89395ad5d21491ab9cec137e247652451d283064773507d7dc362243c5b8e</text:p>
          </table:table-cell>
          <table:table-cell office:value-type="float" office:value="78" calcext:value-type="float">
            <text:p>78</text:p>
          </table:table-cell>
          <table:table-cell office:value-type="percentage" office:value="0.310386029411765" calcext:value-type="percentage">
            <text:p>31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9066914427624" calcext:value-type="percentage">
            <text:p>14.91%</text:p>
          </table:table-cell>
          <table:table-cell office:value-type="percentage" office:value="0.377426841792067" calcext:value-type="percentage">
            <text:p>37.74%</text:p>
          </table:table-cell>
          <table:table-cell office:value-type="percentage" office:value="0.476507948757655" calcext:value-type="percentage">
            <text:p>47.65%</text:p>
          </table:table-cell>
          <table:table-cell office:value-type="percentage" office:value="0.547414811680796" calcext:value-type="percentage">
            <text:p>54.74%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3ab9cab6212fabd723a2c5a1949c2ded19980398b56e6080978e796f45cbbc90</text:p>
          </table:table-cell>
          <table:table-cell office:value-type="float" office:value="23" calcext:value-type="float">
            <text:p>23</text:p>
          </table:table-cell>
          <table:table-cell office:value-type="percentage" office:value="0.33383118872549" calcext:value-type="percentage">
            <text:p>33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9892975445607" calcext:value-type="percentage">
            <text:p>20.99%</text:p>
          </table:table-cell>
          <table:table-cell office:value-type="percentage" office:value="0.278361204013378" calcext:value-type="percentage">
            <text:p>27.84%</text:p>
          </table:table-cell>
          <table:table-cell office:value-type="percentage" office:value="0.384586306521329" calcext:value-type="percentage">
            <text:p>38.46%</text:p>
          </table:table-cell>
          <table:table-cell office:value-type="percentage" office:value="0.557306065036328" calcext:value-type="percentage">
            <text:p>55.73%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49fc2b4f1f39d481a6525225ab3f688be5c87f56884456ad54c953315efae83</text:p>
          </table:table-cell>
          <table:table-cell office:value-type="float" office:value="69" calcext:value-type="float">
            <text:p>69</text:p>
          </table:table-cell>
          <table:table-cell office:value-type="percentage" office:value="0.459843336397059" calcext:value-type="percentage">
            <text:p>45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76370292337909" calcext:value-type="percentage">
            <text:p>17.64%</text:p>
          </table:table-cell>
          <table:table-cell office:value-type="percentage" office:value="0.251763306672935" calcext:value-type="percentage">
            <text:p>25.18%</text:p>
          </table:table-cell>
          <table:table-cell office:value-type="percentage" office:value="0.233455384611372" calcext:value-type="percentage">
            <text:p>23.35%</text:p>
          </table:table-cell>
          <table:table-cell office:value-type="percentage" office:value="0.263621024228046" calcext:value-type="percentage">
            <text:p>26.36%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317832f90f02c5e916b2ac0f3bcb8da9928d8e400b747b2c68e544e56adacf6b</text:p>
          </table:table-cell>
          <table:table-cell office:value-type="float" office:value="41" calcext:value-type="float">
            <text:p>41</text:p>
          </table:table-cell>
          <table:table-cell office:value-type="percentage" office:value="0.151976102941177" calcext:value-type="percentage">
            <text:p>15.2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6077239417471" calcext:value-type="percentage">
            <text:p>17.61%</text:p>
          </table:table-cell>
          <table:table-cell office:value-type="percentage" office:value="0.532180596384327" calcext:value-type="percentage">
            <text:p>53.22%</text:p>
          </table:table-cell>
          <table:table-cell office:value-type="percentage" office:value="0.616564778765757" calcext:value-type="percentage">
            <text:p>61.66%</text:p>
          </table:table-cell>
          <table:table-cell office:value-type="percentage" office:value="0.753406604504923" calcext:value-type="percentage">
            <text:p>75.34%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869fad54664677e81bacbf00c2256e89a7b90b69d9688c9342e2c736ff5421c</text:p>
          </table:table-cell>
          <table:table-cell office:value-type="float" office:value="22" calcext:value-type="float">
            <text:p>22</text:p>
          </table:table-cell>
          <table:table-cell office:value-type="percentage" office:value="0.0512561274509804" calcext:value-type="percentage">
            <text:p>5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0000440063369" calcext:value-type="percentage">
            <text:p>55.00%</text:p>
          </table:table-cell>
          <table:table-cell office:value-type="percentage" office:value="0.461767344497608" calcext:value-type="percentage">
            <text:p>46.18%</text:p>
          </table:table-cell>
          <table:table-cell office:value-type="percentage" office:value="0.800330003895369" calcext:value-type="percentage">
            <text:p>80.03%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15985773f1469fbc00915b3e82d1d4942051c09ddea2667e37ad361ed2e9d59</text:p>
          </table:table-cell>
          <table:table-cell office:value-type="float" office:value="35" calcext:value-type="float">
            <text:p>35</text:p>
          </table:table-cell>
          <table:table-cell office:value-type="percentage" office:value="0.117539828431373" calcext:value-type="percentage">
            <text:p>11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07690262953421" calcext:value-type="percentage">
            <text:p>6.08%</text:p>
          </table:table-cell>
          <table:table-cell office:value-type="percentage" office:value="0.336404800237682" calcext:value-type="percentage">
            <text:p>33.64%</text:p>
          </table:table-cell>
          <table:table-cell office:value-type="percentage" office:value="0.187504175571903" calcext:value-type="percentage">
            <text:p>18.75%</text:p>
          </table:table-cell>
          <table:table-cell office:value-type="percentage" office:value="0.485931005561074" calcext:value-type="percentage">
            <text:p>48.59%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02f267432e7a573e1092f1cf48135c82d0fbc8722bc028b9330ec801a40bb18</text:p>
          </table:table-cell>
          <table:table-cell office:value-type="float" office:value="19" calcext:value-type="float">
            <text:p>19</text:p>
          </table:table-cell>
          <table:table-cell office:value-type="percentage" office:value="0.102512254901961" calcext:value-type="percentage">
            <text:p>10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66666666666667" calcext:value-type="percentage">
            <text:p>1.67%</text:p>
          </table:table-cell>
          <table:table-cell office:value-type="percentage" office:value="0.573990285077242" calcext:value-type="percentage">
            <text:p>57.40%</text:p>
          </table:table-cell>
          <table:table-cell office:value-type="percentage" office:value="0.244109519512745" calcext:value-type="percentage">
            <text:p>24.41%</text:p>
          </table:table-cell>
          <table:table-cell office:value-type="percentage" office:value="0.709466848940533" calcext:value-type="percentage">
            <text:p>70.95%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e61ecf354cb93a62a9561db87a53985fb54e001444f98112ed0fc623fad793e</text:p>
          </table:table-cell>
          <table:table-cell office:value-type="float" office:value="6" calcext:value-type="float">
            <text:p>6</text:p>
          </table:table-cell>
          <table:table-cell office:value-type="percentage" office:value="0.252022058823529" calcext:value-type="percentage">
            <text:p>25.2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804761904761905" calcext:value-type="percentage">
            <text:p>80.48%</text:p>
          </table:table-cell>
          <table:table-cell office:value-type="percentage" office:value="0.741428571428571" calcext:value-type="percentage">
            <text:p>74.14%</text:p>
          </table:table-cell>
          <table:table-cell office:value-type="percentage" office:value="0.779090909090909" calcext:value-type="percentage">
            <text:p>77.91%</text:p>
          </table:table-cell>
          <table:table-cell office:value-type="percentage" office:value="0.661111111111111" calcext:value-type="percentage">
            <text:p>66.11%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4948e3dfe0483c2198b9616612071ead5474dffd223071cf0a567aea9aca0b9e</text:p>
          </table:table-cell>
          <table:table-cell office:value-type="float" office:value="22" calcext:value-type="float">
            <text:p>22</text:p>
          </table:table-cell>
          <table:table-cell office:value-type="percentage" office:value="0.051202512254902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0267364775037" calcext:value-type="percentage">
            <text:p>45.03%</text:p>
          </table:table-cell>
          <table:table-cell office:value-type="percentage" office:value="0.372417267302178" calcext:value-type="percentage">
            <text:p>37.24%</text:p>
          </table:table-cell>
          <table:table-cell office:value-type="percentage" office:value="0.665151515151515" calcext:value-type="percentage">
            <text:p>66.52%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e771d6831e3f8f1af4696bc08a582f163735db5baf9906e4729acc6a05e1187</text:p>
          </table:table-cell>
          <table:table-cell office:value-type="float" office:value="18" calcext:value-type="float">
            <text:p>18</text:p>
          </table:table-cell>
          <table:table-cell office:value-type="percentage" office:value="0.481248073682598" calcext:value-type="percentage">
            <text:p>48.1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37948539099434" calcext:value-type="percentage">
            <text:p>23.79%</text:p>
          </table:table-cell>
          <table:table-cell office:value-type="percentage" office:value="0.224996821764556" calcext:value-type="percentage">
            <text:p>22.50%</text:p>
          </table:table-cell>
          <table:table-cell office:value-type="percentage" office:value="0.262128498608375" calcext:value-type="percentage">
            <text:p>26.21%</text:p>
          </table:table-cell>
          <table:table-cell office:value-type="percentage" office:value="0.64612998843262" calcext:value-type="percentage">
            <text:p>64.61%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9586e48a9a4353f11898a6a4b7475a91574e8af82e99c4b7a5e1f1b18f345f7a</text:p>
          </table:table-cell>
          <table:table-cell office:value-type="float" office:value="99" calcext:value-type="float">
            <text:p>99</text:p>
          </table:table-cell>
          <table:table-cell office:value-type="percentage" office:value="0.210523897058824" calcext:value-type="percentage">
            <text:p>21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33749483465878" calcext:value-type="percentage">
            <text:p>6.34%</text:p>
          </table:table-cell>
          <table:table-cell office:value-type="percentage" office:value="0.405953077622746" calcext:value-type="percentage">
            <text:p>40.60%</text:p>
          </table:table-cell>
          <table:table-cell office:value-type="percentage" office:value="0.532213423986233" calcext:value-type="percentage">
            <text:p>53.22%</text:p>
          </table:table-cell>
          <table:table-cell office:value-type="percentage" office:value="0.666466234523049" calcext:value-type="percentage">
            <text:p>66.65%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5488e8df5440ee5161fdfae3aeccd2ee396636430065c90e3f1f73870a975991</text:p>
          </table:table-cell>
          <table:table-cell office:value-type="float" office:value="36" calcext:value-type="float">
            <text:p>36</text:p>
          </table:table-cell>
          <table:table-cell office:value-type="percentage" office:value="0.0704197303921569" calcext:value-type="percentage">
            <text:p>7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1996481944377" calcext:value-type="percentage">
            <text:p>52.20%</text:p>
          </table:table-cell>
          <table:table-cell office:value-type="percentage" office:value="0.236700073429446" calcext:value-type="percentage">
            <text:p>23.67%</text:p>
          </table:table-cell>
          <table:table-cell office:value-type="percentage" office:value="0.523891774891775" calcext:value-type="percentage">
            <text:p>52.39%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121d6759c5adb290c8e828fc882f37dfaf3663ec885c663859948c154a443ed</text:p>
          </table:table-cell>
          <table:table-cell office:value-type="float" office:value="86" calcext:value-type="float">
            <text:p>86</text:p>
          </table:table-cell>
          <table:table-cell office:value-type="percentage" office:value="0.598373998161765" calcext:value-type="percentage">
            <text:p>59.8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81558786987554" calcext:value-type="percentage">
            <text:p>18.16%</text:p>
          </table:table-cell>
          <table:table-cell office:value-type="percentage" office:value="0.151299924404218" calcext:value-type="percentage">
            <text:p>15.13%</text:p>
          </table:table-cell>
          <table:table-cell office:value-type="percentage" office:value="0.140881137561502" calcext:value-type="percentage">
            <text:p>14.09%</text:p>
          </table:table-cell>
          <table:table-cell office:value-type="percentage" office:value="0.260618508569918" calcext:value-type="percentage">
            <text:p>26.06%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04fa1a74a980d790ba6f3e595fd9851f14370bb71c7cbb7846c33ca9d72687f</text:p>
          </table:table-cell>
          <table:table-cell office:value-type="float" office:value="56" calcext:value-type="float">
            <text:p>56</text:p>
          </table:table-cell>
          <table:table-cell office:value-type="percentage" office:value="0.209980085784314" calcext:value-type="percentage">
            <text:p>21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86130495628697" calcext:value-type="percentage">
            <text:p>18.61%</text:p>
          </table:table-cell>
          <table:table-cell office:value-type="percentage" office:value="0.419185228453656" calcext:value-type="percentage">
            <text:p>41.92%</text:p>
          </table:table-cell>
          <table:table-cell office:value-type="percentage" office:value="0.500486566881809" calcext:value-type="percentage">
            <text:p>50.05%</text:p>
          </table:table-cell>
          <table:table-cell office:value-type="percentage" office:value="0.727310221614716" calcext:value-type="percentage">
            <text:p>72.73%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8e74d4006dd68c1dbe68df7be905835e00d8ba4916f3b18884509a15fdc0b55</text:p>
          </table:table-cell>
          <table:table-cell office:value-type="float" office:value="57" calcext:value-type="float">
            <text:p>57</text:p>
          </table:table-cell>
          <table:table-cell office:value-type="percentage" office:value="0.0932598039215687" calcext:value-type="percentage">
            <text:p>9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72383749465374" calcext:value-type="percentage">
            <text:p>7.72%</text:p>
          </table:table-cell>
          <table:table-cell office:value-type="percentage" office:value="0.393657700648339" calcext:value-type="percentage">
            <text:p>39.37%</text:p>
          </table:table-cell>
          <table:table-cell office:value-type="percentage" office:value="0.162237007073073" calcext:value-type="percentage">
            <text:p>16.22%</text:p>
          </table:table-cell>
          <table:table-cell office:value-type="percentage" office:value="0.444094931013426" calcext:value-type="percentage">
            <text:p>44.41%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ec1764c00e8b3c4bf1fc7a2fda341279218ff894186b0c2664128348683c757</text:p>
          </table:table-cell>
          <table:table-cell office:value-type="float" office:value="21" calcext:value-type="float">
            <text:p>21</text:p>
          </table:table-cell>
          <table:table-cell office:value-type="percentage" office:value="0.0624770220588235" calcext:value-type="percentage">
            <text:p>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60365418894831" calcext:value-type="percentage">
            <text:p>56.04%</text:p>
          </table:table-cell>
          <table:table-cell office:value-type="percentage" office:value="0.427358045651764" calcext:value-type="percentage">
            <text:p>42.74%</text:p>
          </table:table-cell>
          <table:table-cell office:value-type="percentage" office:value="0.520260635811127" calcext:value-type="percentage">
            <text:p>52.03%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93ffaa5272d5c421ae02130a64d98ad120ec70e4ed97a72cdcd4801ce93b066</text:p>
          </table:table-cell>
          <table:table-cell office:value-type="float" office:value="157" calcext:value-type="float">
            <text:p>157</text:p>
          </table:table-cell>
          <table:table-cell office:value-type="percentage" office:value="0.257804840686275" calcext:value-type="percentage">
            <text:p>25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9461072503128" calcext:value-type="percentage">
            <text:p>3.95%</text:p>
          </table:table-cell>
          <table:table-cell office:value-type="percentage" office:value="0.0408675867052059" calcext:value-type="percentage">
            <text:p>4.09%</text:p>
          </table:table-cell>
          <table:table-cell office:value-type="percentage" office:value="0.536166408834158" calcext:value-type="percentage">
            <text:p>53.62%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4ae4f936a9ade472764dad80f60f7168e4be067aa66ce9d06d60ebe34951dca4</text:p>
          </table:table-cell>
          <table:table-cell office:value-type="float" office:value="30" calcext:value-type="float">
            <text:p>30</text:p>
          </table:table-cell>
          <table:table-cell office:value-type="percentage" office:value="0.543534208792892" calcext:value-type="percentage">
            <text:p>54.3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810113258389121" calcext:value-type="percentage">
            <text:p>8.10%</text:p>
          </table:table-cell>
          <table:table-cell office:value-type="percentage" office:value="0.113922711475451" calcext:value-type="percentage">
            <text:p>11.39%</text:p>
          </table:table-cell>
          <table:table-cell office:value-type="percentage" office:value="0.35379263151709" calcext:value-type="percentage">
            <text:p>35.38%</text:p>
          </table:table-cell>
          <table:table-cell office:value-type="percentage" office:value="0.521198781838317" calcext:value-type="percentage">
            <text:p>52.12%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aa1a883f61f0bb5af3d3d60acaaf33af45ef4fbffaac15ae838bc1ce37b6fbf</text:p>
          </table:table-cell>
          <table:table-cell office:value-type="float" office:value="7" calcext:value-type="float">
            <text:p>7</text:p>
          </table:table-cell>
          <table:table-cell office:value-type="percentage" office:value="0.164675245098039" calcext:value-type="percentage">
            <text:p>16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3968253968254" calcext:value-type="percentage">
            <text:p>33.97%</text:p>
          </table:table-cell>
          <table:table-cell office:value-type="percentage" office:value="0.720555555555556" calcext:value-type="percentage">
            <text:p>72.06%</text:p>
          </table:table-cell>
          <table:table-cell office:value-type="percentage" office:value="0.656666666666667" calcext:value-type="percentage">
            <text:p>65.67%</text:p>
          </table:table-cell>
          <table:table-cell office:value-type="percentage" office:value="0.916666666666667" calcext:value-type="percentage">
            <text:p>91.67%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bf4b144167694b6846d584cf52c458f34f28fcae75328a2a096c8214e01c0d0</text:p>
          </table:table-cell>
          <table:table-cell office:value-type="float" office:value="57" calcext:value-type="float">
            <text:p>57</text:p>
          </table:table-cell>
          <table:table-cell office:value-type="percentage" office:value="0.0868642769607843" calcext:value-type="percentage">
            <text:p>8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208333333333333" calcext:value-type="percentage">
            <text:p>0.21%</text:p>
          </table:table-cell>
          <table:table-cell office:value-type="percentage" office:value="0.384223784976017" calcext:value-type="percentage">
            <text:p>38.42%</text:p>
          </table:table-cell>
          <table:table-cell office:value-type="percentage" office:value="0.0920352160094807" calcext:value-type="percentage">
            <text:p>9.20%</text:p>
          </table:table-cell>
          <table:table-cell office:value-type="percentage" office:value="0.514400567253784" calcext:value-type="percentage">
            <text:p>51.44%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e216ec5063d3562b793e434c491051bd8867f6c2e571e41137c7c560cc0e6a03</text:p>
          </table:table-cell>
          <table:table-cell office:value-type="float" office:value="21" calcext:value-type="float">
            <text:p>21</text:p>
          </table:table-cell>
          <table:table-cell office:value-type="percentage" office:value="0.225597426470588" calcext:value-type="percentage">
            <text:p>22.5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30426556587547" calcext:value-type="percentage">
            <text:p>9.30%</text:p>
          </table:table-cell>
          <table:table-cell office:value-type="percentage" office:value="0.293746286393345" calcext:value-type="percentage">
            <text:p>29.37%</text:p>
          </table:table-cell>
          <table:table-cell office:value-type="percentage" office:value="0.407148716491427" calcext:value-type="percentage">
            <text:p>40.71%</text:p>
          </table:table-cell>
          <table:table-cell office:value-type="percentage" office:value="0.412293868545603" calcext:value-type="percentage">
            <text:p>41.23%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7f38885521586fc6011bef1314a9fb2aa1e4935bd581b2991e1d963395eab770</text:p>
          </table:table-cell>
          <table:table-cell office:value-type="float" office:value="101" calcext:value-type="float">
            <text:p>101</text:p>
          </table:table-cell>
          <table:table-cell office:value-type="percentage" office:value="0.791015625" calcext:value-type="percentage">
            <text:p>79.1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72102558851043" calcext:value-type="percentage">
            <text:p>0.77%</text:p>
          </table:table-cell>
          <table:table-cell office:value-type="percentage" office:value="0.0160718556736256" calcext:value-type="percentage">
            <text:p>1.61%</text:p>
          </table:table-cell>
          <table:table-cell office:value-type="percentage" office:value="0.205643749995449" calcext:value-type="percentage">
            <text:p>20.56%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2aeefb1b522b283819b12e4cfaf6b13c1264c0aadac3412b4edd2ace304cb40</text:p>
          </table:table-cell>
          <table:table-cell office:value-type="float" office:value="124" calcext:value-type="float">
            <text:p>124</text:p>
          </table:table-cell>
          <table:table-cell office:value-type="percentage" office:value="0.175344669117647" calcext:value-type="percentage">
            <text:p>17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89457821314246" calcext:value-type="percentage">
            <text:p>1.89%</text:p>
          </table:table-cell>
          <table:table-cell office:value-type="percentage" office:value="0.323793999929245" calcext:value-type="percentage">
            <text:p>32.38%</text:p>
          </table:table-cell>
          <table:table-cell office:value-type="percentage" office:value="0.213038519186233" calcext:value-type="percentage">
            <text:p>21.30%</text:p>
          </table:table-cell>
          <table:table-cell office:value-type="percentage" office:value="0.444594571252326" calcext:value-type="percentage">
            <text:p>44.46%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709e094e39629a9ca21e187f007b331074694e443db40289447c1111f7e267e7</text:p>
          </table:table-cell>
          <table:table-cell office:value-type="float" office:value="22" calcext:value-type="float">
            <text:p>22</text:p>
          </table:table-cell>
          <table:table-cell office:value-type="percentage" office:value="0.448427608762255" calcext:value-type="percentage">
            <text:p>44.8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86495662643394" calcext:value-type="percentage">
            <text:p>38.65%</text:p>
          </table:table-cell>
          <table:table-cell office:value-type="percentage" office:value="0.367129145327086" calcext:value-type="percentage">
            <text:p>36.71%</text:p>
          </table:table-cell>
          <table:table-cell office:value-type="percentage" office:value="0.392580728248584" calcext:value-type="percentage">
            <text:p>39.26%</text:p>
          </table:table-cell>
          <table:table-cell office:value-type="percentage" office:value="0.460407441528723" calcext:value-type="percentage">
            <text:p>46.04%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d327ab4f0e3604fa6e9b8041c7e6db86ab809890d886c691f6e59c9168b7fbe</text:p>
          </table:table-cell>
          <table:table-cell office:value-type="float" office:value="17" calcext:value-type="float">
            <text:p>17</text:p>
          </table:table-cell>
          <table:table-cell office:value-type="percentage" office:value="0.464502220435049" calcext:value-type="percentage">
            <text:p>46.4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4802386339151" calcext:value-type="percentage">
            <text:p>34.80%</text:p>
          </table:table-cell>
          <table:table-cell office:value-type="percentage" office:value="0.235089193572166" calcext:value-type="percentage">
            <text:p>23.51%</text:p>
          </table:table-cell>
          <table:table-cell office:value-type="percentage" office:value="0.309198089492207" calcext:value-type="percentage">
            <text:p>30.92%</text:p>
          </table:table-cell>
          <table:table-cell office:value-type="percentage" office:value="0.596858435681965" calcext:value-type="percentage">
            <text:p>59.69%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3b1626f8ad156acb2963d1faa6a368f9378a266c3b90d9321087fdc5b3032b4</text:p>
          </table:table-cell>
          <table:table-cell office:value-type="float" office:value="27" calcext:value-type="float">
            <text:p>27</text:p>
          </table:table-cell>
          <table:table-cell office:value-type="percentage" office:value="0.0510646446078431" calcext:value-type="percentage">
            <text:p>5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67615500924378" calcext:value-type="percentage">
            <text:p>56.76%</text:p>
          </table:table-cell>
          <table:table-cell office:value-type="percentage" office:value="0.374139144405944" calcext:value-type="percentage">
            <text:p>37.41%</text:p>
          </table:table-cell>
          <table:table-cell office:value-type="percentage" office:value="0.768351648351648" calcext:value-type="percentage">
            <text:p>76.84%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4a7785530687a11ecd073e772f90912d9967d02407a192bfab282c35f55ab94</text:p>
          </table:table-cell>
          <table:table-cell office:value-type="float" office:value="24" calcext:value-type="float">
            <text:p>24</text:p>
          </table:table-cell>
          <table:table-cell office:value-type="percentage" office:value="0.501596982996323" calcext:value-type="percentage">
            <text:p>50.1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4978835978836" calcext:value-type="percentage">
            <text:p>7.50%</text:p>
          </table:table-cell>
          <table:table-cell office:value-type="percentage" office:value="0.0736070381231672" calcext:value-type="percentage">
            <text:p>7.36%</text:p>
          </table:table-cell>
          <table:table-cell office:value-type="percentage" office:value="0.164157897170068" calcext:value-type="percentage">
            <text:p>16.42%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c235b945b25b9905b9b0429ce59f1db51d0d0c7d48c2c21ab9f3ca54b0715e6</text:p>
          </table:table-cell>
          <table:table-cell office:value-type="float" office:value="29" calcext:value-type="float">
            <text:p>29</text:p>
          </table:table-cell>
          <table:table-cell office:value-type="percentage" office:value="0.0664828431372549" calcext:value-type="percentage">
            <text:p>6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1533044853868" calcext:value-type="percentage">
            <text:p>42.15%</text:p>
          </table:table-cell>
          <table:table-cell office:value-type="percentage" office:value="0.282397916747194" calcext:value-type="percentage">
            <text:p>28.24%</text:p>
          </table:table-cell>
          <table:table-cell office:value-type="percentage" office:value="0.622520146520147" calcext:value-type="percentage">
            <text:p>62.25%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49edc2f7715100fb0390916e52b3fd11a921f02e59509dc987f67840a36250fc</text:p>
          </table:table-cell>
          <table:table-cell office:value-type="float" office:value="70" calcext:value-type="float">
            <text:p>70</text:p>
          </table:table-cell>
          <table:table-cell office:value-type="percentage" office:value="0.0742647058823529" calcext:value-type="percentage">
            <text:p>7.4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617547158723629" calcext:value-type="percentage">
            <text:p>6.18%</text:p>
          </table:table-cell>
          <table:table-cell office:value-type="percentage" office:value="0.66070825679233" calcext:value-type="percentage">
            <text:p>66.07%</text:p>
          </table:table-cell>
          <table:table-cell office:value-type="percentage" office:value="0.355045430236529" calcext:value-type="percentage">
            <text:p>35.50%</text:p>
          </table:table-cell>
          <table:table-cell office:value-type="percentage" office:value="0.839651437534722" calcext:value-type="percentage">
            <text:p>83.97%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113626a04125d97b27f21b45a0ce9a686d73dee7b5dbc0725d49194ba0203bd</text:p>
          </table:table-cell>
          <table:table-cell office:value-type="float" office:value="24" calcext:value-type="float">
            <text:p>24</text:p>
          </table:table-cell>
          <table:table-cell office:value-type="percentage" office:value="0.0629518995098039" calcext:value-type="percentage">
            <text:p>6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01681922196796" calcext:value-type="percentage">
            <text:p>80.17%</text:p>
          </table:table-cell>
          <table:table-cell office:value-type="percentage" office:value="0.492661246612466" calcext:value-type="percentage">
            <text:p>49.27%</text:p>
          </table:table-cell>
          <table:table-cell office:value-type="percentage" office:value="0.790535117056856" calcext:value-type="percentage">
            <text:p>79.05%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7a3a7c99483c243742b6cfa74e81cd48f126dcef004016ad0151df6c16a6243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654871323529412" calcext:value-type="percentage">
            <text:p>6.5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92517409766518" calcext:value-type="percentage">
            <text:p>59.25%</text:p>
          </table:table-cell>
          <table:table-cell office:value-type="percentage" office:value="0.177036006497696" calcext:value-type="percentage">
            <text:p>17.70%</text:p>
          </table:table-cell>
          <table:table-cell office:value-type="percentage" office:value="0.757979012291282" calcext:value-type="percentage">
            <text:p>75.80%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486f6ed4b8781e7883e433d06a83dd66db3e8b36d45b9976c4214820ee22629</text:p>
          </table:table-cell>
          <table:table-cell office:value-type="float" office:value="53" calcext:value-type="float">
            <text:p>53</text:p>
          </table:table-cell>
          <table:table-cell office:value-type="percentage" office:value="0.0552619485294118" calcext:value-type="percentage">
            <text:p>5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03005038780785" calcext:value-type="percentage">
            <text:p>60.30%</text:p>
          </table:table-cell>
          <table:table-cell office:value-type="percentage" office:value="0.232745624748184" calcext:value-type="percentage">
            <text:p>23.27%</text:p>
          </table:table-cell>
          <table:table-cell office:value-type="percentage" office:value="0.792350084247975" calcext:value-type="percentage">
            <text:p>79.24%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0b00d701695d8ea5d59f95ac39e18004040c96d17fbc1a539317c674eca084b</text:p>
          </table:table-cell>
          <table:table-cell office:value-type="float" office:value="24" calcext:value-type="float">
            <text:p>24</text:p>
          </table:table-cell>
          <table:table-cell office:value-type="percentage" office:value="0.110431985294118" calcext:value-type="percentage">
            <text:p>11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776839826839827" calcext:value-type="percentage">
            <text:p>7.77%</text:p>
          </table:table-cell>
          <table:table-cell office:value-type="percentage" office:value="0.248097017924604" calcext:value-type="percentage">
            <text:p>24.81%</text:p>
          </table:table-cell>
          <table:table-cell office:value-type="percentage" office:value="0.245304800462695" calcext:value-type="percentage">
            <text:p>24.53%</text:p>
          </table:table-cell>
          <table:table-cell office:value-type="percentage" office:value="0.406597790360216" calcext:value-type="percentage">
            <text:p>40.66%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9b25b8ffd5f52b6c3d235a42d51d380503d1f80b61ef0f62eeb696f5977c38e6</text:p>
          </table:table-cell>
          <table:table-cell office:value-type="float" office:value="10" calcext:value-type="float">
            <text:p>10</text:p>
          </table:table-cell>
          <table:table-cell office:value-type="percentage" office:value="0.0972120098039216" calcext:value-type="percentage">
            <text:p>9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1561771561772" calcext:value-type="percentage">
            <text:p>12.16%</text:p>
          </table:table-cell>
          <table:table-cell office:value-type="percentage" office:value="0.422580613830614" calcext:value-type="percentage">
            <text:p>42.26%</text:p>
          </table:table-cell>
          <table:table-cell office:value-type="percentage" office:value="0.337774806892454" calcext:value-type="percentage">
            <text:p>33.78%</text:p>
          </table:table-cell>
          <table:table-cell office:value-type="percentage" office:value="0.680584121760592" calcext:value-type="percentage">
            <text:p>68.06%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5a7b8a9924b26b3abf039255a8a3bb00258f4966f68ff3349560b4350af9367</text:p>
          </table:table-cell>
          <table:table-cell office:value-type="float" office:value="20" calcext:value-type="float">
            <text:p>20</text:p>
          </table:table-cell>
          <table:table-cell office:value-type="percentage" office:value="0.0625612745098039" calcext:value-type="percentage">
            <text:p>6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34814594677295" calcext:value-type="percentage">
            <text:p>43.48%</text:p>
          </table:table-cell>
          <table:table-cell office:value-type="percentage" office:value="0.49187675070028" calcext:value-type="percentage">
            <text:p>49.19%</text:p>
          </table:table-cell>
          <table:table-cell office:value-type="percentage" office:value="0.690363777089783" calcext:value-type="percentage">
            <text:p>69.04%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4c4db3df4ff0de90f44b027fc2e28c16bf7e5c75ea75b0a9762bbb7ac86e7a3</text:p>
          </table:table-cell>
          <table:table-cell office:value-type="float" office:value="68" calcext:value-type="float">
            <text:p>68</text:p>
          </table:table-cell>
          <table:table-cell office:value-type="percentage" office:value="0.0510799632352941" calcext:value-type="percentage">
            <text:p>5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603, 1272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63752527783334" calcext:value-type="percentage">
            <text:p>2.6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1594449853944" calcext:value-type="percentage">
            <text:p>1.02%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0c9f135c62572f3669a75b2c735e4477dc77fac85e653426ee2b3bcfbed7aaf</text:p>
          </table:table-cell>
          <table:table-cell office:value-type="float" office:value="24" calcext:value-type="float">
            <text:p>24</text:p>
          </table:table-cell>
          <table:table-cell office:value-type="percentage" office:value="0.0670649509803922" calcext:value-type="percentage">
            <text:p>6.7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47510766580534" calcext:value-type="percentage">
            <text:p>54.75%</text:p>
          </table:table-cell>
          <table:table-cell office:value-type="percentage" office:value="0.441801924662337" calcext:value-type="percentage">
            <text:p>44.18%</text:p>
          </table:table-cell>
          <table:table-cell office:value-type="percentage" office:value="0.807648953301127" calcext:value-type="percentage">
            <text:p>80.76%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8d29c5a03e0560c8f9338e8eb7bccf47930149c8173f9ba4b9279fb87d86cf6d</text:p>
          </table:table-cell>
          <table:table-cell office:value-type="float" office:value="38" calcext:value-type="float">
            <text:p>38</text:p>
          </table:table-cell>
          <table:table-cell office:value-type="percentage" office:value="0.190900735294118" calcext:value-type="percentage">
            <text:p>19.0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14144459556721" calcext:value-type="percentage">
            <text:p>31.41%</text:p>
          </table:table-cell>
          <table:table-cell office:value-type="percentage" office:value="0.696424383150389" calcext:value-type="percentage">
            <text:p>69.64%</text:p>
          </table:table-cell>
          <table:table-cell office:value-type="percentage" office:value="0.639396720281285" calcext:value-type="percentage">
            <text:p>63.94%</text:p>
          </table:table-cell>
          <table:table-cell office:value-type="percentage" office:value="0.805564094047178" calcext:value-type="percentage">
            <text:p>80.56%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7f767ca9770b160f234780e172aeb35a50830ba10dc49c526f4712451abe1d2</text:p>
          </table:table-cell>
          <table:table-cell office:value-type="float" office:value="11" calcext:value-type="float">
            <text:p>11</text:p>
          </table:table-cell>
          <table:table-cell office:value-type="percentage" office:value="0.446060055147059" calcext:value-type="percentage">
            <text:p>44.6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45833333333333" calcext:value-type="percentage">
            <text:p>24.58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61111111111111" calcext:value-type="percentage">
            <text:p>26.11%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101a00fea63f0c43abe5323f4f890bec881eb0caa3bc8498991ff5fd207ed91</text:p>
          </table:table-cell>
          <table:table-cell office:value-type="float" office:value="18" calcext:value-type="float">
            <text:p>18</text:p>
          </table:table-cell>
          <table:table-cell office:value-type="percentage" office:value="0.274586397058824" calcext:value-type="percentage">
            <text:p>27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3774025974026" calcext:value-type="percentage">
            <text:p>23.77%</text:p>
          </table:table-cell>
          <table:table-cell office:value-type="percentage" office:value="0.548495458789576" calcext:value-type="percentage">
            <text:p>54.85%</text:p>
          </table:table-cell>
          <table:table-cell office:value-type="percentage" office:value="0.628193101923165" calcext:value-type="percentage">
            <text:p>62.82%</text:p>
          </table:table-cell>
          <table:table-cell office:value-type="percentage" office:value="0.621930137646456" calcext:value-type="percentage">
            <text:p>62.19%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7f2b154541166210f468d89bb0a7184f10e51168a181dbb8b686c14654ffa317</text:p>
          </table:table-cell>
          <table:table-cell office:value-type="float" office:value="102" calcext:value-type="float">
            <text:p>102</text:p>
          </table:table-cell>
          <table:table-cell office:value-type="percentage" office:value="0.140004595588235" calcext:value-type="percentage">
            <text:p>14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03761434200935" calcext:value-type="percentage">
            <text:p>1.04%</text:p>
          </table:table-cell>
          <table:table-cell office:value-type="percentage" office:value="0.443585994228112" calcext:value-type="percentage">
            <text:p>44.36%</text:p>
          </table:table-cell>
          <table:table-cell office:value-type="percentage" office:value="0.256425090428201" calcext:value-type="percentage">
            <text:p>25.64%</text:p>
          </table:table-cell>
          <table:table-cell office:value-type="percentage" office:value="0.648707772552427" calcext:value-type="percentage">
            <text:p>64.87%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89be66f88612aae541f5843abcd9c015832b5d6c54a28103b3019f7f38df8a6d</text:p>
          </table:table-cell>
          <table:table-cell office:value-type="float" office:value="19" calcext:value-type="float">
            <text:p>19</text:p>
          </table:table-cell>
          <table:table-cell office:value-type="percentage" office:value="0.0510876225490196" calcext:value-type="percentage">
            <text:p>5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95897832817338" calcext:value-type="percentage">
            <text:p>49.59%</text:p>
          </table:table-cell>
          <table:table-cell office:value-type="percentage" office:value="0.413355263157895" calcext:value-type="percentage">
            <text:p>41.34%</text:p>
          </table:table-cell>
          <table:table-cell office:value-type="percentage" office:value="0.62343137254902" calcext:value-type="percentage">
            <text:p>62.34%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fe8ef193a68a0a86a5e4ae1ddc27bda3f9ffe170494395be4030ba72737c565</text:p>
          </table:table-cell>
          <table:table-cell office:value-type="float" office:value="37" calcext:value-type="float">
            <text:p>37</text:p>
          </table:table-cell>
          <table:table-cell office:value-type="percentage" office:value="0.097311580882353" calcext:value-type="percentage">
            <text:p>9.7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572306983763" calcext:value-type="percentage">
            <text:p>18.57%</text:p>
          </table:table-cell>
          <table:table-cell office:value-type="percentage" office:value="0.051776172457287" calcext:value-type="percentage">
            <text:p>5.18%</text:p>
          </table:table-cell>
          <table:table-cell office:value-type="percentage" office:value="0.51050750204388" calcext:value-type="percentage">
            <text:p>51.05%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44ed955eb2e5c8d820b01477e122b32eff6dd475343e11229c33d8af3473b22</text:p>
          </table:table-cell>
          <table:table-cell office:value-type="float" office:value="123" calcext:value-type="float">
            <text:p>123</text:p>
          </table:table-cell>
          <table:table-cell office:value-type="percentage" office:value="0.0760799632352941" calcext:value-type="percentage">
            <text:p>7.6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49886764179217" calcext:value-type="percentage">
            <text:p>4.99%</text:p>
          </table:table-cell>
          <table:table-cell office:value-type="percentage" office:value="0.552717203678197" calcext:value-type="percentage">
            <text:p>55.27%</text:p>
          </table:table-cell>
          <table:table-cell office:value-type="percentage" office:value="0.227682143262607" calcext:value-type="percentage">
            <text:p>22.77%</text:p>
          </table:table-cell>
          <table:table-cell office:value-type="percentage" office:value="0.730729611864481" calcext:value-type="percentage">
            <text:p>73.07%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751f421d322940d6efe3bd570a66ecda16d08a1b90bc32a6d7ae1af89856fd49</text:p>
          </table:table-cell>
          <table:table-cell office:value-type="float" office:value="29" calcext:value-type="float">
            <text:p>29</text:p>
          </table:table-cell>
          <table:table-cell office:value-type="percentage" office:value="0.141582414215686" calcext:value-type="percentage">
            <text:p>14.1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835453960454" calcext:value-type="percentage">
            <text:p>12.84%</text:p>
          </table:table-cell>
          <table:table-cell office:value-type="percentage" office:value="0.725197080781788" calcext:value-type="percentage">
            <text:p>72.52%</text:p>
          </table:table-cell>
          <table:table-cell office:value-type="percentage" office:value="0.562465808820223" calcext:value-type="percentage">
            <text:p>56.25%</text:p>
          </table:table-cell>
          <table:table-cell office:value-type="percentage" office:value="0.85952380952381" calcext:value-type="percentage">
            <text:p>85.95%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321cfa987e77c21373a0f8b1236c83d6636306949a82a7f5b07fc0838e7777f</text:p>
          </table:table-cell>
          <table:table-cell office:value-type="float" office:value="15" calcext:value-type="float">
            <text:p>15</text:p>
          </table:table-cell>
          <table:table-cell office:value-type="percentage" office:value="0.0866727941176471" calcext:value-type="percentage">
            <text:p>8.6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95238095238095" calcext:value-type="percentage">
            <text:p>4.95%</text:p>
          </table:table-cell>
          <table:table-cell office:value-type="percentage" office:value="0.148071554049815" calcext:value-type="percentage">
            <text:p>14.81%</text:p>
          </table:table-cell>
          <table:table-cell office:value-type="percentage" office:value="0.166764337313873" calcext:value-type="percentage">
            <text:p>16.68%</text:p>
          </table:table-cell>
          <table:table-cell office:value-type="percentage" office:value="0.38643025876772" calcext:value-type="percentage">
            <text:p>38.64%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1777737270c5f96c4523dff76e4097756f8f7d4c9d59bac079e31f9510deabd</text:p>
          </table:table-cell>
          <table:table-cell office:value-type="float" office:value="26" calcext:value-type="float">
            <text:p>26</text:p>
          </table:table-cell>
          <table:table-cell office:value-type="percentage" office:value="0.0592907475490196" calcext:value-type="percentage">
            <text:p>5.9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6175115207373" calcext:value-type="percentage">
            <text:p>44.62%</text:p>
          </table:table-cell>
          <table:table-cell office:value-type="percentage" office:value="0.279972792627319" calcext:value-type="percentage">
            <text:p>28.00%</text:p>
          </table:table-cell>
          <table:table-cell office:value-type="percentage" office:value="0.631230158730159" calcext:value-type="percentage">
            <text:p>63.12%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61d3fb0d0ebbee018346e0adeff9e9178f33aa95262779b3c196f93b4ace895</text:p>
          </table:table-cell>
          <table:table-cell office:value-type="float" office:value="170" calcext:value-type="float">
            <text:p>170</text:p>
          </table:table-cell>
          <table:table-cell office:value-type="percentage" office:value="0.166957720588235" calcext:value-type="percentage">
            <text:p>16.7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829373844257243" calcext:value-type="percentage">
            <text:p>0.83%</text:p>
          </table:table-cell>
          <table:table-cell office:value-type="percentage" office:value="0.379265726969551" calcext:value-type="percentage">
            <text:p>37.93%</text:p>
          </table:table-cell>
          <table:table-cell office:value-type="percentage" office:value="0.207502722811918" calcext:value-type="percentage">
            <text:p>20.75%</text:p>
          </table:table-cell>
          <table:table-cell office:value-type="percentage" office:value="0.607524802640308" calcext:value-type="percentage">
            <text:p>60.75%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03cee89357d9fe13516167fd67b609a164651b21934585648c740d2c3d86dc1</text:p>
          </table:table-cell>
          <table:table-cell office:value-type="float" office:value="36" calcext:value-type="float">
            <text:p>36</text:p>
          </table:table-cell>
          <table:table-cell office:value-type="percentage" office:value="0.130376838235294" calcext:value-type="percentage">
            <text:p>13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4530726240775" calcext:value-type="percentage">
            <text:p>11.45%</text:p>
          </table:table-cell>
          <table:table-cell office:value-type="percentage" office:value="0.670055905139712" calcext:value-type="percentage">
            <text:p>67.01%</text:p>
          </table:table-cell>
          <table:table-cell office:value-type="percentage" office:value="0.494009206813791" calcext:value-type="percentage">
            <text:p>49.40%</text:p>
          </table:table-cell>
          <table:table-cell office:value-type="percentage" office:value="0.751503811503812" calcext:value-type="percentage">
            <text:p>75.15%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0e35e06b85da49bfe3ea737711a72b551a6add446e30eabb01aa683a79873c5</text:p>
          </table:table-cell>
          <table:table-cell office:value-type="float" office:value="15" calcext:value-type="float">
            <text:p>15</text:p>
          </table:table-cell>
          <table:table-cell office:value-type="percentage" office:value="0.498827670036765" calcext:value-type="percentage">
            <text:p>49.8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71129605688429" calcext:value-type="percentage">
            <text:p>27.11%</text:p>
          </table:table-cell>
          <table:table-cell office:value-type="percentage" office:value="0.257812187812188" calcext:value-type="percentage">
            <text:p>25.78%</text:p>
          </table:table-cell>
          <table:table-cell office:value-type="percentage" office:value="0.340937657114128" calcext:value-type="percentage">
            <text:p>34.09%</text:p>
          </table:table-cell>
          <table:table-cell office:value-type="percentage" office:value="0.466844189092641" calcext:value-type="percentage">
            <text:p>46.68%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91cc2e0d4d6e2c1ad59a8d63bcbe3e2ea8bc7f8e642e942a0113450181e73379</text:p>
          </table:table-cell>
          <table:table-cell office:value-type="float" office:value="36" calcext:value-type="float">
            <text:p>36</text:p>
          </table:table-cell>
          <table:table-cell office:value-type="percentage" office:value="0.0780024509803921" calcext:value-type="percentage">
            <text:p>7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16923076923077" calcext:value-type="percentage">
            <text:p>3.17%</text:p>
          </table:table-cell>
          <table:table-cell office:value-type="percentage" office:value="0.324834282601082" calcext:value-type="percentage">
            <text:p>32.48%</text:p>
          </table:table-cell>
          <table:table-cell office:value-type="percentage" office:value="0.0620696041574525" calcext:value-type="percentage">
            <text:p>6.21%</text:p>
          </table:table-cell>
          <table:table-cell office:value-type="percentage" office:value="0.545084266084266" calcext:value-type="percentage">
            <text:p>54.51%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8b12e18670e4b24d03567d1e17c0c24fadf0ea2c1e763983dd6bb4c44b7376a6</text:p>
          </table:table-cell>
          <table:table-cell office:value-type="float" office:value="7" calcext:value-type="float">
            <text:p>7</text:p>
          </table:table-cell>
          <table:table-cell office:value-type="percentage" office:value="0.144324448529412" calcext:value-type="percentage">
            <text:p>14.4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38784271284271" calcext:value-type="percentage">
            <text:p>43.88%</text:p>
          </table:table-cell>
          <table:table-cell office:value-type="percentage" office:value="0.79052059052059" calcext:value-type="percentage">
            <text:p>79.05%</text:p>
          </table:table-cell>
          <table:table-cell office:value-type="percentage" office:value="0.681666666666667" calcext:value-type="percentage">
            <text:p>68.17%</text:p>
          </table:table-cell>
          <table:table-cell office:value-type="percentage" office:value="0.915" calcext:value-type="percentage">
            <text:p>91.50%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4b274461c6d001a7a9aeaf5952b40ac4934d1be96b9c176edfd628a8f77e6df2</text:p>
          </table:table-cell>
          <table:table-cell office:value-type="float" office:value="16" calcext:value-type="float">
            <text:p>16</text:p>
          </table:table-cell>
          <table:table-cell office:value-type="percentage" office:value="0.0869025735294118" calcext:value-type="percentage">
            <text:p>8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27264931490938" calcext:value-type="percentage">
            <text:p>42.73%</text:p>
          </table:table-cell>
          <table:table-cell office:value-type="percentage" office:value="0.203851851851852" calcext:value-type="percentage">
            <text:p>20.39%</text:p>
          </table:table-cell>
          <table:table-cell office:value-type="percentage" office:value="0.609091036414566" calcext:value-type="percentage">
            <text:p>60.91%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0328b822b836e67b547b4144e0b7eb43747c114ce4cacd8b540648892945b00</text:p>
          </table:table-cell>
          <table:table-cell office:value-type="float" office:value="23" calcext:value-type="float">
            <text:p>23</text:p>
          </table:table-cell>
          <table:table-cell office:value-type="percentage" office:value="0.164568014705882" calcext:value-type="percentage">
            <text:p>16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07673753782449" calcext:value-type="percentage">
            <text:p>30.77%</text:p>
          </table:table-cell>
          <table:table-cell office:value-type="percentage" office:value="0.588914732772612" calcext:value-type="percentage">
            <text:p>58.89%</text:p>
          </table:table-cell>
          <table:table-cell office:value-type="percentage" office:value="0.561394394851993" calcext:value-type="percentage">
            <text:p>56.14%</text:p>
          </table:table-cell>
          <table:table-cell office:value-type="percentage" office:value="0.701219179767101" calcext:value-type="percentage">
            <text:p>70.12%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13f41ef376c3cbcc9d6e2ce6a51c2ee068226d1c1b13404eb238dcfdd447c97</text:p>
          </table:table-cell>
          <table:table-cell office:value-type="float" office:value="14" calcext:value-type="float">
            <text:p>14</text:p>
          </table:table-cell>
          <table:table-cell office:value-type="percentage" office:value="0.106380208333333" calcext:value-type="percentage">
            <text:p>10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07317996077149" calcext:value-type="percentage">
            <text:p>50.73%</text:p>
          </table:table-cell>
          <table:table-cell office:value-type="percentage" office:value="0.417601724900486" calcext:value-type="percentage">
            <text:p>41.76%</text:p>
          </table:table-cell>
          <table:table-cell office:value-type="percentage" office:value="0.65565794499618" calcext:value-type="percentage">
            <text:p>65.57%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a11552569160f0b1ea10bedbd628ce6c14f29edec5092034c2309c556df833e</text:p>
          </table:table-cell>
          <table:table-cell office:value-type="float" office:value="46" calcext:value-type="float">
            <text:p>46</text:p>
          </table:table-cell>
          <table:table-cell office:value-type="percentage" office:value="0.733586090686275" calcext:value-type="percentage">
            <text:p>73.36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5" calcext:value-type="percentage">
            <text:p>1.25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172481748075086" calcext:value-type="percentage">
            <text:p>17.25%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72b18a405555ad491721e29454e5cd325055ce81a9e78524b56f2c058a4d2327</text:p>
          </table:table-cell>
          <table:table-cell office:value-type="float" office:value="7" calcext:value-type="float">
            <text:p>7</text:p>
          </table:table-cell>
          <table:table-cell office:value-type="percentage" office:value="0.0869178921568628" calcext:value-type="percentage">
            <text:p>8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14285714285714" calcext:value-type="percentage">
            <text:p>7.14%</text:p>
          </table:table-cell>
          <table:table-cell office:value-type="percentage" office:value="0.54949494949495" calcext:value-type="percentage">
            <text:p>54.95%</text:p>
          </table:table-cell>
          <table:table-cell office:value-type="percentage" office:value="0.339141414141414" calcext:value-type="percentage">
            <text:p>33.91%</text:p>
          </table:table-cell>
          <table:table-cell office:value-type="percentage" office:value="0.642777777777778" calcext:value-type="percentage">
            <text:p>64.28%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631352dbafb8a90f11219fffd3bea368a30bc3bad3bbe0e84e19bd720df4945</text:p>
          </table:table-cell>
          <table:table-cell office:value-type="float" office:value="32" calcext:value-type="float">
            <text:p>32</text:p>
          </table:table-cell>
          <table:table-cell office:value-type="percentage" office:value="0.59682025122549" calcext:value-type="percentage">
            <text:p>59.6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603379085048922" calcext:value-type="percentage">
            <text:p>60.34%</text:p>
          </table:table-cell>
          <table:table-cell office:value-type="percentage" office:value="0.411634799587386" calcext:value-type="percentage">
            <text:p>41.16%</text:p>
          </table:table-cell>
          <table:table-cell office:value-type="percentage" office:value="0.428975966562174" calcext:value-type="percentage">
            <text:p>42.90%</text:p>
          </table:table-cell>
          <table:table-cell office:value-type="percentage" office:value="0.527557039962163" calcext:value-type="percentage">
            <text:p>52.76%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ddbfba2519484316e4b7ccabfa605e6e6fd96c3d87ac8cdfd2c134571a15311</text:p>
          </table:table-cell>
          <table:table-cell office:value-type="float" office:value="23" calcext:value-type="float">
            <text:p>23</text:p>
          </table:table-cell>
          <table:table-cell office:value-type="percentage" office:value="0.353722426470588" calcext:value-type="percentage">
            <text:p>35.3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3937591013106" calcext:value-type="percentage">
            <text:p>22.39%</text:p>
          </table:table-cell>
          <table:table-cell office:value-type="percentage" office:value="0.401456301070244" calcext:value-type="percentage">
            <text:p>40.15%</text:p>
          </table:table-cell>
          <table:table-cell office:value-type="percentage" office:value="0.425626894657067" calcext:value-type="percentage">
            <text:p>42.56%</text:p>
          </table:table-cell>
          <table:table-cell office:value-type="percentage" office:value="0.431142117035659" calcext:value-type="percentage">
            <text:p>43.11%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876423522bdec1602917b94163a21e05fc7b692045219b7bc96cdaf638c33c25</text:p>
          </table:table-cell>
          <table:table-cell office:value-type="float" office:value="119" calcext:value-type="float">
            <text:p>119</text:p>
          </table:table-cell>
          <table:table-cell office:value-type="percentage" office:value="0.0810661764705882" calcext:value-type="percentage">
            <text:p>8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18368038895562" calcext:value-type="percentage">
            <text:p>2.18%</text:p>
          </table:table-cell>
          <table:table-cell office:value-type="percentage" office:value="0.678582107960626" calcext:value-type="percentage">
            <text:p>67.86%</text:p>
          </table:table-cell>
          <table:table-cell office:value-type="percentage" office:value="0.327763192466773" calcext:value-type="percentage">
            <text:p>32.78%</text:p>
          </table:table-cell>
          <table:table-cell office:value-type="percentage" office:value="0.721151278658325" calcext:value-type="percentage">
            <text:p>72.12%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31b9b0c520a28375b5a0c18d0a5039dd62cbca7c4a0bcc25af3b763d4a81bec</text:p>
          </table:table-cell>
          <table:table-cell office:value-type="float" office:value="11" calcext:value-type="float">
            <text:p>11</text:p>
          </table:table-cell>
          <table:table-cell office:value-type="percentage" office:value="0.0818933823529412" calcext:value-type="percentage">
            <text:p>8.1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9471916971917" calcext:value-type="percentage">
            <text:p>29.47%</text:p>
          </table:table-cell>
          <table:table-cell office:value-type="percentage" office:value="0.219152046783626" calcext:value-type="percentage">
            <text:p>21.92%</text:p>
          </table:table-cell>
          <table:table-cell office:value-type="percentage" office:value="0.517604617604617" calcext:value-type="percentage">
            <text:p>51.76%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7ba20aa731cc21af74a8d940254176cbad1bdc44f240b550341c6d9c27509daa</text:p>
          </table:table-cell>
          <table:table-cell office:value-type="float" office:value="18" calcext:value-type="float">
            <text:p>18</text:p>
          </table:table-cell>
          <table:table-cell office:value-type="percentage" office:value="0.112538296568627" calcext:value-type="percentage">
            <text:p>11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502886002886" calcext:value-type="percentage">
            <text:p>7.50%</text:p>
          </table:table-cell>
          <table:table-cell office:value-type="percentage" office:value="0.595005727703096" calcext:value-type="percentage">
            <text:p>59.50%</text:p>
          </table:table-cell>
          <table:table-cell office:value-type="percentage" office:value="0.41266194554238" calcext:value-type="percentage">
            <text:p>41.27%</text:p>
          </table:table-cell>
          <table:table-cell office:value-type="percentage" office:value="0.768890901771337" calcext:value-type="percentage">
            <text:p>76.89%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bfc4aab5645637680fa0ef00925eea733b93099f1944c0aea09b78af1d4eef2</text:p>
          </table:table-cell>
          <table:table-cell office:value-type="float" office:value="12" calcext:value-type="float">
            <text:p>12</text:p>
          </table:table-cell>
          <table:table-cell office:value-type="percentage" office:value="0.14765625" calcext:value-type="percentage">
            <text:p>14.7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552380952380952" calcext:value-type="percentage">
            <text:p>5.52%</text:p>
          </table:table-cell>
          <table:table-cell office:value-type="percentage" office:value="0.578731443994602" calcext:value-type="percentage">
            <text:p>57.87%</text:p>
          </table:table-cell>
          <table:table-cell office:value-type="percentage" office:value="0.584962978198272" calcext:value-type="percentage">
            <text:p>58.50%</text:p>
          </table:table-cell>
          <table:table-cell office:value-type="percentage" office:value="0.631060051060051" calcext:value-type="percentage">
            <text:p>63.11%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c2f9e121fc207efff79d46390df1a740566b683ff56a96d8cabe830a398dd2e</text:p>
          </table:table-cell>
          <table:table-cell office:value-type="float" office:value="12" calcext:value-type="float">
            <text:p>12</text:p>
          </table:table-cell>
          <table:table-cell office:value-type="percentage" office:value="0.142991727941176" calcext:value-type="percentage">
            <text:p>14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7424242424242" calcext:value-type="percentage">
            <text:p>11.74%</text:p>
          </table:table-cell>
          <table:table-cell office:value-type="percentage" office:value="0.583574552382602" calcext:value-type="percentage">
            <text:p>58.36%</text:p>
          </table:table-cell>
          <table:table-cell office:value-type="percentage" office:value="0.325956682206682" calcext:value-type="percentage">
            <text:p>32.60%</text:p>
          </table:table-cell>
          <table:table-cell office:value-type="percentage" office:value="0.642586824939766" calcext:value-type="percentage">
            <text:p>64.26%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5953af5080d981b554529971903d8bee9871457a4361b51f04ba04f43793dd8f</text:p>
          </table:table-cell>
          <table:table-cell office:value-type="float" office:value="31" calcext:value-type="float">
            <text:p>31</text:p>
          </table:table-cell>
          <table:table-cell office:value-type="percentage" office:value="0.110148590686275" calcext:value-type="percentage">
            <text:p>11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48106060606061" calcext:value-type="percentage">
            <text:p>2.48%</text:p>
          </table:table-cell>
          <table:table-cell office:value-type="percentage" office:value="0.124038538600782" calcext:value-type="percentage">
            <text:p>12.40%</text:p>
          </table:table-cell>
          <table:table-cell office:value-type="percentage" office:value="0.0278366370471634" calcext:value-type="percentage">
            <text:p>2.78%</text:p>
          </table:table-cell>
          <table:table-cell office:value-type="percentage" office:value="0.464618630755388" calcext:value-type="percentage">
            <text:p>46.46%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8f6597cd978c060378177df76e554d0578b97eab471e237dbe0adc0dd0d93d63</text:p>
          </table:table-cell>
          <table:table-cell office:value-type="float" office:value="9" calcext:value-type="float">
            <text:p>9</text:p>
          </table:table-cell>
          <table:table-cell office:value-type="percentage" office:value="0.375114889705882" calcext:value-type="percentage">
            <text:p>37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31111111111111" calcext:value-type="percentage">
            <text:p>13.11%</text:p>
          </table:table-cell>
          <table:table-cell office:value-type="percentage" office:value="0.122222222222222" calcext:value-type="percentage">
            <text:p>12.22%</text:p>
          </table:table-cell>
          <table:table-cell office:value-type="percentage" office:value="0.421025641025641" calcext:value-type="percentage">
            <text:p>42.10%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275a5b1c2dfcd739e8c4888a5ee2d29f83eccfa75185404ced1dc0866ea992</text:p>
          </table:table-cell>
          <table:table-cell office:value-type="float" office:value="98" calcext:value-type="float">
            <text:p>98</text:p>
          </table:table-cell>
          <table:table-cell office:value-type="percentage" office:value="0.712469362745098" calcext:value-type="percentage">
            <text:p>71.2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4264891830756" calcext:value-type="percentage">
            <text:p>1.54%</text:p>
          </table:table-cell>
          <table:table-cell office:value-type="percentage" office:value="0.0136874167142585" calcext:value-type="percentage">
            <text:p>1.37%</text:p>
          </table:table-cell>
          <table:table-cell office:value-type="percentage" office:value="0.263312746119234" calcext:value-type="percentage">
            <text:p>26.33%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356d9903d16074f152fe8f2f0ef555d9959c53264228eae7373cad5cf35d4e85</text:p>
          </table:table-cell>
          <table:table-cell office:value-type="float" office:value="54" calcext:value-type="float">
            <text:p>54</text:p>
          </table:table-cell>
          <table:table-cell office:value-type="percentage" office:value="0.247510723039216" calcext:value-type="percentage">
            <text:p>24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3405995134118" calcext:value-type="percentage">
            <text:p>14.34%</text:p>
          </table:table-cell>
          <table:table-cell office:value-type="percentage" office:value="0.553223090603913" calcext:value-type="percentage">
            <text:p>55.32%</text:p>
          </table:table-cell>
          <table:table-cell office:value-type="percentage" office:value="0.700294925058863" calcext:value-type="percentage">
            <text:p>70.03%</text:p>
          </table:table-cell>
          <table:table-cell office:value-type="percentage" office:value="0.706504767531419" calcext:value-type="percentage">
            <text:p>70.65%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cfa857e63be1b418c91ad5ea1f8d136fd1b80fc856e1d4277274c3dea28011c</text:p>
          </table:table-cell>
          <table:table-cell office:value-type="float" office:value="11" calcext:value-type="float">
            <text:p>11</text:p>
          </table:table-cell>
          <table:table-cell office:value-type="percentage" office:value="0.0980162377450981" calcext:value-type="percentage">
            <text:p>9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8582944832945" calcext:value-type="percentage">
            <text:p>53.86%</text:p>
          </table:table-cell>
          <table:table-cell office:value-type="percentage" office:value="0.272308977572135" calcext:value-type="percentage">
            <text:p>27.23%</text:p>
          </table:table-cell>
          <table:table-cell office:value-type="percentage" office:value="0.543499964088199" calcext:value-type="percentage">
            <text:p>54.35%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45c3bdef1819ba7029990e159f61543ed25781d13fb4dc5d4de52e803debd7d3</text:p>
          </table:table-cell>
          <table:table-cell office:value-type="float" office:value="8" calcext:value-type="float">
            <text:p>8</text:p>
          </table:table-cell>
          <table:table-cell office:value-type="percentage" office:value="0.145212928921569" calcext:value-type="percentage">
            <text:p>14.5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16363636363636" calcext:value-type="percentage">
            <text:p>31.64%</text:p>
          </table:table-cell>
          <table:table-cell office:value-type="percentage" office:value="0.628686868686869" calcext:value-type="percentage">
            <text:p>62.87%</text:p>
          </table:table-cell>
          <table:table-cell office:value-type="percentage" office:value="0.629166666666667" calcext:value-type="percentage">
            <text:p>62.92%</text:p>
          </table:table-cell>
          <table:table-cell office:value-type="percentage" office:value="0.834188034188034" calcext:value-type="percentage">
            <text:p>83.42%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4eeef16fdc4e26523d27bfa71a1d38d2cb2e4fa116c0d0ea56b1322f806f0b9</text:p>
          </table:table-cell>
          <table:table-cell office:value-type="float" office:value="90" calcext:value-type="float">
            <text:p>90</text:p>
          </table:table-cell>
          <table:table-cell office:value-type="percentage" office:value="0.243757659313725" calcext:value-type="percentage">
            <text:p>24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2045584950153" calcext:value-type="percentage">
            <text:p>13.20%</text:p>
          </table:table-cell>
          <table:table-cell office:value-type="percentage" office:value="0.540858572162706" calcext:value-type="percentage">
            <text:p>54.09%</text:p>
          </table:table-cell>
          <table:table-cell office:value-type="percentage" office:value="0.649231069837796" calcext:value-type="percentage">
            <text:p>64.92%</text:p>
          </table:table-cell>
          <table:table-cell office:value-type="percentage" office:value="0.665479094776289" calcext:value-type="percentage">
            <text:p>66.55%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5e263abff938acba1c0cff698261c7c00c23d7376e3ceacc3d5d4a655216b16d</text:p>
          </table:table-cell>
          <table:table-cell office:value-type="float" office:value="78" calcext:value-type="float">
            <text:p>78</text:p>
          </table:table-cell>
          <table:table-cell office:value-type="percentage" office:value="0.771132046568627" calcext:value-type="percentage">
            <text:p>77.11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41880341880342" calcext:value-type="percentage">
            <text:p>0.3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24855336791468" calcext:value-type="percentage">
            <text:p>32.49%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8c3ef7aa7ed29b62a65b1c394d2b4a24aa3da25aebfdf3d29dbfc8ad1b08e95a</text:p>
          </table:table-cell>
          <table:table-cell office:value-type="float" office:value="39" calcext:value-type="float">
            <text:p>39</text:p>
          </table:table-cell>
          <table:table-cell office:value-type="percentage" office:value="0.212676164215686" calcext:value-type="percentage">
            <text:p>21.2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54388819240676" calcext:value-type="percentage">
            <text:p>35.44%</text:p>
          </table:table-cell>
          <table:table-cell office:value-type="percentage" office:value="0.686788606130711" calcext:value-type="percentage">
            <text:p>68.68%</text:p>
          </table:table-cell>
          <table:table-cell office:value-type="percentage" office:value="0.597113183919082" calcext:value-type="percentage">
            <text:p>59.71%</text:p>
          </table:table-cell>
          <table:table-cell office:value-type="percentage" office:value="0.803361376000978" calcext:value-type="percentage">
            <text:p>80.34%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80632d6be60c8462e50d51bcf5caf15308931603095d6b5e772a115cd0d0470c</text:p>
          </table:table-cell>
          <table:table-cell office:value-type="float" office:value="36" calcext:value-type="float">
            <text:p>36</text:p>
          </table:table-cell>
          <table:table-cell office:value-type="percentage" office:value="0.0862362132352941" calcext:value-type="percentage">
            <text:p>8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222782258064516" calcext:value-type="percentage">
            <text:p>2.23%</text:p>
          </table:table-cell>
          <table:table-cell office:value-type="percentage" office:value="0.129054052981541" calcext:value-type="percentage">
            <text:p>12.91%</text:p>
          </table:table-cell>
          <table:table-cell office:value-type="percentage" office:value="0.106586313040495" calcext:value-type="percentage">
            <text:p>10.66%</text:p>
          </table:table-cell>
          <table:table-cell office:value-type="percentage" office:value="0.460464057859016" calcext:value-type="percentage">
            <text:p>46.05%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cb36c90cdd20245d89173c106f3c6a2d124d07bdea0ae202fb1efa49b0cd169</text:p>
          </table:table-cell>
          <table:table-cell office:value-type="float" office:value="120" calcext:value-type="float">
            <text:p>120</text:p>
          </table:table-cell>
          <table:table-cell office:value-type="percentage" office:value="0.0612362132352941" calcext:value-type="percentage">
            <text:p>6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454545454545455" calcext:value-type="percentage">
            <text:p>0.45%</text:p>
          </table:table-cell>
          <table:table-cell office:value-type="percentage" office:value="0.588861840993109" calcext:value-type="percentage">
            <text:p>58.89%</text:p>
          </table:table-cell>
          <table:table-cell office:value-type="percentage" office:value="0.163934341703776" calcext:value-type="percentage">
            <text:p>16.39%</text:p>
          </table:table-cell>
          <table:table-cell office:value-type="percentage" office:value="0.804374363428559" calcext:value-type="percentage">
            <text:p>80.44%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f4a61bb81589c9a67e3343408befd3e135af5e88b50c17f998f2131d24bc271</text:p>
          </table:table-cell>
          <table:table-cell office:value-type="float" office:value="3" calcext:value-type="float">
            <text:p>3</text:p>
          </table:table-cell>
          <table:table-cell office:value-type="percentage" office:value="0.557132380514706" calcext:value-type="percentage">
            <text:p>55.7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33333333333333" calcext:value-type="percentage">
            <text:p>23.33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96666666666667" calcext:value-type="percentage">
            <text:p>29.67%</text:p>
          </table:table-cell>
          <table:table-cell office:value-type="percentage" office:value="0.466666666666667" calcext:value-type="percentage">
            <text:p>46.67%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5908488d940e846cc121c768758da9b1bd5b9922417e20c9101a4e254fa98af8</text:p>
          </table:table-cell>
          <table:table-cell office:value-type="float" office:value="46" calcext:value-type="float">
            <text:p>46</text:p>
          </table:table-cell>
          <table:table-cell office:value-type="percentage" office:value="0.145212928921569" calcext:value-type="percentage">
            <text:p>14.5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5746425802605" calcext:value-type="percentage">
            <text:p>17.57%</text:p>
          </table:table-cell>
          <table:table-cell office:value-type="percentage" office:value="0.574797790285595" calcext:value-type="percentage">
            <text:p>57.48%</text:p>
          </table:table-cell>
          <table:table-cell office:value-type="percentage" office:value="0.625582587954681" calcext:value-type="percentage">
            <text:p>62.56%</text:p>
          </table:table-cell>
          <table:table-cell office:value-type="percentage" office:value="0.806812435127199" calcext:value-type="percentage">
            <text:p>80.68%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693bc64581275f04fc456da74f031d583733360a1f6032fa38b3fbf592ff4352</text:p>
          </table:table-cell>
          <table:table-cell office:value-type="float" office:value="57" calcext:value-type="float">
            <text:p>57</text:p>
          </table:table-cell>
          <table:table-cell office:value-type="percentage" office:value="0.0935585171568628" calcext:value-type="percentage">
            <text:p>9.3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208333333333333" calcext:value-type="percentage">
            <text:p>0.21%</text:p>
          </table:table-cell>
          <table:table-cell office:value-type="percentage" office:value="0.209280099451815" calcext:value-type="percentage">
            <text:p>20.93%</text:p>
          </table:table-cell>
          <table:table-cell office:value-type="percentage" office:value="0.0357838164251208" calcext:value-type="percentage">
            <text:p>3.58%</text:p>
          </table:table-cell>
          <table:table-cell office:value-type="percentage" office:value="0.420708693696015" calcext:value-type="percentage">
            <text:p>42.07%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cfa61bef6542dd359717e9131ce6f076c415a3bd7f48cb093b0d7f3b2ca785d</text:p>
          </table:table-cell>
          <table:table-cell office:value-type="float" office:value="107" calcext:value-type="float">
            <text:p>107</text:p>
          </table:table-cell>
          <table:table-cell office:value-type="percentage" office:value="0.0587469362745098" calcext:value-type="percentage">
            <text:p>5.8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515463917525773" calcext:value-type="percentage">
            <text:p>0.52%</text:p>
          </table:table-cell>
          <table:table-cell office:value-type="percentage" office:value="0.624361353368347" calcext:value-type="percentage">
            <text:p>62.44%</text:p>
          </table:table-cell>
          <table:table-cell office:value-type="percentage" office:value="0.177064208650284" calcext:value-type="percentage">
            <text:p>17.71%</text:p>
          </table:table-cell>
          <table:table-cell office:value-type="percentage" office:value="0.838445337427811" calcext:value-type="percentage">
            <text:p>83.84%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4d09672bcf5a2661eea00891bbb8191225a06619a849aece37ad10d9dedbde3e</text:p>
          </table:table-cell>
          <table:table-cell office:value-type="float" office:value="36" calcext:value-type="float">
            <text:p>36</text:p>
          </table:table-cell>
          <table:table-cell office:value-type="percentage" office:value="0.222280943627451" calcext:value-type="percentage">
            <text:p>22.2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49997302145135" calcext:value-type="percentage">
            <text:p>3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1820475276357" calcext:value-type="percentage">
            <text:p>61.18%</text:p>
          </table:table-cell>
          <table:table-cell office:value-type="percentage" office:value="0.757652497460372" calcext:value-type="percentage">
            <text:p>75.77%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01a9742c43a69f087700a43893f713878e537bae8e44f76b957f09519601ad6</text:p>
          </table:table-cell>
          <table:table-cell office:value-type="float" office:value="28" calcext:value-type="float">
            <text:p>28</text:p>
          </table:table-cell>
          <table:table-cell office:value-type="percentage" office:value="0.212614889705882" calcext:value-type="percentage">
            <text:p>21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428525167804493" calcext:value-type="percentage">
            <text:p>42.85%</text:p>
          </table:table-cell>
          <table:table-cell office:value-type="percentage" office:value="0.81015258452645" calcext:value-type="percentage">
            <text:p>81.02%</text:p>
          </table:table-cell>
          <table:table-cell office:value-type="percentage" office:value="0.657944806398644" calcext:value-type="percentage">
            <text:p>65.79%</text:p>
          </table:table-cell>
          <table:table-cell office:value-type="percentage" office:value="0.905581395348837" calcext:value-type="percentage">
            <text:p>90.56%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1a0170f44e3ab4a8d669ae8ea9546d3a32ebfe6486d9066e5648d30b4e1cb69</text:p>
          </table:table-cell>
          <table:table-cell office:value-type="float" office:value="12" calcext:value-type="float">
            <text:p>12</text:p>
          </table:table-cell>
          <table:table-cell office:value-type="percentage" office:value="0.0907245710784314" calcext:value-type="percentage">
            <text:p>9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2432396035337" calcext:value-type="percentage">
            <text:p>57.24%</text:p>
          </table:table-cell>
          <table:table-cell office:value-type="percentage" office:value="0.307836925716183" calcext:value-type="percentage">
            <text:p>30.78%</text:p>
          </table:table-cell>
          <table:table-cell office:value-type="percentage" office:value="0.691571110049371" calcext:value-type="percentage">
            <text:p>69.16%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8ecdb93582b2d5270457b36651b62776256ade3aaa2d7432ae65c14f07432d49</text:p>
          </table:table-cell>
          <table:table-cell office:value-type="float" office:value="6" calcext:value-type="float">
            <text:p>6</text:p>
          </table:table-cell>
          <table:table-cell office:value-type="percentage" office:value="0.163771446078431" calcext:value-type="percentage">
            <text:p>16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86904761904762" calcext:value-type="percentage">
            <text:p>48.69%</text:p>
          </table:table-cell>
          <table:table-cell office:value-type="percentage" office:value="0.384642857142857" calcext:value-type="percentage">
            <text:p>38.46%</text:p>
          </table:table-cell>
          <table:table-cell office:value-type="percentage" office:value="0.661038961038961" calcext:value-type="percentage">
            <text:p>66.10%</text:p>
          </table:table-cell>
          <table:table-cell office:value-type="percentage" office:value="0.871428571428571" calcext:value-type="percentage">
            <text:p>87.14%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c37b1ad2f510ed7396969e855fe93d0d05611738f6e706e8ca1d1aed3ded45</text:p>
          </table:table-cell>
          <table:table-cell office:value-type="float" office:value="24" calcext:value-type="float">
            <text:p>24</text:p>
          </table:table-cell>
          <table:table-cell office:value-type="percentage" office:value="0.0699678308823529" calcext:value-type="percentage">
            <text:p>7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60233918128655" calcext:value-type="percentage">
            <text:p>6.02%</text:p>
          </table:table-cell>
          <table:table-cell office:value-type="percentage" office:value="0.320698870573871" calcext:value-type="percentage">
            <text:p>32.07%</text:p>
          </table:table-cell>
          <table:table-cell office:value-type="percentage" office:value="0.108935456717715" calcext:value-type="percentage">
            <text:p>10.89%</text:p>
          </table:table-cell>
          <table:table-cell office:value-type="percentage" office:value="0.581492036428098" calcext:value-type="percentage">
            <text:p>58.15%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75dbb364bfefc9537931144861c9b6e08934df3992782c669c6fe4234319dfc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584099264705882" calcext:value-type="percentage">
            <text:p>5.8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303030303030303" calcext:value-type="percentage">
            <text:p>0.30%</text:p>
          </table:table-cell>
          <table:table-cell office:value-type="percentage" office:value="0.60758411540786" calcext:value-type="percentage">
            <text:p>60.76%</text:p>
          </table:table-cell>
          <table:table-cell office:value-type="percentage" office:value="0.132211166138035" calcext:value-type="percentage">
            <text:p>13.22%</text:p>
          </table:table-cell>
          <table:table-cell office:value-type="percentage" office:value="0.671457071573005" calcext:value-type="percentage">
            <text:p>67.15%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7ac468eb217b7058d22c1711285d21949b4121bf3fa3217e3e51453666ebecff</text:p>
          </table:table-cell>
          <table:table-cell office:value-type="float" office:value="6" calcext:value-type="float">
            <text:p>6</text:p>
          </table:table-cell>
          <table:table-cell office:value-type="percentage" office:value="0.109237132352941" calcext:value-type="percentage">
            <text:p>10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12301587301587" calcext:value-type="percentage">
            <text:p>31.23%</text:p>
          </table:table-cell>
          <table:table-cell office:value-type="percentage" office:value="0.685281385281385" calcext:value-type="percentage">
            <text:p>68.53%</text:p>
          </table:table-cell>
          <table:table-cell office:value-type="percentage" office:value="0.438614718614719" calcext:value-type="percentage">
            <text:p>43.86%</text:p>
          </table:table-cell>
          <table:table-cell office:value-type="percentage" office:value="0.812857142857143" calcext:value-type="percentage">
            <text:p>81.29%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4c465a54e329ec7b0f4bc5f6acdfd3192707d6c0fbdf557339485581c5a6b3c1</text:p>
          </table:table-cell>
          <table:table-cell office:value-type="float" office:value="79" calcext:value-type="float">
            <text:p>79</text:p>
          </table:table-cell>
          <table:table-cell office:value-type="percentage" office:value="0.0865196078431373" calcext:value-type="percentage">
            <text:p>8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50543422370468" calcext:value-type="percentage">
            <text:p>3.51%</text:p>
          </table:table-cell>
          <table:table-cell office:value-type="percentage" office:value="0.321331804069975" calcext:value-type="percentage">
            <text:p>32.13%</text:p>
          </table:table-cell>
          <table:table-cell office:value-type="percentage" office:value="0.159202998015299" calcext:value-type="percentage">
            <text:p>15.92%</text:p>
          </table:table-cell>
          <table:table-cell office:value-type="percentage" office:value="0.590618730811588" calcext:value-type="percentage">
            <text:p>59.06%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7ec8003735996458b56ccb8ae34d080eb2a6adabef931323239632515b4b220</text:p>
          </table:table-cell>
          <table:table-cell office:value-type="float" office:value="7" calcext:value-type="float">
            <text:p>7</text:p>
          </table:table-cell>
          <table:table-cell office:value-type="percentage" office:value="0.376332720588235" calcext:value-type="percentage">
            <text:p>37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1547619047619" calcext:value-type="percentage">
            <text:p>31.55%</text:p>
          </table:table-cell>
          <table:table-cell office:value-type="percentage" office:value="0.601948051948052" calcext:value-type="percentage">
            <text:p>60.19%</text:p>
          </table:table-cell>
          <table:table-cell office:value-type="percentage" office:value="0.544805194805195" calcext:value-type="percentage">
            <text:p>54.48%</text:p>
          </table:table-cell>
          <table:table-cell office:value-type="percentage" office:value="0.730519480519481" calcext:value-type="percentage">
            <text:p>73.05%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4596961c789d3b41916492918797724fe75128239fefc516c3ee75322b7926f0</text:p>
          </table:table-cell>
          <table:table-cell office:value-type="float" office:value="133" calcext:value-type="float">
            <text:p>133</text:p>
          </table:table-cell>
          <table:table-cell office:value-type="percentage" office:value="0.0631969975490196" calcext:value-type="percentage">
            <text:p>6.3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810006435006435" calcext:value-type="percentage">
            <text:p>0.81%</text:p>
          </table:table-cell>
          <table:table-cell office:value-type="percentage" office:value="0.578526612210347" calcext:value-type="percentage">
            <text:p>57.85%</text:p>
          </table:table-cell>
          <table:table-cell office:value-type="percentage" office:value="0.15157818413903" calcext:value-type="percentage">
            <text:p>15.16%</text:p>
          </table:table-cell>
          <table:table-cell office:value-type="percentage" office:value="0.683342878192094" calcext:value-type="percentage">
            <text:p>68.33%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3852c7e45bd885b9537e276861ab50b99bb42f0f8e717d2f88174c62862ca3ff</text:p>
          </table:table-cell>
          <table:table-cell office:value-type="float" office:value="56" calcext:value-type="float">
            <text:p>56</text:p>
          </table:table-cell>
          <table:table-cell office:value-type="percentage" office:value="0.270029105392157" calcext:value-type="percentage">
            <text:p>27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38934871003837" calcext:value-type="percentage">
            <text:p>7.39%</text:p>
          </table:table-cell>
          <table:table-cell office:value-type="percentage" office:value="0.364112438596452" calcext:value-type="percentage">
            <text:p>36.41%</text:p>
          </table:table-cell>
          <table:table-cell office:value-type="percentage" office:value="0.480013562858633" calcext:value-type="percentage">
            <text:p>48.00%</text:p>
          </table:table-cell>
          <table:table-cell office:value-type="percentage" office:value="0.467352231102231" calcext:value-type="percentage">
            <text:p>46.74%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7db360fabfce9828559a21f6bffff589ae868e0dc6101d7c1212de34a25e3cb</text:p>
          </table:table-cell>
          <table:table-cell office:value-type="float" office:value="27" calcext:value-type="float">
            <text:p>27</text:p>
          </table:table-cell>
          <table:table-cell office:value-type="percentage" office:value="0.0512101715686275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8418059969784" calcext:value-type="percentage">
            <text:p>38.84%</text:p>
          </table:table-cell>
          <table:table-cell office:value-type="percentage" office:value="0.383076923076923" calcext:value-type="percentage">
            <text:p>38.31%</text:p>
          </table:table-cell>
          <table:table-cell office:value-type="percentage" office:value="0.688720108157448" calcext:value-type="percentage">
            <text:p>68.87%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a5f98f2b8a64eee735a398de48ed42cd31bf17a6063db46a9e0783ac13cd844</text:p>
          </table:table-cell>
          <table:table-cell office:value-type="float" office:value="140" calcext:value-type="float">
            <text:p>140</text:p>
          </table:table-cell>
          <table:table-cell office:value-type="percentage" office:value="0.177159926470588" calcext:value-type="percentage">
            <text:p>17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475613706134687" calcext:value-type="percentage">
            <text:p>4.76%</text:p>
          </table:table-cell>
          <table:table-cell office:value-type="percentage" office:value="0.422219888033419" calcext:value-type="percentage">
            <text:p>42.22%</text:p>
          </table:table-cell>
          <table:table-cell office:value-type="percentage" office:value="0.25250210261245" calcext:value-type="percentage">
            <text:p>25.25%</text:p>
          </table:table-cell>
          <table:table-cell office:value-type="percentage" office:value="0.620922343657078" calcext:value-type="percentage">
            <text:p>62.09%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a26b134fe9343c0c794513dae7787b7ac1debec3bb2a7096ab0b874a31d8175</text:p>
          </table:table-cell>
          <table:table-cell office:value-type="float" office:value="29" calcext:value-type="float">
            <text:p>29</text:p>
          </table:table-cell>
          <table:table-cell office:value-type="percentage" office:value="0.187913602941176" calcext:value-type="percentage">
            <text:p>18.7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171445825604" calcext:value-type="percentage">
            <text:p>20.17%</text:p>
          </table:table-cell>
          <table:table-cell office:value-type="percentage" office:value="0.512119462232708" calcext:value-type="percentage">
            <text:p>51.21%</text:p>
          </table:table-cell>
          <table:table-cell office:value-type="percentage" office:value="0.50050475140474" calcext:value-type="percentage">
            <text:p>50.05%</text:p>
          </table:table-cell>
          <table:table-cell office:value-type="percentage" office:value="0.547064889414951" calcext:value-type="percentage">
            <text:p>54.71%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5bda829acd824821bc1f3f6573cf065d364653d5322f033a4af943f7a6170566</text:p>
          </table:table-cell>
          <table:table-cell office:value-type="float" office:value="20" calcext:value-type="float">
            <text:p>20</text:p>
          </table:table-cell>
          <table:table-cell office:value-type="percentage" office:value="0.0470818014705882" calcext:value-type="percentage">
            <text:p>4.7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4374341778656" calcext:value-type="percentage">
            <text:p>44.44%</text:p>
          </table:table-cell>
          <table:table-cell office:value-type="percentage" office:value="0.308452329577855" calcext:value-type="percentage">
            <text:p>30.85%</text:p>
          </table:table-cell>
          <table:table-cell office:value-type="percentage" office:value="0.767273954116059" calcext:value-type="percentage">
            <text:p>76.73%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724b6b7044522f6d5ea35b55f8fa71d0a45a28687be2b7cac3149943ab816eec</text:p>
          </table:table-cell>
          <table:table-cell office:value-type="float" office:value="18" calcext:value-type="float">
            <text:p>18</text:p>
          </table:table-cell>
          <table:table-cell office:value-type="percentage" office:value="0.0861443014705882" calcext:value-type="percentage">
            <text:p>8.6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8625" calcext:value-type="percentage">
            <text:p>8.63%</text:p>
          </table:table-cell>
          <table:table-cell office:value-type="percentage" office:value="0.0848673066064371" calcext:value-type="percentage">
            <text:p>8.49%</text:p>
          </table:table-cell>
          <table:table-cell office:value-type="percentage" office:value="0.0601083591331269" calcext:value-type="percentage">
            <text:p>6.01%</text:p>
          </table:table-cell>
          <table:table-cell office:value-type="percentage" office:value="0.450111959190907" calcext:value-type="percentage">
            <text:p>45.01%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3441821ebea04face181c9e2f4d0d09727c764827ac51b9e7fbadbebabeab225</text:p>
          </table:table-cell>
          <table:table-cell office:value-type="float" office:value="28" calcext:value-type="float">
            <text:p>28</text:p>
          </table:table-cell>
          <table:table-cell office:value-type="percentage" office:value="0.0702129289215686" calcext:value-type="percentage">
            <text:p>7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49310574894557" calcext:value-type="percentage">
            <text:p>64.93%</text:p>
          </table:table-cell>
          <table:table-cell office:value-type="percentage" office:value="0.228828023828024" calcext:value-type="percentage">
            <text:p>22.88%</text:p>
          </table:table-cell>
          <table:table-cell office:value-type="percentage" office:value="0.663810283283967" calcext:value-type="percentage">
            <text:p>66.38%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c2550a23b8a0f29a7575de8c61690d3c31bc897dd5ba66caec201d201a278c2</text:p>
          </table:table-cell>
          <table:table-cell office:value-type="float" office:value="73" calcext:value-type="float">
            <text:p>73</text:p>
          </table:table-cell>
          <table:table-cell office:value-type="percentage" office:value="0.603600291819853" calcext:value-type="percentage">
            <text:p>60.3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60849692692281" calcext:value-type="percentage">
            <text:p>26.08%</text:p>
          </table:table-cell>
          <table:table-cell office:value-type="percentage" office:value="0.234774812257457" calcext:value-type="percentage">
            <text:p>23.48%</text:p>
          </table:table-cell>
          <table:table-cell office:value-type="percentage" office:value="0.18092678325443" calcext:value-type="percentage">
            <text:p>18.09%</text:p>
          </table:table-cell>
          <table:table-cell office:value-type="percentage" office:value="0.418937751265063" calcext:value-type="percentage">
            <text:p>41.89%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5f9d29d6388c700f35a3c29fa1b1ce0c1cba6667d05fdb70bd1e89004dcf71ed</text:p>
          </table:table-cell>
          <table:table-cell office:value-type="float" office:value="148" calcext:value-type="float">
            <text:p>148</text:p>
          </table:table-cell>
          <table:table-cell office:value-type="percentage" office:value="0.0866268382352942" calcext:value-type="percentage">
            <text:p>8.6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07943241417223" calcext:value-type="percentage">
            <text:p>3.08%</text:p>
          </table:table-cell>
          <table:table-cell office:value-type="percentage" office:value="0.576420959107808" calcext:value-type="percentage">
            <text:p>57.64%</text:p>
          </table:table-cell>
          <table:table-cell office:value-type="percentage" office:value="0.275954555537615" calcext:value-type="percentage">
            <text:p>27.60%</text:p>
          </table:table-cell>
          <table:table-cell office:value-type="percentage" office:value="0.771805170081258" calcext:value-type="percentage">
            <text:p>77.18%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c61fdcb36fd1b2944895af6204279e9f6c164ba894198b40c8b7a3c9bf500ea</text:p>
          </table:table-cell>
          <table:table-cell office:value-type="float" office:value="29" calcext:value-type="float">
            <text:p>29</text:p>
          </table:table-cell>
          <table:table-cell office:value-type="percentage" office:value="0.580423099724265" calcext:value-type="percentage">
            <text:p>58.0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469755356657796" calcext:value-type="percentage">
            <text:p>46.98%</text:p>
          </table:table-cell>
          <table:table-cell office:value-type="percentage" office:value="0.282960339689716" calcext:value-type="percentage">
            <text:p>28.30%</text:p>
          </table:table-cell>
          <table:table-cell office:value-type="percentage" office:value="0.344922540689361" calcext:value-type="percentage">
            <text:p>34.49%</text:p>
          </table:table-cell>
          <table:table-cell office:value-type="percentage" office:value="0.545326021834643" calcext:value-type="percentage">
            <text:p>54.53%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0071198d059ba7f5914a526d124d28e6d010c92466da21d4a04cd5413362552</text:p>
          </table:table-cell>
          <table:table-cell office:value-type="float" office:value="27" calcext:value-type="float">
            <text:p>27</text:p>
          </table:table-cell>
          <table:table-cell office:value-type="percentage" office:value="0.094891237745098" calcext:value-type="percentage">
            <text:p>9.4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63862433862434" calcext:value-type="percentage">
            <text:p>6.64%</text:p>
          </table:table-cell>
          <table:table-cell office:value-type="percentage" office:value="0.34417645572818" calcext:value-type="percentage">
            <text:p>34.42%</text:p>
          </table:table-cell>
          <table:table-cell office:value-type="percentage" office:value="0.109670592251237" calcext:value-type="percentage">
            <text:p>10.97%</text:p>
          </table:table-cell>
          <table:table-cell office:value-type="percentage" office:value="0.484995522995523" calcext:value-type="percentage">
            <text:p>48.50%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f8197baf738986a1ec3b6ba92b567863d897a739376b7cec5599ad6cecafdfc</text:p>
          </table:table-cell>
          <table:table-cell office:value-type="float" office:value="20" calcext:value-type="float">
            <text:p>20</text:p>
          </table:table-cell>
          <table:table-cell office:value-type="percentage" office:value="0.204764093137255" calcext:value-type="percentage">
            <text:p>20.4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592912139282375" calcext:value-type="percentage">
            <text:p>59.29%</text:p>
          </table:table-cell>
          <table:table-cell office:value-type="percentage" office:value="0.737623951182304" calcext:value-type="percentage">
            <text:p>73.76%</text:p>
          </table:table-cell>
          <table:table-cell office:value-type="percentage" office:value="0.689898496240601" calcext:value-type="percentage">
            <text:p>68.99%</text:p>
          </table:table-cell>
          <table:table-cell office:value-type="percentage" office:value="0.869702380952381" calcext:value-type="percentage">
            <text:p>86.97%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37802ac5005f9cf782367156c46c383efd9e05088e5768ca883cbbe24abadb1</text:p>
          </table:table-cell>
          <table:table-cell office:value-type="float" office:value="8" calcext:value-type="float">
            <text:p>8</text:p>
          </table:table-cell>
          <table:table-cell office:value-type="percentage" office:value="0.0977864583333333" calcext:value-type="percentage">
            <text:p>9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70851370851371" calcext:value-type="percentage">
            <text:p>67.09%</text:p>
          </table:table-cell>
          <table:table-cell office:value-type="percentage" office:value="0.440952380952381" calcext:value-type="percentage">
            <text:p>44.10%</text:p>
          </table:table-cell>
          <table:table-cell office:value-type="percentage" office:value="0.825396825396825" calcext:value-type="percentage">
            <text:p>82.54%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43cf6b2ec0b0745ac2b87b4d8780f62e9050d3f5d50a1fcefa42d166191e84c6</text:p>
          </table:table-cell>
          <table:table-cell office:value-type="float" office:value="23" calcext:value-type="float">
            <text:p>23</text:p>
          </table:table-cell>
          <table:table-cell office:value-type="percentage" office:value="0.22296262254902" calcext:value-type="percentage">
            <text:p>22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603814929097538" calcext:value-type="percentage">
            <text:p>60.38%</text:p>
          </table:table-cell>
          <table:table-cell office:value-type="percentage" office:value="0.821703433997287" calcext:value-type="percentage">
            <text:p>82.17%</text:p>
          </table:table-cell>
          <table:table-cell office:value-type="percentage" office:value="0.83302985259507" calcext:value-type="percentage">
            <text:p>83.30%</text:p>
          </table:table-cell>
          <table:table-cell office:value-type="percentage" office:value="0.937971014492753" calcext:value-type="percentage">
            <text:p>93.80%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98a463483fe3a56deacc8bc00ab8aa62668bd40ad0c70bbe7deb10d3e4aeb0c0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541360294117647" calcext:value-type="percentage">
            <text:p>5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09972493461871" calcext:value-type="percentage">
            <text:p>61.00%</text:p>
          </table:table-cell>
          <table:table-cell office:value-type="percentage" office:value="0.105451210127833" calcext:value-type="percentage">
            <text:p>10.55%</text:p>
          </table:table-cell>
          <table:table-cell office:value-type="percentage" office:value="0.843806301992009" calcext:value-type="percentage">
            <text:p>84.38%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6216cdc42f61bc345434986db42e2ef9b9741aee3210b7a808e952e319d2305</text:p>
          </table:table-cell>
          <table:table-cell office:value-type="float" office:value="32" calcext:value-type="float">
            <text:p>32</text:p>
          </table:table-cell>
          <table:table-cell office:value-type="percentage" office:value="0.251976102941176" calcext:value-type="percentage">
            <text:p>25.2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225185809351" calcext:value-type="percentage">
            <text:p>20.23%</text:p>
          </table:table-cell>
          <table:table-cell office:value-type="percentage" office:value="0.445035016069499" calcext:value-type="percentage">
            <text:p>44.50%</text:p>
          </table:table-cell>
          <table:table-cell office:value-type="percentage" office:value="0.505381910701324" calcext:value-type="percentage">
            <text:p>50.54%</text:p>
          </table:table-cell>
          <table:table-cell office:value-type="percentage" office:value="0.429129204129204" calcext:value-type="percentage">
            <text:p>42.91%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a00f5a91ca75e745d675201cc62d7db266f8e2787033e15a7dd5f1cc5c0ad72</text:p>
          </table:table-cell>
          <table:table-cell office:value-type="float" office:value="40" calcext:value-type="float">
            <text:p>40</text:p>
          </table:table-cell>
          <table:table-cell office:value-type="percentage" office:value="0.140004595588235" calcext:value-type="percentage">
            <text:p>14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0380915430781" calcext:value-type="percentage">
            <text:p>16.04%</text:p>
          </table:table-cell>
          <table:table-cell office:value-type="percentage" office:value="0.635582154179488" calcext:value-type="percentage">
            <text:p>63.56%</text:p>
          </table:table-cell>
          <table:table-cell office:value-type="percentage" office:value="0.53056085644981" calcext:value-type="percentage">
            <text:p>53.06%</text:p>
          </table:table-cell>
          <table:table-cell office:value-type="percentage" office:value="0.771769335001042" calcext:value-type="percentage">
            <text:p>77.18%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934a094e8537841e973342c7f8880606f7a2712b14930340d6f6c2afe178c25</text:p>
          </table:table-cell>
          <table:table-cell office:value-type="float" office:value="65" calcext:value-type="float">
            <text:p>65</text:p>
          </table:table-cell>
          <table:table-cell office:value-type="percentage" office:value="0.522381134344363" calcext:value-type="percentage">
            <text:p>52.2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32172867563703" calcext:value-type="percentage">
            <text:p>13.22%</text:p>
          </table:table-cell>
          <table:table-cell office:value-type="percentage" office:value="0.143831982566247" calcext:value-type="percentage">
            <text:p>14.38%</text:p>
          </table:table-cell>
          <table:table-cell office:value-type="percentage" office:value="0.221603624184896" calcext:value-type="percentage">
            <text:p>22.16%</text:p>
          </table:table-cell>
          <table:table-cell office:value-type="percentage" office:value="0.35504430762294" calcext:value-type="percentage">
            <text:p>35.50%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483b89aa683542f1c63e62f5f71ae8ae1f959caf1c379cd61230a71cd1036732</text:p>
          </table:table-cell>
          <table:table-cell office:value-type="float" office:value="13" calcext:value-type="float">
            <text:p>13</text:p>
          </table:table-cell>
          <table:table-cell office:value-type="percentage" office:value="0.117210477941176" calcext:value-type="percentage">
            <text:p>11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9023917259211" calcext:value-type="percentage">
            <text:p>14.90%</text:p>
          </table:table-cell>
          <table:table-cell office:value-type="percentage" office:value="0.674255331423187" calcext:value-type="percentage">
            <text:p>67.43%</text:p>
          </table:table-cell>
          <table:table-cell office:value-type="percentage" office:value="0.479049055519644" calcext:value-type="percentage">
            <text:p>47.90%</text:p>
          </table:table-cell>
          <table:table-cell office:value-type="percentage" office:value="0.857857142857143" calcext:value-type="percentage">
            <text:p>85.79%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1eb0123fe2d8c825694b193efb7b923d95effac9558ee4eaf3116374c2c94fe</text:p>
          </table:table-cell>
          <table:table-cell office:value-type="float" office:value="12" calcext:value-type="float">
            <text:p>12</text:p>
          </table:table-cell>
          <table:table-cell office:value-type="percentage" office:value="0.0512101715686275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6668552036199" calcext:value-type="percentage">
            <text:p>42.67%</text:p>
          </table:table-cell>
          <table:table-cell office:value-type="percentage" office:value="0.372635599694423" calcext:value-type="percentage">
            <text:p>37.26%</text:p>
          </table:table-cell>
          <table:table-cell office:value-type="percentage" office:value="0.469365721997301" calcext:value-type="percentage">
            <text:p>46.94%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6c67b78e8164801059375ed9a607f61e67a7ae347e92e36a7f20514224541d56</text:p>
          </table:table-cell>
          <table:table-cell office:value-type="float" office:value="111" calcext:value-type="float">
            <text:p>111</text:p>
          </table:table-cell>
          <table:table-cell office:value-type="percentage" office:value="0.457988478860294" calcext:value-type="percentage">
            <text:p>45.8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549749177033966" calcext:value-type="percentage">
            <text:p>5.50%</text:p>
          </table:table-cell>
          <table:table-cell office:value-type="percentage" office:value="0.142473210842838" calcext:value-type="percentage">
            <text:p>14.25%</text:p>
          </table:table-cell>
          <table:table-cell office:value-type="percentage" office:value="0.145063784588332" calcext:value-type="percentage">
            <text:p>14.51%</text:p>
          </table:table-cell>
          <table:table-cell office:value-type="percentage" office:value="0.298221587629006" calcext:value-type="percentage">
            <text:p>29.82%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7a86f4968071e0f963fa87ef314fdd1b6c73a66355431cc53a37e193ba6be9b</text:p>
          </table:table-cell>
          <table:table-cell office:value-type="float" office:value="9" calcext:value-type="float">
            <text:p>9</text:p>
          </table:table-cell>
          <table:table-cell office:value-type="percentage" office:value="0.113204656862745" calcext:value-type="percentage">
            <text:p>11.3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72285949344773" calcext:value-type="percentage">
            <text:p>47.23%</text:p>
          </table:table-cell>
          <table:table-cell office:value-type="percentage" office:value="0.395960510078157" calcext:value-type="percentage">
            <text:p>39.60%</text:p>
          </table:table-cell>
          <table:table-cell office:value-type="percentage" office:value="0.8625" calcext:value-type="percentage">
            <text:p>86.25%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53326fe49fc26b7fe602b9d8c0c2da2cb157690b44c2b9351a93f8d9bd8043d</text:p>
          </table:table-cell>
          <table:table-cell office:value-type="float" office:value="101" calcext:value-type="float">
            <text:p>101</text:p>
          </table:table-cell>
          <table:table-cell office:value-type="percentage" office:value="0.345090379901961" calcext:value-type="percentage">
            <text:p>34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36616923962222" calcext:value-type="percentage">
            <text:p>7.37%</text:p>
          </table:table-cell>
          <table:table-cell office:value-type="percentage" office:value="0.180426667343154" calcext:value-type="percentage">
            <text:p>18.04%</text:p>
          </table:table-cell>
          <table:table-cell office:value-type="percentage" office:value="0.135060737081697" calcext:value-type="percentage">
            <text:p>13.51%</text:p>
          </table:table-cell>
          <table:table-cell office:value-type="percentage" office:value="0.527504415115038" calcext:value-type="percentage">
            <text:p>52.75%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6d50fa22380ae3a7e8c52c5bc44a254e7b2596fd8927980dbe2c160cb5689b5</text:p>
          </table:table-cell>
          <table:table-cell office:value-type="float" office:value="16" calcext:value-type="float">
            <text:p>16</text:p>
          </table:table-cell>
          <table:table-cell office:value-type="percentage" office:value="0.136450674019608" calcext:value-type="percentage">
            <text:p>13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1368452519348" calcext:value-type="percentage">
            <text:p>22.14%</text:p>
          </table:table-cell>
          <table:table-cell office:value-type="percentage" office:value="0.560833782512281" calcext:value-type="percentage">
            <text:p>56.08%</text:p>
          </table:table-cell>
          <table:table-cell office:value-type="percentage" office:value="0.607128921802835" calcext:value-type="percentage">
            <text:p>60.71%</text:p>
          </table:table-cell>
          <table:table-cell office:value-type="percentage" office:value="0.637241086587436" calcext:value-type="percentage">
            <text:p>63.72%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6b0ac2ab04c09dced54058ec504a4947f8ecd5727dfca7e0b3f69de71d0d31c7</text:p>
          </table:table-cell>
          <table:table-cell office:value-type="float" office:value="10" calcext:value-type="float">
            <text:p>10</text:p>
          </table:table-cell>
          <table:table-cell office:value-type="percentage" office:value="0.522435814185049" calcext:value-type="percentage">
            <text:p>52.2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854545454545455" calcext:value-type="percentage">
            <text:p>8.55%</text:p>
          </table:table-cell>
          <table:table-cell office:value-type="percentage" office:value="0.104264705882353" calcext:value-type="percentage">
            <text:p>10.43%</text:p>
          </table:table-cell>
          <table:table-cell office:value-type="percentage" office:value="0.224748168498169" calcext:value-type="percentage">
            <text:p>22.47%</text:p>
          </table:table-cell>
          <table:table-cell office:value-type="percentage" office:value="0.369758158508158" calcext:value-type="percentage">
            <text:p>36.98%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7aa1aaa5e032a980f434c8ed63efb57ab0d338d6154c47f7bb75afdc89f43c04</text:p>
          </table:table-cell>
          <table:table-cell office:value-type="float" office:value="66" calcext:value-type="float">
            <text:p>66</text:p>
          </table:table-cell>
          <table:table-cell office:value-type="percentage" office:value="0.124111519607843" calcext:value-type="percentage">
            <text:p>12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81489988946361" calcext:value-type="percentage">
            <text:p>5.81%</text:p>
          </table:table-cell>
          <table:table-cell office:value-type="percentage" office:value="0.400440285178925" calcext:value-type="percentage">
            <text:p>40.04%</text:p>
          </table:table-cell>
          <table:table-cell office:value-type="percentage" office:value="0.296036268212113" calcext:value-type="percentage">
            <text:p>29.60%</text:p>
          </table:table-cell>
          <table:table-cell office:value-type="percentage" office:value="0.637169922850676" calcext:value-type="percentage">
            <text:p>63.72%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5a8f65ebd0b30d3b210f30b4d640c847c2e710d0d135e0aeeaccbe1988e3b6e</text:p>
          </table:table-cell>
          <table:table-cell office:value-type="float" office:value="26" calcext:value-type="float">
            <text:p>26</text:p>
          </table:table-cell>
          <table:table-cell office:value-type="percentage" office:value="0.338648897058823" calcext:value-type="percentage">
            <text:p>33.8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83541888219308" calcext:value-type="percentage">
            <text:p>28.35%</text:p>
          </table:table-cell>
          <table:table-cell office:value-type="percentage" office:value="0.533735088440971" calcext:value-type="percentage">
            <text:p>53.37%</text:p>
          </table:table-cell>
          <table:table-cell office:value-type="percentage" office:value="0.598863559685928" calcext:value-type="percentage">
            <text:p>59.89%</text:p>
          </table:table-cell>
          <table:table-cell office:value-type="percentage" office:value="0.647368834868835" calcext:value-type="percentage">
            <text:p>64.74%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7d40ea6ead1bec903f26d9046d291aedcb12a584b4d3b337ea252b34c7d86072</text:p>
          </table:table-cell>
          <table:table-cell office:value-type="float" office:value="21" calcext:value-type="float">
            <text:p>21</text:p>
          </table:table-cell>
          <table:table-cell office:value-type="percentage" office:value="0.0551240808823529" calcext:value-type="percentage">
            <text:p>5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342099188501" calcext:value-type="percentage">
            <text:p>45.34%</text:p>
          </table:table-cell>
          <table:table-cell office:value-type="percentage" office:value="0.405102325211021" calcext:value-type="percentage">
            <text:p>40.51%</text:p>
          </table:table-cell>
          <table:table-cell office:value-type="percentage" office:value="0.754105432663785" calcext:value-type="percentage">
            <text:p>75.41%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bd0f2b3000b7c7723f25335fabfcdddcdf4595dd7de1b142d52bb7a186885f0</text:p>
          </table:table-cell>
          <table:table-cell office:value-type="float" office:value="23" calcext:value-type="float">
            <text:p>23</text:p>
          </table:table-cell>
          <table:table-cell office:value-type="percentage" office:value="0.0625459558823529" calcext:value-type="percentage">
            <text:p>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14451321209943" calcext:value-type="percentage">
            <text:p>51.45%</text:p>
          </table:table-cell>
          <table:table-cell office:value-type="percentage" office:value="0.527009496574714" calcext:value-type="percentage">
            <text:p>52.70%</text:p>
          </table:table-cell>
          <table:table-cell office:value-type="percentage" office:value="0.825092165898617" calcext:value-type="percentage">
            <text:p>82.51%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76c44d1addac92a65f1331f2d93f4e3b130bd4e538a6e5239c3ac1f4c403608a</text:p>
          </table:table-cell>
          <table:table-cell office:value-type="float" office:value="35" calcext:value-type="float">
            <text:p>35</text:p>
          </table:table-cell>
          <table:table-cell office:value-type="percentage" office:value="0.230124080882353" calcext:value-type="percentage">
            <text:p>23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73052087968054" calcext:value-type="percentage">
            <text:p>6.73%</text:p>
          </table:table-cell>
          <table:table-cell office:value-type="percentage" office:value="0.568052157153231" calcext:value-type="percentage">
            <text:p>56.81%</text:p>
          </table:table-cell>
          <table:table-cell office:value-type="percentage" office:value="0.691398233948861" calcext:value-type="percentage">
            <text:p>69.14%</text:p>
          </table:table-cell>
          <table:table-cell office:value-type="percentage" office:value="0.643964978884887" calcext:value-type="percentage">
            <text:p>64.40%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d9d305cbf193d4250743ead466bdaefe910835d7e352c544e22320e8336f5c1</text:p>
          </table:table-cell>
          <table:table-cell office:value-type="float" office:value="34" calcext:value-type="float">
            <text:p>34</text:p>
          </table:table-cell>
          <table:table-cell office:value-type="percentage" office:value="0.0579580269607843" calcext:value-type="percentage">
            <text:p>5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475928641251222" calcext:value-type="percentage">
            <text:p>4.76%</text:p>
          </table:table-cell>
          <table:table-cell office:value-type="percentage" office:value="0.137230195623961" calcext:value-type="percentage">
            <text:p>13.72%</text:p>
          </table:table-cell>
          <table:table-cell office:value-type="percentage" office:value="0.160749465792625" calcext:value-type="percentage">
            <text:p>16.07%</text:p>
          </table:table-cell>
          <table:table-cell office:value-type="percentage" office:value="0.684631605144839" calcext:value-type="percentage">
            <text:p>68.46%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9b8ad127f2163438b6236c74938f43d7b4863aaf39a16367f4af59bfd96597b</text:p>
          </table:table-cell>
          <table:table-cell office:value-type="float" office:value="12" calcext:value-type="float">
            <text:p>12</text:p>
          </table:table-cell>
          <table:table-cell office:value-type="percentage" office:value="0.191681985294118" calcext:value-type="percentage">
            <text:p>19.1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97252747252747" calcext:value-type="percentage">
            <text:p>9.97%</text:p>
          </table:table-cell>
          <table:table-cell office:value-type="percentage" office:value="0.417064777327935" calcext:value-type="percentage">
            <text:p>41.71%</text:p>
          </table:table-cell>
          <table:table-cell office:value-type="percentage" office:value="0.349596828609986" calcext:value-type="percentage">
            <text:p>34.96%</text:p>
          </table:table-cell>
          <table:table-cell office:value-type="percentage" office:value="0.630695006747638" calcext:value-type="percentage">
            <text:p>63.07%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1bcb583985325d0ef5f3ef52957d0371c96d4af767b13e48102bca9d5351a9b</text:p>
          </table:table-cell>
          <table:table-cell office:value-type="float" office:value="6" calcext:value-type="float">
            <text:p>6</text:p>
          </table:table-cell>
          <table:table-cell office:value-type="percentage" office:value="0.32632506127451" calcext:value-type="percentage">
            <text:p>32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6666666666667" calcext:value-type="percentage">
            <text:p>18.67%</text:p>
          </table:table-cell>
          <table:table-cell office:value-type="percentage" office:value="0.226666666666667" calcext:value-type="percentage">
            <text:p>22.67%</text:p>
          </table:table-cell>
          <table:table-cell office:value-type="percentage" office:value="0.130555555555556" calcext:value-type="percentage">
            <text:p>13.06%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6c779330d6d3447be21df2b9f05d1088f5b3b50dc48724fc130b1fd2896a68c</text:p>
          </table:table-cell>
          <table:table-cell office:value-type="float" office:value="30" calcext:value-type="float">
            <text:p>30</text:p>
          </table:table-cell>
          <table:table-cell office:value-type="percentage" office:value="0.070327818627451" calcext:value-type="percentage">
            <text:p>7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5096682941952" calcext:value-type="percentage">
            <text:p>61.51%</text:p>
          </table:table-cell>
          <table:table-cell office:value-type="percentage" office:value="0.347279398178888" calcext:value-type="percentage">
            <text:p>34.73%</text:p>
          </table:table-cell>
          <table:table-cell office:value-type="percentage" office:value="0.736451909702175" calcext:value-type="percentage">
            <text:p>73.65%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5d75a63972ef643efd7c42f20668b167f2af43635d6263962d84e62e7609ab51</text:p>
          </table:table-cell>
          <table:table-cell office:value-type="float" office:value="88" calcext:value-type="float">
            <text:p>88</text:p>
          </table:table-cell>
          <table:table-cell office:value-type="percentage" office:value="0.560860508578431" calcext:value-type="percentage">
            <text:p>56.0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07453525726068" calcext:value-type="percentage">
            <text:p>20.75%</text:p>
          </table:table-cell>
          <table:table-cell office:value-type="percentage" office:value="0.225859265423846" calcext:value-type="percentage">
            <text:p>22.59%</text:p>
          </table:table-cell>
          <table:table-cell office:value-type="percentage" office:value="0.282319226505632" calcext:value-type="percentage">
            <text:p>28.23%</text:p>
          </table:table-cell>
          <table:table-cell office:value-type="percentage" office:value="0.337810395101185" calcext:value-type="percentage">
            <text:p>33.78%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9cbc0700317361236a9fca2eb1f8f79e3a7da17b1970c179cf453921a6136001</text:p>
          </table:table-cell>
          <table:table-cell office:value-type="float" office:value="7" calcext:value-type="float">
            <text:p>7</text:p>
          </table:table-cell>
          <table:table-cell office:value-type="percentage" office:value="0.300727634803922" calcext:value-type="percentage">
            <text:p>30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57142857142857" calcext:value-type="percentage">
            <text:p>8.57%</text:p>
          </table:table-cell>
          <table:table-cell office:value-type="percentage" office:value="0.536111111111111" calcext:value-type="percentage">
            <text:p>53.61%</text:p>
          </table:table-cell>
          <table:table-cell office:value-type="percentage" office:value="0.63968253968254" calcext:value-type="percentage">
            <text:p>63.97%</text:p>
          </table:table-cell>
          <table:table-cell office:value-type="percentage" office:value="0.518253968253968" calcext:value-type="percentage">
            <text:p>51.83%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7f34dfccd1bc2e2466ee3d6f74ff05821a0e5404e9cf2c9568da26b59f7afda5</text:p>
          </table:table-cell>
          <table:table-cell office:value-type="float" office:value="55" calcext:value-type="float">
            <text:p>55</text:p>
          </table:table-cell>
          <table:table-cell office:value-type="percentage" office:value="0.596522825520833" calcext:value-type="percentage">
            <text:p>59.6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83952354631361" calcext:value-type="percentage">
            <text:p>28.40%</text:p>
          </table:table-cell>
          <table:table-cell office:value-type="percentage" office:value="0.271665405403276" calcext:value-type="percentage">
            <text:p>27.17%</text:p>
          </table:table-cell>
          <table:table-cell office:value-type="percentage" office:value="0.203728422292995" calcext:value-type="percentage">
            <text:p>20.37%</text:p>
          </table:table-cell>
          <table:table-cell office:value-type="percentage" office:value="0.433551751562442" calcext:value-type="percentage">
            <text:p>43.36%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1a239838c7dbb34ffea851ad537899f24da62f4e3f3fd6d835ff7b922f27313</text:p>
          </table:table-cell>
          <table:table-cell office:value-type="float" office:value="29" calcext:value-type="float">
            <text:p>29</text:p>
          </table:table-cell>
          <table:table-cell office:value-type="percentage" office:value="0.0433823529411765" calcext:value-type="percentage">
            <text:p>4.3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14423992062718" calcext:value-type="percentage">
            <text:p>41.44%</text:p>
          </table:table-cell>
          <table:table-cell office:value-type="percentage" office:value="0.405228105228105" calcext:value-type="percentage">
            <text:p>40.52%</text:p>
          </table:table-cell>
          <table:table-cell office:value-type="percentage" office:value="0.707564935064935" calcext:value-type="percentage">
            <text:p>70.76%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f3ef194e5657fda708ecbd3eb6530286ed2ba23c88efb9f1715298975c73548</text:p>
          </table:table-cell>
          <table:table-cell office:value-type="float" office:value="75" calcext:value-type="float">
            <text:p>75</text:p>
          </table:table-cell>
          <table:table-cell office:value-type="percentage" office:value="0.584119162071078" calcext:value-type="percentage">
            <text:p>58.4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008826681582" calcext:value-type="percentage">
            <text:p>16.01%</text:p>
          </table:table-cell>
          <table:table-cell office:value-type="percentage" office:value="0.180372163248906" calcext:value-type="percentage">
            <text:p>18.04%</text:p>
          </table:table-cell>
          <table:table-cell office:value-type="percentage" office:value="0.213338551595309" calcext:value-type="percentage">
            <text:p>21.33%</text:p>
          </table:table-cell>
          <table:table-cell office:value-type="percentage" office:value="0.372226052035023" calcext:value-type="percentage">
            <text:p>37.22%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6b6d4e6ff52de473a4b6f8bd0f11ae22242d508cc4117ff38ec39cbb88088aaa</text:p>
          </table:table-cell>
          <table:table-cell office:value-type="float" office:value="61" calcext:value-type="float">
            <text:p>61</text:p>
          </table:table-cell>
          <table:table-cell office:value-type="percentage" office:value="0.0589384191176471" calcext:value-type="percentage">
            <text:p>5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922558922558923" calcext:value-type="percentage">
            <text:p>0.92%</text:p>
          </table:table-cell>
          <table:table-cell office:value-type="percentage" office:value="0.643916097729806" calcext:value-type="percentage">
            <text:p>64.39%</text:p>
          </table:table-cell>
          <table:table-cell office:value-type="percentage" office:value="0.126907704374232" calcext:value-type="percentage">
            <text:p>12.69%</text:p>
          </table:table-cell>
          <table:table-cell office:value-type="percentage" office:value="0.709713644606892" calcext:value-type="percentage">
            <text:p>70.97%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ea221716cf13710214dcd331a61cea48308c3940df1d28cfc7fd817c83714e1</text:p>
          </table:table-cell>
          <table:table-cell office:value-type="float" office:value="369" calcext:value-type="float">
            <text:p>369</text:p>
          </table:table-cell>
          <table:table-cell office:value-type="percentage" office:value="0.2875" calcext:value-type="percentage">
            <text:p>28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969914825826888" calcext:value-type="percentage">
            <text:p>0.97%</text:p>
          </table:table-cell>
          <table:table-cell office:value-type="percentage" office:value="0.114149675349119" calcext:value-type="percentage">
            <text:p>11.41%</text:p>
          </table:table-cell>
          <table:table-cell office:value-type="percentage" office:value="0.0930969719106949" calcext:value-type="percentage">
            <text:p>9.31%</text:p>
          </table:table-cell>
          <table:table-cell office:value-type="percentage" office:value="0.431781528493761" calcext:value-type="percentage">
            <text:p>43.18%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246874c8b5ba218d01ad8153a201ad4660195f3e4c65da6b9d4ccaf82cb7edf</text:p>
          </table:table-cell>
          <table:table-cell office:value-type="float" office:value="83" calcext:value-type="float">
            <text:p>83</text:p>
          </table:table-cell>
          <table:table-cell office:value-type="percentage" office:value="0.491873056066176" calcext:value-type="percentage">
            <text:p>49.1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98751273613356" calcext:value-type="percentage">
            <text:p>19.88%</text:p>
          </table:table-cell>
          <table:table-cell office:value-type="percentage" office:value="0.218506052713869" calcext:value-type="percentage">
            <text:p>21.85%</text:p>
          </table:table-cell>
          <table:table-cell office:value-type="percentage" office:value="0.198480846915657" calcext:value-type="percentage">
            <text:p>19.85%</text:p>
          </table:table-cell>
          <table:table-cell office:value-type="percentage" office:value="0.332998864143903" calcext:value-type="percentage">
            <text:p>33.30%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8bef203fce625e4d8c89dca728158be4662dfdfdcd4dc73a6aa39a908c1631bc</text:p>
          </table:table-cell>
          <table:table-cell office:value-type="float" office:value="20" calcext:value-type="float">
            <text:p>20</text:p>
          </table:table-cell>
          <table:table-cell office:value-type="percentage" office:value="0.110194546568627" calcext:value-type="percentage">
            <text:p>11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80952380952381" calcext:value-type="percentage">
            <text:p>3.81%</text:p>
          </table:table-cell>
          <table:table-cell office:value-type="percentage" office:value="0.414846560063014" calcext:value-type="percentage">
            <text:p>41.48%</text:p>
          </table:table-cell>
          <table:table-cell office:value-type="percentage" office:value="0.259127260621826" calcext:value-type="percentage">
            <text:p>25.91%</text:p>
          </table:table-cell>
          <table:table-cell office:value-type="percentage" office:value="0.603715077526172" calcext:value-type="percentage">
            <text:p>60.37%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5bb8508ff8ec8683fc6a8aa6bd470f6feb3af4eccdca07f51a1ebc9dad67cfb8</text:p>
          </table:table-cell>
          <table:table-cell office:value-type="float" office:value="32" calcext:value-type="float">
            <text:p>32</text:p>
          </table:table-cell>
          <table:table-cell office:value-type="percentage" office:value="0.182797181372549" calcext:value-type="percentage">
            <text:p>18.2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75501077334232" calcext:value-type="percentage">
            <text:p>37.55%</text:p>
          </table:table-cell>
          <table:table-cell office:value-type="percentage" office:value="0.700952823147937" calcext:value-type="percentage">
            <text:p>70.10%</text:p>
          </table:table-cell>
          <table:table-cell office:value-type="percentage" office:value="0.607031616965995" calcext:value-type="percentage">
            <text:p>60.70%</text:p>
          </table:table-cell>
          <table:table-cell office:value-type="percentage" office:value="0.78899027314275" calcext:value-type="percentage">
            <text:p>78.90%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3ca8181367fc1258a418f7bf5044533c83e02a59c1a96def043295c429c297a8</text:p>
          </table:table-cell>
          <table:table-cell office:value-type="float" office:value="20" calcext:value-type="float">
            <text:p>20</text:p>
          </table:table-cell>
          <table:table-cell office:value-type="percentage" office:value="0.055078125" calcext:value-type="percentage">
            <text:p>5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09955697324118" calcext:value-type="percentage">
            <text:p>71.00%</text:p>
          </table:table-cell>
          <table:table-cell office:value-type="percentage" office:value="0.368394504046678" calcext:value-type="percentage">
            <text:p>36.84%</text:p>
          </table:table-cell>
          <table:table-cell office:value-type="percentage" office:value="0.844341432225064" calcext:value-type="percentage">
            <text:p>84.43%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c486143ecfec847c22cd8cbc207d85312bcf38e61c9b9a805e0d12add62da8d</text:p>
          </table:table-cell>
          <table:table-cell office:value-type="float" office:value="11" calcext:value-type="float">
            <text:p>11</text:p>
          </table:table-cell>
          <table:table-cell office:value-type="percentage" office:value="0.237844669117647" calcext:value-type="percentage">
            <text:p>23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90384615384615" calcext:value-type="percentage">
            <text:p>19.04%</text:p>
          </table:table-cell>
          <table:table-cell office:value-type="percentage" office:value="0.64050061050061" calcext:value-type="percentage">
            <text:p>64.05%</text:p>
          </table:table-cell>
          <table:table-cell office:value-type="percentage" office:value="0.779887955182073" calcext:value-type="percentage">
            <text:p>77.99%</text:p>
          </table:table-cell>
          <table:table-cell office:value-type="percentage" office:value="0.733578431372549" calcext:value-type="percentage">
            <text:p>73.36%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0325cb7aa59e9c0a75e64ba26855d8032c46161aa4bca0c01bac5e4a836485e</text:p>
          </table:table-cell>
          <table:table-cell office:value-type="float" office:value="39" calcext:value-type="float">
            <text:p>39</text:p>
          </table:table-cell>
          <table:table-cell office:value-type="percentage" office:value="0.662745455729166" calcext:value-type="percentage">
            <text:p>66.2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9994169581876" calcext:value-type="percentage">
            <text:p>17.00%</text:p>
          </table:table-cell>
          <table:table-cell office:value-type="percentage" office:value="0.174406238922368" calcext:value-type="percentage">
            <text:p>17.44%</text:p>
          </table:table-cell>
          <table:table-cell office:value-type="percentage" office:value="0.255418308111411" calcext:value-type="percentage">
            <text:p>25.54%</text:p>
          </table:table-cell>
          <table:table-cell office:value-type="percentage" office:value="0.303006086104668" calcext:value-type="percentage">
            <text:p>30.30%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d7d12a2acc47a94961aeb56fd56e8a0873016af75f5dd10915de9db8af8e4f5e</text:p>
          </table:table-cell>
          <table:table-cell office:value-type="float" office:value="22" calcext:value-type="float">
            <text:p>22</text:p>
          </table:table-cell>
          <table:table-cell office:value-type="percentage" office:value="0.0472349877450981" calcext:value-type="percentage">
            <text:p>4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3479316491487" calcext:value-type="percentage">
            <text:p>52.35%</text:p>
          </table:table-cell>
          <table:table-cell office:value-type="percentage" office:value="0.440222512120563" calcext:value-type="percentage">
            <text:p>44.02%</text:p>
          </table:table-cell>
          <table:table-cell office:value-type="percentage" office:value="0.655034965034965" calcext:value-type="percentage">
            <text:p>65.50%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d4b8e0d756836be7acb2e2b7799c473b52424e3092a71d3c6d23558e500dc4c</text:p>
          </table:table-cell>
          <table:table-cell office:value-type="float" office:value="76" calcext:value-type="float">
            <text:p>76</text:p>
          </table:table-cell>
          <table:table-cell office:value-type="percentage" office:value="0.218060661764706" calcext:value-type="percentage">
            <text:p>21.8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12322372284273" calcext:value-type="percentage">
            <text:p>21.23%</text:p>
          </table:table-cell>
          <table:table-cell office:value-type="percentage" office:value="0.603279862516176" calcext:value-type="percentage">
            <text:p>60.33%</text:p>
          </table:table-cell>
          <table:table-cell office:value-type="percentage" office:value="0.671951548635396" calcext:value-type="percentage">
            <text:p>67.20%</text:p>
          </table:table-cell>
          <table:table-cell office:value-type="percentage" office:value="0.64836545881732" calcext:value-type="percentage">
            <text:p>64.84%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e8408fbb1619e7a0bcdd0bcd21fae57e7cb1f297d4c79787a9d0f5695d77073</text:p>
          </table:table-cell>
          <table:table-cell office:value-type="float" office:value="14" calcext:value-type="float">
            <text:p>14</text:p>
          </table:table-cell>
          <table:table-cell office:value-type="percentage" office:value="0.0941099877450981" calcext:value-type="percentage">
            <text:p>9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82924836601307" calcext:value-type="percentage">
            <text:p>6.83%</text:p>
          </table:table-cell>
          <table:table-cell office:value-type="percentage" office:value="0.429974481658692" calcext:value-type="percentage">
            <text:p>43.00%</text:p>
          </table:table-cell>
          <table:table-cell office:value-type="percentage" office:value="0.391955397543633" calcext:value-type="percentage">
            <text:p>39.20%</text:p>
          </table:table-cell>
          <table:table-cell office:value-type="percentage" office:value="0.648772061272061" calcext:value-type="percentage">
            <text:p>64.88%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ae2741df2f5ac815c0f272a8c532b5167ee853be9b939b9b8b7fa93560868a</text:p>
          </table:table-cell>
          <table:table-cell office:value-type="float" office:value="7" calcext:value-type="float">
            <text:p>7</text:p>
          </table:table-cell>
          <table:table-cell office:value-type="percentage" office:value="0.175765931372549" calcext:value-type="percentage">
            <text:p>17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18253968253968" calcext:value-type="percentage">
            <text:p>31.83%</text:p>
          </table:table-cell>
          <table:table-cell office:value-type="percentage" office:value="0.525606060606061" calcext:value-type="percentage">
            <text:p>52.56%</text:p>
          </table:table-cell>
          <table:table-cell office:value-type="percentage" office:value="0.803247863247863" calcext:value-type="percentage">
            <text:p>80.32%</text:p>
          </table:table-cell>
          <table:table-cell office:value-type="percentage" office:value="0.847222222222222" calcext:value-type="percentage">
            <text:p>84.72%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7b5987a24dd57325e82812371b3f4df7edc528e0526754ba94cf3a1ea4df25d2</text:p>
          </table:table-cell>
          <table:table-cell office:value-type="float" office:value="49" calcext:value-type="float">
            <text:p>49</text:p>
          </table:table-cell>
          <table:table-cell office:value-type="percentage" office:value="0.101110600490196" calcext:value-type="percentage">
            <text:p>10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04040404040404" calcext:value-type="percentage">
            <text:p>2.04%</text:p>
          </table:table-cell>
          <table:table-cell office:value-type="percentage" office:value="0.317179708913133" calcext:value-type="percentage">
            <text:p>31.72%</text:p>
          </table:table-cell>
          <table:table-cell office:value-type="percentage" office:value="0.134267059861367" calcext:value-type="percentage">
            <text:p>13.43%</text:p>
          </table:table-cell>
          <table:table-cell office:value-type="percentage" office:value="0.553745259908051" calcext:value-type="percentage">
            <text:p>55.37%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f576e8ec3a8d0b57eb6a311299e9e4fd2047970d3dd9d6f52e54ea6a91109da</text:p>
          </table:table-cell>
          <table:table-cell office:value-type="float" office:value="2" calcext:value-type="float">
            <text:p>2</text:p>
          </table:table-cell>
          <table:table-cell office:value-type="percentage" office:value="0.576317202818627" calcext:value-type="percentage">
            <text:p>57.6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54793624413c7d0e048173f7aeee85de3277f7e8d47c82e0a854fe43e879cd12</text:p>
          </table:table-cell>
          <table:table-cell office:value-type="float" office:value="73" calcext:value-type="float">
            <text:p>73</text:p>
          </table:table-cell>
          <table:table-cell office:value-type="percentage" office:value="0.744898897058823" calcext:value-type="percentage">
            <text:p>74.49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9684071275071" calcext:value-type="percentage">
            <text:p>1.40%</text:p>
          </table:table-cell>
          <table:table-cell office:value-type="percentage" office:value="0.0146943691659139" calcext:value-type="percentage">
            <text:p>1.47%</text:p>
          </table:table-cell>
          <table:table-cell office:value-type="percentage" office:value="0.37309087022515" calcext:value-type="percentage">
            <text:p>37.31%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6fc83b33896f58a4a067d8fdcf51f15d4ae9be05d8c3815d23336f1f2a8c45a1</text:p>
          </table:table-cell>
          <table:table-cell office:value-type="float" office:value="23" calcext:value-type="float">
            <text:p>23</text:p>
          </table:table-cell>
          <table:table-cell office:value-type="percentage" office:value="0.059030330882353" calcext:value-type="percentage">
            <text:p>5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42307242307242" calcext:value-type="percentage">
            <text:p>64.23%</text:p>
          </table:table-cell>
          <table:table-cell office:value-type="percentage" office:value="0.494472827896741" calcext:value-type="percentage">
            <text:p>49.45%</text:p>
          </table:table-cell>
          <table:table-cell office:value-type="percentage" office:value="0.881157894736842" calcext:value-type="percentage">
            <text:p>88.12%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b2e702f90aee4fff2bc6e4326308d50cf04701082e718d4f831c8959fbcda93</text:p>
          </table:table-cell>
          <table:table-cell office:value-type="float" office:value="5" calcext:value-type="float">
            <text:p>5</text:p>
          </table:table-cell>
          <table:table-cell office:value-type="percentage" office:value="0.203170955882353" calcext:value-type="percentage">
            <text:p>20.3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87301587301587" calcext:value-type="percentage">
            <text:p>58.73%</text:p>
          </table:table-cell>
          <table:table-cell office:value-type="percentage" office:value="0.731746031746032" calcext:value-type="percentage">
            <text:p>73.17%</text:p>
          </table:table-cell>
          <table:table-cell office:value-type="percentage" office:value="0.842857142857143" calcext:value-type="percentage">
            <text:p>84.29%</text:p>
          </table:table-cell>
          <table:table-cell office:value-type="percentage" office:value="0.925" calcext:value-type="percentage">
            <text:p>92.50%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3a22fe593d9606d4f137461dd6802fd3918f9fbf36f4a65292be69670365e2ca</text:p>
          </table:table-cell>
          <table:table-cell office:value-type="float" office:value="22" calcext:value-type="float">
            <text:p>22</text:p>
          </table:table-cell>
          <table:table-cell office:value-type="percentage" office:value="0.0432215073529412" calcext:value-type="percentage">
            <text:p>4.3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02357946313322" calcext:value-type="percentage">
            <text:p>40.24%</text:p>
          </table:table-cell>
          <table:table-cell office:value-type="percentage" office:value="0.369852216748768" calcext:value-type="percentage">
            <text:p>36.99%</text:p>
          </table:table-cell>
          <table:table-cell office:value-type="percentage" office:value="0.743259204087293" calcext:value-type="percentage">
            <text:p>74.33%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6001531274f9ad16e0ced40380f9667b9149558dea7053f7a7db18f5cd028c0</text:p>
          </table:table-cell>
          <table:table-cell office:value-type="float" office:value="10" calcext:value-type="float">
            <text:p>10</text:p>
          </table:table-cell>
          <table:table-cell office:value-type="percentage" office:value="0.114208026960784" calcext:value-type="percentage">
            <text:p>11.4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94965034965035" calcext:value-type="percentage">
            <text:p>19.50%</text:p>
          </table:table-cell>
          <table:table-cell office:value-type="percentage" office:value="0.405167748917749" calcext:value-type="percentage">
            <text:p>40.52%</text:p>
          </table:table-cell>
          <table:table-cell office:value-type="percentage" office:value="0.308297258297258" calcext:value-type="percentage">
            <text:p>30.83%</text:p>
          </table:table-cell>
          <table:table-cell office:value-type="percentage" office:value="0.514989259106906" calcext:value-type="percentage">
            <text:p>51.50%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19b6cb8b0d24b38db5e3c6fbb13b062e2766d9af5ff9bccb8f439ac0d870e52</text:p>
          </table:table-cell>
          <table:table-cell office:value-type="float" office:value="47" calcext:value-type="float">
            <text:p>47</text:p>
          </table:table-cell>
          <table:table-cell office:value-type="percentage" office:value="0.243757659313725" calcext:value-type="percentage">
            <text:p>24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1146242053305" calcext:value-type="percentage">
            <text:p>16.11%</text:p>
          </table:table-cell>
          <table:table-cell office:value-type="percentage" office:value="0.51919139221091" calcext:value-type="percentage">
            <text:p>51.92%</text:p>
          </table:table-cell>
          <table:table-cell office:value-type="percentage" office:value="0.690080250266923" calcext:value-type="percentage">
            <text:p>69.01%</text:p>
          </table:table-cell>
          <table:table-cell office:value-type="percentage" office:value="0.549701732039836" calcext:value-type="percentage">
            <text:p>54.97%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214800de5ed4cc558f44d569495970f93c8c047f8e464c51d4bd5c276118423</text:p>
          </table:table-cell>
          <table:table-cell office:value-type="float" office:value="64" calcext:value-type="float">
            <text:p>64</text:p>
          </table:table-cell>
          <table:table-cell office:value-type="percentage" office:value="0.58176089307598" calcext:value-type="percentage">
            <text:p>58.1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31018694782703" calcext:value-type="percentage">
            <text:p>33.10%</text:p>
          </table:table-cell>
          <table:table-cell office:value-type="percentage" office:value="0.298651860099165" calcext:value-type="percentage">
            <text:p>29.87%</text:p>
          </table:table-cell>
          <table:table-cell office:value-type="percentage" office:value="0.308354096394255" calcext:value-type="percentage">
            <text:p>30.84%</text:p>
          </table:table-cell>
          <table:table-cell office:value-type="percentage" office:value="0.430396070255402" calcext:value-type="percentage">
            <text:p>43.04%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9ac03b0344ce8c48bc058448541f9211a1e5f4c94fdaf633dd534328d8610ab</text:p>
          </table:table-cell>
          <table:table-cell office:value-type="float" office:value="20" calcext:value-type="float">
            <text:p>20</text:p>
          </table:table-cell>
          <table:table-cell office:value-type="percentage" office:value="0.142256433823529" calcext:value-type="percentage">
            <text:p>14.2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8580755409841" calcext:value-type="percentage">
            <text:p>15.86%</text:p>
          </table:table-cell>
          <table:table-cell office:value-type="percentage" office:value="0.686741200828157" calcext:value-type="percentage">
            <text:p>68.67%</text:p>
          </table:table-cell>
          <table:table-cell office:value-type="percentage" office:value="0.674309244309244" calcext:value-type="percentage">
            <text:p>67.43%</text:p>
          </table:table-cell>
          <table:table-cell office:value-type="percentage" office:value="0.822954545454545" calcext:value-type="percentage">
            <text:p>82.30%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e1916d0e5592c17f971315b5de720ef6894173087399daed94a52ef109c1572</text:p>
          </table:table-cell>
          <table:table-cell office:value-type="float" office:value="8" calcext:value-type="float">
            <text:p>8</text:p>
          </table:table-cell>
          <table:table-cell office:value-type="percentage" office:value="0.309474571078431" calcext:value-type="percentage">
            <text:p>30.9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45436507936508" calcext:value-type="percentage">
            <text:p>34.54%</text:p>
          </table:table-cell>
          <table:table-cell office:value-type="percentage" office:value="0.37031746031746" calcext:value-type="percentage">
            <text:p>37.03%</text:p>
          </table:table-cell>
          <table:table-cell office:value-type="percentage" office:value="0.643376623376623" calcext:value-type="percentage">
            <text:p>64.34%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40bcdad218ac5f0885fc247d88fcad9f729f55c81c79d241a8f1559b6d8c0574</text:p>
          </table:table-cell>
          <table:table-cell office:value-type="float" office:value="12" calcext:value-type="float">
            <text:p>12</text:p>
          </table:table-cell>
          <table:table-cell office:value-type="percentage" office:value="0.0778492647058824" calcext:value-type="percentage">
            <text:p>7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77685406698565" calcext:value-type="percentage">
            <text:p>47.77%</text:p>
          </table:table-cell>
          <table:table-cell office:value-type="percentage" office:value="0.304826007326007" calcext:value-type="percentage">
            <text:p>30.48%</text:p>
          </table:table-cell>
          <table:table-cell office:value-type="percentage" office:value="0.78502024291498" calcext:value-type="percentage">
            <text:p>78.50%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4e1c889de3764694d0dea41e5682fedb265eaf2cdbe72ff6c1f518747d709464</text:p>
          </table:table-cell>
          <table:table-cell office:value-type="float" office:value="43" calcext:value-type="float">
            <text:p>43</text:p>
          </table:table-cell>
          <table:table-cell office:value-type="percentage" office:value="0.23367800245098" calcext:value-type="percentage">
            <text:p>23.3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35097620405751" calcext:value-type="percentage">
            <text:p>33.51%</text:p>
          </table:table-cell>
          <table:table-cell office:value-type="percentage" office:value="0.543458851733667" calcext:value-type="percentage">
            <text:p>54.35%</text:p>
          </table:table-cell>
          <table:table-cell office:value-type="percentage" office:value="0.4913987455385" calcext:value-type="percentage">
            <text:p>49.14%</text:p>
          </table:table-cell>
          <table:table-cell office:value-type="percentage" office:value="0.723601316470586" calcext:value-type="percentage">
            <text:p>72.36%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5cc036b65f7f2d5480e2be111a561f3713ac021683a9a9138dc49492a29ce856</text:p>
          </table:table-cell>
          <table:table-cell office:value-type="float" office:value="16" calcext:value-type="float">
            <text:p>16</text:p>
          </table:table-cell>
          <table:table-cell office:value-type="percentage" office:value="0.0748851102941177" calcext:value-type="percentage">
            <text:p>7.4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6378508044036" calcext:value-type="percentage">
            <text:p>46.38%</text:p>
          </table:table-cell>
          <table:table-cell office:value-type="percentage" office:value="0.122780270835191" calcext:value-type="percentage">
            <text:p>12.28%</text:p>
          </table:table-cell>
          <table:table-cell office:value-type="percentage" office:value="0.530175438596491" calcext:value-type="percentage">
            <text:p>53.02%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ec226e45f49ab81ab71e0eaa1248ba09b56a328338dce93a43f4044eababed5</text:p>
          </table:table-cell>
          <table:table-cell office:value-type="float" office:value="13" calcext:value-type="float">
            <text:p>13</text:p>
          </table:table-cell>
          <table:table-cell office:value-type="percentage" office:value="0.223399203431372" calcext:value-type="percentage">
            <text:p>22.3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11839133089133" calcext:value-type="percentage">
            <text:p>51.18%</text:p>
          </table:table-cell>
          <table:table-cell office:value-type="percentage" office:value="0.674958007678596" calcext:value-type="percentage">
            <text:p>67.50%</text:p>
          </table:table-cell>
          <table:table-cell office:value-type="percentage" office:value="0.758158321857171" calcext:value-type="percentage">
            <text:p>75.82%</text:p>
          </table:table-cell>
          <table:table-cell office:value-type="percentage" office:value="0.741533834586466" calcext:value-type="percentage">
            <text:p>74.15%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edd36ed822e7ed760ff73e0524df22aa5bf5c565efcdc6c39603239c0896e7a8</text:p>
          </table:table-cell>
          <table:table-cell office:value-type="float" office:value="49" calcext:value-type="float">
            <text:p>49</text:p>
          </table:table-cell>
          <table:table-cell office:value-type="percentage" office:value="0.109436274509804" calcext:value-type="percentage">
            <text:p>10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734006734006734" calcext:value-type="percentage">
            <text:p>0.73%</text:p>
          </table:table-cell>
          <table:table-cell office:value-type="percentage" office:value="0.140090759741721" calcext:value-type="percentage">
            <text:p>14.01%</text:p>
          </table:table-cell>
          <table:table-cell office:value-type="percentage" office:value="0.0169533962193283" calcext:value-type="percentage">
            <text:p>1.70%</text:p>
          </table:table-cell>
          <table:table-cell office:value-type="percentage" office:value="0.243283026807491" calcext:value-type="percentage">
            <text:p>24.33%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3f583ec5018739f4abb9b3b4a580ac43bd933c4337ad8877aa18b1dfb59fc9a</text:p>
          </table:table-cell>
          <table:table-cell office:value-type="float" office:value="17" calcext:value-type="float">
            <text:p>17</text:p>
          </table:table-cell>
          <table:table-cell office:value-type="percentage" office:value="0.0590916053921569" calcext:value-type="percentage">
            <text:p>5.9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9650809716599" calcext:value-type="percentage">
            <text:p>65.97%</text:p>
          </table:table-cell>
          <table:table-cell office:value-type="percentage" office:value="0.421661665311551" calcext:value-type="percentage">
            <text:p>42.17%</text:p>
          </table:table-cell>
          <table:table-cell office:value-type="percentage" office:value="0.883405797101449" calcext:value-type="percentage">
            <text:p>88.34%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7c30f9011492f234e4587c9a4b53c787037d486f658821196fe354240ac3c47</text:p>
          </table:table-cell>
          <table:table-cell office:value-type="float" office:value="39" calcext:value-type="float">
            <text:p>39</text:p>
          </table:table-cell>
          <table:table-cell office:value-type="percentage" office:value="0.130346200980392" calcext:value-type="percentage">
            <text:p>13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4327503198361" calcext:value-type="percentage">
            <text:p>11.43%</text:p>
          </table:table-cell>
          <table:table-cell office:value-type="percentage" office:value="0.550258005810046" calcext:value-type="percentage">
            <text:p>55.03%</text:p>
          </table:table-cell>
          <table:table-cell office:value-type="percentage" office:value="0.454686949794612" calcext:value-type="percentage">
            <text:p>45.47%</text:p>
          </table:table-cell>
          <table:table-cell office:value-type="percentage" office:value="0.753012462580412" calcext:value-type="percentage">
            <text:p>75.30%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952cc65376009cfad8249e53b9b2c0daaa3553e897096337d143c625c2df886</text:p>
          </table:table-cell>
          <table:table-cell office:value-type="float" office:value="151" calcext:value-type="float">
            <text:p>151</text:p>
          </table:table-cell>
          <table:table-cell office:value-type="percentage" office:value="0.42225276807598" calcext:value-type="percentage">
            <text:p>42.2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248078290233715" calcext:value-type="percentage">
            <text:p>2.48%</text:p>
          </table:table-cell>
          <table:table-cell office:value-type="percentage" office:value="0.0982365507672353" calcext:value-type="percentage">
            <text:p>9.82%</text:p>
          </table:table-cell>
          <table:table-cell office:value-type="percentage" office:value="0.117550330148867" calcext:value-type="percentage">
            <text:p>11.76%</text:p>
          </table:table-cell>
          <table:table-cell office:value-type="percentage" office:value="0.276951724134659" calcext:value-type="percentage">
            <text:p>27.70%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4ae1ceddb279bac30273ca7ac480025ce2e7287328f5272234b5bbca6d13135</text:p>
          </table:table-cell>
          <table:table-cell office:value-type="float" office:value="16" calcext:value-type="float">
            <text:p>16</text:p>
          </table:table-cell>
          <table:table-cell office:value-type="percentage" office:value="0.19711243872549" calcext:value-type="percentage">
            <text:p>19.7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01202291953571" calcext:value-type="percentage">
            <text:p>40.12%</text:p>
          </table:table-cell>
          <table:table-cell office:value-type="percentage" office:value="0.642589690003483" calcext:value-type="percentage">
            <text:p>64.26%</text:p>
          </table:table-cell>
          <table:table-cell office:value-type="percentage" office:value="0.671189560018752" calcext:value-type="percentage">
            <text:p>67.12%</text:p>
          </table:table-cell>
          <table:table-cell office:value-type="percentage" office:value="0.806516629640362" calcext:value-type="percentage">
            <text:p>80.65%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9520aff4efe87bd8f3901652fa2dde9b4bc9c679325966145ce00c1ca33f35de</text:p>
          </table:table-cell>
          <table:table-cell office:value-type="float" office:value="44" calcext:value-type="float">
            <text:p>44</text:p>
          </table:table-cell>
          <table:table-cell office:value-type="percentage" office:value="0.05859375" calcext:value-type="percentage">
            <text:p>5.8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03991449280203" calcext:value-type="percentage">
            <text:p>20.40%</text:p>
          </table:table-cell>
          <table:table-cell office:value-type="percentage" office:value="0.0962618924304569" calcext:value-type="percentage">
            <text:p>9.63%</text:p>
          </table:table-cell>
          <table:table-cell office:value-type="percentage" office:value="0.509179625205834" calcext:value-type="percentage">
            <text:p>50.92%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54cb3328e778d87f76062b0550e3bc190f46384acd8efbe58c297265d1906e84</text:p>
          </table:table-cell>
          <table:table-cell office:value-type="float" office:value="36" calcext:value-type="float">
            <text:p>36</text:p>
          </table:table-cell>
          <table:table-cell office:value-type="percentage" office:value="0.191681985294118" calcext:value-type="percentage">
            <text:p>19.1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83447409927486" calcext:value-type="percentage">
            <text:p>18.34%</text:p>
          </table:table-cell>
          <table:table-cell office:value-type="percentage" office:value="0.414564399660012" calcext:value-type="percentage">
            <text:p>41.46%</text:p>
          </table:table-cell>
          <table:table-cell office:value-type="percentage" office:value="0.317375875926474" calcext:value-type="percentage">
            <text:p>31.74%</text:p>
          </table:table-cell>
          <table:table-cell office:value-type="percentage" office:value="0.538793494591123" calcext:value-type="percentage">
            <text:p>53.88%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8f94a80b95a881d0efdec36affc915dca9609f4cba8134c4a91b219d418778aa</text:p>
          </table:table-cell>
          <table:table-cell office:value-type="float" office:value="75" calcext:value-type="float">
            <text:p>75</text:p>
          </table:table-cell>
          <table:table-cell office:value-type="percentage" office:value="0.775482536764706" calcext:value-type="percentage">
            <text:p>77.5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53055868016498" calcext:value-type="percentage">
            <text:p>0.55%</text:p>
          </table:table-cell>
          <table:table-cell office:value-type="percentage" office:value="0.0116883116883117" calcext:value-type="percentage">
            <text:p>1.17%</text:p>
          </table:table-cell>
          <table:table-cell office:value-type="percentage" office:value="0.284818186828797" calcext:value-type="percentage">
            <text:p>28.48%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547ef286ee5f4e5dce533e982e6992ada67b7d727fdd3cfa6576f24c631a7ae6</text:p>
          </table:table-cell>
          <table:table-cell office:value-type="float" office:value="257" calcext:value-type="float">
            <text:p>257</text:p>
          </table:table-cell>
          <table:table-cell office:value-type="percentage" office:value="0.208754595588235" calcext:value-type="percentage">
            <text:p>20.8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38870443709153" calcext:value-type="percentage">
            <text:p>1.39%</text:p>
          </table:table-cell>
          <table:table-cell office:value-type="percentage" office:value="0.276567546144967" calcext:value-type="percentage">
            <text:p>27.66%</text:p>
          </table:table-cell>
          <table:table-cell office:value-type="percentage" office:value="0.175299881120005" calcext:value-type="percentage">
            <text:p>17.53%</text:p>
          </table:table-cell>
          <table:table-cell office:value-type="percentage" office:value="0.491928145460205" calcext:value-type="percentage">
            <text:p>49.19%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ed8c31b001a0c23c33402f94a5ee6b0209e0c6419eb52d5d02255513e3a672fc</text:p>
          </table:table-cell>
          <table:table-cell office:value-type="float" office:value="91" calcext:value-type="float">
            <text:p>91</text:p>
          </table:table-cell>
          <table:table-cell office:value-type="percentage" office:value="0.266276041666667" calcext:value-type="percentage">
            <text:p>26.6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87929826464399" calcext:value-type="percentage">
            <text:p>8.88%</text:p>
          </table:table-cell>
          <table:table-cell office:value-type="percentage" office:value="0.371373269531847" calcext:value-type="percentage">
            <text:p>37.14%</text:p>
          </table:table-cell>
          <table:table-cell office:value-type="percentage" office:value="0.467735423898875" calcext:value-type="percentage">
            <text:p>46.77%</text:p>
          </table:table-cell>
          <table:table-cell office:value-type="percentage" office:value="0.604799590964092" calcext:value-type="percentage">
            <text:p>60.48%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718751b439c05bdd589f04fcef321a86be3ecb35292a435138e295e05eb2e771</text:p>
          </table:table-cell>
          <table:table-cell office:value-type="float" office:value="61" calcext:value-type="float">
            <text:p>61</text:p>
          </table:table-cell>
          <table:table-cell office:value-type="percentage" office:value="0.592124489123774" calcext:value-type="percentage">
            <text:p>59.2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03101466472669" calcext:value-type="percentage">
            <text:p>20.31%</text:p>
          </table:table-cell>
          <table:table-cell office:value-type="percentage" office:value="0.229665452866791" calcext:value-type="percentage">
            <text:p>22.97%</text:p>
          </table:table-cell>
          <table:table-cell office:value-type="percentage" office:value="0.236964011230782" calcext:value-type="percentage">
            <text:p>23.70%</text:p>
          </table:table-cell>
          <table:table-cell office:value-type="percentage" office:value="0.414883847924591" calcext:value-type="percentage">
            <text:p>41.49%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d2c98fd6fda3c7d739461c3b3d4a0c7f8456121a14519dc5955a1775227b053</text:p>
          </table:table-cell>
          <table:table-cell office:value-type="float" office:value="40" calcext:value-type="float">
            <text:p>40</text:p>
          </table:table-cell>
          <table:table-cell office:value-type="percentage" office:value="0.124724264705882" calcext:value-type="percentage">
            <text:p>12.4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93428063082062" calcext:value-type="percentage">
            <text:p>9.93%</text:p>
          </table:table-cell>
          <table:table-cell office:value-type="percentage" office:value="0.429144107010805" calcext:value-type="percentage">
            <text:p>42.91%</text:p>
          </table:table-cell>
          <table:table-cell office:value-type="percentage" office:value="0.304746635134812" calcext:value-type="percentage">
            <text:p>30.47%</text:p>
          </table:table-cell>
          <table:table-cell office:value-type="percentage" office:value="0.677506296898777" calcext:value-type="percentage">
            <text:p>67.75%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5c6eb9a47852754d4e45eceb9a696c64c7cfe304afc5ea491cdfef11d55c17f3</text:p>
          </table:table-cell>
          <table:table-cell office:value-type="float" office:value="60" calcext:value-type="float">
            <text:p>60</text:p>
          </table:table-cell>
          <table:table-cell office:value-type="percentage" office:value="0.491965661764706" calcext:value-type="percentage">
            <text:p>49.2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03923925173925" calcext:value-type="percentage">
            <text:p>20.39%</text:p>
          </table:table-cell>
          <table:table-cell office:value-type="percentage" office:value="0.257649667405765" calcext:value-type="percentage">
            <text:p>25.76%</text:p>
          </table:table-cell>
          <table:table-cell office:value-type="percentage" office:value="0.257577210601827" calcext:value-type="percentage">
            <text:p>25.76%</text:p>
          </table:table-cell>
          <table:table-cell office:value-type="percentage" office:value="0.344690978819469" calcext:value-type="percentage">
            <text:p>34.47%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88d5a03f8ecd459f076a06e0d5035149193bfdd727c30905de19054dcb9018ae</text:p>
          </table:table-cell>
          <table:table-cell office:value-type="float" office:value="38" calcext:value-type="float">
            <text:p>38</text:p>
          </table:table-cell>
          <table:table-cell office:value-type="percentage" office:value="0.232498468137255" calcext:value-type="percentage">
            <text:p>23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48668067226891" calcext:value-type="percentage">
            <text:p>24.87%</text:p>
          </table:table-cell>
          <table:table-cell office:value-type="percentage" office:value="0.507691039753452" calcext:value-type="percentage">
            <text:p>50.77%</text:p>
          </table:table-cell>
          <table:table-cell office:value-type="percentage" office:value="0.647434043985768" calcext:value-type="percentage">
            <text:p>64.74%</text:p>
          </table:table-cell>
          <table:table-cell office:value-type="percentage" office:value="0.741239050804268" calcext:value-type="percentage">
            <text:p>74.12%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e9e1a58b58940039ae841466198b72ea21cc90584039a9294b47f5aef17ddfa</text:p>
          </table:table-cell>
          <table:table-cell office:value-type="float" office:value="32" calcext:value-type="float">
            <text:p>32</text:p>
          </table:table-cell>
          <table:table-cell office:value-type="percentage" office:value="0.165303308823529" calcext:value-type="percentage">
            <text:p>16.5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1773422383414" calcext:value-type="percentage">
            <text:p>10.18%</text:p>
          </table:table-cell>
          <table:table-cell office:value-type="percentage" office:value="0.358585639590691" calcext:value-type="percentage">
            <text:p>35.86%</text:p>
          </table:table-cell>
          <table:table-cell office:value-type="percentage" office:value="0.403474761551556" calcext:value-type="percentage">
            <text:p>40.35%</text:p>
          </table:table-cell>
          <table:table-cell office:value-type="percentage" office:value="0.649087996866321" calcext:value-type="percentage">
            <text:p>64.91%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66236902b874b7e4b3891db63a69f6d56f6edcec6aca7ba3c6871d73e7b4c34f</text:p>
          </table:table-cell>
          <table:table-cell office:value-type="float" office:value="25" calcext:value-type="float">
            <text:p>25</text:p>
          </table:table-cell>
          <table:table-cell office:value-type="percentage" office:value="0.0702742034313725" calcext:value-type="percentage">
            <text:p>7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20646329373951" calcext:value-type="percentage">
            <text:p>62.06%</text:p>
          </table:table-cell>
          <table:table-cell office:value-type="percentage" office:value="0.433920804976869" calcext:value-type="percentage">
            <text:p>43.39%</text:p>
          </table:table-cell>
          <table:table-cell office:value-type="percentage" office:value="0.774462450592885" calcext:value-type="percentage">
            <text:p>77.45%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947c0d94c8213ac7aaa41c4efc95d854246550298259cf1bb489654d0e969050</text:p>
          </table:table-cell>
          <table:table-cell office:value-type="float" office:value="64" calcext:value-type="float">
            <text:p>64</text:p>
          </table:table-cell>
          <table:table-cell office:value-type="percentage" office:value="0.636673382352941" calcext:value-type="percentage">
            <text:p>63.6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45371357859499" calcext:value-type="percentage">
            <text:p>14.54%</text:p>
          </table:table-cell>
          <table:table-cell office:value-type="percentage" office:value="0.121093223527711" calcext:value-type="percentage">
            <text:p>12.11%</text:p>
          </table:table-cell>
          <table:table-cell office:value-type="percentage" office:value="0.100355353260963" calcext:value-type="percentage">
            <text:p>10.04%</text:p>
          </table:table-cell>
          <table:table-cell office:value-type="percentage" office:value="0.243157510320724" calcext:value-type="percentage">
            <text:p>24.32%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b1df8ed879d04b36980b0958a0e8fc446ad08c0bdcf3b5f42e3db023187c7e5</text:p>
          </table:table-cell>
          <table:table-cell office:value-type="float" office:value="59" calcext:value-type="float">
            <text:p>59</text:p>
          </table:table-cell>
          <table:table-cell office:value-type="percentage" office:value="0.587977843903186" calcext:value-type="percentage">
            <text:p>58.8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76879869214839" calcext:value-type="percentage">
            <text:p>27.69%</text:p>
          </table:table-cell>
          <table:table-cell office:value-type="percentage" office:value="0.254648097831049" calcext:value-type="percentage">
            <text:p>25.46%</text:p>
          </table:table-cell>
          <table:table-cell office:value-type="percentage" office:value="0.278774038144847" calcext:value-type="percentage">
            <text:p>27.88%</text:p>
          </table:table-cell>
          <table:table-cell office:value-type="percentage" office:value="0.459816972177704" calcext:value-type="percentage">
            <text:p>45.98%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d4a5e729bb96b08370789cad0791f6e52ce0ffe1fcc97a04046420b43c851dd</text:p>
          </table:table-cell>
          <table:table-cell office:value-type="float" office:value="27" calcext:value-type="float">
            <text:p>27</text:p>
          </table:table-cell>
          <table:table-cell office:value-type="percentage" office:value="0.15570618872549" calcext:value-type="percentage">
            <text:p>15.5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2578830210409" calcext:value-type="percentage">
            <text:p>10.26%</text:p>
          </table:table-cell>
          <table:table-cell office:value-type="percentage" office:value="0.711895585604546" calcext:value-type="percentage">
            <text:p>71.19%</text:p>
          </table:table-cell>
          <table:table-cell office:value-type="percentage" office:value="0.543765038279881" calcext:value-type="percentage">
            <text:p>54.38%</text:p>
          </table:table-cell>
          <table:table-cell office:value-type="percentage" office:value="0.811143343701483" calcext:value-type="percentage">
            <text:p>81.11%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e2d29fc44444a85049b162eb359a523dec108ccd5bd75022b25547491abf0c7</text:p>
          </table:table-cell>
          <table:table-cell office:value-type="float" office:value="23" calcext:value-type="float">
            <text:p>23</text:p>
          </table:table-cell>
          <table:table-cell office:value-type="percentage" office:value="0.475568443627451" calcext:value-type="percentage">
            <text:p>47.5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20654955350607" calcext:value-type="percentage">
            <text:p>22.07%</text:p>
          </table:table-cell>
          <table:table-cell office:value-type="percentage" office:value="0.243416927899686" calcext:value-type="percentage">
            <text:p>24.34%</text:p>
          </table:table-cell>
          <table:table-cell office:value-type="percentage" office:value="0.239338600727995" calcext:value-type="percentage">
            <text:p>23.93%</text:p>
          </table:table-cell>
          <table:table-cell office:value-type="percentage" office:value="0.625342450418851" calcext:value-type="percentage">
            <text:p>62.53%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6edad733399c83c8eb7a59c0d37b54e10cc0d59894e39ff843884d84f61dee1</text:p>
          </table:table-cell>
          <table:table-cell office:value-type="float" office:value="25" calcext:value-type="float">
            <text:p>25</text:p>
          </table:table-cell>
          <table:table-cell office:value-type="percentage" office:value="0.0664292279411765" calcext:value-type="percentage">
            <text:p>6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6601961350835" calcext:value-type="percentage">
            <text:p>44.66%</text:p>
          </table:table-cell>
          <table:table-cell office:value-type="percentage" office:value="0.242261396011396" calcext:value-type="percentage">
            <text:p>24.23%</text:p>
          </table:table-cell>
          <table:table-cell office:value-type="percentage" office:value="0.526460127254399" calcext:value-type="percentage">
            <text:p>52.65%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5afb7932e9c7328f4fb1d7a8166a3699d6cdc5192b93758a75e9956f1513c5a3</text:p>
          </table:table-cell>
          <table:table-cell office:value-type="float" office:value="272" calcext:value-type="float">
            <text:p>272</text:p>
          </table:table-cell>
          <table:table-cell office:value-type="percentage" office:value="0.218022365196078" calcext:value-type="percentage">
            <text:p>21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08950707807901" calcext:value-type="percentage">
            <text:p>1.09%</text:p>
          </table:table-cell>
          <table:table-cell office:value-type="percentage" office:value="0.21932853325897" calcext:value-type="percentage">
            <text:p>21.93%</text:p>
          </table:table-cell>
          <table:table-cell office:value-type="percentage" office:value="0.112865180432766" calcext:value-type="percentage">
            <text:p>11.29%</text:p>
          </table:table-cell>
          <table:table-cell office:value-type="percentage" office:value="0.462727796965315" calcext:value-type="percentage">
            <text:p>46.27%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3398329ced0c23b9ac3fac84dd53a87d9ffe4d9d10f1b5fe8df8fac12380776</text:p>
          </table:table-cell>
          <table:table-cell office:value-type="float" office:value="16" calcext:value-type="float">
            <text:p>16</text:p>
          </table:table-cell>
          <table:table-cell office:value-type="percentage" office:value="0.375114889705882" calcext:value-type="percentage">
            <text:p>37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36930708180708" calcext:value-type="percentage">
            <text:p>33.69%</text:p>
          </table:table-cell>
          <table:table-cell office:value-type="percentage" office:value="0.393655774050511" calcext:value-type="percentage">
            <text:p>39.37%</text:p>
          </table:table-cell>
          <table:table-cell office:value-type="percentage" office:value="0.353836769525624" calcext:value-type="percentage">
            <text:p>35.38%</text:p>
          </table:table-cell>
          <table:table-cell office:value-type="percentage" office:value="0.640114343132078" calcext:value-type="percentage">
            <text:p>64.01%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57bd029b19c1b382bef9db3ac14f13ea85e36a6053b92e46caedee95c05847ab</text:p>
          </table:table-cell>
          <table:table-cell office:value-type="float" office:value="9" calcext:value-type="float">
            <text:p>9</text:p>
          </table:table-cell>
          <table:table-cell office:value-type="percentage" office:value="0.511716876531863" calcext:value-type="percentage">
            <text:p>51.1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31111111111111" calcext:value-type="percentage">
            <text:p>13.11%</text:p>
          </table:table-cell>
          <table:table-cell office:value-type="percentage" office:value="0.0879877112135177" calcext:value-type="percentage">
            <text:p>8.80%</text:p>
          </table:table-cell>
          <table:table-cell office:value-type="percentage" office:value="0.0797967250141163" calcext:value-type="percentage">
            <text:p>7.98%</text:p>
          </table:table-cell>
          <table:table-cell office:value-type="percentage" office:value="0.376835093011564" calcext:value-type="percentage">
            <text:p>37.68%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3a3fee427e6ef7dfd0d82681e2bcee2d054f80287aea7dfa3fa4447666f929b9</text:p>
          </table:table-cell>
          <table:table-cell office:value-type="float" office:value="56" calcext:value-type="float">
            <text:p>56</text:p>
          </table:table-cell>
          <table:table-cell office:value-type="percentage" office:value="0.114085477941176" calcext:value-type="percentage">
            <text:p>11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2682872243454" calcext:value-type="percentage">
            <text:p>10.27%</text:p>
          </table:table-cell>
          <table:table-cell office:value-type="percentage" office:value="0.484207301897896" calcext:value-type="percentage">
            <text:p>48.42%</text:p>
          </table:table-cell>
          <table:table-cell office:value-type="percentage" office:value="0.220933270037296" calcext:value-type="percentage">
            <text:p>22.09%</text:p>
          </table:table-cell>
          <table:table-cell office:value-type="percentage" office:value="0.501372643535623" calcext:value-type="percentage">
            <text:p>50.14%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958114e5f37d5e1420b410bd716753b3e874b175f2b6958ebf1ec2bdf776e41f</text:p>
          </table:table-cell>
          <table:table-cell office:value-type="float" office:value="147" calcext:value-type="float">
            <text:p>147</text:p>
          </table:table-cell>
          <table:table-cell office:value-type="percentage" office:value="0.0669424019607843" calcext:value-type="percentage">
            <text:p>6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393700787401575" calcext:value-type="percentage">
            <text:p>0.39%</text:p>
          </table:table-cell>
          <table:table-cell office:value-type="percentage" office:value="0.636094952552816" calcext:value-type="percentage">
            <text:p>63.61%</text:p>
          </table:table-cell>
          <table:table-cell office:value-type="percentage" office:value="0.171153426122632" calcext:value-type="percentage">
            <text:p>17.12%</text:p>
          </table:table-cell>
          <table:table-cell office:value-type="percentage" office:value="0.807049880643356" calcext:value-type="percentage">
            <text:p>80.70%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b481eae02085bbae08742f702b9ab7d8b2ff9df2fbefeee9fac51f7c77dd01f</text:p>
          </table:table-cell>
          <table:table-cell office:value-type="float" office:value="26" calcext:value-type="float">
            <text:p>26</text:p>
          </table:table-cell>
          <table:table-cell office:value-type="percentage" office:value="0.101348039215686" calcext:value-type="percentage">
            <text:p>10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53943303073738" calcext:value-type="percentage">
            <text:p>9.54%</text:p>
          </table:table-cell>
          <table:table-cell office:value-type="percentage" office:value="0.207983870967742" calcext:value-type="percentage">
            <text:p>20.80%</text:p>
          </table:table-cell>
          <table:table-cell office:value-type="percentage" office:value="0.240378919326288" calcext:value-type="percentage">
            <text:p>24.04%</text:p>
          </table:table-cell>
          <table:table-cell office:value-type="percentage" office:value="0.405013367495836" calcext:value-type="percentage">
            <text:p>40.50%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564fa390d9a9c26f986bf860d9091cbd84244bc1c8e3c9369f2f2e5b5fd99b92</text:p>
          </table:table-cell>
          <table:table-cell office:value-type="float" office:value="65" calcext:value-type="float">
            <text:p>65</text:p>
          </table:table-cell>
          <table:table-cell office:value-type="percentage" office:value="0.360102634803922" calcext:value-type="percentage">
            <text:p>36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0535780670778" calcext:value-type="percentage">
            <text:p>13.05%</text:p>
          </table:table-cell>
          <table:table-cell office:value-type="percentage" office:value="0.191752639903902" calcext:value-type="percentage">
            <text:p>19.18%</text:p>
          </table:table-cell>
          <table:table-cell office:value-type="percentage" office:value="0.19379024756607" calcext:value-type="percentage">
            <text:p>19.38%</text:p>
          </table:table-cell>
          <table:table-cell office:value-type="percentage" office:value="0.596387930475046" calcext:value-type="percentage">
            <text:p>59.64%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6c3d5935ba94b720becc24b7a05741c26149e221e3401924080f41e2f891368</text:p>
          </table:table-cell>
          <table:table-cell office:value-type="float" office:value="11" calcext:value-type="float">
            <text:p>11</text:p>
          </table:table-cell>
          <table:table-cell office:value-type="percentage" office:value="0.0938572303921569" calcext:value-type="percentage">
            <text:p>9.3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310297937356761" calcext:value-type="percentage">
            <text:p>31.03%</text:p>
          </table:table-cell>
          <table:table-cell office:value-type="percentage" office:value="0.0325" calcext:value-type="percentage">
            <text:p>3.25%</text:p>
          </table:table-cell>
          <table:table-cell office:value-type="percentage" office:value="0.431072261072261" calcext:value-type="percentage">
            <text:p>43.11%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bc781c8721fe04b877a7e324494eb75aa5bce94950a0e4e4d7d6ffc9e74da62</text:p>
          </table:table-cell>
          <table:table-cell office:value-type="float" office:value="11" calcext:value-type="float">
            <text:p>11</text:p>
          </table:table-cell>
          <table:table-cell office:value-type="percentage" office:value="0.0902113970588235" calcext:value-type="percentage">
            <text:p>9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27272727272727" calcext:value-type="percentage">
            <text:p>7.27%</text:p>
          </table:table-cell>
          <table:table-cell office:value-type="percentage" office:value="0.466049593681173" calcext:value-type="percentage">
            <text:p>46.60%</text:p>
          </table:table-cell>
          <table:table-cell office:value-type="percentage" office:value="0.281299256299256" calcext:value-type="percentage">
            <text:p>28.13%</text:p>
          </table:table-cell>
          <table:table-cell office:value-type="percentage" office:value="0.718243006993007" calcext:value-type="percentage">
            <text:p>71.82%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61a15ccbfebb9d2fc54c068472a75d7babfb3f48fea008470e7db807585f9510</text:p>
          </table:table-cell>
          <table:table-cell office:value-type="float" office:value="42" calcext:value-type="float">
            <text:p>42</text:p>
          </table:table-cell>
          <table:table-cell office:value-type="percentage" office:value="0.130193014705882" calcext:value-type="percentage">
            <text:p>13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13380519042804" calcext:value-type="percentage">
            <text:p>9.13%</text:p>
          </table:table-cell>
          <table:table-cell office:value-type="percentage" office:value="0.510375266479316" calcext:value-type="percentage">
            <text:p>51.04%</text:p>
          </table:table-cell>
          <table:table-cell office:value-type="percentage" office:value="0.394845941104359" calcext:value-type="percentage">
            <text:p>39.48%</text:p>
          </table:table-cell>
          <table:table-cell office:value-type="percentage" office:value="0.65945227051384" calcext:value-type="percentage">
            <text:p>65.95%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5f8ad0f0a43af8ca57e31e16800108abdfb44a7e962a71d246f72d2dbde42bf</text:p>
          </table:table-cell>
          <table:table-cell office:value-type="float" office:value="6" calcext:value-type="float">
            <text:p>6</text:p>
          </table:table-cell>
          <table:table-cell office:value-type="percentage" office:value="0.130277267156863" calcext:value-type="percentage">
            <text:p>13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81746031746032" calcext:value-type="percentage">
            <text:p>38.17%</text:p>
          </table:table-cell>
          <table:table-cell office:value-type="percentage" office:value="0.747619047619048" calcext:value-type="percentage">
            <text:p>74.76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971428571428571" calcext:value-type="percentage">
            <text:p>97.14%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9f305be17312bdb9530fb4f1adc6d29730ddbe0e74730cbf031de174bf437b7</text:p>
          </table:table-cell>
          <table:table-cell office:value-type="float" office:value="20" calcext:value-type="float">
            <text:p>20</text:p>
          </table:table-cell>
          <table:table-cell office:value-type="percentage" office:value="0.0625459558823529" calcext:value-type="percentage">
            <text:p>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10422520569289" calcext:value-type="percentage">
            <text:p>71.04%</text:p>
          </table:table-cell>
          <table:table-cell office:value-type="percentage" office:value="0.399998474889048" calcext:value-type="percentage">
            <text:p>40.00%</text:p>
          </table:table-cell>
          <table:table-cell office:value-type="percentage" office:value="0.832907636738906" calcext:value-type="percentage">
            <text:p>83.29%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4cbd6c37f3a55a538d759d440344c287cac66260d3047a83f429e63e7a0f7f20</text:p>
          </table:table-cell>
          <table:table-cell office:value-type="float" office:value="13" calcext:value-type="float">
            <text:p>13</text:p>
          </table:table-cell>
          <table:table-cell office:value-type="percentage" office:value="0.535427080269608" calcext:value-type="percentage">
            <text:p>53.5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28258948653685" calcext:value-type="percentage">
            <text:p>32.83%</text:p>
          </table:table-cell>
          <table:table-cell office:value-type="percentage" office:value="0.349297155933312" calcext:value-type="percentage">
            <text:p>34.93%</text:p>
          </table:table-cell>
          <table:table-cell office:value-type="percentage" office:value="0.297068903318903" calcext:value-type="percentage">
            <text:p>29.71%</text:p>
          </table:table-cell>
          <table:table-cell office:value-type="percentage" office:value="0.555277777777778" calcext:value-type="percentage">
            <text:p>55.53%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20eb4592e7d3cf58d421a9c34832d33adcdcbd0e17b7bf009a013847608da27</text:p>
          </table:table-cell>
          <table:table-cell office:value-type="float" office:value="30" calcext:value-type="float">
            <text:p>30</text:p>
          </table:table-cell>
          <table:table-cell office:value-type="percentage" office:value="0.129419424019608" calcext:value-type="percentage">
            <text:p>12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6092077856784" calcext:value-type="percentage">
            <text:p>22.61%</text:p>
          </table:table-cell>
          <table:table-cell office:value-type="percentage" office:value="0.660656721452092" calcext:value-type="percentage">
            <text:p>66.07%</text:p>
          </table:table-cell>
          <table:table-cell office:value-type="percentage" office:value="0.575620567742277" calcext:value-type="percentage">
            <text:p>57.56%</text:p>
          </table:table-cell>
          <table:table-cell office:value-type="percentage" office:value="0.810836707152497" calcext:value-type="percentage">
            <text:p>81.08%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7d546766518703580f63d5d8f11d54971044753f53c0b257d19c2f99d4bfdd0</text:p>
          </table:table-cell>
          <table:table-cell office:value-type="float" office:value="52" calcext:value-type="float">
            <text:p>52</text:p>
          </table:table-cell>
          <table:table-cell office:value-type="percentage" office:value="0.0973192401960784" calcext:value-type="percentage">
            <text:p>9.7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22056822729092" calcext:value-type="percentage">
            <text:p>2.22%</text:p>
          </table:table-cell>
          <table:table-cell office:value-type="percentage" office:value="0.226624614645389" calcext:value-type="percentage">
            <text:p>22.66%</text:p>
          </table:table-cell>
          <table:table-cell office:value-type="percentage" office:value="0.0802993681656854" calcext:value-type="percentage">
            <text:p>8.03%</text:p>
          </table:table-cell>
          <table:table-cell office:value-type="percentage" office:value="0.368185876218674" calcext:value-type="percentage">
            <text:p>36.82%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4829177d0b36abdd92c4ef0c7834cbc49f95232076bdd7e828f1f7cbb5ed80ec</text:p>
          </table:table-cell>
          <table:table-cell office:value-type="float" office:value="8" calcext:value-type="float">
            <text:p>8</text:p>
          </table:table-cell>
          <table:table-cell office:value-type="percentage" office:value="0.0982613357843137" calcext:value-type="percentage">
            <text:p>9.8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6944444444444" calcext:value-type="percentage">
            <text:p>15.69%</text:p>
          </table:table-cell>
          <table:table-cell office:value-type="percentage" office:value="0.499382839382839" calcext:value-type="percentage">
            <text:p>49.94%</text:p>
          </table:table-cell>
          <table:table-cell office:value-type="percentage" office:value="0.420854700854701" calcext:value-type="percentage">
            <text:p>42.09%</text:p>
          </table:table-cell>
          <table:table-cell office:value-type="percentage" office:value="0.86984126984127" calcext:value-type="percentage">
            <text:p>86.98%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395870ad9f5a3ae651b50efab9b20c3e6b9aea15d4c731eb34c0cf9e3800a72</text:p>
          </table:table-cell>
          <table:table-cell office:value-type="float" office:value="114" calcext:value-type="float">
            <text:p>114</text:p>
          </table:table-cell>
          <table:table-cell office:value-type="percentage" office:value="0.713135723039216" calcext:value-type="percentage">
            <text:p>71.31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42611908615894" calcext:value-type="percentage">
            <text:p>2.43%</text:p>
          </table:table-cell>
          <table:table-cell office:value-type="percentage" office:value="0.0261267111267111" calcext:value-type="percentage">
            <text:p>2.61%</text:p>
          </table:table-cell>
          <table:table-cell office:value-type="percentage" office:value="0.216926749673766" calcext:value-type="percentage">
            <text:p>21.69%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f6b6173c59450bc76b2cc461cf233921fbfdb6feb8dd6da03a0d44193221fd0</text:p>
          </table:table-cell>
          <table:table-cell office:value-type="float" office:value="37" calcext:value-type="float">
            <text:p>37</text:p>
          </table:table-cell>
          <table:table-cell office:value-type="percentage" office:value="0.568881970741421" calcext:value-type="percentage">
            <text:p>56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9410166078768" calcext:value-type="percentage">
            <text:p>16.94%</text:p>
          </table:table-cell>
          <table:table-cell office:value-type="percentage" office:value="0.173056534441734" calcext:value-type="percentage">
            <text:p>17.31%</text:p>
          </table:table-cell>
          <table:table-cell office:value-type="percentage" office:value="0.169436751973517" calcext:value-type="percentage">
            <text:p>16.94%</text:p>
          </table:table-cell>
          <table:table-cell office:value-type="percentage" office:value="0.37554760994615" calcext:value-type="percentage">
            <text:p>37.55%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98681c74842c4058bd2f88b06063731c26a90da083b1ef348e0ec734c58752b</text:p>
          </table:table-cell>
          <table:table-cell office:value-type="float" office:value="5" calcext:value-type="float">
            <text:p>5</text:p>
          </table:table-cell>
          <table:table-cell office:value-type="percentage" office:value="0.0937882965686274" calcext:value-type="percentage">
            <text:p>9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96666666666667" calcext:value-type="percentage">
            <text:p>29.67%</text:p>
          </table:table-cell>
          <table:table-cell office:value-type="percentage" office:value="0.512301587301587" calcext:value-type="percentage">
            <text:p>51.23%</text:p>
          </table:table-cell>
          <table:table-cell office:value-type="percentage" office:value="0.360714285714286" calcext:value-type="percentage">
            <text:p>36.07%</text:p>
          </table:table-cell>
          <table:table-cell office:value-type="percentage" office:value="0.825" calcext:value-type="percentage">
            <text:p>82.50%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86f9087eb1d0875ffb1a28cca7645b14d6c66f995c7d96aa13969d2f8115d533</text:p>
          </table:table-cell>
          <table:table-cell office:value-type="float" office:value="20" calcext:value-type="float">
            <text:p>20</text:p>
          </table:table-cell>
          <table:table-cell office:value-type="percentage" office:value="0.0589767156862745" calcext:value-type="percentage">
            <text:p>5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61395848569762" calcext:value-type="percentage">
            <text:p>66.14%</text:p>
          </table:table-cell>
          <table:table-cell office:value-type="percentage" office:value="0.508665609752566" calcext:value-type="percentage">
            <text:p>50.87%</text:p>
          </table:table-cell>
          <table:table-cell office:value-type="percentage" office:value="0.928407224958949" calcext:value-type="percentage">
            <text:p>92.84%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c83c86dd4e5dacc024b55629375567fb8e320a82ef86f541cfe54764040fc25</text:p>
          </table:table-cell>
          <table:table-cell office:value-type="float" office:value="24" calcext:value-type="float">
            <text:p>24</text:p>
          </table:table-cell>
          <table:table-cell office:value-type="percentage" office:value="0.105729166666667" calcext:value-type="percentage">
            <text:p>10.5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08333333333333" calcext:value-type="percentage">
            <text:p>2.08%</text:p>
          </table:table-cell>
          <table:table-cell office:value-type="percentage" office:value="0.652126285984959" calcext:value-type="percentage">
            <text:p>65.21%</text:p>
          </table:table-cell>
          <table:table-cell office:value-type="percentage" office:value="0.275183426677992" calcext:value-type="percentage">
            <text:p>27.52%</text:p>
          </table:table-cell>
          <table:table-cell office:value-type="percentage" office:value="0.692034772532019" calcext:value-type="percentage">
            <text:p>69.20%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00ae67f72816daee468474026e30705003b2d3501f123579a4f0a6366b66aa1</text:p>
          </table:table-cell>
          <table:table-cell office:value-type="float" office:value="24" calcext:value-type="float">
            <text:p>24</text:p>
          </table:table-cell>
          <table:table-cell office:value-type="percentage" office:value="0.108731617647059" calcext:value-type="percentage">
            <text:p>10.8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0363707361047" calcext:value-type="percentage">
            <text:p>22.04%</text:p>
          </table:table-cell>
          <table:table-cell office:value-type="percentage" office:value="0.488884315871505" calcext:value-type="percentage">
            <text:p>48.89%</text:p>
          </table:table-cell>
          <table:table-cell office:value-type="percentage" office:value="0.459375797682434" calcext:value-type="percentage">
            <text:p>45.94%</text:p>
          </table:table-cell>
          <table:table-cell office:value-type="percentage" office:value="0.622068682639916" calcext:value-type="percentage">
            <text:p>62.21%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3f9fc8e63f87e8a56d3eaef7db26f1b6db874d19f12abd5a752821b78d47661e</text:p>
          </table:table-cell>
          <table:table-cell office:value-type="float" office:value="156" calcext:value-type="float">
            <text:p>156</text:p>
          </table:table-cell>
          <table:table-cell office:value-type="percentage" office:value="0.095358455882353" calcext:value-type="percentage">
            <text:p>9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92197618054661" calcext:value-type="percentage">
            <text:p>2.92%</text:p>
          </table:table-cell>
          <table:table-cell office:value-type="percentage" office:value="0.613268995460693" calcext:value-type="percentage">
            <text:p>61.33%</text:p>
          </table:table-cell>
          <table:table-cell office:value-type="percentage" office:value="0.303170133078149" calcext:value-type="percentage">
            <text:p>30.32%</text:p>
          </table:table-cell>
          <table:table-cell office:value-type="percentage" office:value="0.77507817568946" calcext:value-type="percentage">
            <text:p>77.51%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8e507d58f4c27cd2a82bee79fe27b069befd62a46fdaed20970a95a2ba819c7b</text:p>
          </table:table-cell>
          <table:table-cell office:value-type="float" office:value="6" calcext:value-type="float">
            <text:p>6</text:p>
          </table:table-cell>
          <table:table-cell office:value-type="percentage" office:value="0.556571058517157" calcext:value-type="percentage">
            <text:p>55.6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03571428571429" calcext:value-type="percentage">
            <text:p>20.36%</text:p>
          </table:table-cell>
          <table:table-cell office:value-type="percentage" office:value="0.192424242424242" calcext:value-type="percentage">
            <text:p>19.24%</text:p>
          </table:table-cell>
          <table:table-cell office:value-type="percentage" office:value="0.388174603174603" calcext:value-type="percentage">
            <text:p>38.82%</text:p>
          </table:table-cell>
          <table:table-cell office:value-type="percentage" office:value="0.338373015873016" calcext:value-type="percentage">
            <text:p>33.84%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901794d1a421d52e5734500c0a2a8ca84651fb93b19cec2f411855e70cae339</text:p>
          </table:table-cell>
          <table:table-cell office:value-type="float" office:value="14" calcext:value-type="float">
            <text:p>14</text:p>
          </table:table-cell>
          <table:table-cell office:value-type="percentage" office:value="0.294921875" calcext:value-type="percentage">
            <text:p>29.4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1040, 1388, 3)</text:p>
          </table:table-cell>
          <table:table-cell office:value-type="percentage" office:value="0.930555555555556" calcext:value-type="percentage">
            <text:p>93.06%</text:p>
          </table:table-cell>
          <table:table-cell office:value-type="percentage" office:value="0.955555555555556" calcext:value-type="percentage">
            <text:p>95.5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66666666667" calcext:value-type="percentage">
            <text:p>98.67%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fa272dc01825d4b929b3bfc79a10f68dd3c163c450d858b964d1ce0bc93e131</text:p>
          </table:table-cell>
          <table:table-cell office:value-type="float" office:value="10" calcext:value-type="float">
            <text:p>10</text:p>
          </table:table-cell>
          <table:table-cell office:value-type="percentage" office:value="0.183915441176471" calcext:value-type="percentage">
            <text:p>18.3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538077565709145" calcext:value-type="percentage">
            <text:p>53.81%</text:p>
          </table:table-cell>
          <table:table-cell office:value-type="percentage" office:value="0.83859649122807" calcext:value-type="percentage">
            <text:p>83.86%</text:p>
          </table:table-cell>
          <table:table-cell office:value-type="percentage" office:value="0.864957264957265" calcext:value-type="percentage">
            <text:p>86.50%</text:p>
          </table:table-cell>
          <table:table-cell office:value-type="percentage" office:value="0.981818181818182" calcext:value-type="percentage">
            <text:p>98.18%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abbfff07379bceb69dba41dad8b0db5eb80cc8baf3d4af87b7ee20b0dac32215</text:p>
          </table:table-cell>
          <table:table-cell office:value-type="float" office:value="37" calcext:value-type="float">
            <text:p>37</text:p>
          </table:table-cell>
          <table:table-cell office:value-type="percentage" office:value="0.0899126838235294" calcext:value-type="percentage">
            <text:p>8.9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493894993895" calcext:value-type="percentage">
            <text:p>5.49%</text:p>
          </table:table-cell>
          <table:table-cell office:value-type="percentage" office:value="0.360388460063659" calcext:value-type="percentage">
            <text:p>36.04%</text:p>
          </table:table-cell>
          <table:table-cell office:value-type="percentage" office:value="0.232321945346814" calcext:value-type="percentage">
            <text:p>23.23%</text:p>
          </table:table-cell>
          <table:table-cell office:value-type="percentage" office:value="0.462791693167633" calcext:value-type="percentage">
            <text:p>46.28%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53ad09e4348767bece0165884bf40c10b72ae18444e3f414a850442f02385efc</text:p>
          </table:table-cell>
          <table:table-cell office:value-type="float" office:value="123" calcext:value-type="float">
            <text:p>123</text:p>
          </table:table-cell>
          <table:table-cell office:value-type="percentage" office:value="0.0662454044117647" calcext:value-type="percentage">
            <text:p>6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96506294143537" calcext:value-type="percentage">
            <text:p>59.65%</text:p>
          </table:table-cell>
          <table:table-cell office:value-type="percentage" office:value="0.223167377992005" calcext:value-type="percentage">
            <text:p>22.32%</text:p>
          </table:table-cell>
          <table:table-cell office:value-type="percentage" office:value="0.798480487986319" calcext:value-type="percentage">
            <text:p>79.85%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6aa7dd0c88bec4f96cdd497f9c37779733033d9ec6513307461302d36bd32ac7</text:p>
          </table:table-cell>
          <table:table-cell office:value-type="float" office:value="10" calcext:value-type="float">
            <text:p>10</text:p>
          </table:table-cell>
          <table:table-cell office:value-type="percentage" office:value="0.184145220588235" calcext:value-type="percentage">
            <text:p>18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45888278388278" calcext:value-type="percentage">
            <text:p>24.59%</text:p>
          </table:table-cell>
          <table:table-cell office:value-type="percentage" office:value="0.602574786324786" calcext:value-type="percentage">
            <text:p>60.26%</text:p>
          </table:table-cell>
          <table:table-cell office:value-type="percentage" office:value="0.657878787878788" calcext:value-type="percentage">
            <text:p>65.79%</text:p>
          </table:table-cell>
          <table:table-cell office:value-type="percentage" office:value="0.807980255039079" calcext:value-type="percentage">
            <text:p>80.80%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815524d88283ba10ad597b87aa1967671db776df8004a0c4291b67fc2624c22a</text:p>
          </table:table-cell>
          <table:table-cell office:value-type="float" office:value="29" calcext:value-type="float">
            <text:p>29</text:p>
          </table:table-cell>
          <table:table-cell office:value-type="percentage" office:value="0.528411125153186" calcext:value-type="percentage">
            <text:p>52.8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99660830492473" calcext:value-type="percentage">
            <text:p>19.97%</text:p>
          </table:table-cell>
          <table:table-cell office:value-type="percentage" office:value="0.346821862992529" calcext:value-type="percentage">
            <text:p>34.68%</text:p>
          </table:table-cell>
          <table:table-cell office:value-type="percentage" office:value="0.483639479530533" calcext:value-type="percentage">
            <text:p>48.36%</text:p>
          </table:table-cell>
          <table:table-cell office:value-type="percentage" office:value="0.53791735595818" calcext:value-type="percentage">
            <text:p>53.79%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26f4c2c70c38fe12e00d5a814d5116691f2ca548908126923fd76ddd665ed24</text:p>
          </table:table-cell>
          <table:table-cell office:value-type="float" office:value="52" calcext:value-type="float">
            <text:p>52</text:p>
          </table:table-cell>
          <table:table-cell office:value-type="percentage" office:value="0.0985064338235294" calcext:value-type="percentage">
            <text:p>9.8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39555943315778" calcext:value-type="percentage">
            <text:p>23.96%</text:p>
          </table:table-cell>
          <table:table-cell office:value-type="percentage" office:value="0.0568187467048279" calcext:value-type="percentage">
            <text:p>5.68%</text:p>
          </table:table-cell>
          <table:table-cell office:value-type="percentage" office:value="0.524234142866218" calcext:value-type="percentage">
            <text:p>52.42%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66f25e175abab08ecb4e5f6859db64a211e0ddffb262d7e727b9d9bd4aad2d2</text:p>
          </table:table-cell>
          <table:table-cell office:value-type="float" office:value="11" calcext:value-type="float">
            <text:p>11</text:p>
          </table:table-cell>
          <table:table-cell office:value-type="percentage" office:value="0.0863893995098039" calcext:value-type="percentage">
            <text:p>8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81818181818182" calcext:value-type="percentage">
            <text:p>6.82%</text:p>
          </table:table-cell>
          <table:table-cell office:value-type="percentage" office:value="0.506554621848739" calcext:value-type="percentage">
            <text:p>50.66%</text:p>
          </table:table-cell>
          <table:table-cell office:value-type="percentage" office:value="0.378060535955273" calcext:value-type="percentage">
            <text:p>37.81%</text:p>
          </table:table-cell>
          <table:table-cell office:value-type="percentage" office:value="0.735302197802198" calcext:value-type="percentage">
            <text:p>73.53%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3b0709483b1e86449cc355bb797e841117ba178c6ae1ed955384f4da6486aa20</text:p>
          </table:table-cell>
          <table:table-cell office:value-type="float" office:value="17" calcext:value-type="float">
            <text:p>17</text:p>
          </table:table-cell>
          <table:table-cell office:value-type="percentage" office:value="0.546639900428922" calcext:value-type="percentage">
            <text:p>54.6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5953654188948" calcext:value-type="percentage">
            <text:p>16.60%</text:p>
          </table:table-cell>
          <table:table-cell office:value-type="percentage" office:value="0.388651837622697" calcext:value-type="percentage">
            <text:p>38.87%</text:p>
          </table:table-cell>
          <table:table-cell office:value-type="percentage" office:value="0.479348411815598" calcext:value-type="percentage">
            <text:p>47.93%</text:p>
          </table:table-cell>
          <table:table-cell office:value-type="percentage" office:value="0.526652537530518" calcext:value-type="percentage">
            <text:p>52.67%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1afe66cd139f996fd984f5f2622903730ec2f1192d90608154f07f7ef6cdb4b</text:p>
          </table:table-cell>
          <table:table-cell office:value-type="float" office:value="13" calcext:value-type="float">
            <text:p>13</text:p>
          </table:table-cell>
          <table:table-cell office:value-type="percentage" office:value="0.453588268229167" calcext:value-type="percentage">
            <text:p>45.3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3956043956044" calcext:value-type="percentage">
            <text:p>16.40%</text:p>
          </table:table-cell>
          <table:table-cell office:value-type="percentage" office:value="0.119069264069264" calcext:value-type="percentage">
            <text:p>11.91%</text:p>
          </table:table-cell>
          <table:table-cell office:value-type="percentage" office:value="0.113863089095287" calcext:value-type="percentage">
            <text:p>11.39%</text:p>
          </table:table-cell>
          <table:table-cell office:value-type="percentage" office:value="0.533200648680525" calcext:value-type="percentage">
            <text:p>53.32%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8607b21411c9c8ab532faaeba15f8818a92025897950f94ee4da4f74f53660a</text:p>
          </table:table-cell>
          <table:table-cell office:value-type="float" office:value="24" calcext:value-type="float">
            <text:p>24</text:p>
          </table:table-cell>
          <table:table-cell office:value-type="percentage" office:value="0.0514552696078431" calcext:value-type="percentage">
            <text:p>5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.00434782608695652" calcext:value-type="percentage">
            <text:p>0.43%</text:p>
          </table:table-cell>
          <table:table-cell office:value-type="percentage" office:value="0.460578130287808" calcext:value-type="percentage">
            <text:p>46.06%</text:p>
          </table:table-cell>
          <table:table-cell office:value-type="percentage" office:value="0.44699445089689" calcext:value-type="percentage">
            <text:p>44.70%</text:p>
          </table:table-cell>
          <table:table-cell office:value-type="percentage" office:value="0.790509316770186" calcext:value-type="percentage">
            <text:p>79.05%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353ab00e964f71aa720385223a9078b770b7e3efaf5be0f66e670981f68fe606</text:p>
          </table:table-cell>
          <table:table-cell office:value-type="float" office:value="50" calcext:value-type="float">
            <text:p>50</text:p>
          </table:table-cell>
          <table:table-cell office:value-type="percentage" office:value="0.576060735294118" calcext:value-type="percentage">
            <text:p>57.6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63020228737833" calcext:value-type="percentage">
            <text:p>36.30%</text:p>
          </table:table-cell>
          <table:table-cell office:value-type="percentage" office:value="0.344135516663075" calcext:value-type="percentage">
            <text:p>34.41%</text:p>
          </table:table-cell>
          <table:table-cell office:value-type="percentage" office:value="0.334881790991164" calcext:value-type="percentage">
            <text:p>33.49%</text:p>
          </table:table-cell>
          <table:table-cell office:value-type="percentage" office:value="0.498721441169906" calcext:value-type="percentage">
            <text:p>49.87%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023509cf8d4c155467800f89508690be9513431992f470594281cd37dbd020d</text:p>
          </table:table-cell>
          <table:table-cell office:value-type="float" office:value="23" calcext:value-type="float">
            <text:p>23</text:p>
          </table:table-cell>
          <table:table-cell office:value-type="percentage" office:value="0.0628063725490196" calcext:value-type="percentage">
            <text:p>6.2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36477146042363" calcext:value-type="percentage">
            <text:p>83.65%</text:p>
          </table:table-cell>
          <table:table-cell office:value-type="percentage" office:value="0.510399209486166" calcext:value-type="percentage">
            <text:p>51.04%</text:p>
          </table:table-cell>
          <table:table-cell office:value-type="percentage" office:value="0.903533026113671" calcext:value-type="percentage">
            <text:p>90.35%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30f65741053db713b3f328d31d3234b6fedbe31df65c1a8ea29be28146cab789</text:p>
          </table:table-cell>
          <table:table-cell office:value-type="float" office:value="28" calcext:value-type="float">
            <text:p>28</text:p>
          </table:table-cell>
          <table:table-cell office:value-type="percentage" office:value="0.0903109681372549" calcext:value-type="percentage">
            <text:p>9.0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31812119878321" calcext:value-type="percentage">
            <text:p>33.18%</text:p>
          </table:table-cell>
          <table:table-cell office:value-type="percentage" office:value="0.0597476110845676" calcext:value-type="percentage">
            <text:p>5.97%</text:p>
          </table:table-cell>
          <table:table-cell office:value-type="percentage" office:value="0.607420567263028" calcext:value-type="percentage">
            <text:p>60.74%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022908f1b7880838dbc0411e50828e64b4f5e0263afdf04295e30bb2ff58005</text:p>
          </table:table-cell>
          <table:table-cell office:value-type="float" office:value="42" calcext:value-type="float">
            <text:p>42</text:p>
          </table:table-cell>
          <table:table-cell office:value-type="percentage" office:value="0.164805453431373" calcext:value-type="percentage">
            <text:p>16.4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6503175781093" calcext:value-type="percentage">
            <text:p>11.65%</text:p>
          </table:table-cell>
          <table:table-cell office:value-type="percentage" office:value="0.570132078781548" calcext:value-type="percentage">
            <text:p>57.01%</text:p>
          </table:table-cell>
          <table:table-cell office:value-type="percentage" office:value="0.467546989529118" calcext:value-type="percentage">
            <text:p>46.75%</text:p>
          </table:table-cell>
          <table:table-cell office:value-type="percentage" office:value="0.716440503740189" calcext:value-type="percentage">
            <text:p>71.64%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a1a294e21d76efd0399e4eb321b45f44f7510911acd92c988480195c5b4c812</text:p>
          </table:table-cell>
          <table:table-cell office:value-type="float" office:value="57" calcext:value-type="float">
            <text:p>57</text:p>
          </table:table-cell>
          <table:table-cell office:value-type="percentage" office:value="0.741750919117647" calcext:value-type="percentage">
            <text:p>74.18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29885057471264" calcext:value-type="percentage">
            <text:p>0.2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89818785612055" calcext:value-type="percentage">
            <text:p>28.98%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08166d91d2cca263d2dd52764dc25c9c582b7a5ece2b802749fa4be33187c49</text:p>
          </table:table-cell>
          <table:table-cell office:value-type="float" office:value="22" calcext:value-type="float">
            <text:p>22</text:p>
          </table:table-cell>
          <table:table-cell office:value-type="percentage" office:value="0.519674325214461" calcext:value-type="percentage">
            <text:p>51.9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46592975843548" calcext:value-type="percentage">
            <text:p>24.66%</text:p>
          </table:table-cell>
          <table:table-cell office:value-type="percentage" office:value="0.318355913729003" calcext:value-type="percentage">
            <text:p>31.84%</text:p>
          </table:table-cell>
          <table:table-cell office:value-type="percentage" office:value="0.374198653198653" calcext:value-type="percentage">
            <text:p>37.42%</text:p>
          </table:table-cell>
          <table:table-cell office:value-type="percentage" office:value="0.396874742904154" calcext:value-type="percentage">
            <text:p>39.69%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4d2cff9a0c8df3a7ef6100fda6f66e865a7670af6a18564767d8019b9ed2fd7b</text:p>
          </table:table-cell>
          <table:table-cell office:value-type="float" office:value="119" calcext:value-type="float">
            <text:p>119</text:p>
          </table:table-cell>
          <table:table-cell office:value-type="percentage" office:value="0.062515318627451" calcext:value-type="percentage">
            <text:p>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05677655677656" calcext:value-type="percentage">
            <text:p>1.06%</text:p>
          </table:table-cell>
          <table:table-cell office:value-type="percentage" office:value="0.674127679334657" calcext:value-type="percentage">
            <text:p>67.41%</text:p>
          </table:table-cell>
          <table:table-cell office:value-type="percentage" office:value="0.195941212881743" calcext:value-type="percentage">
            <text:p>19.59%</text:p>
          </table:table-cell>
          <table:table-cell office:value-type="percentage" office:value="0.793678216972553" calcext:value-type="percentage">
            <text:p>79.37%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5afcbfd0dd64392aa1e233b996d0bfb4354ee7119f30ae111c33d0fe4df11590</text:p>
          </table:table-cell>
          <table:table-cell office:value-type="float" office:value="27" calcext:value-type="float">
            <text:p>27</text:p>
          </table:table-cell>
          <table:table-cell office:value-type="percentage" office:value="0.0629672181372549" calcext:value-type="percentage">
            <text:p>6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32580908874012" calcext:value-type="percentage">
            <text:p>63.26%</text:p>
          </table:table-cell>
          <table:table-cell office:value-type="percentage" office:value="0.346669975853279" calcext:value-type="percentage">
            <text:p>34.67%</text:p>
          </table:table-cell>
          <table:table-cell office:value-type="percentage" office:value="0.879985754985755" calcext:value-type="percentage">
            <text:p>88.00%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4b7c24baf69b8752c49d0eb5db4b7b5e1524945d48e54925bff401d5658045d</text:p>
          </table:table-cell>
          <table:table-cell office:value-type="float" office:value="9" calcext:value-type="float">
            <text:p>9</text:p>
          </table:table-cell>
          <table:table-cell office:value-type="percentage" office:value="0.693220591299019" calcext:value-type="percentage">
            <text:p>69.3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12136752136752" calcext:value-type="percentage">
            <text:p>31.21%</text:p>
          </table:table-cell>
          <table:table-cell office:value-type="percentage" office:value="0.276046176046176" calcext:value-type="percentage">
            <text:p>27.60%</text:p>
          </table:table-cell>
          <table:table-cell office:value-type="percentage" office:value="0.436103896103896" calcext:value-type="percentage">
            <text:p>43.61%</text:p>
          </table:table-cell>
          <table:table-cell office:value-type="percentage" office:value="0.590873015873016" calcext:value-type="percentage">
            <text:p>59.09%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7a581e6760df4701941670e73d72533e3b0fbd7563488ad92772b41f7709710</text:p>
          </table:table-cell>
          <table:table-cell office:value-type="float" office:value="124" calcext:value-type="float">
            <text:p>124</text:p>
          </table:table-cell>
          <table:table-cell office:value-type="percentage" office:value="0.0826976102941176" calcext:value-type="percentage">
            <text:p>8.2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04859399967146" calcext:value-type="percentage">
            <text:p>2.05%</text:p>
          </table:table-cell>
          <table:table-cell office:value-type="percentage" office:value="0.571681200530552" calcext:value-type="percentage">
            <text:p>57.17%</text:p>
          </table:table-cell>
          <table:table-cell office:value-type="percentage" office:value="0.311256586273797" calcext:value-type="percentage">
            <text:p>31.13%</text:p>
          </table:table-cell>
          <table:table-cell office:value-type="percentage" office:value="0.746798689701436" calcext:value-type="percentage">
            <text:p>74.68%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815a986800a95de0957116c6585deea8ffb6ee09ad00ccc687306937ac698d0</text:p>
          </table:table-cell>
          <table:table-cell office:value-type="float" office:value="21" calcext:value-type="float">
            <text:p>21</text:p>
          </table:table-cell>
          <table:table-cell office:value-type="percentage" office:value="0.188396139705882" calcext:value-type="percentage">
            <text:p>18.8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9643962848297" calcext:value-type="percentage">
            <text:p>11.96%</text:p>
          </table:table-cell>
          <table:table-cell office:value-type="percentage" office:value="0.33475454112451" calcext:value-type="percentage">
            <text:p>33.48%</text:p>
          </table:table-cell>
          <table:table-cell office:value-type="percentage" office:value="0.187515081579155" calcext:value-type="percentage">
            <text:p>18.75%</text:p>
          </table:table-cell>
          <table:table-cell office:value-type="percentage" office:value="0.352947330845855" calcext:value-type="percentage">
            <text:p>35.29%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ebd2ab34ba86e515feb79ffdeb7fc303a074a98ba39949b905dbde3ff4b7ec0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928844975490197" calcext:value-type="percentage">
            <text:p>9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89701893214136" calcext:value-type="percentage">
            <text:p>3.90%</text:p>
          </table:table-cell>
          <table:table-cell office:value-type="percentage" office:value="0.568198783222451" calcext:value-type="percentage">
            <text:p>56.82%</text:p>
          </table:table-cell>
          <table:table-cell office:value-type="percentage" office:value="0.319902710438555" calcext:value-type="percentage">
            <text:p>31.99%</text:p>
          </table:table-cell>
          <table:table-cell office:value-type="percentage" office:value="0.72286046360366" calcext:value-type="percentage">
            <text:p>72.29%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1d5f4717e179a03675a5aac3fc1c862fb442ddc3e373923016fd6b1430da889b</text:p>
          </table:table-cell>
          <table:table-cell office:value-type="float" office:value="7" calcext:value-type="float">
            <text:p>7</text:p>
          </table:table-cell>
          <table:table-cell office:value-type="percentage" office:value="0.113135723039216" calcext:value-type="percentage">
            <text:p>11.3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85714285714286" calcext:value-type="percentage">
            <text:p>7.86%</text:p>
          </table:table-cell>
          <table:table-cell office:value-type="percentage" office:value="0.53726911976912" calcext:value-type="percentage">
            <text:p>53.73%</text:p>
          </table:table-cell>
          <table:table-cell office:value-type="percentage" office:value="0.439722222222222" calcext:value-type="percentage">
            <text:p>43.97%</text:p>
          </table:table-cell>
          <table:table-cell office:value-type="percentage" office:value="0.770555555555555" calcext:value-type="percentage">
            <text:p>77.06%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6de542205b891eed5c40e6d8ae3d03a6ca39b26dc445b4dbc64340d4d64dd2d</text:p>
          </table:table-cell>
          <table:table-cell office:value-type="float" office:value="5" calcext:value-type="float">
            <text:p>5</text:p>
          </table:table-cell>
          <table:table-cell office:value-type="percentage" office:value="0.0986060049019608" calcext:value-type="percentage">
            <text:p>9.8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03571428571429" calcext:value-type="percentage">
            <text:p>30.36%</text:p>
          </table:table-cell>
          <table:table-cell office:value-type="percentage" office:value="0.1375" calcext:value-type="percentage">
            <text:p>13.75%</text:p>
          </table:table-cell>
          <table:table-cell office:value-type="percentage" office:value="0.508333333333333" calcext:value-type="percentage">
            <text:p>50.83%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1f6b7cead15344593b32d5f2345fc26713dc74d9b31306c824209d67da401fd8</text:p>
          </table:table-cell>
          <table:table-cell office:value-type="float" office:value="146" calcext:value-type="float">
            <text:p>146</text:p>
          </table:table-cell>
          <table:table-cell office:value-type="percentage" office:value="0.0813878676470588" calcext:value-type="percentage">
            <text:p>8.1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36809163613008" calcext:value-type="percentage">
            <text:p>3.37%</text:p>
          </table:table-cell>
          <table:table-cell office:value-type="percentage" office:value="0.588686412451876" calcext:value-type="percentage">
            <text:p>58.87%</text:p>
          </table:table-cell>
          <table:table-cell office:value-type="percentage" office:value="0.225486723173943" calcext:value-type="percentage">
            <text:p>22.55%</text:p>
          </table:table-cell>
          <table:table-cell office:value-type="percentage" office:value="0.666269373631253" calcext:value-type="percentage">
            <text:p>66.63%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308084bdd358e0bd3dc7f2b409d6f34cc119bce30216f44667fc2be43ff31722</text:p>
          </table:table-cell>
          <table:table-cell office:value-type="float" office:value="60" calcext:value-type="float">
            <text:p>60</text:p>
          </table:table-cell>
          <table:table-cell office:value-type="percentage" office:value="0.270818014705882" calcext:value-type="percentage">
            <text:p>27.0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65761381475667" calcext:value-type="percentage">
            <text:p>4.66%</text:p>
          </table:table-cell>
          <table:table-cell office:value-type="percentage" office:value="0.162887250805919" calcext:value-type="percentage">
            <text:p>16.29%</text:p>
          </table:table-cell>
          <table:table-cell office:value-type="percentage" office:value="0.235915617926096" calcext:value-type="percentage">
            <text:p>23.59%</text:p>
          </table:table-cell>
          <table:table-cell office:value-type="percentage" office:value="0.368200564031407" calcext:value-type="percentage">
            <text:p>36.82%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3bfd873fca7ff9b2e90f507dfdbe165bb8c153399b6ba5829aa59bae677a91d</text:p>
          </table:table-cell>
          <table:table-cell office:value-type="float" office:value="8" calcext:value-type="float">
            <text:p>8</text:p>
          </table:table-cell>
          <table:table-cell office:value-type="percentage" office:value="0.105093443627451" calcext:value-type="percentage">
            <text:p>10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8333333333333" calcext:value-type="percentage">
            <text:p>15.83%</text:p>
          </table:table-cell>
          <table:table-cell office:value-type="percentage" office:value="0.401785714285714" calcext:value-type="percentage">
            <text:p>40.18%</text:p>
          </table:table-cell>
          <table:table-cell office:value-type="percentage" office:value="0.197527472527473" calcext:value-type="percentage">
            <text:p>19.75%</text:p>
          </table:table-cell>
          <table:table-cell office:value-type="percentage" office:value="0.743506493506493" calcext:value-type="percentage">
            <text:p>74.35%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6350c7cc618be442c15706db7a68e91f313758d224de4608f9b960106d4f9ca</text:p>
          </table:table-cell>
          <table:table-cell office:value-type="float" office:value="19" calcext:value-type="float">
            <text:p>19</text:p>
          </table:table-cell>
          <table:table-cell office:value-type="percentage" office:value="0.112492340686275" calcext:value-type="percentage">
            <text:p>11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9974200206398" calcext:value-type="percentage">
            <text:p>13.00%</text:p>
          </table:table-cell>
          <table:table-cell office:value-type="percentage" office:value="0.414345278418505" calcext:value-type="percentage">
            <text:p>41.43%</text:p>
          </table:table-cell>
          <table:table-cell office:value-type="percentage" office:value="0.274609381060994" calcext:value-type="percentage">
            <text:p>27.46%</text:p>
          </table:table-cell>
          <table:table-cell office:value-type="percentage" office:value="0.514008869210905" calcext:value-type="percentage">
            <text:p>51.40%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6034456567632f4b48dc3dfbb98534b5953c151990f4235df6c912c0a9c08397</text:p>
          </table:table-cell>
          <table:table-cell office:value-type="float" office:value="19" calcext:value-type="float">
            <text:p>19</text:p>
          </table:table-cell>
          <table:table-cell office:value-type="percentage" office:value="0.109757965686275" calcext:value-type="percentage">
            <text:p>10.9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99062049062049" calcext:value-type="percentage">
            <text:p>7.99%</text:p>
          </table:table-cell>
          <table:table-cell office:value-type="percentage" office:value="0.676594648677028" calcext:value-type="percentage">
            <text:p>67.66%</text:p>
          </table:table-cell>
          <table:table-cell office:value-type="percentage" office:value="0.466364865390449" calcext:value-type="percentage">
            <text:p>46.64%</text:p>
          </table:table-cell>
          <table:table-cell office:value-type="percentage" office:value="0.839673046251993" calcext:value-type="percentage">
            <text:p>83.97%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7c318172e976ae5a962c9c7a4e9fe46d7fb985765ddd3a3e2108e893a90b92b2</text:p>
          </table:table-cell>
          <table:table-cell office:value-type="float" office:value="48" calcext:value-type="float">
            <text:p>48</text:p>
          </table:table-cell>
          <table:table-cell office:value-type="percentage" office:value="0.0975566789215687" calcext:value-type="percentage">
            <text:p>9.7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07740948536508" calcext:value-type="percentage">
            <text:p>4.08%</text:p>
          </table:table-cell>
          <table:table-cell office:value-type="percentage" office:value="0.297574671643707" calcext:value-type="percentage">
            <text:p>29.76%</text:p>
          </table:table-cell>
          <table:table-cell office:value-type="percentage" office:value="0.157545585283922" calcext:value-type="percentage">
            <text:p>15.75%</text:p>
          </table:table-cell>
          <table:table-cell office:value-type="percentage" office:value="0.471771170664092" calcext:value-type="percentage">
            <text:p>47.18%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817299fd3b88670e86a9db5651ba24333c299d1d41e5491aabfcd95aee84174</text:p>
          </table:table-cell>
          <table:table-cell office:value-type="float" office:value="16" calcext:value-type="float">
            <text:p>16</text:p>
          </table:table-cell>
          <table:table-cell office:value-type="percentage" office:value="0.129396446078431" calcext:value-type="percentage">
            <text:p>12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4522845575477" calcext:value-type="percentage">
            <text:p>20.45%</text:p>
          </table:table-cell>
          <table:table-cell office:value-type="percentage" office:value="0.491527173080766" calcext:value-type="percentage">
            <text:p>49.15%</text:p>
          </table:table-cell>
          <table:table-cell office:value-type="percentage" office:value="0.426557988794831" calcext:value-type="percentage">
            <text:p>42.66%</text:p>
          </table:table-cell>
          <table:table-cell office:value-type="percentage" office:value="0.843878928089454" calcext:value-type="percentage">
            <text:p>84.39%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93ec5e683d81005ffc2a84a1c0299b2406ad14b764b824e013f7ca3a13833b5</text:p>
          </table:table-cell>
          <table:table-cell office:value-type="float" office:value="32" calcext:value-type="float">
            <text:p>32</text:p>
          </table:table-cell>
          <table:table-cell office:value-type="percentage" office:value="0.116835171568627" calcext:value-type="percentage">
            <text:p>11.6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4302819929642" calcext:value-type="percentage">
            <text:p>17.43%</text:p>
          </table:table-cell>
          <table:table-cell office:value-type="percentage" office:value="0.51983836515065" calcext:value-type="percentage">
            <text:p>51.98%</text:p>
          </table:table-cell>
          <table:table-cell office:value-type="percentage" office:value="0.451723850077729" calcext:value-type="percentage">
            <text:p>45.17%</text:p>
          </table:table-cell>
          <table:table-cell office:value-type="percentage" office:value="0.786664716960081" calcext:value-type="percentage">
            <text:p>78.67%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98c5ead89cd066637efd5c93a6edc55c85908eb66807471f0d246d5457341f9c</text:p>
          </table:table-cell>
          <table:table-cell office:value-type="float" office:value="28" calcext:value-type="float">
            <text:p>28</text:p>
          </table:table-cell>
          <table:table-cell office:value-type="percentage" office:value="0.112951899509804" calcext:value-type="percentage">
            <text:p>11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689655172413793" calcext:value-type="percentage">
            <text:p>0.69%</text:p>
          </table:table-cell>
          <table:table-cell office:value-type="percentage" office:value="0.156629664365283" calcext:value-type="percentage">
            <text:p>15.66%</text:p>
          </table:table-cell>
          <table:table-cell office:value-type="percentage" office:value="0.0263477801268499" calcext:value-type="percentage">
            <text:p>2.63%</text:p>
          </table:table-cell>
          <table:table-cell office:value-type="percentage" office:value="0.369829633024979" calcext:value-type="percentage">
            <text:p>36.98%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3594684b9ea0e16196f498815508f8d364d55fea2933a2e782122b6f00375d04</text:p>
          </table:table-cell>
          <table:table-cell office:value-type="float" office:value="55" calcext:value-type="float">
            <text:p>55</text:p>
          </table:table-cell>
          <table:table-cell office:value-type="percentage" office:value="0.787109375" calcext:value-type="percentage">
            <text:p>78.71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78631164087283" calcext:value-type="percentage">
            <text:p>3.79%</text:p>
          </table:table-cell>
          <table:table-cell office:value-type="percentage" office:value="0.0392393375471112" calcext:value-type="percentage">
            <text:p>3.92%</text:p>
          </table:table-cell>
          <table:table-cell office:value-type="percentage" office:value="0.299595564288663" calcext:value-type="percentage">
            <text:p>29.96%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ad489c11ed8b77a9d8a2339ac64ffc38e79281c03a2507db4688fd3186c0fe5</text:p>
          </table:table-cell>
          <table:table-cell office:value-type="float" office:value="9" calcext:value-type="float">
            <text:p>9</text:p>
          </table:table-cell>
          <table:table-cell office:value-type="percentage" office:value="0.134129901960784" calcext:value-type="percentage">
            <text:p>13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7692307692308" calcext:value-type="percentage">
            <text:p>17.77%</text:p>
          </table:table-cell>
          <table:table-cell office:value-type="percentage" office:value="0.530442057942058" calcext:value-type="percentage">
            <text:p>53.04%</text:p>
          </table:table-cell>
          <table:table-cell office:value-type="percentage" office:value="0.379291443850267" calcext:value-type="percentage">
            <text:p>37.93%</text:p>
          </table:table-cell>
          <table:table-cell office:value-type="percentage" office:value="0.845882352941177" calcext:value-type="percentage">
            <text:p>84.59%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9620c33d8ef2772dbc5bd152429f507bd7fafb27e12109003292b671e556b089</text:p>
          </table:table-cell>
          <table:table-cell office:value-type="float" office:value="168" calcext:value-type="float">
            <text:p>168</text:p>
          </table:table-cell>
          <table:table-cell office:value-type="percentage" office:value="0.128270526960784" calcext:value-type="percentage">
            <text:p>12.8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133333333333333" calcext:value-type="percentage">
            <text:p>0.13%</text:p>
          </table:table-cell>
          <table:table-cell office:value-type="percentage" office:value="0.3558658495313" calcext:value-type="percentage">
            <text:p>35.59%</text:p>
          </table:table-cell>
          <table:table-cell office:value-type="percentage" office:value="0.152147034222835" calcext:value-type="percentage">
            <text:p>15.21%</text:p>
          </table:table-cell>
          <table:table-cell office:value-type="percentage" office:value="0.651119615192245" calcext:value-type="percentage">
            <text:p>65.11%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35ca5f142a7d7a3e4b59f1a767a31f87cb00d66348226bc64094ee3d1e46531c</text:p>
          </table:table-cell>
          <table:table-cell office:value-type="float" office:value="51" calcext:value-type="float">
            <text:p>51</text:p>
          </table:table-cell>
          <table:table-cell office:value-type="percentage" office:value="0.0827895220588235" calcext:value-type="percentage">
            <text:p>8.2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784313725490196" calcext:value-type="percentage">
            <text:p>0.78%</text:p>
          </table:table-cell>
          <table:table-cell office:value-type="percentage" office:value="0.205597297809157" calcext:value-type="percentage">
            <text:p>20.56%</text:p>
          </table:table-cell>
          <table:table-cell office:value-type="percentage" office:value="0.0438698556345615" calcext:value-type="percentage">
            <text:p>4.39%</text:p>
          </table:table-cell>
          <table:table-cell office:value-type="percentage" office:value="0.493483802702527" calcext:value-type="percentage">
            <text:p>49.35%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52a4ac5a875be7a6c886035d54fb63f5f397dc43508c4831898f6b2f8debc7f3</text:p>
          </table:table-cell>
          <table:table-cell office:value-type="float" office:value="8" calcext:value-type="float">
            <text:p>8</text:p>
          </table:table-cell>
          <table:table-cell office:value-type="percentage" office:value="0.114208026960784" calcext:value-type="percentage">
            <text:p>11.4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75" calcext:value-type="percentage">
            <text:p>10.75%</text:p>
          </table:table-cell>
          <table:table-cell office:value-type="percentage" office:value="0.581662781662782" calcext:value-type="percentage">
            <text:p>58.17%</text:p>
          </table:table-cell>
          <table:table-cell office:value-type="percentage" office:value="0.525396825396825" calcext:value-type="percentage">
            <text:p>52.54%</text:p>
          </table:table-cell>
          <table:table-cell office:value-type="percentage" office:value="0.883076923076923" calcext:value-type="percentage">
            <text:p>88.31%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65c8527c16a016191118e8adc3d307fe3a73d37cbe05597a95aebd75daf8d051</text:p>
          </table:table-cell>
          <table:table-cell office:value-type="float" office:value="111" calcext:value-type="float">
            <text:p>111</text:p>
          </table:table-cell>
          <table:table-cell office:value-type="percentage" office:value="0.455671642156863" calcext:value-type="percentage">
            <text:p>45.5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8583027074697" calcext:value-type="percentage">
            <text:p>16.86%</text:p>
          </table:table-cell>
          <table:table-cell office:value-type="percentage" office:value="0.188461917967733" calcext:value-type="percentage">
            <text:p>18.85%</text:p>
          </table:table-cell>
          <table:table-cell office:value-type="percentage" office:value="0.204747744334567" calcext:value-type="percentage">
            <text:p>20.47%</text:p>
          </table:table-cell>
          <table:table-cell office:value-type="percentage" office:value="0.35547648587714" calcext:value-type="percentage">
            <text:p>35.55%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63d981a107091e1e3059102ce08870744dde173afe324bc2274c17d42f661778</text:p>
          </table:table-cell>
          <table:table-cell office:value-type="float" office:value="32" calcext:value-type="float">
            <text:p>32</text:p>
          </table:table-cell>
          <table:table-cell office:value-type="percentage" office:value="0.0553921568627451" calcext:value-type="percentage">
            <text:p>5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37937490006574" calcext:value-type="percentage">
            <text:p>43.79%</text:p>
          </table:table-cell>
          <table:table-cell office:value-type="percentage" office:value="0.180648926237162" calcext:value-type="percentage">
            <text:p>18.06%</text:p>
          </table:table-cell>
          <table:table-cell office:value-type="percentage" office:value="0.374441256422754" calcext:value-type="percentage">
            <text:p>37.44%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256b32adda37f2301c9e46f34b7f9a36cce273256369ceb5dc2c73c3007e3c4</text:p>
          </table:table-cell>
          <table:table-cell office:value-type="float" office:value="33" calcext:value-type="float">
            <text:p>33</text:p>
          </table:table-cell>
          <table:table-cell office:value-type="percentage" office:value="0.175827205882353" calcext:value-type="percentage">
            <text:p>17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320, 3)</text:p>
          </table:table-cell>
          <table:table-cell office:value-type="percentage" office:value="0.168531400966184" calcext:value-type="percentage">
            <text:p>16.85%</text:p>
          </table:table-cell>
          <table:table-cell office:value-type="percentage" office:value="0.1932022084196" calcext:value-type="percentage">
            <text:p>19.32%</text:p>
          </table:table-cell>
          <table:table-cell office:value-type="percentage" office:value="0.110433048433048" calcext:value-type="percentage">
            <text:p>11.04%</text:p>
          </table:table-cell>
          <table:table-cell office:value-type="percentage" office:value="0.228749348773326" calcext:value-type="percentage">
            <text:p>22.87%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33618678c167c5e07be02c49d0c43bcd90493ba5d83110a631409a4d3ccc1e51</text:p>
          </table:table-cell>
          <table:table-cell office:value-type="float" office:value="19" calcext:value-type="float">
            <text:p>19</text:p>
          </table:table-cell>
          <table:table-cell office:value-type="percentage" office:value="0.0391773897058823" calcext:value-type="percentage">
            <text:p>3.9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6622538751571" calcext:value-type="percentage">
            <text:p>58.66%</text:p>
          </table:table-cell>
          <table:table-cell office:value-type="percentage" office:value="0.335244565217391" calcext:value-type="percentage">
            <text:p>33.52%</text:p>
          </table:table-cell>
          <table:table-cell office:value-type="percentage" office:value="0.718525213525213" calcext:value-type="percentage">
            <text:p>71.85%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610f32e2d9d270d740aec501dcf0c89595e4e623468ad43272adab90520a8f96</text:p>
          </table:table-cell>
          <table:table-cell office:value-type="float" office:value="55" calcext:value-type="float">
            <text:p>55</text:p>
          </table:table-cell>
          <table:table-cell office:value-type="percentage" office:value="0.570481845128676" calcext:value-type="percentage">
            <text:p>57.0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00344699688242" calcext:value-type="percentage">
            <text:p>30.03%</text:p>
          </table:table-cell>
          <table:table-cell office:value-type="percentage" office:value="0.325942513200188" calcext:value-type="percentage">
            <text:p>32.59%</text:p>
          </table:table-cell>
          <table:table-cell office:value-type="percentage" office:value="0.352174854302514" calcext:value-type="percentage">
            <text:p>35.22%</text:p>
          </table:table-cell>
          <table:table-cell office:value-type="percentage" office:value="0.488117271107306" calcext:value-type="percentage">
            <text:p>48.81%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673baf65ae5c571d6be452eb41e79ef3fc2eb3fd238e621c6b7621763b429989</text:p>
          </table:table-cell>
          <table:table-cell office:value-type="float" office:value="18" calcext:value-type="float">
            <text:p>18</text:p>
          </table:table-cell>
          <table:table-cell office:value-type="percentage" office:value="0.535349613204657" calcext:value-type="percentage">
            <text:p>53.5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56156065296932" calcext:value-type="percentage">
            <text:p>25.62%</text:p>
          </table:table-cell>
          <table:table-cell office:value-type="percentage" office:value="0.263224610638404" calcext:value-type="percentage">
            <text:p>26.32%</text:p>
          </table:table-cell>
          <table:table-cell office:value-type="percentage" office:value="0.424292717086835" calcext:value-type="percentage">
            <text:p>42.43%</text:p>
          </table:table-cell>
          <table:table-cell office:value-type="percentage" office:value="0.637296258453754" calcext:value-type="percentage">
            <text:p>63.73%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910b2b1be8406caecfe31a503d412ffc4e3d488286242ebc7381836121dd4ef</text:p>
          </table:table-cell>
          <table:table-cell office:value-type="float" office:value="24" calcext:value-type="float">
            <text:p>24</text:p>
          </table:table-cell>
          <table:table-cell office:value-type="percentage" office:value="0.148345588235294" calcext:value-type="percentage">
            <text:p>14.8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3488453076159" calcext:value-type="percentage">
            <text:p>17.35%</text:p>
          </table:table-cell>
          <table:table-cell office:value-type="percentage" office:value="0.586656165906166" calcext:value-type="percentage">
            <text:p>58.67%</text:p>
          </table:table-cell>
          <table:table-cell office:value-type="percentage" office:value="0.446023435110392" calcext:value-type="percentage">
            <text:p>44.60%</text:p>
          </table:table-cell>
          <table:table-cell office:value-type="percentage" office:value="0.653481084133258" calcext:value-type="percentage">
            <text:p>65.35%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1408476af0506331e8b5d49b385833e5ef1fbb90815fbf9af9d19b4bb145f76</text:p>
          </table:table-cell>
          <table:table-cell office:value-type="float" office:value="8" calcext:value-type="float">
            <text:p>8</text:p>
          </table:table-cell>
          <table:table-cell office:value-type="percentage" office:value="0.105874693627451" calcext:value-type="percentage">
            <text:p>10.5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8717948717949" calcext:value-type="percentage">
            <text:p>44.87%</text:p>
          </table:table-cell>
          <table:table-cell office:value-type="percentage" office:value="0.314951714951715" calcext:value-type="percentage">
            <text:p>31.50%</text:p>
          </table:table-cell>
          <table:table-cell office:value-type="percentage" office:value="0.536046176046176" calcext:value-type="percentage">
            <text:p>53.60%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b96fc6cbf6880bf05c4309857ae33844a4bc2152e228eff31024e5265cf9fc3</text:p>
          </table:table-cell>
          <table:table-cell office:value-type="float" office:value="8" calcext:value-type="float">
            <text:p>8</text:p>
          </table:table-cell>
          <table:table-cell office:value-type="percentage" office:value="0.191681985294118" calcext:value-type="percentage">
            <text:p>19.1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58891108891109" calcext:value-type="percentage">
            <text:p>45.89%</text:p>
          </table:table-cell>
          <table:table-cell office:value-type="percentage" office:value="0.573863636363636" calcext:value-type="percentage">
            <text:p>57.39%</text:p>
          </table:table-cell>
          <table:table-cell office:value-type="percentage" office:value="0.486309523809524" calcext:value-type="percentage">
            <text:p>48.63%</text:p>
          </table:table-cell>
          <table:table-cell office:value-type="percentage" office:value="0.648863636363636" calcext:value-type="percentage">
            <text:p>64.89%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4d4f254f3b8b4408d661df3735591554b2f6587ce1952928d619b48010d55467</text:p>
          </table:table-cell>
          <table:table-cell office:value-type="float" office:value="15" calcext:value-type="float">
            <text:p>15</text:p>
          </table:table-cell>
          <table:table-cell office:value-type="percentage" office:value="0.465898382352941" calcext:value-type="percentage">
            <text:p>46.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33050657333872" calcext:value-type="percentage">
            <text:p>33.31%</text:p>
          </table:table-cell>
          <table:table-cell office:value-type="percentage" office:value="0.354094541910331" calcext:value-type="percentage">
            <text:p>35.41%</text:p>
          </table:table-cell>
          <table:table-cell office:value-type="percentage" office:value="0.380776287123036" calcext:value-type="percentage">
            <text:p>38.08%</text:p>
          </table:table-cell>
          <table:table-cell office:value-type="percentage" office:value="0.622222785665991" calcext:value-type="percentage">
            <text:p>62.22%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5b12df18e4ae4df5af06052584cf0e6bef58ee2a220653890636eef88a944e14</text:p>
          </table:table-cell>
          <table:table-cell office:value-type="float" office:value="15" calcext:value-type="float">
            <text:p>15</text:p>
          </table:table-cell>
          <table:table-cell office:value-type="percentage" office:value="0.0945389093137255" calcext:value-type="percentage">
            <text:p>9.4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0695970695971" calcext:value-type="percentage">
            <text:p>58.07%</text:p>
          </table:table-cell>
          <table:table-cell office:value-type="percentage" office:value="0.325869424692954" calcext:value-type="percentage">
            <text:p>32.59%</text:p>
          </table:table-cell>
          <table:table-cell office:value-type="percentage" office:value="0.73048004626952" calcext:value-type="percentage">
            <text:p>73.05%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76c4f14e35210f87a29e93c46dbb25c8f5dc5c04d1d3134672708bcdfbc7e959</text:p>
          </table:table-cell>
          <table:table-cell office:value-type="float" office:value="33" calcext:value-type="float">
            <text:p>33</text:p>
          </table:table-cell>
          <table:table-cell office:value-type="percentage" office:value="0.0663526348039216" calcext:value-type="percentage">
            <text:p>6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92090568191082" calcext:value-type="percentage">
            <text:p>59.21%</text:p>
          </table:table-cell>
          <table:table-cell office:value-type="percentage" office:value="0.317363671274962" calcext:value-type="percentage">
            <text:p>31.74%</text:p>
          </table:table-cell>
          <table:table-cell office:value-type="percentage" office:value="0.662281129545835" calcext:value-type="percentage">
            <text:p>66.23%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93c5638e7e6433b5c9cc87c152bcbe28873d2f9d6a392cca0642520807542a77</text:p>
          </table:table-cell>
          <table:table-cell office:value-type="float" office:value="1" calcext:value-type="float">
            <text:p>1</text:p>
          </table:table-cell>
          <table:table-cell office:value-type="percentage" office:value="0.129802389705882" calcext:value-type="percentage">
            <text:p>12.9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73e37957c74f554be132986f38b6f1d75339f636dfe2b681a0cf3f88d2733af</text:p>
          </table:table-cell>
          <table:table-cell office:value-type="float" office:value="37" calcext:value-type="float">
            <text:p>37</text:p>
          </table:table-cell>
          <table:table-cell office:value-type="percentage" office:value="0.0972120098039216" calcext:value-type="percentage">
            <text:p>9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1129605688429" calcext:value-type="percentage">
            <text:p>11.11%</text:p>
          </table:table-cell>
          <table:table-cell office:value-type="percentage" office:value="0.438546905494191" calcext:value-type="percentage">
            <text:p>43.85%</text:p>
          </table:table-cell>
          <table:table-cell office:value-type="percentage" office:value="0.360430839002268" calcext:value-type="percentage">
            <text:p>36.04%</text:p>
          </table:table-cell>
          <table:table-cell office:value-type="percentage" office:value="0.407728853291008" calcext:value-type="percentage">
            <text:p>40.77%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a8ca06ccbb4e2a8718f7c2939ef6cc3a4088981f660842ad885a8273e740d55</text:p>
          </table:table-cell>
          <table:table-cell office:value-type="float" office:value="60" calcext:value-type="float">
            <text:p>60</text:p>
          </table:table-cell>
          <table:table-cell office:value-type="percentage" office:value="0.134911151960784" calcext:value-type="percentage">
            <text:p>13.4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00282693798618" calcext:value-type="percentage">
            <text:p>7.00%</text:p>
          </table:table-cell>
          <table:table-cell office:value-type="percentage" office:value="0.564321751945716" calcext:value-type="percentage">
            <text:p>56.43%</text:p>
          </table:table-cell>
          <table:table-cell office:value-type="percentage" office:value="0.368723223662837" calcext:value-type="percentage">
            <text:p>36.87%</text:p>
          </table:table-cell>
          <table:table-cell office:value-type="percentage" office:value="0.712963323942446" calcext:value-type="percentage">
            <text:p>71.30%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4327d27591871e9c8d317071a390d1b3dcedad05a9746175b005c41ea0d797b2</text:p>
          </table:table-cell>
          <table:table-cell office:value-type="float" office:value="31" calcext:value-type="float">
            <text:p>31</text:p>
          </table:table-cell>
          <table:table-cell office:value-type="percentage" office:value="0.0508042279411765" calcext:value-type="percentage">
            <text:p>5.0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7040032423191" calcext:value-type="percentage">
            <text:p>52.70%</text:p>
          </table:table-cell>
          <table:table-cell office:value-type="percentage" office:value="0.3580241664364" calcext:value-type="percentage">
            <text:p>35.80%</text:p>
          </table:table-cell>
          <table:table-cell office:value-type="percentage" office:value="0.551564878781766" calcext:value-type="percentage">
            <text:p>55.16%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d3640c1f1b80f24e94cc9a5f3e1d9e8db7bf6af7d4aba920265f46cadc25e37</text:p>
          </table:table-cell>
          <table:table-cell office:value-type="float" office:value="21" calcext:value-type="float">
            <text:p>21</text:p>
          </table:table-cell>
          <table:table-cell office:value-type="percentage" office:value="0.471441313572304" calcext:value-type="percentage">
            <text:p>47.1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51486748545572" calcext:value-type="percentage">
            <text:p>35.15%</text:p>
          </table:table-cell>
          <table:table-cell office:value-type="percentage" office:value="0.198724167137211" calcext:value-type="percentage">
            <text:p>19.87%</text:p>
          </table:table-cell>
          <table:table-cell office:value-type="percentage" office:value="0.188690005646527" calcext:value-type="percentage">
            <text:p>18.87%</text:p>
          </table:table-cell>
          <table:table-cell office:value-type="percentage" office:value="0.572042124542125" calcext:value-type="percentage">
            <text:p>57.20%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3582166ee20755856adf4882a8bfacb616fce4247911605a109c4862de421bcd</text:p>
          </table:table-cell>
          <table:table-cell office:value-type="float" office:value="44" calcext:value-type="float">
            <text:p>44</text:p>
          </table:table-cell>
          <table:table-cell office:value-type="percentage" office:value="0.351501225490196" calcext:value-type="percentage">
            <text:p>35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61507637668628" calcext:value-type="percentage">
            <text:p>7.62%</text:p>
          </table:table-cell>
          <table:table-cell office:value-type="percentage" office:value="0.198234866978207" calcext:value-type="percentage">
            <text:p>19.82%</text:p>
          </table:table-cell>
          <table:table-cell office:value-type="percentage" office:value="0.23849825049286" calcext:value-type="percentage">
            <text:p>23.85%</text:p>
          </table:table-cell>
          <table:table-cell office:value-type="percentage" office:value="0.417628913844084" calcext:value-type="percentage">
            <text:p>41.76%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2c23ddb04531158da6a0abcaca78fec0ae5c6f64f60166e4f36f4a161efd76f</text:p>
          </table:table-cell>
          <table:table-cell office:value-type="float" office:value="10" calcext:value-type="float">
            <text:p>10</text:p>
          </table:table-cell>
          <table:table-cell office:value-type="percentage" office:value="0.101953125" calcext:value-type="percentage">
            <text:p>10.2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5606060606061" calcext:value-type="percentage">
            <text:p>13.56%</text:p>
          </table:table-cell>
          <table:table-cell office:value-type="percentage" office:value="0.473515373515374" calcext:value-type="percentage">
            <text:p>47.35%</text:p>
          </table:table-cell>
          <table:table-cell office:value-type="percentage" office:value="0.453433494609965" calcext:value-type="percentage">
            <text:p>45.34%</text:p>
          </table:table-cell>
          <table:table-cell office:value-type="percentage" office:value="0.860664335664336" calcext:value-type="percentage">
            <text:p>86.07%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255d5aba044256bb92f6b7cbed0fca46d972c7b6b1a59dcbe7f682c5777d074</text:p>
          </table:table-cell>
          <table:table-cell office:value-type="float" office:value="15" calcext:value-type="float">
            <text:p>15</text:p>
          </table:table-cell>
          <table:table-cell office:value-type="percentage" office:value="0.4876129296875" calcext:value-type="percentage">
            <text:p>48.7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48025210084034" calcext:value-type="percentage">
            <text:p>14.80%</text:p>
          </table:table-cell>
          <table:table-cell office:value-type="percentage" office:value="0.0761437908496732" calcext:value-type="percentage">
            <text:p>7.61%</text:p>
          </table:table-cell>
          <table:table-cell office:value-type="percentage" office:value="0.069281045751634" calcext:value-type="percentage">
            <text:p>6.93%</text:p>
          </table:table-cell>
          <table:table-cell office:value-type="percentage" office:value="0.227485380116959" calcext:value-type="percentage">
            <text:p>22.75%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37b6eed0726f07531cd467cd62b6676c31a8c9e716bdbc49433986c022252cf</text:p>
          </table:table-cell>
          <table:table-cell office:value-type="float" office:value="51" calcext:value-type="float">
            <text:p>51</text:p>
          </table:table-cell>
          <table:table-cell office:value-type="percentage" office:value="0.579816122855392" calcext:value-type="percentage">
            <text:p>57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72778777378491" calcext:value-type="percentage">
            <text:p>27.28%</text:p>
          </table:table-cell>
          <table:table-cell office:value-type="percentage" office:value="0.215490464698818" calcext:value-type="percentage">
            <text:p>21.55%</text:p>
          </table:table-cell>
          <table:table-cell office:value-type="percentage" office:value="0.255074576608325" calcext:value-type="percentage">
            <text:p>25.51%</text:p>
          </table:table-cell>
          <table:table-cell office:value-type="percentage" office:value="0.415830480213546" calcext:value-type="percentage">
            <text:p>41.58%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5aeb5b3577abbebe8982b5dd7d22c4257250ad3000661a42f38bf9248d291fd</text:p>
          </table:table-cell>
          <table:table-cell office:value-type="float" office:value="2" calcext:value-type="float">
            <text:p>2</text:p>
          </table:table-cell>
          <table:table-cell office:value-type="percentage" office:value="0.382621017156863" calcext:value-type="percentage">
            <text:p>38.2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table:number-columns-repeated="2" office:value-type="percentage" office:value="0.9" calcext:value-type="percentage">
            <text:p>9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7761fa39f60dc37022dbbe8d8694595fd5b77ceb2af2a2724768c8e524d6770</text:p>
          </table:table-cell>
          <table:table-cell office:value-type="float" office:value="5" calcext:value-type="float">
            <text:p>5</text:p>
          </table:table-cell>
          <table:table-cell office:value-type="percentage" office:value="0.316038602941176" calcext:value-type="percentage">
            <text:p>31.6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4285714285714" calcext:value-type="percentage">
            <text:p>11.43%</text:p>
          </table:table-cell>
          <table:table-cell office:value-type="percentage" office:value="0.655555555555555" calcext:value-type="percentage">
            <text:p>65.56%</text:p>
          </table:table-cell>
          <table:table-cell office:value-type="percentage" office:value="0.836111111111111" calcext:value-type="percentage">
            <text:p>83.61%</text:p>
          </table:table-cell>
          <table:table-cell office:value-type="percentage" office:value="0.791666666666667" calcext:value-type="percentage">
            <text:p>79.17%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94a5a37c3b1153d5c5aef2eca53c960b9f21f2ef1758209d7ec502ec324b03a3</text:p>
          </table:table-cell>
          <table:table-cell office:value-type="float" office:value="8" calcext:value-type="float">
            <text:p>8</text:p>
          </table:table-cell>
          <table:table-cell office:value-type="percentage" office:value="0.109742647058824" calcext:value-type="percentage">
            <text:p>10.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0606060606061" calcext:value-type="percentage">
            <text:p>14.06%</text:p>
          </table:table-cell>
          <table:table-cell office:value-type="percentage" office:value="0.647676767676768" calcext:value-type="percentage">
            <text:p>64.77%</text:p>
          </table:table-cell>
          <table:table-cell office:value-type="percentage" office:value="0.52984126984127" calcext:value-type="percentage">
            <text:p>52.98%</text:p>
          </table:table-cell>
          <table:table-cell office:value-type="percentage" office:value="0.866666666666667" calcext:value-type="percentage">
            <text:p>86.67%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c6507d493bf79b2ba248c5cca3d14df8b67328b89efa5f4a32f97a06a88c92c</text:p>
          </table:table-cell>
          <table:table-cell office:value-type="float" office:value="28" calcext:value-type="float">
            <text:p>28</text:p>
          </table:table-cell>
          <table:table-cell office:value-type="percentage" office:value="0.125804227941176" calcext:value-type="percentage">
            <text:p>12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66633677942812" calcext:value-type="percentage">
            <text:p>9.67%</text:p>
          </table:table-cell>
          <table:table-cell office:value-type="percentage" office:value="0.586489846396658" calcext:value-type="percentage">
            <text:p>58.65%</text:p>
          </table:table-cell>
          <table:table-cell office:value-type="percentage" office:value="0.42388185259441" calcext:value-type="percentage">
            <text:p>42.39%</text:p>
          </table:table-cell>
          <table:table-cell office:value-type="percentage" office:value="0.770792624521073" calcext:value-type="percentage">
            <text:p>77.08%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c031f176dafe0b36547068ce42eab39428ec7995dac1b3ea52d1db79b61fdeb</text:p>
          </table:table-cell>
          <table:table-cell office:value-type="float" office:value="9" calcext:value-type="float">
            <text:p>9</text:p>
          </table:table-cell>
          <table:table-cell office:value-type="percentage" office:value="0.208471200980392" calcext:value-type="percentage">
            <text:p>20.8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45643939393939" calcext:value-type="percentage">
            <text:p>44.56%</text:p>
          </table:table-cell>
          <table:table-cell office:value-type="percentage" office:value="0.688461538461538" calcext:value-type="percentage">
            <text:p>68.85%</text:p>
          </table:table-cell>
          <table:table-cell office:value-type="percentage" office:value="0.776136363636364" calcext:value-type="percentage">
            <text:p>77.61%</text:p>
          </table:table-cell>
          <table:table-cell office:value-type="percentage" office:value="0.905882352941176" calcext:value-type="percentage">
            <text:p>90.59%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f7691b0a79811fa068b7408cbce636a73f01ef9e971a95da1a2d96df73782b6</text:p>
          </table:table-cell>
          <table:table-cell office:value-type="float" office:value="72" calcext:value-type="float">
            <text:p>72</text:p>
          </table:table-cell>
          <table:table-cell office:value-type="percentage" office:value="0.277535232843137" calcext:value-type="percentage">
            <text:p>27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9544583958332" calcext:value-type="percentage">
            <text:p>16.95%</text:p>
          </table:table-cell>
          <table:table-cell office:value-type="percentage" office:value="0.58392524981315" calcext:value-type="percentage">
            <text:p>58.39%</text:p>
          </table:table-cell>
          <table:table-cell office:value-type="percentage" office:value="0.583923479999381" calcext:value-type="percentage">
            <text:p>58.39%</text:p>
          </table:table-cell>
          <table:table-cell office:value-type="percentage" office:value="0.664798525662135" calcext:value-type="percentage">
            <text:p>66.48%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3f2bec0a24c70345372febb14c4352877b1b6c1b01896246048e83c345c0914</text:p>
          </table:table-cell>
          <table:table-cell office:value-type="float" office:value="17" calcext:value-type="float">
            <text:p>17</text:p>
          </table:table-cell>
          <table:table-cell office:value-type="percentage" office:value="0.421530700061274" calcext:value-type="percentage">
            <text:p>42.1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64345238095238" calcext:value-type="percentage">
            <text:p>16.43%</text:p>
          </table:table-cell>
          <table:table-cell office:value-type="percentage" office:value="0.196862304362304" calcext:value-type="percentage">
            <text:p>19.69%</text:p>
          </table:table-cell>
          <table:table-cell office:value-type="percentage" office:value="0.221028121775026" calcext:value-type="percentage">
            <text:p>22.10%</text:p>
          </table:table-cell>
          <table:table-cell office:value-type="percentage" office:value="0.567517482517483" calcext:value-type="percentage">
            <text:p>56.75%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b8ebf465c968a5f6f715de5d9e2e664afd1bcaa533e0e3352ecea1cc5b6fb0d</text:p>
          </table:table-cell>
          <table:table-cell office:value-type="float" office:value="106" calcext:value-type="float">
            <text:p>106</text:p>
          </table:table-cell>
          <table:table-cell office:value-type="percentage" office:value="0.059811580882353" calcext:value-type="percentage">
            <text:p>5.9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888888888888889" calcext:value-type="percentage">
            <text:p>0.89%</text:p>
          </table:table-cell>
          <table:table-cell office:value-type="percentage" office:value="0.674704645227446" calcext:value-type="percentage">
            <text:p>67.47%</text:p>
          </table:table-cell>
          <table:table-cell office:value-type="percentage" office:value="0.194192347652556" calcext:value-type="percentage">
            <text:p>19.42%</text:p>
          </table:table-cell>
          <table:table-cell office:value-type="percentage" office:value="0.749206854541123" calcext:value-type="percentage">
            <text:p>74.92%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3bfa8b3b01fd24a28477f103063d17368a7398b27331e020f3a0ef59bf68c940</text:p>
          </table:table-cell>
          <table:table-cell office:value-type="float" office:value="82" calcext:value-type="float">
            <text:p>82</text:p>
          </table:table-cell>
          <table:table-cell office:value-type="percentage" office:value="0.52179407935049" calcext:value-type="percentage">
            <text:p>52.1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922355089140054" calcext:value-type="percentage">
            <text:p>9.22%</text:p>
          </table:table-cell>
          <table:table-cell office:value-type="percentage" office:value="0.12409247934342" calcext:value-type="percentage">
            <text:p>12.41%</text:p>
          </table:table-cell>
          <table:table-cell office:value-type="percentage" office:value="0.169814193879123" calcext:value-type="percentage">
            <text:p>16.98%</text:p>
          </table:table-cell>
          <table:table-cell office:value-type="percentage" office:value="0.249840145500172" calcext:value-type="percentage">
            <text:p>24.98%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b518cd2ea84a389c267662840f3d902d0129fab27696215db2488de6d4316c5</text:p>
          </table:table-cell>
          <table:table-cell office:value-type="float" office:value="76" calcext:value-type="float">
            <text:p>76</text:p>
          </table:table-cell>
          <table:table-cell office:value-type="percentage" office:value="0.0824678308823529" calcext:value-type="percentage">
            <text:p>8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6493610462176" calcext:value-type="percentage">
            <text:p>6.49%</text:p>
          </table:table-cell>
          <table:table-cell office:value-type="percentage" office:value="0.580015735774882" calcext:value-type="percentage">
            <text:p>58.00%</text:p>
          </table:table-cell>
          <table:table-cell office:value-type="percentage" office:value="0.238253133875382" calcext:value-type="percentage">
            <text:p>23.83%</text:p>
          </table:table-cell>
          <table:table-cell office:value-type="percentage" office:value="0.698802281090103" calcext:value-type="percentage">
            <text:p>69.88%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d4d6c683f249d82518431603bf0206d05f2114ac871a99ffade0f5f61cf167e1</text:p>
          </table:table-cell>
          <table:table-cell office:value-type="float" office:value="10" calcext:value-type="float">
            <text:p>10</text:p>
          </table:table-cell>
          <table:table-cell office:value-type="percentage" office:value="0.105438112745098" calcext:value-type="percentage">
            <text:p>10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1818181818182" calcext:value-type="percentage">
            <text:p>13.18%</text:p>
          </table:table-cell>
          <table:table-cell office:value-type="percentage" office:value="0.764957264957265" calcext:value-type="percentage">
            <text:p>76.50%</text:p>
          </table:table-cell>
          <table:table-cell office:value-type="percentage" office:value="0.480010632642212" calcext:value-type="percentage">
            <text:p>48.00%</text:p>
          </table:table-cell>
          <table:table-cell office:value-type="percentage" office:value="0.891666666666667" calcext:value-type="percentage">
            <text:p>89.17%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d2bf916cc8de90d02f4cd4c23ea79b227dbc45d845b4124ffea380c92d34c8c</text:p>
          </table:table-cell>
          <table:table-cell office:value-type="float" office:value="19" calcext:value-type="float">
            <text:p>19</text:p>
          </table:table-cell>
          <table:table-cell office:value-type="percentage" office:value="0.0470205269607843" calcext:value-type="percentage">
            <text:p>4.7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81791497975708" calcext:value-type="percentage">
            <text:p>48.18%</text:p>
          </table:table-cell>
          <table:table-cell office:value-type="percentage" office:value="0.387638412178824" calcext:value-type="percentage">
            <text:p>38.76%</text:p>
          </table:table-cell>
          <table:table-cell office:value-type="percentage" office:value="0.712745879851143" calcext:value-type="percentage">
            <text:p>71.27%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532c64c2fd0c4d3188cc751cdfd566b1cfba3d269358717295bab1504c7c275</text:p>
          </table:table-cell>
          <table:table-cell office:value-type="float" office:value="24" calcext:value-type="float">
            <text:p>24</text:p>
          </table:table-cell>
          <table:table-cell office:value-type="percentage" office:value="0.0512101715686275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9928404928405" calcext:value-type="percentage">
            <text:p>52.99%</text:p>
          </table:table-cell>
          <table:table-cell office:value-type="percentage" office:value="0.408202231121282" calcext:value-type="percentage">
            <text:p>40.82%</text:p>
          </table:table-cell>
          <table:table-cell office:value-type="percentage" office:value="0.644350151127645" calcext:value-type="percentage">
            <text:p>64.44%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349e95ece2857c89db7e4a8be8c88af0b45f3c4262608120cb3bd6ef51fd241</text:p>
          </table:table-cell>
          <table:table-cell office:value-type="float" office:value="9" calcext:value-type="float">
            <text:p>9</text:p>
          </table:table-cell>
          <table:table-cell office:value-type="percentage" office:value="0.0823988970588235" calcext:value-type="percentage">
            <text:p>8.2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1111111111111" calcext:value-type="percentage">
            <text:p>12.11%</text:p>
          </table:table-cell>
          <table:table-cell office:value-type="percentage" office:value="0.647539682539682" calcext:value-type="percentage">
            <text:p>64.75%</text:p>
          </table:table-cell>
          <table:table-cell office:value-type="percentage" office:value="0.421190476190476" calcext:value-type="percentage">
            <text:p>42.12%</text:p>
          </table:table-cell>
          <table:table-cell office:value-type="percentage" office:value="0.71" calcext:value-type="percentage">
            <text:p>71.00%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b957237bc1e09740b58a414282393d3a91dde996b061e7061f4198fb03dab2e</text:p>
          </table:table-cell>
          <table:table-cell office:value-type="float" office:value="26" calcext:value-type="float">
            <text:p>26</text:p>
          </table:table-cell>
          <table:table-cell office:value-type="percentage" office:value="0.150229779411765" calcext:value-type="percentage">
            <text:p>15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20782985130811" calcext:value-type="percentage">
            <text:p>7.21%</text:p>
          </table:table-cell>
          <table:table-cell office:value-type="percentage" office:value="0.49772840203275" calcext:value-type="percentage">
            <text:p>49.77%</text:p>
          </table:table-cell>
          <table:table-cell office:value-type="percentage" office:value="0.406651609260305" calcext:value-type="percentage">
            <text:p>40.67%</text:p>
          </table:table-cell>
          <table:table-cell office:value-type="percentage" office:value="0.700833333333333" calcext:value-type="percentage">
            <text:p>70.08%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a79a2b105f055ce75404a04bf53bbb51d518d9381af7b4ac714c137f101d920</text:p>
          </table:table-cell>
          <table:table-cell office:value-type="float" office:value="55" calcext:value-type="float">
            <text:p>55</text:p>
          </table:table-cell>
          <table:table-cell office:value-type="percentage" office:value="0.217486213235294" calcext:value-type="percentage">
            <text:p>21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80901327995751" calcext:value-type="percentage">
            <text:p>4.81%</text:p>
          </table:table-cell>
          <table:table-cell office:value-type="percentage" office:value="0.338417271109265" calcext:value-type="percentage">
            <text:p>33.84%</text:p>
          </table:table-cell>
          <table:table-cell office:value-type="percentage" office:value="0.416546215179065" calcext:value-type="percentage">
            <text:p>41.65%</text:p>
          </table:table-cell>
          <table:table-cell office:value-type="percentage" office:value="0.411636946888003" calcext:value-type="percentage">
            <text:p>41.16%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72ff14c1d3245bf49ad6f1d4c71cdb18f1cb78a8e06fd2f53767e28f727cb81</text:p>
          </table:table-cell>
          <table:table-cell office:value-type="float" office:value="7" calcext:value-type="float">
            <text:p>7</text:p>
          </table:table-cell>
          <table:table-cell office:value-type="percentage" office:value="0.086358762254902" calcext:value-type="percentage">
            <text:p>8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428571428571429" calcext:value-type="percentage">
            <text:p>4.29%</text:p>
          </table:table-cell>
          <table:table-cell office:value-type="percentage" office:value="0.363076923076923" calcext:value-type="percentage">
            <text:p>36.31%</text:p>
          </table:table-cell>
          <table:table-cell office:value-type="percentage" office:value="0.296554834054834" calcext:value-type="percentage">
            <text:p>29.66%</text:p>
          </table:table-cell>
          <table:table-cell office:value-type="percentage" office:value="0.603030303030303" calcext:value-type="percentage">
            <text:p>60.30%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3b9306f44e9b8951461623dcbd615550cdcf36ea93b203f2c8fa58ed1dffcbe</text:p>
          </table:table-cell>
          <table:table-cell office:value-type="float" office:value="22" calcext:value-type="float">
            <text:p>22</text:p>
          </table:table-cell>
          <table:table-cell office:value-type="percentage" office:value="0.0629518995098039" calcext:value-type="percentage">
            <text:p>6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8925919815212" calcext:value-type="percentage">
            <text:p>75.89%</text:p>
          </table:table-cell>
          <table:table-cell office:value-type="percentage" office:value="0.439530234882559" calcext:value-type="percentage">
            <text:p>43.95%</text:p>
          </table:table-cell>
          <table:table-cell office:value-type="percentage" office:value="0.793100398053958" calcext:value-type="percentage">
            <text:p>79.31%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3d0ca3498d97edebd28dbc7035eced40baa4af199af09cbb7251792accaa69fe</text:p>
          </table:table-cell>
          <table:table-cell office:value-type="float" office:value="4" calcext:value-type="float">
            <text:p>4</text:p>
          </table:table-cell>
          <table:table-cell office:value-type="percentage" office:value="0.105598958333333" calcext:value-type="percentage">
            <text:p>10.5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6666666666667" calcext:value-type="percentage">
            <text:p>16.67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715" calcext:value-type="percentage">
            <text:p>71.50%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0152b1a260e71f9823d17f4fbb4bf7020d5dce62b4a12b3099c1c8e52a1c43a</text:p>
          </table:table-cell>
          <table:table-cell office:value-type="float" office:value="25" calcext:value-type="float">
            <text:p>25</text:p>
          </table:table-cell>
          <table:table-cell office:value-type="percentage" office:value="0.449444815410539" calcext:value-type="percentage">
            <text:p>44.9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36403241304843" calcext:value-type="percentage">
            <text:p>23.64%</text:p>
          </table:table-cell>
          <table:table-cell office:value-type="percentage" office:value="0.127354750512645" calcext:value-type="percentage">
            <text:p>12.74%</text:p>
          </table:table-cell>
          <table:table-cell office:value-type="percentage" office:value="0.192145363408521" calcext:value-type="percentage">
            <text:p>19.21%</text:p>
          </table:table-cell>
          <table:table-cell office:value-type="percentage" office:value="0.301573426573427" calcext:value-type="percentage">
            <text:p>30.16%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0c4a829c8d33d16a02f5dc0411597329f4b4d726ed6a22b5530cf6c8e106c4e</text:p>
          </table:table-cell>
          <table:table-cell office:value-type="float" office:value="15" calcext:value-type="float">
            <text:p>15</text:p>
          </table:table-cell>
          <table:table-cell office:value-type="percentage" office:value="0.251263786764706" calcext:value-type="percentage">
            <text:p>25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0571895424837" calcext:value-type="percentage">
            <text:p>11.06%</text:p>
          </table:table-cell>
          <table:table-cell office:value-type="percentage" office:value="0.294471665096244" calcext:value-type="percentage">
            <text:p>29.45%</text:p>
          </table:table-cell>
          <table:table-cell office:value-type="percentage" office:value="0.334264328573118" calcext:value-type="percentage">
            <text:p>33.43%</text:p>
          </table:table-cell>
          <table:table-cell office:value-type="percentage" office:value="0.299897467065323" calcext:value-type="percentage">
            <text:p>29.99%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4c729efb5059893a8b62c7abeba171cb516836f8a20468f6b176dfe2f6f84d1</text:p>
          </table:table-cell>
          <table:table-cell office:value-type="float" office:value="10" calcext:value-type="float">
            <text:p>10</text:p>
          </table:table-cell>
          <table:table-cell office:value-type="percentage" office:value="0.105438112745098" calcext:value-type="percentage">
            <text:p>10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63636363636364" calcext:value-type="percentage">
            <text:p>9.64%</text:p>
          </table:table-cell>
          <table:table-cell office:value-type="percentage" office:value="0.50805932629462" calcext:value-type="percentage">
            <text:p>50.81%</text:p>
          </table:table-cell>
          <table:table-cell office:value-type="percentage" office:value="0.403700743700744" calcext:value-type="percentage">
            <text:p>40.37%</text:p>
          </table:table-cell>
          <table:table-cell office:value-type="percentage" office:value="0.708376068376068" calcext:value-type="percentage">
            <text:p>70.84%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70827e40a7155391984e56703c6df3392fb4a94bbd6c7008da6a6ca3244965d9</text:p>
          </table:table-cell>
          <table:table-cell office:value-type="float" office:value="28" calcext:value-type="float">
            <text:p>28</text:p>
          </table:table-cell>
          <table:table-cell office:value-type="percentage" office:value="0.0667585784313726" calcext:value-type="percentage">
            <text:p>6.6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9495798319328" calcext:value-type="percentage">
            <text:p>53.95%</text:p>
          </table:table-cell>
          <table:table-cell office:value-type="percentage" office:value="0.464515840725518" calcext:value-type="percentage">
            <text:p>46.45%</text:p>
          </table:table-cell>
          <table:table-cell office:value-type="percentage" office:value="0.688544150613116" calcext:value-type="percentage">
            <text:p>68.85%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8cdbdda8b3a64c97409c0160bcfb06eb8e876cedc3691aa63ca16dbafae6f948</text:p>
          </table:table-cell>
          <table:table-cell office:value-type="float" office:value="92" calcext:value-type="float">
            <text:p>92</text:p>
          </table:table-cell>
          <table:table-cell office:value-type="percentage" office:value="0.12437193627451" calcext:value-type="percentage">
            <text:p>12.4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260308163914796" calcext:value-type="percentage">
            <text:p>2.60%</text:p>
          </table:table-cell>
          <table:table-cell office:value-type="percentage" office:value="0.428097617953841" calcext:value-type="percentage">
            <text:p>42.81%</text:p>
          </table:table-cell>
          <table:table-cell office:value-type="percentage" office:value="0.167364006900578" calcext:value-type="percentage">
            <text:p>16.74%</text:p>
          </table:table-cell>
          <table:table-cell office:value-type="percentage" office:value="0.54374064841606" calcext:value-type="percentage">
            <text:p>54.37%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c88627344305b9a9b07f8bd042cb074c7a834c13de67ff4b24914ac68f07f6e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672334558823529" calcext:value-type="percentage">
            <text:p>6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06418752217865" calcext:value-type="percentage">
            <text:p>60.64%</text:p>
          </table:table-cell>
          <table:table-cell office:value-type="percentage" office:value="0.181193834342855" calcext:value-type="percentage">
            <text:p>18.12%</text:p>
          </table:table-cell>
          <table:table-cell office:value-type="percentage" office:value="0.725166699793026" calcext:value-type="percentage">
            <text:p>72.52%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0ae65c1c6631ae6f2be1a449902976e6eb8483bf6b0740d00530220832c6d3e</text:p>
          </table:table-cell>
          <table:table-cell office:value-type="float" office:value="70" calcext:value-type="float">
            <text:p>70</text:p>
          </table:table-cell>
          <table:table-cell office:value-type="percentage" office:value="0.5617797265625" calcext:value-type="percentage">
            <text:p>56.1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44660915573959" calcext:value-type="percentage">
            <text:p>24.47%</text:p>
          </table:table-cell>
          <table:table-cell office:value-type="percentage" office:value="0.261677008770397" calcext:value-type="percentage">
            <text:p>26.17%</text:p>
          </table:table-cell>
          <table:table-cell office:value-type="percentage" office:value="0.165197908954486" calcext:value-type="percentage">
            <text:p>16.52%</text:p>
          </table:table-cell>
          <table:table-cell office:value-type="percentage" office:value="0.432286348030469" calcext:value-type="percentage">
            <text:p>43.23%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50a7ea80dd73232a17f98b5c83f62ec89989e892fe25b79b36f99b3872a7d182</text:p>
          </table:table-cell>
          <table:table-cell office:value-type="float" office:value="22" calcext:value-type="float">
            <text:p>22</text:p>
          </table:table-cell>
          <table:table-cell office:value-type="percentage" office:value="0.0589231004901961" calcext:value-type="percentage">
            <text:p>5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00933166248956" calcext:value-type="percentage">
            <text:p>40.09%</text:p>
          </table:table-cell>
          <table:table-cell office:value-type="percentage" office:value="0.17758326559425" calcext:value-type="percentage">
            <text:p>17.76%</text:p>
          </table:table-cell>
          <table:table-cell office:value-type="percentage" office:value="0.383882157535037" calcext:value-type="percentage">
            <text:p>38.39%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930f246a8e4ff273a72a6e4b3cf8e8caff94fca4eaf1dbe6f93ba37b8195c0a0</text:p>
          </table:table-cell>
          <table:table-cell office:value-type="float" office:value="41" calcext:value-type="float">
            <text:p>41</text:p>
          </table:table-cell>
          <table:table-cell office:value-type="percentage" office:value="0.273782169117647" calcext:value-type="percentage">
            <text:p>27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2360293622004" calcext:value-type="percentage">
            <text:p>17.24%</text:p>
          </table:table-cell>
          <table:table-cell office:value-type="percentage" office:value="0.479128305851769" calcext:value-type="percentage">
            <text:p>47.91%</text:p>
          </table:table-cell>
          <table:table-cell office:value-type="percentage" office:value="0.538956982668626" calcext:value-type="percentage">
            <text:p>53.90%</text:p>
          </table:table-cell>
          <table:table-cell office:value-type="percentage" office:value="0.508262681868675" calcext:value-type="percentage">
            <text:p>50.83%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4c032609d377bd980e01f888e0b298600bf8af0e33c4271a1f3aaf76964dce06</text:p>
          </table:table-cell>
          <table:table-cell office:value-type="float" office:value="23" calcext:value-type="float">
            <text:p>23</text:p>
          </table:table-cell>
          <table:table-cell office:value-type="percentage" office:value="0.062530637254902" calcext:value-type="percentage">
            <text:p>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3354423354423" calcext:value-type="percentage">
            <text:p>58.34%</text:p>
          </table:table-cell>
          <table:table-cell office:value-type="percentage" office:value="0.470913314117918" calcext:value-type="percentage">
            <text:p>47.09%</text:p>
          </table:table-cell>
          <table:table-cell office:value-type="percentage" office:value="0.923809523809524" calcext:value-type="percentage">
            <text:p>92.38%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534b43bf37ff946a310a0f08315d76c3fb3394681cf523acef7c0682240072a</text:p>
          </table:table-cell>
          <table:table-cell office:value-type="float" office:value="18" calcext:value-type="float">
            <text:p>18</text:p>
          </table:table-cell>
          <table:table-cell office:value-type="percentage" office:value="0.105897671568627" calcext:value-type="percentage">
            <text:p>10.5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125" calcext:value-type="percentage">
            <text:p>3.13%</text:p>
          </table:table-cell>
          <table:table-cell office:value-type="percentage" office:value="0.618286524458622" calcext:value-type="percentage">
            <text:p>61.83%</text:p>
          </table:table-cell>
          <table:table-cell office:value-type="percentage" office:value="0.431120747444277" calcext:value-type="percentage">
            <text:p>43.11%</text:p>
          </table:table-cell>
          <table:table-cell office:value-type="percentage" office:value="0.872916666666666" calcext:value-type="percentage">
            <text:p>87.29%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e9f76b5360df3f60f3cdd389652b96e823080bb830dd8c79e7f1e597d51bc1c</text:p>
          </table:table-cell>
          <table:table-cell office:value-type="float" office:value="73" calcext:value-type="float">
            <text:p>73</text:p>
          </table:table-cell>
          <table:table-cell office:value-type="percentage" office:value="0.218060661764706" calcext:value-type="percentage">
            <text:p>21.8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96264841788563" calcext:value-type="percentage">
            <text:p>8.96%</text:p>
          </table:table-cell>
          <table:table-cell office:value-type="percentage" office:value="0.358052508156615" calcext:value-type="percentage">
            <text:p>35.81%</text:p>
          </table:table-cell>
          <table:table-cell office:value-type="percentage" office:value="0.478624759086398" calcext:value-type="percentage">
            <text:p>47.86%</text:p>
          </table:table-cell>
          <table:table-cell office:value-type="percentage" office:value="0.59283291976358" calcext:value-type="percentage">
            <text:p>59.28%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b50b1e3fa5c5aa39bc84ebfaea9961b7199c4d2488ae0b48d0b3459807d59d2</text:p>
          </table:table-cell>
          <table:table-cell office:value-type="float" office:value="11" calcext:value-type="float">
            <text:p>11</text:p>
          </table:table-cell>
          <table:table-cell office:value-type="percentage" office:value="0.121185661764706" calcext:value-type="percentage">
            <text:p>12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95013222072046" calcext:value-type="percentage">
            <text:p>19.50%</text:p>
          </table:table-cell>
          <table:table-cell office:value-type="percentage" office:value="0.670573870573871" calcext:value-type="percentage">
            <text:p>67.06%</text:p>
          </table:table-cell>
          <table:table-cell office:value-type="percentage" office:value="0.704166666666667" calcext:value-type="percentage">
            <text:p>70.42%</text:p>
          </table:table-cell>
          <table:table-cell office:value-type="percentage" office:value="0.85400641025641" calcext:value-type="percentage">
            <text:p>85.40%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5040e2e959c3f5632558fc9683fec88f0010026c555b499066346f67fdd0e13</text:p>
          </table:table-cell>
          <table:table-cell office:value-type="float" office:value="24" calcext:value-type="float">
            <text:p>24</text:p>
          </table:table-cell>
          <table:table-cell office:value-type="percentage" office:value="0.141375612745098" calcext:value-type="percentage">
            <text:p>14.1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1545893719807" calcext:value-type="percentage">
            <text:p>11.15%</text:p>
          </table:table-cell>
          <table:table-cell office:value-type="percentage" office:value="0.660273111307594" calcext:value-type="percentage">
            <text:p>66.03%</text:p>
          </table:table-cell>
          <table:table-cell office:value-type="percentage" office:value="0.457701637020856" calcext:value-type="percentage">
            <text:p>45.77%</text:p>
          </table:table-cell>
          <table:table-cell office:value-type="percentage" office:value="0.833377289377289" calcext:value-type="percentage">
            <text:p>83.34%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5b0bde771bc67c505d1b59405cbcad0a2766ec3ee4e35852e959552c1b454233</text:p>
          </table:table-cell>
          <table:table-cell office:value-type="float" office:value="10" calcext:value-type="float">
            <text:p>10</text:p>
          </table:table-cell>
          <table:table-cell office:value-type="percentage" office:value="0.331112132352941" calcext:value-type="percentage">
            <text:p>33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475" calcext:value-type="percentage">
            <text:p>54.75%</text:p>
          </table:table-cell>
          <table:table-cell office:value-type="percentage" office:value="0.673333333333333" calcext:value-type="percentage">
            <text:p>67.33%</text:p>
          </table:table-cell>
          <table:table-cell office:value-type="percentage" office:value="0.55961038961039" calcext:value-type="percentage">
            <text:p>55.96%</text:p>
          </table:table-cell>
          <table:table-cell office:value-type="percentage" office:value="0.601948051948052" calcext:value-type="percentage">
            <text:p>60.19%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45f059cf21d85ecfce0eb93260516f1e2443d210e9a52f9ae2271d604aa3fcc5</text:p>
          </table:table-cell>
          <table:table-cell office:value-type="float" office:value="15" calcext:value-type="float">
            <text:p>15</text:p>
          </table:table-cell>
          <table:table-cell office:value-type="percentage" office:value="0.41462935278799" calcext:value-type="percentage">
            <text:p>41.4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25874125874126" calcext:value-type="percentage">
            <text:p>22.59%</text:p>
          </table:table-cell>
          <table:table-cell office:value-type="percentage" office:value="0.150645604395604" calcext:value-type="percentage">
            <text:p>15.06%</text:p>
          </table:table-cell>
          <table:table-cell office:value-type="percentage" office:value="0.234613003095975" calcext:value-type="percentage">
            <text:p>23.46%</text:p>
          </table:table-cell>
          <table:table-cell office:value-type="percentage" office:value="0.434015984015984" calcext:value-type="percentage">
            <text:p>43.40%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f53d0b6c2c4e45d759b2c474011e2b2b32552cd100ca4b22388ab9ca1750ee2</text:p>
          </table:table-cell>
          <table:table-cell office:value-type="float" office:value="80" calcext:value-type="float">
            <text:p>80</text:p>
          </table:table-cell>
          <table:table-cell office:value-type="percentage" office:value="0.286772365196078" calcext:value-type="percentage">
            <text:p>28.6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60, 347, 3)</text:p>
          </table:table-cell>
          <table:table-cell office:value-type="percentage" office:value="0.234900451741476" calcext:value-type="percentage">
            <text:p>23.49%</text:p>
          </table:table-cell>
          <table:table-cell office:value-type="percentage" office:value="0.329777906900769" calcext:value-type="percentage">
            <text:p>32.98%</text:p>
          </table:table-cell>
          <table:table-cell office:value-type="percentage" office:value="0.363103207152266" calcext:value-type="percentage">
            <text:p>36.31%</text:p>
          </table:table-cell>
          <table:table-cell office:value-type="percentage" office:value="0.59182678081481" calcext:value-type="percentage">
            <text:p>59.18%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0f172831b8017c769ff0e80f85b096ac939e79de3d524e0826fbb95221365da</text:p>
          </table:table-cell>
          <table:table-cell office:value-type="float" office:value="59" calcext:value-type="float">
            <text:p>59</text:p>
          </table:table-cell>
          <table:table-cell office:value-type="percentage" office:value="0.566335342371323" calcext:value-type="percentage">
            <text:p>56.6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88019151142844" calcext:value-type="percentage">
            <text:p>18.80%</text:p>
          </table:table-cell>
          <table:table-cell office:value-type="percentage" office:value="0.281051276309897" calcext:value-type="percentage">
            <text:p>28.11%</text:p>
          </table:table-cell>
          <table:table-cell office:value-type="percentage" office:value="0.272247833828339" calcext:value-type="percentage">
            <text:p>27.22%</text:p>
          </table:table-cell>
          <table:table-cell office:value-type="percentage" office:value="0.409454832249039" calcext:value-type="percentage">
            <text:p>40.95%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a94ba4b01d1bd5f7768d10e0ac547743791033df545c71fcec442d0cb5cb5e7</text:p>
          </table:table-cell>
          <table:table-cell office:value-type="float" office:value="42" calcext:value-type="float">
            <text:p>42</text:p>
          </table:table-cell>
          <table:table-cell office:value-type="percentage" office:value="0.597110872395833" calcext:value-type="percentage">
            <text:p>59.7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07975978186278" calcext:value-type="percentage">
            <text:p>30.80%</text:p>
          </table:table-cell>
          <table:table-cell office:value-type="percentage" office:value="0.245826229172498" calcext:value-type="percentage">
            <text:p>24.58%</text:p>
          </table:table-cell>
          <table:table-cell office:value-type="percentage" office:value="0.306303863680655" calcext:value-type="percentage">
            <text:p>30.63%</text:p>
          </table:table-cell>
          <table:table-cell office:value-type="percentage" office:value="0.501462914511897" calcext:value-type="percentage">
            <text:p>50.15%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9a71a416f98971aa14f63ef91242654cc9191a1414ce8bbd38066fe94559aa4f</text:p>
          </table:table-cell>
          <table:table-cell office:value-type="float" office:value="10" calcext:value-type="float">
            <text:p>10</text:p>
          </table:table-cell>
          <table:table-cell office:value-type="percentage" office:value="0.10171568627451" calcext:value-type="percentage">
            <text:p>10.1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4789915966387" calcext:value-type="percentage">
            <text:p>35.48%</text:p>
          </table:table-cell>
          <table:table-cell office:value-type="percentage" office:value="0.485352564102564" calcext:value-type="percentage">
            <text:p>48.54%</text:p>
          </table:table-cell>
          <table:table-cell office:value-type="percentage" office:value="0.715812937062937" calcext:value-type="percentage">
            <text:p>71.58%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6b72b61b80060a9e79a4747f9c5d5af135af9db466681c2d1086f784c7130699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510493259803922" calcext:value-type="percentage">
            <text:p>5.1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64609193718794" calcext:value-type="percentage">
            <text:p>56.46%</text:p>
          </table:table-cell>
          <table:table-cell office:value-type="percentage" office:value="0.111360951831675" calcext:value-type="percentage">
            <text:p>11.14%</text:p>
          </table:table-cell>
          <table:table-cell office:value-type="percentage" office:value="0.704843781611227" calcext:value-type="percentage">
            <text:p>70.48%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8fdc34509a0c3721f7b5e235c8a93e1f553343aa17ad103a1e89e3509a3e1570</text:p>
          </table:table-cell>
          <table:table-cell office:value-type="float" office:value="36" calcext:value-type="float">
            <text:p>36</text:p>
          </table:table-cell>
          <table:table-cell office:value-type="percentage" office:value="0.117516850490196" calcext:value-type="percentage">
            <text:p>11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1089173589174" calcext:value-type="percentage">
            <text:p>16.11%</text:p>
          </table:table-cell>
          <table:table-cell office:value-type="percentage" office:value="0.35824358974359" calcext:value-type="percentage">
            <text:p>35.82%</text:p>
          </table:table-cell>
          <table:table-cell office:value-type="percentage" office:value="0.263194331023946" calcext:value-type="percentage">
            <text:p>26.32%</text:p>
          </table:table-cell>
          <table:table-cell office:value-type="percentage" office:value="0.622746710041612" calcext:value-type="percentage">
            <text:p>62.27%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ead9464a50a17f74bf1b6471d94ecce8d887cf518c8fedc6c6048eb948bc4e49</text:p>
          </table:table-cell>
          <table:table-cell office:value-type="float" office:value="6" calcext:value-type="float">
            <text:p>6</text:p>
          </table:table-cell>
          <table:table-cell office:value-type="percentage" office:value="0.136511948529412" calcext:value-type="percentage">
            <text:p>13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36904761904762" calcext:value-type="percentage">
            <text:p>23.69%</text:p>
          </table:table-cell>
          <table:table-cell office:value-type="percentage" office:value="0.812857142857143" calcext:value-type="percentage">
            <text:p>81.29%</text:p>
          </table:table-cell>
          <table:table-cell office:value-type="percentage" office:value="0.792857142857143" calcext:value-type="percentage">
            <text:p>79.29%</text:p>
          </table:table-cell>
          <table:table-cell office:value-type="percentage" office:value="0.921428571428571" calcext:value-type="percentage">
            <text:p>92.14%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3ce382f190ee24729bd2e80684c11bef72bc9c733cdbbc19a17d2c1b2e775f7</text:p>
          </table:table-cell>
          <table:table-cell office:value-type="float" office:value="8" calcext:value-type="float">
            <text:p>8</text:p>
          </table:table-cell>
          <table:table-cell office:value-type="percentage" office:value="0.109275428921569" calcext:value-type="percentage">
            <text:p>10.9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55555555555556" calcext:value-type="percentage">
            <text:p>5.56%</text:p>
          </table:table-cell>
          <table:table-cell office:value-type="percentage" office:value="0.460227272727273" calcext:value-type="percentage">
            <text:p>46.02%</text:p>
          </table:table-cell>
          <table:table-cell office:value-type="percentage" office:value="0.333799533799534" calcext:value-type="percentage">
            <text:p>33.38%</text:p>
          </table:table-cell>
          <table:table-cell office:value-type="percentage" office:value="0.565299145299145" calcext:value-type="percentage">
            <text:p>56.53%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1ee4a111f0e0bb9b001121b94ff98ca736fad03797b25285fe33a47046b3e4b0</text:p>
          </table:table-cell>
          <table:table-cell office:value-type="float" office:value="10" calcext:value-type="float">
            <text:p>10</text:p>
          </table:table-cell>
          <table:table-cell office:value-type="percentage" office:value="0.12938112745098" calcext:value-type="percentage">
            <text:p>12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1923076923077" calcext:value-type="percentage">
            <text:p>20.19%</text:p>
          </table:table-cell>
          <table:table-cell office:value-type="percentage" office:value="0.437942057942058" calcext:value-type="percentage">
            <text:p>43.79%</text:p>
          </table:table-cell>
          <table:table-cell office:value-type="percentage" office:value="0.300078157136981" calcext:value-type="percentage">
            <text:p>30.01%</text:p>
          </table:table-cell>
          <table:table-cell office:value-type="percentage" office:value="0.801868131868132" calcext:value-type="percentage">
            <text:p>80.19%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6e81120d1cb9f71f8a25f90a5d56c4b714a642fc496a705e38921fd90a3f69c</text:p>
          </table:table-cell>
          <table:table-cell office:value-type="float" office:value="30" calcext:value-type="float">
            <text:p>30</text:p>
          </table:table-cell>
          <table:table-cell office:value-type="percentage" office:value="0.0510646446078431" calcext:value-type="percentage">
            <text:p>5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31800861212626" calcext:value-type="percentage">
            <text:p>43.18%</text:p>
          </table:table-cell>
          <table:table-cell office:value-type="percentage" office:value="0.221185181074887" calcext:value-type="percentage">
            <text:p>22.12%</text:p>
          </table:table-cell>
          <table:table-cell office:value-type="percentage" office:value="0.568453983996188" calcext:value-type="percentage">
            <text:p>56.85%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d473063dab4bf4f2461d9a99a9c0166d4871f156516d9e0a523484e7cf2258d</text:p>
          </table:table-cell>
          <table:table-cell office:value-type="float" office:value="84" calcext:value-type="float">
            <text:p>84</text:p>
          </table:table-cell>
          <table:table-cell office:value-type="percentage" office:value="0.463901666666667" calcext:value-type="percentage">
            <text:p>46.3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673799033104699" calcext:value-type="percentage">
            <text:p>6.74%</text:p>
          </table:table-cell>
          <table:table-cell office:value-type="percentage" office:value="0.119533405975701" calcext:value-type="percentage">
            <text:p>11.95%</text:p>
          </table:table-cell>
          <table:table-cell office:value-type="percentage" office:value="0.0928506300527164" calcext:value-type="percentage">
            <text:p>9.29%</text:p>
          </table:table-cell>
          <table:table-cell office:value-type="percentage" office:value="0.218827787700831" calcext:value-type="percentage">
            <text:p>21.88%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449a9c32e53a37c8a86e01c199155c8da3958b631088e10f6fe43c2119defe51</text:p>
          </table:table-cell>
          <table:table-cell office:value-type="float" office:value="58" calcext:value-type="float">
            <text:p>58</text:p>
          </table:table-cell>
          <table:table-cell office:value-type="percentage" office:value="0.215165441176471" calcext:value-type="percentage">
            <text:p>21.5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06710742337214" calcext:value-type="percentage">
            <text:p>30.67%</text:p>
          </table:table-cell>
          <table:table-cell office:value-type="percentage" office:value="0.526932931549903" calcext:value-type="percentage">
            <text:p>52.69%</text:p>
          </table:table-cell>
          <table:table-cell office:value-type="percentage" office:value="0.530137206836735" calcext:value-type="percentage">
            <text:p>53.01%</text:p>
          </table:table-cell>
          <table:table-cell office:value-type="percentage" office:value="0.693665377176016" calcext:value-type="percentage">
            <text:p>69.37%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708eb41a3fc8f2b6cd1f529cdf38dc4ad5d5f00ad30bdcba92884f37ff78d614</text:p>
          </table:table-cell>
          <table:table-cell office:value-type="float" office:value="97" calcext:value-type="float">
            <text:p>97</text:p>
          </table:table-cell>
          <table:table-cell office:value-type="percentage" office:value="0.469204703584559" calcext:value-type="percentage">
            <text:p>46.9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71484405529448" calcext:value-type="percentage">
            <text:p>17.15%</text:p>
          </table:table-cell>
          <table:table-cell office:value-type="percentage" office:value="0.228663567362338" calcext:value-type="percentage">
            <text:p>22.87%</text:p>
          </table:table-cell>
          <table:table-cell office:value-type="percentage" office:value="0.211283639556947" calcext:value-type="percentage">
            <text:p>21.13%</text:p>
          </table:table-cell>
          <table:table-cell office:value-type="percentage" office:value="0.349388939048609" calcext:value-type="percentage">
            <text:p>34.94%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77f026f4ab0f0bcc0856644d99cbf639e443ec4f067d7b708bc6cecac609424</text:p>
          </table:table-cell>
          <table:table-cell office:value-type="float" office:value="6" calcext:value-type="float">
            <text:p>6</text:p>
          </table:table-cell>
          <table:table-cell office:value-type="percentage" office:value="0.0857689950980392" calcext:value-type="percentage">
            <text:p>8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6666666666667" calcext:value-type="percentage">
            <text:p>11.67%</text:p>
          </table:table-cell>
          <table:table-cell office:value-type="percentage" office:value="0.528968253968254" calcext:value-type="percentage">
            <text:p>52.90%</text:p>
          </table:table-cell>
          <table:table-cell office:value-type="percentage" office:value="0.386132756132756" calcext:value-type="percentage">
            <text:p>38.61%</text:p>
          </table:table-cell>
          <table:table-cell office:value-type="percentage" office:value="0.801428571428571" calcext:value-type="percentage">
            <text:p>80.14%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9d429167633b4d9d7f41544a461975cf8e688a3affa6a8916799202874809f2a</text:p>
          </table:table-cell>
          <table:table-cell office:value-type="float" office:value="10" calcext:value-type="float">
            <text:p>10</text:p>
          </table:table-cell>
          <table:table-cell office:value-type="percentage" office:value="0.114583333333333" calcext:value-type="percentage">
            <text:p>11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6410256410256" calcext:value-type="percentage">
            <text:p>10.64%</text:p>
          </table:table-cell>
          <table:table-cell office:value-type="percentage" office:value="0.55310698073856" calcext:value-type="percentage">
            <text:p>55.31%</text:p>
          </table:table-cell>
          <table:table-cell office:value-type="percentage" office:value="0.262979418242576" calcext:value-type="percentage">
            <text:p>26.30%</text:p>
          </table:table-cell>
          <table:table-cell office:value-type="percentage" office:value="0.784051036682616" calcext:value-type="percentage">
            <text:p>78.41%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54fe2d3416951cbc48f8718624c86a7ae58b6022a7fa75591b13f625cf53658b</text:p>
          </table:table-cell>
          <table:table-cell office:value-type="float" office:value="25" calcext:value-type="float">
            <text:p>25</text:p>
          </table:table-cell>
          <table:table-cell office:value-type="percentage" office:value="0.140127144607843" calcext:value-type="percentage">
            <text:p>14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9370692558548" calcext:value-type="percentage">
            <text:p>12.94%</text:p>
          </table:table-cell>
          <table:table-cell office:value-type="percentage" office:value="0.702582260832261" calcext:value-type="percentage">
            <text:p>70.26%</text:p>
          </table:table-cell>
          <table:table-cell office:value-type="percentage" office:value="0.423683498698034" calcext:value-type="percentage">
            <text:p>42.37%</text:p>
          </table:table-cell>
          <table:table-cell office:value-type="percentage" office:value="0.820359848484849" calcext:value-type="percentage">
            <text:p>82.04%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6ab24e7e1f6c9fdd371c5edae1bbb20abeeb976811f8ab2375880b4483860f4d</text:p>
          </table:table-cell>
          <table:table-cell office:value-type="float" office:value="20" calcext:value-type="float">
            <text:p>20</text:p>
          </table:table-cell>
          <table:table-cell office:value-type="percentage" office:value="0.449304095435049" calcext:value-type="percentage">
            <text:p>44.9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98182412553122" calcext:value-type="percentage">
            <text:p>19.82%</text:p>
          </table:table-cell>
          <table:table-cell office:value-type="percentage" office:value="0.165963109354414" calcext:value-type="percentage">
            <text:p>16.60%</text:p>
          </table:table-cell>
          <table:table-cell office:value-type="percentage" office:value="0.257916286611939" calcext:value-type="percentage">
            <text:p>25.79%</text:p>
          </table:table-cell>
          <table:table-cell office:value-type="percentage" office:value="0.432013729977117" calcext:value-type="percentage">
            <text:p>43.20%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bbfe08a52688d0ac8de9161cbb17cb201e3991aacab8ab8a77fe0e203a69481</text:p>
          </table:table-cell>
          <table:table-cell office:value-type="float" office:value="38" calcext:value-type="float">
            <text:p>38</text:p>
          </table:table-cell>
          <table:table-cell office:value-type="percentage" office:value="0.120657169117647" calcext:value-type="percentage">
            <text:p>12.0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4232618522188" calcext:value-type="percentage">
            <text:p>10.42%</text:p>
          </table:table-cell>
          <table:table-cell office:value-type="percentage" office:value="0.378317870270906" calcext:value-type="percentage">
            <text:p>37.83%</text:p>
          </table:table-cell>
          <table:table-cell office:value-type="percentage" office:value="0.211888617282202" calcext:value-type="percentage">
            <text:p>21.19%</text:p>
          </table:table-cell>
          <table:table-cell office:value-type="percentage" office:value="0.478583624801091" calcext:value-type="percentage">
            <text:p>47.86%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9bf9f3dcadeb152a9a26b23e2fb199dcf9b2b17660b1646326f5b10cbf51eaee</text:p>
          </table:table-cell>
          <table:table-cell office:value-type="float" office:value="59" calcext:value-type="float">
            <text:p>59</text:p>
          </table:table-cell>
          <table:table-cell office:value-type="percentage" office:value="0.273008578431373" calcext:value-type="percentage">
            <text:p>27.3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2142026713049" calcext:value-type="percentage">
            <text:p>14.21%</text:p>
          </table:table-cell>
          <table:table-cell office:value-type="percentage" office:value="0.466330519220165" calcext:value-type="percentage">
            <text:p>46.63%</text:p>
          </table:table-cell>
          <table:table-cell office:value-type="percentage" office:value="0.48955059001239" calcext:value-type="percentage">
            <text:p>48.96%</text:p>
          </table:table-cell>
          <table:table-cell office:value-type="percentage" office:value="0.476889565352711" calcext:value-type="percentage">
            <text:p>47.69%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adeb0ab092833f27daaeb3e24223eb090f9536b83f68cde8f49df7c544f711b</text:p>
          </table:table-cell>
          <table:table-cell office:value-type="float" office:value="39" calcext:value-type="float">
            <text:p>39</text:p>
          </table:table-cell>
          <table:table-cell office:value-type="percentage" office:value="0.210615808823529" calcext:value-type="percentage">
            <text:p>21.0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8983646709999" calcext:value-type="percentage">
            <text:p>10.90%</text:p>
          </table:table-cell>
          <table:table-cell office:value-type="percentage" office:value="0.45360741018501" calcext:value-type="percentage">
            <text:p>45.36%</text:p>
          </table:table-cell>
          <table:table-cell office:value-type="percentage" office:value="0.498692503416711" calcext:value-type="percentage">
            <text:p>49.87%</text:p>
          </table:table-cell>
          <table:table-cell office:value-type="percentage" office:value="0.534862659045855" calcext:value-type="percentage">
            <text:p>53.49%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4a424e0cb845cf6fd4d9fe62875552c7b89a4e0276cf16ebf46babe4656a794e</text:p>
          </table:table-cell>
          <table:table-cell office:value-type="float" office:value="53" calcext:value-type="float">
            <text:p>53</text:p>
          </table:table-cell>
          <table:table-cell office:value-type="percentage" office:value="0.110056678921569" calcext:value-type="percentage">
            <text:p>11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00108751463298" calcext:value-type="percentage">
            <text:p>6.00%</text:p>
          </table:table-cell>
          <table:table-cell office:value-type="percentage" office:value="0.178244149996342" calcext:value-type="percentage">
            <text:p>17.82%</text:p>
          </table:table-cell>
          <table:table-cell office:value-type="percentage" office:value="0.179819180035133" calcext:value-type="percentage">
            <text:p>17.98%</text:p>
          </table:table-cell>
          <table:table-cell office:value-type="percentage" office:value="0.476129456494021" calcext:value-type="percentage">
            <text:p>47.61%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449f41710769584b5e4eca8ecb4c76d5272605f27da2949e6285de0860d2cbc0</text:p>
          </table:table-cell>
          <table:table-cell office:value-type="float" office:value="34" calcext:value-type="float">
            <text:p>34</text:p>
          </table:table-cell>
          <table:table-cell office:value-type="percentage" office:value="0.245687806372549" calcext:value-type="percentage">
            <text:p>24.5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505973931050233" calcext:value-type="percentage">
            <text:p>50.60%</text:p>
          </table:table-cell>
          <table:table-cell office:value-type="percentage" office:value="0.675892894792326" calcext:value-type="percentage">
            <text:p>67.59%</text:p>
          </table:table-cell>
          <table:table-cell office:value-type="percentage" office:value="0.691068977183013" calcext:value-type="percentage">
            <text:p>69.11%</text:p>
          </table:table-cell>
          <table:table-cell office:value-type="percentage" office:value="0.829826904729453" calcext:value-type="percentage">
            <text:p>82.98%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62570c4ff1c5ab6d9d383aba9f25e604768520b4266afd40fdf4734a694c8bc3</text:p>
          </table:table-cell>
          <table:table-cell office:value-type="float" office:value="10" calcext:value-type="float">
            <text:p>10</text:p>
          </table:table-cell>
          <table:table-cell office:value-type="percentage" office:value="0.0788602941176471" calcext:value-type="percentage">
            <text:p>7.8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522811771561771" calcext:value-type="percentage">
            <text:p>52.28%</text:p>
          </table:table-cell>
          <table:table-cell office:value-type="percentage" office:value="0.271052631578947" calcext:value-type="percentage">
            <text:p>27.11%</text:p>
          </table:table-cell>
          <table:table-cell office:value-type="percentage" office:value="0.666951140964299" calcext:value-type="percentage">
            <text:p>66.70%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b82548ab19466b461614e6055aaf49fbc24c03a2d20e65575b680c7c28268807</text:p>
          </table:table-cell>
          <table:table-cell office:value-type="float" office:value="37" calcext:value-type="float">
            <text:p>37</text:p>
          </table:table-cell>
          <table:table-cell office:value-type="percentage" office:value="0.136688112745098" calcext:value-type="percentage">
            <text:p>13.6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5661534368722" calcext:value-type="percentage">
            <text:p>14.57%</text:p>
          </table:table-cell>
          <table:table-cell office:value-type="percentage" office:value="0.603297054928042" calcext:value-type="percentage">
            <text:p>60.33%</text:p>
          </table:table-cell>
          <table:table-cell office:value-type="percentage" office:value="0.522000881046709" calcext:value-type="percentage">
            <text:p>52.20%</text:p>
          </table:table-cell>
          <table:table-cell office:value-type="percentage" office:value="0.74874173592709" calcext:value-type="percentage">
            <text:p>74.87%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57d88f45e479ce3821839b2706d667758c63ac769d76800d815c73d2507c1e42</text:p>
          </table:table-cell>
          <table:table-cell office:value-type="float" office:value="44" calcext:value-type="float">
            <text:p>44</text:p>
          </table:table-cell>
          <table:table-cell office:value-type="percentage" office:value="0.0979932598039216" calcext:value-type="percentage">
            <text:p>9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919896640826874" calcext:value-type="percentage">
            <text:p>0.92%</text:p>
          </table:table-cell>
          <table:table-cell office:value-type="percentage" office:value="0.183868731446705" calcext:value-type="percentage">
            <text:p>18.39%</text:p>
          </table:table-cell>
          <table:table-cell office:value-type="percentage" office:value="0.0898851013673807" calcext:value-type="percentage">
            <text:p>8.99%</text:p>
          </table:table-cell>
          <table:table-cell office:value-type="percentage" office:value="0.361585975350561" calcext:value-type="percentage">
            <text:p>36.16%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77ceeb87f560775ac150b8b9b09684ed3e806d0af6f26cce8f10c5fc280f5df2</text:p>
          </table:table-cell>
          <table:table-cell office:value-type="float" office:value="30" calcext:value-type="float">
            <text:p>30</text:p>
          </table:table-cell>
          <table:table-cell office:value-type="percentage" office:value="0.0906173406862745" calcext:value-type="percentage">
            <text:p>9.0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0571428571428571" calcext:value-type="percentage">
            <text:p>0.57%</text:p>
          </table:table-cell>
          <table:table-cell office:value-type="percentage" office:value="0.324946105180804" calcext:value-type="percentage">
            <text:p>32.49%</text:p>
          </table:table-cell>
          <table:table-cell office:value-type="percentage" office:value="0.079147055842708" calcext:value-type="percentage">
            <text:p>7.91%</text:p>
          </table:table-cell>
          <table:table-cell office:value-type="percentage" office:value="0.342492492492492" calcext:value-type="percentage">
            <text:p>34.25%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280fa8f60f6bcae0f97d93c28f60be194f9309ff610dc5845e60455b0f87c21</text:p>
          </table:table-cell>
          <table:table-cell office:value-type="float" office:value="16" calcext:value-type="float">
            <text:p>16</text:p>
          </table:table-cell>
          <table:table-cell office:value-type="percentage" office:value="0.150559129901961" calcext:value-type="percentage">
            <text:p>15.0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905572755418" calcext:value-type="percentage">
            <text:p>20.91%</text:p>
          </table:table-cell>
          <table:table-cell office:value-type="percentage" office:value="0.521180926916221" calcext:value-type="percentage">
            <text:p>52.12%</text:p>
          </table:table-cell>
          <table:table-cell office:value-type="percentage" office:value="0.247818114379899" calcext:value-type="percentage">
            <text:p>24.78%</text:p>
          </table:table-cell>
          <table:table-cell office:value-type="percentage" office:value="0.57480210187304" calcext:value-type="percentage">
            <text:p>57.48%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827a7d80fc67487a3237135e0d43ae01b7bbcb135e1a167601fc974a8348c51</text:p>
          </table:table-cell>
          <table:table-cell office:value-type="float" office:value="29" calcext:value-type="float">
            <text:p>29</text:p>
          </table:table-cell>
          <table:table-cell office:value-type="percentage" office:value="0.113311887254902" calcext:value-type="percentage">
            <text:p>11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5185598159736" calcext:value-type="percentage">
            <text:p>15.52%</text:p>
          </table:table-cell>
          <table:table-cell office:value-type="percentage" office:value="0.408732175773546" calcext:value-type="percentage">
            <text:p>40.87%</text:p>
          </table:table-cell>
          <table:table-cell office:value-type="percentage" office:value="0.339782258064516" calcext:value-type="percentage">
            <text:p>33.98%</text:p>
          </table:table-cell>
          <table:table-cell office:value-type="percentage" office:value="0.65109685979655" calcext:value-type="percentage">
            <text:p>65.11%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b4875269f44a701c5e58190a1d2f6fcb577ea79d842522dcab20ccb39b7ad2</text:p>
          </table:table-cell>
          <table:table-cell office:value-type="float" office:value="14" calcext:value-type="float">
            <text:p>14</text:p>
          </table:table-cell>
          <table:table-cell office:value-type="percentage" office:value="0.149004289215686" calcext:value-type="percentage">
            <text:p>14.9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4903680770554" calcext:value-type="percentage">
            <text:p>16.49%</text:p>
          </table:table-cell>
          <table:table-cell office:value-type="percentage" office:value="0.622786262331019" calcext:value-type="percentage">
            <text:p>62.28%</text:p>
          </table:table-cell>
          <table:table-cell office:value-type="percentage" office:value="0.535265635898628" calcext:value-type="percentage">
            <text:p>53.53%</text:p>
          </table:table-cell>
          <table:table-cell office:value-type="percentage" office:value="0.839455128205128" calcext:value-type="percentage">
            <text:p>83.95%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9cdac2870cfe65b6cb61bd151020068a3b427118a27343767b07ea39483fee32</text:p>
          </table:table-cell>
          <table:table-cell office:value-type="float" office:value="44" calcext:value-type="float">
            <text:p>44</text:p>
          </table:table-cell>
          <table:table-cell office:value-type="percentage" office:value="0.0821997549019608" calcext:value-type="percentage">
            <text:p>8.2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56920451204383" calcext:value-type="percentage">
            <text:p>3.57%</text:p>
          </table:table-cell>
          <table:table-cell office:value-type="percentage" office:value="0.1788159484031" calcext:value-type="percentage">
            <text:p>17.88%</text:p>
          </table:table-cell>
          <table:table-cell office:value-type="percentage" office:value="0.168891100271282" calcext:value-type="percentage">
            <text:p>16.89%</text:p>
          </table:table-cell>
          <table:table-cell office:value-type="percentage" office:value="0.35921054536661" calcext:value-type="percentage">
            <text:p>35.92%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728de04267283f0b4daab9a840e7433b2c6034baf195fd526850439c9297687</text:p>
          </table:table-cell>
          <table:table-cell office:value-type="float" office:value="54" calcext:value-type="float">
            <text:p>54</text:p>
          </table:table-cell>
          <table:table-cell office:value-type="percentage" office:value="0.0816329656862745" calcext:value-type="percentage">
            <text:p>8.1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72410086756198" calcext:value-type="percentage">
            <text:p>17.24%</text:p>
          </table:table-cell>
          <table:table-cell office:value-type="percentage" office:value="0.121753724313828" calcext:value-type="percentage">
            <text:p>12.18%</text:p>
          </table:table-cell>
          <table:table-cell office:value-type="percentage" office:value="0.507080047910929" calcext:value-type="percentage">
            <text:p>50.71%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4ca5081854df7bbcaa4934fcf34318f82733a0f8c05b942c2265eea75419d62f</text:p>
          </table:table-cell>
          <table:table-cell office:value-type="float" office:value="37" calcext:value-type="float">
            <text:p>37</text:p>
          </table:table-cell>
          <table:table-cell office:value-type="percentage" office:value="0.524702755821078" calcext:value-type="percentage">
            <text:p>52.4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24725683673052" calcext:value-type="percentage">
            <text:p>12.47%</text:p>
          </table:table-cell>
          <table:table-cell office:value-type="percentage" office:value="0.194601562661059" calcext:value-type="percentage">
            <text:p>19.46%</text:p>
          </table:table-cell>
          <table:table-cell office:value-type="percentage" office:value="0.203957923263443" calcext:value-type="percentage">
            <text:p>20.40%</text:p>
          </table:table-cell>
          <table:table-cell office:value-type="percentage" office:value="0.288701444635934" calcext:value-type="percentage">
            <text:p>28.87%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442c4eb0185698fe7d148c108a46f74abd399aecda2f4f22981a1671cd95dd7d</text:p>
          </table:table-cell>
          <table:table-cell office:value-type="float" office:value="16" calcext:value-type="float">
            <text:p>16</text:p>
          </table:table-cell>
          <table:table-cell office:value-type="percentage" office:value="0.450001943167892" calcext:value-type="percentage">
            <text:p>45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35415130964666" calcext:value-type="percentage">
            <text:p>23.54%</text:p>
          </table:table-cell>
          <table:table-cell office:value-type="percentage" office:value="0.275009238852156" calcext:value-type="percentage">
            <text:p>27.50%</text:p>
          </table:table-cell>
          <table:table-cell office:value-type="percentage" office:value="0.277739059823467" calcext:value-type="percentage">
            <text:p>27.77%</text:p>
          </table:table-cell>
          <table:table-cell office:value-type="percentage" office:value="0.467305821113871" calcext:value-type="percentage">
            <text:p>46.73%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0f2a00d3155c243048bc48944aef93fb08e2258d1fa5f9ccadd9140082bc22f</text:p>
          </table:table-cell>
          <table:table-cell office:value-type="float" office:value="29" calcext:value-type="float">
            <text:p>29</text:p>
          </table:table-cell>
          <table:table-cell office:value-type="percentage" office:value="0.0628982843137255" calcext:value-type="percentage">
            <text:p>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8915148910405" calcext:value-type="percentage">
            <text:p>55.89%</text:p>
          </table:table-cell>
          <table:table-cell office:value-type="percentage" office:value="0.44784266884792" calcext:value-type="percentage">
            <text:p>44.78%</text:p>
          </table:table-cell>
          <table:table-cell office:value-type="percentage" office:value="0.747927186634504" calcext:value-type="percentage">
            <text:p>74.79%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e37f6dd0615d45e66e41a8f2ed6fbc0bbe3103a290394ad474207507710eacc</text:p>
          </table:table-cell>
          <table:table-cell office:value-type="float" office:value="8" calcext:value-type="float">
            <text:p>8</text:p>
          </table:table-cell>
          <table:table-cell office:value-type="percentage" office:value="0.0824295343137255" calcext:value-type="percentage">
            <text:p>8.2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0854700854701" calcext:value-type="percentage">
            <text:p>62.09%</text:p>
          </table:table-cell>
          <table:table-cell office:value-type="percentage" office:value="0.414285714285714" calcext:value-type="percentage">
            <text:p>41.43%</text:p>
          </table:table-cell>
          <table:table-cell office:value-type="percentage" office:value="0.653333333333333" calcext:value-type="percentage">
            <text:p>65.33%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bda515e370294ed94efd36bd53782288acacb040c171df2ed97fd691fc9d8fe</text:p>
          </table:table-cell>
          <table:table-cell office:value-type="float" office:value="53" calcext:value-type="float">
            <text:p>53</text:p>
          </table:table-cell>
          <table:table-cell office:value-type="percentage" office:value="0.210523897058824" calcext:value-type="percentage">
            <text:p>21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14394703212683" calcext:value-type="percentage">
            <text:p>5.14%</text:p>
          </table:table-cell>
          <table:table-cell office:value-type="percentage" office:value="0.30324484410324" calcext:value-type="percentage">
            <text:p>30.32%</text:p>
          </table:table-cell>
          <table:table-cell office:value-type="percentage" office:value="0.400715610105925" calcext:value-type="percentage">
            <text:p>40.07%</text:p>
          </table:table-cell>
          <table:table-cell office:value-type="percentage" office:value="0.528238208013698" calcext:value-type="percentage">
            <text:p>52.82%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8efed2e62c919e6d70a2ab548b1a33014877fe8a23f177ef25a9dee25ffe8842</text:p>
          </table:table-cell>
          <table:table-cell office:value-type="float" office:value="260" calcext:value-type="float">
            <text:p>260</text:p>
          </table:table-cell>
          <table:table-cell office:value-type="percentage" office:value="0.186626838235294" calcext:value-type="percentage">
            <text:p>18.6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905144494572724" calcext:value-type="percentage">
            <text:p>0.91%</text:p>
          </table:table-cell>
          <table:table-cell office:value-type="percentage" office:value="0.307747159827661" calcext:value-type="percentage">
            <text:p>30.77%</text:p>
          </table:table-cell>
          <table:table-cell office:value-type="percentage" office:value="0.183458519707222" calcext:value-type="percentage">
            <text:p>18.35%</text:p>
          </table:table-cell>
          <table:table-cell office:value-type="percentage" office:value="0.510419283133632" calcext:value-type="percentage">
            <text:p>51.04%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d53d7ec0c579fffd6710c956288537d46c719a93c6a04ac0d6550f75a6a6493</text:p>
          </table:table-cell>
          <table:table-cell office:value-type="float" office:value="7" calcext:value-type="float">
            <text:p>7</text:p>
          </table:table-cell>
          <table:table-cell office:value-type="percentage" office:value="0.153170955882353" calcext:value-type="percentage">
            <text:p>15.3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484087301587302" calcext:value-type="percentage">
            <text:p>48.41%</text:p>
          </table:table-cell>
          <table:table-cell office:value-type="percentage" office:value="0.891666666666667" calcext:value-type="percentage">
            <text:p>89.17%</text:p>
          </table:table-cell>
          <table:table-cell office:value-type="percentage" office:value="0.824358974358974" calcext:value-type="percentage">
            <text:p>82.44%</text:p>
          </table:table-cell>
          <table:table-cell office:value-type="percentage" office:value="0.975" calcext:value-type="percentage">
            <text:p>97.50%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62057502c387145ed4f8f7f0d5e5bedcb72d3bcec15fa71cb0310dee32871461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982230392156863" calcext:value-type="percentage">
            <text:p>9.8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564447392477081" calcext:value-type="percentage">
            <text:p>5.64%</text:p>
          </table:table-cell>
          <table:table-cell office:value-type="percentage" office:value="0.615612506613312" calcext:value-type="percentage">
            <text:p>61.56%</text:p>
          </table:table-cell>
          <table:table-cell office:value-type="percentage" office:value="0.434024144406769" calcext:value-type="percentage">
            <text:p>43.40%</text:p>
          </table:table-cell>
          <table:table-cell office:value-type="percentage" office:value="0.718546369746628" calcext:value-type="percentage">
            <text:p>71.85%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3a65623e079af7988b0c1cf1e54041003c6d730c91ecf200b71c47b93a67ed6</text:p>
          </table:table-cell>
          <table:table-cell office:value-type="float" office:value="15" calcext:value-type="float">
            <text:p>15</text:p>
          </table:table-cell>
          <table:table-cell office:value-type="percentage" office:value="0.311312806372549" calcext:value-type="percentage">
            <text:p>31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9165376676987" calcext:value-type="percentage">
            <text:p>22.92%</text:p>
          </table:table-cell>
          <table:table-cell office:value-type="percentage" office:value="0.456908708938121" calcext:value-type="percentage">
            <text:p>45.69%</text:p>
          </table:table-cell>
          <table:table-cell office:value-type="percentage" office:value="0.428503550543024" calcext:value-type="percentage">
            <text:p>42.85%</text:p>
          </table:table-cell>
          <table:table-cell office:value-type="percentage" office:value="0.467168902648779" calcext:value-type="percentage">
            <text:p>46.72%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e80a2cf3c93dafad8c364fdd1646b0ba4db056cdb7bdb81474f957064812bba</text:p>
          </table:table-cell>
          <table:table-cell office:value-type="float" office:value="11" calcext:value-type="float">
            <text:p>11</text:p>
          </table:table-cell>
          <table:table-cell office:value-type="percentage" office:value="0.19874387254902" calcext:value-type="percentage">
            <text:p>19.8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461320052496523" calcext:value-type="percentage">
            <text:p>46.13%</text:p>
          </table:table-cell>
          <table:table-cell office:value-type="percentage" office:value="0.713247863247863" calcext:value-type="percentage">
            <text:p>71.32%</text:p>
          </table:table-cell>
          <table:table-cell office:value-type="percentage" office:value="0.670643939393939" calcext:value-type="percentage">
            <text:p>67.06%</text:p>
          </table:table-cell>
          <table:table-cell office:value-type="percentage" office:value="0.803425985778927" calcext:value-type="percentage">
            <text:p>80.34%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7f4d7b549d0f1a110191e2aded872943d85892bc30667f19fe9de97a5370b08e</text:p>
          </table:table-cell>
          <table:table-cell office:value-type="float" office:value="10" calcext:value-type="float">
            <text:p>10</text:p>
          </table:table-cell>
          <table:table-cell office:value-type="percentage" office:value="0.206939338235294" calcext:value-type="percentage">
            <text:p>20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467525709584533" calcext:value-type="percentage">
            <text:p>46.75%</text:p>
          </table:table-cell>
          <table:table-cell office:value-type="percentage" office:value="0.583351735983315" calcext:value-type="percentage">
            <text:p>58.34%</text:p>
          </table:table-cell>
          <table:table-cell office:value-type="percentage" office:value="0.700757575757576" calcext:value-type="percentage">
            <text:p>70.08%</text:p>
          </table:table-cell>
          <table:table-cell office:value-type="percentage" office:value="0.683188741083478" calcext:value-type="percentage">
            <text:p>68.32%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c782d2cad7f515ce7276926209820e386248e3d619b2df81e22d5e3c160b7cb</text:p>
          </table:table-cell>
          <table:table-cell office:value-type="float" office:value="25" calcext:value-type="float">
            <text:p>25</text:p>
          </table:table-cell>
          <table:table-cell office:value-type="percentage" office:value="0.0629289215686275" calcext:value-type="percentage">
            <text:p>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38629148629149" calcext:value-type="percentage">
            <text:p>73.86%</text:p>
          </table:table-cell>
          <table:table-cell office:value-type="percentage" office:value="0.483917718560075" calcext:value-type="percentage">
            <text:p>48.39%</text:p>
          </table:table-cell>
          <table:table-cell office:value-type="percentage" office:value="0.799372294372294" calcext:value-type="percentage">
            <text:p>79.94%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0afead3b4fe393f6a6159de040ecb2e66f8a89090abf0d0bf5b8e1d38ae667c</text:p>
          </table:table-cell>
          <table:table-cell office:value-type="float" office:value="18" calcext:value-type="float">
            <text:p>18</text:p>
          </table:table-cell>
          <table:table-cell office:value-type="percentage" office:value="0.0394301470588235" calcext:value-type="percentage">
            <text:p>3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66032440923014" calcext:value-type="percentage">
            <text:p>46.60%</text:p>
          </table:table-cell>
          <table:table-cell office:value-type="percentage" office:value="0.565277777777778" calcext:value-type="percentage">
            <text:p>56.53%</text:p>
          </table:table-cell>
          <table:table-cell office:value-type="percentage" office:value="0.731081474425128" calcext:value-type="percentage">
            <text:p>73.11%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e2d22d3d283915df8350d039278e314a23e6e8f2b41bdfc16df849e22dd13b36</text:p>
          </table:table-cell>
          <table:table-cell office:value-type="float" office:value="42" calcext:value-type="float">
            <text:p>42</text:p>
          </table:table-cell>
          <table:table-cell office:value-type="percentage" office:value="0.141574754901961" calcext:value-type="percentage">
            <text:p>14.1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1993321829054" calcext:value-type="percentage">
            <text:p>12.20%</text:p>
          </table:table-cell>
          <table:table-cell office:value-type="percentage" office:value="0.564089572462831" calcext:value-type="percentage">
            <text:p>56.41%</text:p>
          </table:table-cell>
          <table:table-cell office:value-type="percentage" office:value="0.423604062041416" calcext:value-type="percentage">
            <text:p>42.36%</text:p>
          </table:table-cell>
          <table:table-cell office:value-type="percentage" office:value="0.785535661979142" calcext:value-type="percentage">
            <text:p>78.55%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4d4ebfcae4374165ea6ae7c7e18fd0ba5014c3c860ee2489c59e25ddd45e7a32</text:p>
          </table:table-cell>
          <table:table-cell office:value-type="float" office:value="49" calcext:value-type="float">
            <text:p>49</text:p>
          </table:table-cell>
          <table:table-cell office:value-type="percentage" office:value="0.109129901960784" calcext:value-type="percentage">
            <text:p>10.9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63847617760661" calcext:value-type="percentage">
            <text:p>7.64%</text:p>
          </table:table-cell>
          <table:table-cell office:value-type="percentage" office:value="0.26782278179337" calcext:value-type="percentage">
            <text:p>26.78%</text:p>
          </table:table-cell>
          <table:table-cell office:value-type="percentage" office:value="0.194340086421869" calcext:value-type="percentage">
            <text:p>19.43%</text:p>
          </table:table-cell>
          <table:table-cell office:value-type="percentage" office:value="0.492400342178963" calcext:value-type="percentage">
            <text:p>49.24%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7798ca1ddb3133563e290c36228bc8f8f3c9f224e096f442ef0653856662d121</text:p>
          </table:table-cell>
          <table:table-cell office:value-type="float" office:value="33" calcext:value-type="float">
            <text:p>33</text:p>
          </table:table-cell>
          <table:table-cell office:value-type="percentage" office:value="0.456097711397059" calcext:value-type="percentage">
            <text:p>45.6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661006384535797" calcext:value-type="percentage">
            <text:p>6.61%</text:p>
          </table:table-cell>
          <table:table-cell office:value-type="percentage" office:value="0.0546634870164282" calcext:value-type="percentage">
            <text:p>5.47%</text:p>
          </table:table-cell>
          <table:table-cell office:value-type="percentage" office:value="0.0646911196911197" calcext:value-type="percentage">
            <text:p>6.47%</text:p>
          </table:table-cell>
          <table:table-cell office:value-type="percentage" office:value="0.158902617023792" calcext:value-type="percentage">
            <text:p>15.89%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9d884ba0929dac87c2052ce5b15034163685317d7cff45c40b0f7bd9bd4d9e7</text:p>
          </table:table-cell>
          <table:table-cell office:value-type="float" office:value="65" calcext:value-type="float">
            <text:p>65</text:p>
          </table:table-cell>
          <table:table-cell office:value-type="percentage" office:value="0.126508884803922" calcext:value-type="percentage">
            <text:p>12.6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5325763421526" calcext:value-type="percentage">
            <text:p>11.53%</text:p>
          </table:table-cell>
          <table:table-cell office:value-type="percentage" office:value="0.369182657523336" calcext:value-type="percentage">
            <text:p>36.92%</text:p>
          </table:table-cell>
          <table:table-cell office:value-type="percentage" office:value="0.213443400097811" calcext:value-type="percentage">
            <text:p>21.34%</text:p>
          </table:table-cell>
          <table:table-cell office:value-type="percentage" office:value="0.518408396944472" calcext:value-type="percentage">
            <text:p>51.84%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bf566e75d5cb0196de4139573f8bbbda0fa38d5048edf7267fe8793dcc094a66</text:p>
          </table:table-cell>
          <table:table-cell office:value-type="float" office:value="44" calcext:value-type="float">
            <text:p>44</text:p>
          </table:table-cell>
          <table:table-cell office:value-type="percentage" office:value="0.316038602941176" calcext:value-type="percentage">
            <text:p>31.6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4139501794441" calcext:value-type="percentage">
            <text:p>13.41%</text:p>
          </table:table-cell>
          <table:table-cell office:value-type="percentage" office:value="0.386418050473778" calcext:value-type="percentage">
            <text:p>38.64%</text:p>
          </table:table-cell>
          <table:table-cell office:value-type="percentage" office:value="0.370260501855001" calcext:value-type="percentage">
            <text:p>37.03%</text:p>
          </table:table-cell>
          <table:table-cell office:value-type="percentage" office:value="0.593604131894218" calcext:value-type="percentage">
            <text:p>59.36%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371a67232f7c871ec11332292c83cd9bb16063b91d58e86f0b76ef8817bc9465</text:p>
          </table:table-cell>
          <table:table-cell office:value-type="float" office:value="14" calcext:value-type="float">
            <text:p>14</text:p>
          </table:table-cell>
          <table:table-cell office:value-type="percentage" office:value="0.0980162377450981" calcext:value-type="percentage">
            <text:p>9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33333333333333" calcext:value-type="percentage">
            <text:p>3.33%</text:p>
          </table:table-cell>
          <table:table-cell office:value-type="percentage" office:value="0.433852813852814" calcext:value-type="percentage">
            <text:p>43.39%</text:p>
          </table:table-cell>
          <table:table-cell office:value-type="percentage" office:value="0.328263841421736" calcext:value-type="percentage">
            <text:p>32.83%</text:p>
          </table:table-cell>
          <table:table-cell office:value-type="percentage" office:value="0.573459595959596" calcext:value-type="percentage">
            <text:p>57.35%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7773ac91af61ed041701b7c3b649598e3707cf04c0577f464fd31be687f538fe</text:p>
          </table:table-cell>
          <table:table-cell office:value-type="float" office:value="45" calcext:value-type="float">
            <text:p>45</text:p>
          </table:table-cell>
          <table:table-cell office:value-type="percentage" office:value="0.577983262101716" calcext:value-type="percentage">
            <text:p>57.8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70889742736533" calcext:value-type="percentage">
            <text:p>27.09%</text:p>
          </table:table-cell>
          <table:table-cell office:value-type="percentage" office:value="0.312231947019861" calcext:value-type="percentage">
            <text:p>31.22%</text:p>
          </table:table-cell>
          <table:table-cell office:value-type="percentage" office:value="0.287194963590597" calcext:value-type="percentage">
            <text:p>28.72%</text:p>
          </table:table-cell>
          <table:table-cell office:value-type="percentage" office:value="0.44180684145003" calcext:value-type="percentage">
            <text:p>44.18%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8ca945abc29d262a5525e4c2585541bba33fa77c86a47c94575d8e5b54c83fb</text:p>
          </table:table-cell>
          <table:table-cell office:value-type="float" office:value="27" calcext:value-type="float">
            <text:p>27</text:p>
          </table:table-cell>
          <table:table-cell office:value-type="percentage" office:value="0.0626991421568627" calcext:value-type="percentage">
            <text:p>6.2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60201637020856" calcext:value-type="percentage">
            <text:p>56.02%</text:p>
          </table:table-cell>
          <table:table-cell office:value-type="percentage" office:value="0.328623287705016" calcext:value-type="percentage">
            <text:p>32.86%</text:p>
          </table:table-cell>
          <table:table-cell office:value-type="percentage" office:value="0.761514041514041" calcext:value-type="percentage">
            <text:p>76.15%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8055957570d7b38f0acecdb56f3078a963a1a7307ca03fcca62212e0e95e5845</text:p>
          </table:table-cell>
          <table:table-cell office:value-type="float" office:value="23" calcext:value-type="float">
            <text:p>23</text:p>
          </table:table-cell>
          <table:table-cell office:value-type="percentage" office:value="0.187216605392157" calcext:value-type="percentage">
            <text:p>18.7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333854469651021" calcext:value-type="percentage">
            <text:p>33.39%</text:p>
          </table:table-cell>
          <table:table-cell office:value-type="percentage" office:value="0.584598431021993" calcext:value-type="percentage">
            <text:p>58.46%</text:p>
          </table:table-cell>
          <table:table-cell office:value-type="percentage" office:value="0.470102530971356" calcext:value-type="percentage">
            <text:p>47.01%</text:p>
          </table:table-cell>
          <table:table-cell office:value-type="percentage" office:value="0.673279220779221" calcext:value-type="percentage">
            <text:p>67.33%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1a75de9e11303142864efed27e69ea1960dbd82ca910de221a777ed2caf35a6b</text:p>
          </table:table-cell>
          <table:table-cell office:value-type="float" office:value="20" calcext:value-type="float">
            <text:p>20</text:p>
          </table:table-cell>
          <table:table-cell office:value-type="percentage" office:value="0.0624234068627451" calcext:value-type="percentage">
            <text:p>6.2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05322128851541" calcext:value-type="percentage">
            <text:p>70.53%</text:p>
          </table:table-cell>
          <table:table-cell office:value-type="percentage" office:value="0.399803261254874" calcext:value-type="percentage">
            <text:p>39.98%</text:p>
          </table:table-cell>
          <table:table-cell office:value-type="percentage" office:value="0.819385964912281" calcext:value-type="percentage">
            <text:p>81.94%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35f25c8e3f7fca5232fc4d5e3faf14b025b20b3731af77fe971a5e2e9d69d28</text:p>
          </table:table-cell>
          <table:table-cell office:value-type="float" office:value="35" calcext:value-type="float">
            <text:p>35</text:p>
          </table:table-cell>
          <table:table-cell office:value-type="percentage" office:value="0.145182291666667" calcext:value-type="percentage">
            <text:p>14.5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52115367077063" calcext:value-type="percentage">
            <text:p>15.21%</text:p>
          </table:table-cell>
          <table:table-cell office:value-type="percentage" office:value="0.679685784158748" calcext:value-type="percentage">
            <text:p>67.97%</text:p>
          </table:table-cell>
          <table:table-cell office:value-type="percentage" office:value="0.532586596363686" calcext:value-type="percentage">
            <text:p>53.26%</text:p>
          </table:table-cell>
          <table:table-cell office:value-type="percentage" office:value="0.881205559146736" calcext:value-type="percentage">
            <text:p>88.12%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dae976f161fe42dc58dee87d4bf2eb9f65736597cab0114138641b2a39a5c42b</text:p>
          </table:table-cell>
          <table:table-cell office:value-type="float" office:value="31" calcext:value-type="float">
            <text:p>31</text:p>
          </table:table-cell>
          <table:table-cell office:value-type="percentage" office:value="0.0783547794117647" calcext:value-type="percentage">
            <text:p>7.8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44894461482565" calcext:value-type="percentage">
            <text:p>34.49%</text:p>
          </table:table-cell>
          <table:table-cell office:value-type="percentage" office:value="0.09198362205881" calcext:value-type="percentage">
            <text:p>9.20%</text:p>
          </table:table-cell>
          <table:table-cell office:value-type="percentage" office:value="0.395025943532482" calcext:value-type="percentage">
            <text:p>39.50%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9780b28e6a75fac7b96f164a1580666513199794f1b19a5df8587fe0cb59b67</text:p>
          </table:table-cell>
          <table:table-cell office:value-type="float" office:value="28" calcext:value-type="float">
            <text:p>28</text:p>
          </table:table-cell>
          <table:table-cell office:value-type="percentage" office:value="0.158080575980392" calcext:value-type="percentage">
            <text:p>15.8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01287378288877" calcext:value-type="percentage">
            <text:p>20.13%</text:p>
          </table:table-cell>
          <table:table-cell office:value-type="percentage" office:value="0.52657537034467" calcext:value-type="percentage">
            <text:p>52.66%</text:p>
          </table:table-cell>
          <table:table-cell office:value-type="percentage" office:value="0.39396840822858" calcext:value-type="percentage">
            <text:p>39.40%</text:p>
          </table:table-cell>
          <table:table-cell office:value-type="percentage" office:value="0.681268448900028" calcext:value-type="percentage">
            <text:p>68.13%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6c85029f850d392791e13f74963391054ff54e508967bbd091ee510e9e58e011</text:p>
          </table:table-cell>
          <table:table-cell office:value-type="float" office:value="8" calcext:value-type="float">
            <text:p>8</text:p>
          </table:table-cell>
          <table:table-cell office:value-type="percentage" office:value="0.0857689950980392" calcext:value-type="percentage">
            <text:p>8.5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11111111111111" calcext:value-type="percentage">
            <text:p>6.11%</text:p>
          </table:table-cell>
          <table:table-cell office:value-type="percentage" office:value="0.376526806526806" calcext:value-type="percentage">
            <text:p>37.65%</text:p>
          </table:table-cell>
          <table:table-cell office:value-type="percentage" office:value="0.293073593073593" calcext:value-type="percentage">
            <text:p>29.31%</text:p>
          </table:table-cell>
          <table:table-cell office:value-type="percentage" office:value="0.436818181818182" calcext:value-type="percentage">
            <text:p>43.68%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4590d7d47f521df62f3bcb0bf74d1bca861d94ade614d8afc912d1009d607b94</text:p>
          </table:table-cell>
          <table:table-cell office:value-type="float" office:value="81" calcext:value-type="float">
            <text:p>81</text:p>
          </table:table-cell>
          <table:table-cell office:value-type="percentage" office:value="0.535958674938725" calcext:value-type="percentage">
            <text:p>53.6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9152678354206" calcext:value-type="percentage">
            <text:p>29.15%</text:p>
          </table:table-cell>
          <table:table-cell office:value-type="percentage" office:value="0.247211545954821" calcext:value-type="percentage">
            <text:p>24.72%</text:p>
          </table:table-cell>
          <table:table-cell office:value-type="percentage" office:value="0.225342198246647" calcext:value-type="percentage">
            <text:p>22.53%</text:p>
          </table:table-cell>
          <table:table-cell office:value-type="percentage" office:value="0.456599710765532" calcext:value-type="percentage">
            <text:p>45.66%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d6a880b1f6056f3086679de5c810e7af87cdf3bbbd0533a83e3681817fce40fc</text:p>
          </table:table-cell>
          <table:table-cell office:value-type="float" office:value="77" calcext:value-type="float">
            <text:p>77</text:p>
          </table:table-cell>
          <table:table-cell office:value-type="percentage" office:value="0.0973958333333333" calcext:value-type="percentage">
            <text:p>9.7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64038833353902" calcext:value-type="percentage">
            <text:p>1.64%</text:p>
          </table:table-cell>
          <table:table-cell office:value-type="percentage" office:value="0.290385282953857" calcext:value-type="percentage">
            <text:p>29.04%</text:p>
          </table:table-cell>
          <table:table-cell office:value-type="percentage" office:value="0.124539028974108" calcext:value-type="percentage">
            <text:p>12.45%</text:p>
          </table:table-cell>
          <table:table-cell office:value-type="percentage" office:value="0.49118772706496" calcext:value-type="percentage">
            <text:p>49.12%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94afe36759e7daffe12188ab5987581d405b06720f1d5acf3f2614f404df380</text:p>
          </table:table-cell>
          <table:table-cell office:value-type="float" office:value="65" calcext:value-type="float">
            <text:p>65</text:p>
          </table:table-cell>
          <table:table-cell office:value-type="percentage" office:value="0.248207720588235" calcext:value-type="percentage">
            <text:p>24.8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688101780773667" calcext:value-type="percentage">
            <text:p>6.88%</text:p>
          </table:table-cell>
          <table:table-cell office:value-type="percentage" office:value="0.355945942130642" calcext:value-type="percentage">
            <text:p>35.59%</text:p>
          </table:table-cell>
          <table:table-cell office:value-type="percentage" office:value="0.440666859172912" calcext:value-type="percentage">
            <text:p>44.07%</text:p>
          </table:table-cell>
          <table:table-cell office:value-type="percentage" office:value="0.492554247621509" calcext:value-type="percentage">
            <text:p>49.26%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8f27ebc74164eddfe989a98a754dcf5a9c85ef599a1321de24bcf097df1814ca</text:p>
          </table:table-cell>
          <table:table-cell office:value-type="float" office:value="13" calcext:value-type="float">
            <text:p>13</text:p>
          </table:table-cell>
          <table:table-cell office:value-type="percentage" office:value="0.475805939031863" calcext:value-type="percentage">
            <text:p>47.5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868864468864469" calcext:value-type="percentage">
            <text:p>8.69%</text:p>
          </table:table-cell>
          <table:table-cell office:value-type="percentage" office:value="0.0508484848484849" calcext:value-type="percentage">
            <text:p>5.08%</text:p>
          </table:table-cell>
          <table:table-cell office:value-type="percentage" office:value="0.108927456982377" calcext:value-type="percentage">
            <text:p>10.89%</text:p>
          </table:table-cell>
          <table:table-cell office:value-type="percentage" office:value="0.313227272727273" calcext:value-type="percentage">
            <text:p>31.32%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e172afb1f43b359f1f0208da9386aefe97c0c1afe202abfe6ec09cdca820990</text:p>
          </table:table-cell>
          <table:table-cell office:value-type="float" office:value="41" calcext:value-type="float">
            <text:p>41</text:p>
          </table:table-cell>
          <table:table-cell office:value-type="percentage" office:value="0.157054227941176" calcext:value-type="percentage">
            <text:p>15.7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2848387631179" calcext:value-type="percentage">
            <text:p>22.85%</text:p>
          </table:table-cell>
          <table:table-cell office:value-type="percentage" office:value="0.638451177121445" calcext:value-type="percentage">
            <text:p>63.85%</text:p>
          </table:table-cell>
          <table:table-cell office:value-type="percentage" office:value="0.574016984259574" calcext:value-type="percentage">
            <text:p>57.40%</text:p>
          </table:table-cell>
          <table:table-cell office:value-type="percentage" office:value="0.833475273524342" calcext:value-type="percentage">
            <text:p>83.35%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e209f6ffa120a72712e1b4c1d3e24d1339227e2936abd4bbd49a636fada423</text:p>
          </table:table-cell>
          <table:table-cell office:value-type="float" office:value="31" calcext:value-type="float">
            <text:p>31</text:p>
          </table:table-cell>
          <table:table-cell office:value-type="percentage" office:value="0.0819163602941176" calcext:value-type="percentage">
            <text:p>8.1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102139778325123" calcext:value-type="percentage">
            <text:p>10.21%</text:p>
          </table:table-cell>
          <table:table-cell office:value-type="percentage" office:value="0.278899515119027" calcext:value-type="percentage">
            <text:p>27.89%</text:p>
          </table:table-cell>
          <table:table-cell office:value-type="percentage" office:value="0.252725789303629" calcext:value-type="percentage">
            <text:p>25.27%</text:p>
          </table:table-cell>
          <table:table-cell office:value-type="percentage" office:value="0.54602191372827" calcext:value-type="percentage">
            <text:p>54.60%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87ea72894f6534b28e740cc34cf5c9eb75d0d8902687fce5fcc08a92e9f41386</text:p>
          </table:table-cell>
          <table:table-cell office:value-type="float" office:value="14" calcext:value-type="float">
            <text:p>14</text:p>
          </table:table-cell>
          <table:table-cell office:value-type="percentage" office:value="0.491705577512255" calcext:value-type="percentage">
            <text:p>49.1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45297619047619" calcext:value-type="percentage">
            <text:p>14.53%</text:p>
          </table:table-cell>
          <table:table-cell office:value-type="percentage" office:value="0.0708890923890924" calcext:value-type="percentage">
            <text:p>7.09%</text:p>
          </table:table-cell>
          <table:table-cell office:value-type="percentage" office:value="0.0749499443826474" calcext:value-type="percentage">
            <text:p>7.49%</text:p>
          </table:table-cell>
          <table:table-cell office:value-type="percentage" office:value="0.356836012957294" calcext:value-type="percentage">
            <text:p>35.68%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02ec007ae8feddb758078b1dfb8010c26886fd3c8babdc308ead8b4a63acbdb</text:p>
          </table:table-cell>
          <table:table-cell office:value-type="float" office:value="71" calcext:value-type="float">
            <text:p>71</text:p>
          </table:table-cell>
          <table:table-cell office:value-type="percentage" office:value="0.087890625" calcext:value-type="percentage">
            <text:p>8.7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0473710317460317" calcext:value-type="percentage">
            <text:p>0.47%</text:p>
          </table:table-cell>
          <table:table-cell office:value-type="percentage" office:value="0.581240408541501" calcext:value-type="percentage">
            <text:p>58.12%</text:p>
          </table:table-cell>
          <table:table-cell office:value-type="percentage" office:value="0.293901457458265" calcext:value-type="percentage">
            <text:p>29.39%</text:p>
          </table:table-cell>
          <table:table-cell office:value-type="percentage" office:value="0.621863685861376" calcext:value-type="percentage">
            <text:p>62.19%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4ee5850b63549794eb3ecd3d5f5673164ac16936e36ecc3700da886e3b616149</text:p>
          </table:table-cell>
          <table:table-cell office:value-type="float" office:value="48" calcext:value-type="float">
            <text:p>48</text:p>
          </table:table-cell>
          <table:table-cell office:value-type="percentage" office:value="0.206587009803922" calcext:value-type="percentage">
            <text:p>20.6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233823641814943" calcext:value-type="percentage">
            <text:p>23.38%</text:p>
          </table:table-cell>
          <table:table-cell office:value-type="percentage" office:value="0.451891972009753" calcext:value-type="percentage">
            <text:p>45.19%</text:p>
          </table:table-cell>
          <table:table-cell office:value-type="percentage" office:value="0.44809381171625" calcext:value-type="percentage">
            <text:p>44.81%</text:p>
          </table:table-cell>
          <table:table-cell office:value-type="percentage" office:value="0.694956604708276" calcext:value-type="percentage">
            <text:p>69.50%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e4c2e2780de7ec4312f0efcd86b07c3738d21df30bb4643659962b4da5505a3</text:p>
          </table:table-cell>
          <table:table-cell office:value-type="float" office:value="62" calcext:value-type="float">
            <text:p>62</text:p>
          </table:table-cell>
          <table:table-cell office:value-type="percentage" office:value="0.554913221507353" calcext:value-type="percentage">
            <text:p>55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79125084159738" calcext:value-type="percentage">
            <text:p>17.91%</text:p>
          </table:table-cell>
          <table:table-cell office:value-type="percentage" office:value="0.264012671296633" calcext:value-type="percentage">
            <text:p>26.40%</text:p>
          </table:table-cell>
          <table:table-cell office:value-type="percentage" office:value="0.232640430252029" calcext:value-type="percentage">
            <text:p>23.26%</text:p>
          </table:table-cell>
          <table:table-cell office:value-type="percentage" office:value="0.497329959533233" calcext:value-type="percentage">
            <text:p>49.73%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bc115ff727e997a88f7cfe4ce817745731a6c753cb9fab6a36e7e66b415a1d3d</text:p>
          </table:table-cell>
          <table:table-cell office:value-type="float" office:value="22" calcext:value-type="float">
            <text:p>22</text:p>
          </table:table-cell>
          <table:table-cell office:value-type="percentage" office:value="0.0469132965686275" calcext:value-type="percentage">
            <text:p>4.6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69041719150415" calcext:value-type="percentage">
            <text:p>46.90%</text:p>
          </table:table-cell>
          <table:table-cell office:value-type="percentage" office:value="0.300439745439745" calcext:value-type="percentage">
            <text:p>30.04%</text:p>
          </table:table-cell>
          <table:table-cell office:value-type="percentage" office:value="0.591116427432217" calcext:value-type="percentage">
            <text:p>59.11%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7b38c9173ebe69b4c6ba7e703c0c27f39305d9b2910f46405993d2ea7a963b80</text:p>
          </table:table-cell>
          <table:table-cell office:value-type="float" office:value="1" calcext:value-type="float">
            <text:p>1</text:p>
          </table:table-cell>
          <table:table-cell office:value-type="percentage" office:value="0.287959558823529" calcext:value-type="percentage">
            <text:p>28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60, 347, 3)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e81c758e1ca177b0942ecad62cf8d321ffc315376135bcbed3df932a6e5b40c0</text:p>
          </table:table-cell>
          <table:table-cell office:value-type="float" office:value="47" calcext:value-type="float">
            <text:p>47</text:p>
          </table:table-cell>
          <table:table-cell office:value-type="percentage" office:value="0.101110600490196" calcext:value-type="percentage">
            <text:p>10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76282051282051" calcext:value-type="percentage">
            <text:p>1.76%</text:p>
          </table:table-cell>
          <table:table-cell office:value-type="percentage" office:value="0.146579129828433" calcext:value-type="percentage">
            <text:p>14.66%</text:p>
          </table:table-cell>
          <table:table-cell office:value-type="percentage" office:value="0.0722130770632684" calcext:value-type="percentage">
            <text:p>7.22%</text:p>
          </table:table-cell>
          <table:table-cell office:value-type="percentage" office:value="0.266681829715348" calcext:value-type="percentage">
            <text:p>26.67%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751ccb64fa767a65a966061218438bd1860695d96bbef11fdb2f0d3b8dedba8</text:p>
          </table:table-cell>
          <table:table-cell office:value-type="float" office:value="28" calcext:value-type="float">
            <text:p>28</text:p>
          </table:table-cell>
          <table:table-cell office:value-type="percentage" office:value="0.0624387254901961" calcext:value-type="percentage">
            <text:p>6.2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79409479409479" calcext:value-type="percentage">
            <text:p>47.94%</text:p>
          </table:table-cell>
          <table:table-cell office:value-type="percentage" office:value="0.237886704647157" calcext:value-type="percentage">
            <text:p>23.79%</text:p>
          </table:table-cell>
          <table:table-cell office:value-type="percentage" office:value="0.612628576737272" calcext:value-type="percentage">
            <text:p>61.26%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b4df20a83b2f38b394c67f1d9d4aef29f9794d5345da3576318374ec3a11490</text:p>
          </table:table-cell>
          <table:table-cell office:value-type="float" office:value="250" calcext:value-type="float">
            <text:p>250</text:p>
          </table:table-cell>
          <table:table-cell office:value-type="percentage" office:value="0.0622472426470588" calcext:value-type="percentage">
            <text:p>6.2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603, 1272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26163096054368" calcext:value-type="percentage">
            <text:p>0.93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700afb1cd830a808e3c6125749612e5d23fd9f9726049a9e0c2061997514e1a7</text:p>
          </table:table-cell>
          <table:table-cell office:value-type="float" office:value="133" calcext:value-type="float">
            <text:p>133</text:p>
          </table:table-cell>
          <table:table-cell office:value-type="percentage" office:value="0.107421875" calcext:value-type="percentage">
            <text:p>10.7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35005787688212" calcext:value-type="percentage">
            <text:p>3.50%</text:p>
          </table:table-cell>
          <table:table-cell office:value-type="percentage" office:value="0.727905495463996" calcext:value-type="percentage">
            <text:p>72.79%</text:p>
          </table:table-cell>
          <table:table-cell office:value-type="percentage" office:value="0.411589527005668" calcext:value-type="percentage">
            <text:p>41.16%</text:p>
          </table:table-cell>
          <table:table-cell office:value-type="percentage" office:value="0.692714089971973" calcext:value-type="percentage">
            <text:p>69.27%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43443ae303cc09cfbea85bfd22b0c4f026342f3dfc3aa1076f27867910d025b</text:p>
          </table:table-cell>
          <table:table-cell office:value-type="float" office:value="62" calcext:value-type="float">
            <text:p>62</text:p>
          </table:table-cell>
          <table:table-cell office:value-type="percentage" office:value="0.203530943627451" calcext:value-type="percentage">
            <text:p>20.3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09905856444898" calcext:value-type="percentage">
            <text:p>10.99%</text:p>
          </table:table-cell>
          <table:table-cell office:value-type="percentage" office:value="0.256706519308235" calcext:value-type="percentage">
            <text:p>25.67%</text:p>
          </table:table-cell>
          <table:table-cell office:value-type="percentage" office:value="0.273195774861654" calcext:value-type="percentage">
            <text:p>27.32%</text:p>
          </table:table-cell>
          <table:table-cell office:value-type="percentage" office:value="0.373379911504158" calcext:value-type="percentage">
            <text:p>37.34%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953211bcc0192e2298087d30e708dba68def9e0c13a3ff3326a18b0962c63adc</text:p>
          </table:table-cell>
          <table:table-cell office:value-type="float" office:value="14" calcext:value-type="float">
            <text:p>14</text:p>
          </table:table-cell>
          <table:table-cell office:value-type="percentage" office:value="0.482329489123775" calcext:value-type="percentage">
            <text:p>48.2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58382352941177" calcext:value-type="percentage">
            <text:p>15.84%</text:p>
          </table:table-cell>
          <table:table-cell office:value-type="percentage" office:value="0.0494635798983625" calcext:value-type="percentage">
            <text:p>4.95%</text:p>
          </table:table-cell>
          <table:table-cell office:value-type="percentage" office:value="0.0799122807017544" calcext:value-type="percentage">
            <text:p>7.99%</text:p>
          </table:table-cell>
          <table:table-cell office:value-type="percentage" office:value="0.352481694432159" calcext:value-type="percentage">
            <text:p>35.25%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52a6b8ae4c8e0a8a07a31b8e3f401d8811bf1942969c198e51dfcbd98520aa60</text:p>
          </table:table-cell>
          <table:table-cell office:value-type="float" office:value="25" calcext:value-type="float">
            <text:p>25</text:p>
          </table:table-cell>
          <table:table-cell office:value-type="percentage" office:value="0.422613491881127" calcext:value-type="percentage">
            <text:p>42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76106934001671" calcext:value-type="percentage">
            <text:p>17.61%</text:p>
          </table:table-cell>
          <table:table-cell office:value-type="percentage" office:value="0.0823703703703704" calcext:value-type="percentage">
            <text:p>8.24%</text:p>
          </table:table-cell>
          <table:table-cell office:value-type="percentage" office:value="0.145891963109354" calcext:value-type="percentage">
            <text:p>14.59%</text:p>
          </table:table-cell>
          <table:table-cell office:value-type="percentage" office:value="0.146398456615848" calcext:value-type="percentage">
            <text:p>14.64%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72e8c49dea44787114fd191f9e97e260f961c6e7ae4715bc95cc91db8d91a4e3</text:p>
          </table:table-cell>
          <table:table-cell office:value-type="float" office:value="25" calcext:value-type="float">
            <text:p>25</text:p>
          </table:table-cell>
          <table:table-cell office:value-type="percentage" office:value="0.179955575980392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36406842858456" calcext:value-type="percentage">
            <text:p>13.64%</text:p>
          </table:table-cell>
          <table:table-cell office:value-type="percentage" office:value="0.300147944950148" calcext:value-type="percentage">
            <text:p>30.01%</text:p>
          </table:table-cell>
          <table:table-cell office:value-type="percentage" office:value="0.292335093553011" calcext:value-type="percentage">
            <text:p>29.23%</text:p>
          </table:table-cell>
          <table:table-cell office:value-type="percentage" office:value="0.337565014687256" calcext:value-type="percentage">
            <text:p>33.76%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b0defa611b75645c0283464ee4163917bad382d335b61e8509f065bf371fa15f</text:p>
          </table:table-cell>
          <table:table-cell office:value-type="float" office:value="23" calcext:value-type="float">
            <text:p>23</text:p>
          </table:table-cell>
          <table:table-cell office:value-type="percentage" office:value="0.0630744485294118" calcext:value-type="percentage">
            <text:p>6.3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2562470070959" calcext:value-type="percentage">
            <text:p>55.26%</text:p>
          </table:table-cell>
          <table:table-cell office:value-type="percentage" office:value="0.500562643983697" calcext:value-type="percentage">
            <text:p>50.06%</text:p>
          </table:table-cell>
          <table:table-cell office:value-type="percentage" office:value="0.722057335780162" calcext:value-type="percentage">
            <text:p>72.21%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a2032c4ed78f3fc64de7e5efd0bec26a81680b07404eaa54a1744b7ab3f8365</text:p>
          </table:table-cell>
          <table:table-cell office:value-type="float" office:value="22" calcext:value-type="float">
            <text:p>22</text:p>
          </table:table-cell>
          <table:table-cell office:value-type="percentage" office:value="0.0667892156862745" calcext:value-type="percentage">
            <text:p>6.6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85060733675621" calcext:value-type="percentage">
            <text:p>68.51%</text:p>
          </table:table-cell>
          <table:table-cell office:value-type="percentage" office:value="0.460657051282051" calcext:value-type="percentage">
            <text:p>46.07%</text:p>
          </table:table-cell>
          <table:table-cell office:value-type="percentage" office:value="0.833834586466165" calcext:value-type="percentage">
            <text:p>83.38%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9fb32aba1c2fd53273dca9abefac944ba747f578da82dfaa1249f332a2324944</text:p>
          </table:table-cell>
          <table:table-cell office:value-type="float" office:value="89" calcext:value-type="float">
            <text:p>89</text:p>
          </table:table-cell>
          <table:table-cell office:value-type="percentage" office:value="0.518037007506127" calcext:value-type="percentage">
            <text:p>51.8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087411615641759" calcext:value-type="percentage">
            <text:p>8.74%</text:p>
          </table:table-cell>
          <table:table-cell office:value-type="percentage" office:value="0.150552964630467" calcext:value-type="percentage">
            <text:p>15.06%</text:p>
          </table:table-cell>
          <table:table-cell office:value-type="percentage" office:value="0.126252829423948" calcext:value-type="percentage">
            <text:p>12.63%</text:p>
          </table:table-cell>
          <table:table-cell office:value-type="percentage" office:value="0.43369190450732" calcext:value-type="percentage">
            <text:p>43.37%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5fe0b7412dd152c41f7afc34ffdf276d4261b6942fa6d36803648e90f2cfc06</text:p>
          </table:table-cell>
          <table:table-cell office:value-type="float" office:value="30" calcext:value-type="float">
            <text:p>30</text:p>
          </table:table-cell>
          <table:table-cell office:value-type="percentage" office:value="0.428986825214461" calcext:value-type="percentage">
            <text:p>42.9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48426697257342" calcext:value-type="percentage">
            <text:p>34.84%</text:p>
          </table:table-cell>
          <table:table-cell office:value-type="percentage" office:value="0.357956857956858" calcext:value-type="percentage">
            <text:p>35.80%</text:p>
          </table:table-cell>
          <table:table-cell office:value-type="percentage" office:value="0.372816645877236" calcext:value-type="percentage">
            <text:p>37.28%</text:p>
          </table:table-cell>
          <table:table-cell office:value-type="percentage" office:value="0.60764738025724" calcext:value-type="percentage">
            <text:p>60.76%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4dbbb275960ab9e4ec2c66c8d3000f7c70c8dce5112df591b95db84e25efa6e9</text:p>
          </table:table-cell>
          <table:table-cell office:value-type="float" office:value="183" calcext:value-type="float">
            <text:p>183</text:p>
          </table:table-cell>
          <table:table-cell office:value-type="percentage" office:value="0.191337316176471" calcext:value-type="percentage">
            <text:p>19.1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.014571104048765" calcext:value-type="percentage">
            <text:p>1.46%</text:p>
          </table:table-cell>
          <table:table-cell office:value-type="percentage" office:value="0.315953288969026" calcext:value-type="percentage">
            <text:p>31.60%</text:p>
          </table:table-cell>
          <table:table-cell office:value-type="percentage" office:value="0.166796916405493" calcext:value-type="percentage">
            <text:p>16.68%</text:p>
          </table:table-cell>
          <table:table-cell office:value-type="percentage" office:value="0.567086239252789" calcext:value-type="percentage">
            <text:p>56.71%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55f98f43c152aa0dc8bea513f8ba558cc57494b81ae4ee816977816e79629c50</text:p>
          </table:table-cell>
          <table:table-cell office:value-type="float" office:value="27" calcext:value-type="float">
            <text:p>27</text:p>
          </table:table-cell>
          <table:table-cell office:value-type="percentage" office:value="0.67583222120098" calcext:value-type="percentage">
            <text:p>67.5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75528711484594" calcext:value-type="percentage">
            <text:p>37.55%</text:p>
          </table:table-cell>
          <table:table-cell office:value-type="percentage" office:value="0.339200341005968" calcext:value-type="percentage">
            <text:p>33.92%</text:p>
          </table:table-cell>
          <table:table-cell office:value-type="percentage" office:value="0.251904761904762" calcext:value-type="percentage">
            <text:p>25.19%</text:p>
          </table:table-cell>
          <table:table-cell office:value-type="percentage" office:value="0.435272195834856" calcext:value-type="percentage">
            <text:p>43.53%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5e695fce80dc03efb6665a9ec14500ab47f4ee9f6437531388dd3cc32c90db1</text:p>
          </table:table-cell>
          <table:table-cell office:value-type="float" office:value="49" calcext:value-type="float">
            <text:p>49</text:p>
          </table:table-cell>
          <table:table-cell office:value-type="percentage" office:value="0.0751378676470589" calcext:value-type="percentage">
            <text:p>7.5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72038334472545" calcext:value-type="percentage">
            <text:p>17.20%</text:p>
          </table:table-cell>
          <table:table-cell office:value-type="percentage" office:value="0.151657321270523" calcext:value-type="percentage">
            <text:p>15.17%</text:p>
          </table:table-cell>
          <table:table-cell office:value-type="percentage" office:value="0.561650949034492" calcext:value-type="percentage">
            <text:p>56.17%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8a65e41c630d85c0004ce1772ff66fbc87aca34cb165f695255b39343fcfc832</text:p>
          </table:table-cell>
          <table:table-cell office:value-type="float" office:value="12" calcext:value-type="float">
            <text:p>12</text:p>
          </table:table-cell>
          <table:table-cell office:value-type="percentage" office:value="0.240004595588235" calcext:value-type="percentage">
            <text:p>24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1515151515152" calcext:value-type="percentage">
            <text:p>11.15%</text:p>
          </table:table-cell>
          <table:table-cell office:value-type="percentage" office:value="0.51449494949495" calcext:value-type="percentage">
            <text:p>51.45%</text:p>
          </table:table-cell>
          <table:table-cell office:value-type="percentage" office:value="0.429090909090909" calcext:value-type="percentage">
            <text:p>42.91%</text:p>
          </table:table-cell>
          <table:table-cell office:value-type="percentage" office:value="0.446445221445222" calcext:value-type="percentage">
            <text:p>44.64%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d54adb80393de7769b9853c0aa2ee9b240905d0e99c59d4ccd99401f327aa05</text:p>
          </table:table-cell>
          <table:table-cell office:value-type="float" office:value="141" calcext:value-type="float">
            <text:p>141</text:p>
          </table:table-cell>
          <table:table-cell office:value-type="percentage" office:value="0.0554457720588235" calcext:value-type="percentage">
            <text:p>5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6212286012549" calcext:value-type="percentage">
            <text:p>66.21%</text:p>
          </table:table-cell>
          <table:table-cell office:value-type="percentage" office:value="0.173736361091482" calcext:value-type="percentage">
            <text:p>17.37%</text:p>
          </table:table-cell>
          <table:table-cell office:value-type="percentage" office:value="0.768289388607223" calcext:value-type="percentage">
            <text:p>76.83%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091944f1d2611c916b98c020bd066667e33f4639159b2a92407fe5a40788856d</text:p>
          </table:table-cell>
          <table:table-cell office:value-type="float" office:value="44" calcext:value-type="float">
            <text:p>44</text:p>
          </table:table-cell>
          <table:table-cell office:value-type="percentage" office:value="0.748322610294118" calcext:value-type="percentage">
            <text:p>74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24, 1024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73001508295626" calcext:value-type="percentage">
            <text:p>2.73%</text:p>
          </table:table-cell>
          <table:table-cell office:value-type="percentage" office:value="0.023474025974026" calcext:value-type="percentage">
            <text:p>2.35%</text:p>
          </table:table-cell>
          <table:table-cell office:value-type="percentage" office:value="0.248780168196521" calcext:value-type="percentage">
            <text:p>24.88%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1d44a26f6680c42ba94c9bc6339228579a95d0e2695b149b7cc0c9592b21baf</text:p>
          </table:table-cell>
          <table:table-cell office:value-type="float" office:value="7" calcext:value-type="float">
            <text:p>7</text:p>
          </table:table-cell>
          <table:table-cell office:value-type="percentage" office:value="0.516034494485294" calcext:value-type="percentage">
            <text:p>51.6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467142857142857" calcext:value-type="percentage">
            <text:p>46.71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401515151515152" calcext:value-type="percentage">
            <text:p>40.15%</text:p>
          </table:table-cell>
          <table:table-cell office:value-type="percentage" office:value="0.366581196581197" calcext:value-type="percentage">
            <text:p>36.66%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139946af9e2c7ef4f0298e622b831dbef5e5c0cd088eb5bc3382f8df9355443d</text:p>
          </table:table-cell>
          <table:table-cell office:value-type="float" office:value="10" calcext:value-type="float">
            <text:p>10</text:p>
          </table:table-cell>
          <table:table-cell office:value-type="percentage" office:value="0.109129901960784" calcext:value-type="percentage">
            <text:p>10.9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9985276161747" calcext:value-type="percentage">
            <text:p>36.00%</text:p>
          </table:table-cell>
          <table:table-cell office:value-type="percentage" office:value="0.409682714945873" calcext:value-type="percentage">
            <text:p>40.97%</text:p>
          </table:table-cell>
          <table:table-cell office:value-type="percentage" office:value="0.676145104895105" calcext:value-type="percentage">
            <text:p>67.61%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102535b0e88374bea4a1cfd9ee7cb3822ff54f4ab2a9845d428ec22f9ee2288</text:p>
          </table:table-cell>
          <table:table-cell office:value-type="float" office:value="375" calcext:value-type="float">
            <text:p>375</text:p>
          </table:table-cell>
          <table:table-cell office:value-type="percentage" office:value="0.0699678308823529" calcext:value-type="percentage">
            <text:p>7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603, 1272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0318375404138" calcext:value-type="percentage">
            <text:p>0.3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59874549725417" calcext:value-type="percentage">
            <text:p>0.96%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89ac06daef5c819309f03d6a35792d1a8a66abb8cb3414013ffe71d3dd9fe96</text:p>
          </table:table-cell>
          <table:table-cell office:value-type="float" office:value="38" calcext:value-type="float">
            <text:p>38</text:p>
          </table:table-cell>
          <table:table-cell office:value-type="percentage" office:value="0.233134191176471" calcext:value-type="percentage">
            <text:p>23.3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762320510484" calcext:value-type="percentage">
            <text:p>11.76%</text:p>
          </table:table-cell>
          <table:table-cell office:value-type="percentage" office:value="0.555151394048769" calcext:value-type="percentage">
            <text:p>55.52%</text:p>
          </table:table-cell>
          <table:table-cell office:value-type="percentage" office:value="0.725200761261159" calcext:value-type="percentage">
            <text:p>72.52%</text:p>
          </table:table-cell>
          <table:table-cell office:value-type="percentage" office:value="0.741329989011943" calcext:value-type="percentage">
            <text:p>74.13%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ad607a203483439fcbc2acecd0a39fb5e5a94a32a94348f5c802c79cfeb6e7c</text:p>
          </table:table-cell>
          <table:table-cell office:value-type="float" office:value="50" calcext:value-type="float">
            <text:p>50</text:p>
          </table:table-cell>
          <table:table-cell office:value-type="percentage" office:value="0.12938112745098" calcext:value-type="percentage">
            <text:p>12.9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90280245541165" calcext:value-type="percentage">
            <text:p>9.03%</text:p>
          </table:table-cell>
          <table:table-cell office:value-type="percentage" office:value="0.408079247092825" calcext:value-type="percentage">
            <text:p>40.81%</text:p>
          </table:table-cell>
          <table:table-cell office:value-type="percentage" office:value="0.306258969875394" calcext:value-type="percentage">
            <text:p>30.63%</text:p>
          </table:table-cell>
          <table:table-cell office:value-type="percentage" office:value="0.680727841669236" calcext:value-type="percentage">
            <text:p>68.07%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84eeec681987753029eb83ea5f3ff7e8b5697783cdb2035f2882d40c9a3f1029</text:p>
          </table:table-cell>
          <table:table-cell office:value-type="float" office:value="1" calcext:value-type="float">
            <text:p>1</text:p>
          </table:table-cell>
          <table:table-cell office:value-type="percentage" office:value="0.152826286764706" calcext:value-type="percentage">
            <text:p>15.2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4e23ecf65040f86420e0201134e538951acdeda84fbb274311f995682044dd64</text:p>
          </table:table-cell>
          <table:table-cell office:value-type="float" office:value="27" calcext:value-type="float">
            <text:p>27</text:p>
          </table:table-cell>
          <table:table-cell office:value-type="percentage" office:value="0.527520183823529" calcext:value-type="percentage">
            <text:p>52.7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32992732233719" calcext:value-type="percentage">
            <text:p>13.30%</text:p>
          </table:table-cell>
          <table:table-cell office:value-type="percentage" office:value="0.291913455893834" calcext:value-type="percentage">
            <text:p>29.19%</text:p>
          </table:table-cell>
          <table:table-cell office:value-type="percentage" office:value="0.414865365931161" calcext:value-type="percentage">
            <text:p>41.49%</text:p>
          </table:table-cell>
          <table:table-cell office:value-type="percentage" office:value="0.582026571312286" calcext:value-type="percentage">
            <text:p>58.20%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402a81e75262469925ea893b6706183832e85324f7b1e08e634129f5d522cdd</text:p>
          </table:table-cell>
          <table:table-cell office:value-type="float" office:value="125" calcext:value-type="float">
            <text:p>125</text:p>
          </table:table-cell>
          <table:table-cell office:value-type="percentage" office:value="0.280055147058824" calcext:value-type="percentage">
            <text:p>28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60, 347, 3)</text:p>
          </table:table-cell>
          <table:table-cell office:value-type="percentage" office:value="0.125523404737354" calcext:value-type="percentage">
            <text:p>12.55%</text:p>
          </table:table-cell>
          <table:table-cell office:value-type="percentage" office:value="0.311885286623394" calcext:value-type="percentage">
            <text:p>31.19%</text:p>
          </table:table-cell>
          <table:table-cell office:value-type="percentage" office:value="0.322562836345245" calcext:value-type="percentage">
            <text:p>32.26%</text:p>
          </table:table-cell>
          <table:table-cell office:value-type="percentage" office:value="0.434820327469532" calcext:value-type="percentage">
            <text:p>43.48%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1400420310c9094361a8a243545187f1d4c2365e081b3bb08c5fa29c7491a55b</text:p>
          </table:table-cell>
          <table:table-cell office:value-type="float" office:value="25" calcext:value-type="float">
            <text:p>25</text:p>
          </table:table-cell>
          <table:table-cell office:value-type="percentage" office:value="0.0701822916666667" calcext:value-type="percentage">
            <text:p>7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12, 640, 3)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209437617626472" calcext:value-type="percentage">
            <text:p>20.94%</text:p>
          </table:table-cell>
          <table:table-cell office:value-type="percentage" office:value="0.170629699908637" calcext:value-type="percentage">
            <text:p>17.06%</text:p>
          </table:table-cell>
          <table:table-cell office:value-type="percentage" office:value="0.536145162712761" calcext:value-type="percentage">
            <text:p>53.61%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bce7ebc40323a0eff6574d0c3842f50f907f55fbfb46c777f0ed9a49e98ff9b</text:p>
          </table:table-cell>
          <table:table-cell office:value-type="float" office:value="27" calcext:value-type="float">
            <text:p>27</text:p>
          </table:table-cell>
          <table:table-cell office:value-type="percentage" office:value="0.0545572916666667" calcext:value-type="percentage">
            <text:p>5.4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08995307524719" calcext:value-type="percentage">
            <text:p>30.90%</text:p>
          </table:table-cell>
          <table:table-cell office:value-type="percentage" office:value="0.16973754789272" calcext:value-type="percentage">
            <text:p>16.97%</text:p>
          </table:table-cell>
          <table:table-cell office:value-type="percentage" office:value="0.538556371165067" calcext:value-type="percentage">
            <text:p>53.86%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7f55678298adb736987d9fb5d1d2daefb08fe5bf4d81b2380bedf9449f79cc38</text:p>
          </table:table-cell>
          <table:table-cell office:value-type="float" office:value="64" calcext:value-type="float">
            <text:p>64</text:p>
          </table:table-cell>
          <table:table-cell office:value-type="percentage" office:value="0.516334507506127" calcext:value-type="percentage">
            <text:p>51.6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87495795904848" calcext:value-type="percentage">
            <text:p>38.75%</text:p>
          </table:table-cell>
          <table:table-cell office:value-type="percentage" office:value="0.406078570536113" calcext:value-type="percentage">
            <text:p>40.61%</text:p>
          </table:table-cell>
          <table:table-cell office:value-type="percentage" office:value="0.376884638796683" calcext:value-type="percentage">
            <text:p>37.69%</text:p>
          </table:table-cell>
          <table:table-cell office:value-type="percentage" office:value="0.505390271141748" calcext:value-type="percentage">
            <text:p>50.54%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5ba4facefc949c920d7054813a3e846b000969da2ed860148bdfd18456f59bcc</text:p>
          </table:table-cell>
          <table:table-cell office:value-type="float" office:value="31" calcext:value-type="float">
            <text:p>31</text:p>
          </table:table-cell>
          <table:table-cell office:value-type="percentage" office:value="0.051202512254902" calcext:value-type="percentage">
            <text:p>5.1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92937085659912" calcext:value-type="percentage">
            <text:p>39.29%</text:p>
          </table:table-cell>
          <table:table-cell office:value-type="percentage" office:value="0.24802873977874" calcext:value-type="percentage">
            <text:p>24.80%</text:p>
          </table:table-cell>
          <table:table-cell office:value-type="percentage" office:value="0.541619047619048" calcext:value-type="percentage">
            <text:p>54.16%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f3e512b5fb860e5855d0c05b6cf5a6bcc7792e4be1f0bdab5a00af0e18435c0</text:p>
          </table:table-cell>
          <table:table-cell office:value-type="float" office:value="13" calcext:value-type="float">
            <text:p>13</text:p>
          </table:table-cell>
          <table:table-cell office:value-type="percentage" office:value="0.090234375" calcext:value-type="percentage">
            <text:p>9.0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51282051282051" calcext:value-type="percentage">
            <text:p>5.51%</text:p>
          </table:table-cell>
          <table:table-cell office:value-type="percentage" office:value="0.523254245754246" calcext:value-type="percentage">
            <text:p>52.33%</text:p>
          </table:table-cell>
          <table:table-cell office:value-type="percentage" office:value="0.32376991429623" calcext:value-type="percentage">
            <text:p>32.38%</text:p>
          </table:table-cell>
          <table:table-cell office:value-type="percentage" office:value="0.613923723335488" calcext:value-type="percentage">
            <text:p>61.39%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b67a6e5da8b1cfa5319d94a7d3f8b706725753346c37a4636bf7382e98b3c5df</text:p>
          </table:table-cell>
          <table:table-cell office:value-type="float" office:value="11" calcext:value-type="float">
            <text:p>11</text:p>
          </table:table-cell>
          <table:table-cell office:value-type="percentage" office:value="0.206227022058824" calcext:value-type="percentage">
            <text:p>20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79091741591742" calcext:value-type="percentage">
            <text:p>37.91%</text:p>
          </table:table-cell>
          <table:table-cell office:value-type="percentage" office:value="0.678234265734266" calcext:value-type="percentage">
            <text:p>67.82%</text:p>
          </table:table-cell>
          <table:table-cell office:value-type="percentage" office:value="0.450064935064935" calcext:value-type="percentage">
            <text:p>45.01%</text:p>
          </table:table-cell>
          <table:table-cell office:value-type="percentage" office:value="0.652777777777778" calcext:value-type="percentage">
            <text:p>65.28%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92e7e86e765e05ce331c07a6d14f0a696eac7ee40058699243900f40b696d7aa</text:p>
          </table:table-cell>
          <table:table-cell office:value-type="float" office:value="12" calcext:value-type="float">
            <text:p>12</text:p>
          </table:table-cell>
          <table:table-cell office:value-type="percentage" office:value="0.136619178921569" calcext:value-type="percentage">
            <text:p>13.6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34545454545455" calcext:value-type="percentage">
            <text:p>23.45%</text:p>
          </table:table-cell>
          <table:table-cell office:value-type="percentage" office:value="0.526542207792208" calcext:value-type="percentage">
            <text:p>52.65%</text:p>
          </table:table-cell>
          <table:table-cell office:value-type="percentage" office:value="0.399100692908742" calcext:value-type="percentage">
            <text:p>39.91%</text:p>
          </table:table-cell>
          <table:table-cell office:value-type="percentage" office:value="0.651948051948052" calcext:value-type="percentage">
            <text:p>65.19%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b909aa8f6f4bec37c3fb6ff5a85d166162d07983506fcc57be742b0f9dbafbf7</text:p>
          </table:table-cell>
          <table:table-cell office:value-type="float" office:value="9" calcext:value-type="float">
            <text:p>9</text:p>
          </table:table-cell>
          <table:table-cell office:value-type="percentage" office:value="0.456933345588235" calcext:value-type="percentage">
            <text:p>45.6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256338383838384" calcext:value-type="percentage">
            <text:p>25.63%</text:p>
          </table:table-cell>
          <table:table-cell office:value-type="percentage" office:value="0.241092241092241" calcext:value-type="percentage">
            <text:p>24.11%</text:p>
          </table:table-cell>
          <table:table-cell office:value-type="percentage" office:value="0.278550616050616" calcext:value-type="percentage">
            <text:p>27.86%</text:p>
          </table:table-cell>
          <table:table-cell office:value-type="percentage" office:value="0.520808080808081" calcext:value-type="percentage">
            <text:p>52.08%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effce59a1a3eb0a6a05992bb7423c39c7d52865846da36d89e2a72c379e5398</text:p>
          </table:table-cell>
          <table:table-cell office:value-type="float" office:value="38" calcext:value-type="float">
            <text:p>38</text:p>
          </table:table-cell>
          <table:table-cell office:value-type="percentage" office:value="0.262522977941176" calcext:value-type="percentage">
            <text:p>2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0604838499575" calcext:value-type="percentage">
            <text:p>12.06%</text:p>
          </table:table-cell>
          <table:table-cell office:value-type="percentage" office:value="0.442485659867803" calcext:value-type="percentage">
            <text:p>44.25%</text:p>
          </table:table-cell>
          <table:table-cell office:value-type="percentage" office:value="0.480582692161639" calcext:value-type="percentage">
            <text:p>48.06%</text:p>
          </table:table-cell>
          <table:table-cell office:value-type="percentage" office:value="0.337871100130029" calcext:value-type="percentage">
            <text:p>33.79%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a47f0b303b1d525b52452ae3a8553b2d61d719a28aee547e2ef1fc6730a078f</text:p>
          </table:table-cell>
          <table:table-cell office:value-type="float" office:value="31" calcext:value-type="float">
            <text:p>31</text:p>
          </table:table-cell>
          <table:table-cell office:value-type="percentage" office:value="0.0939338235294118" calcext:value-type="percentage">
            <text:p>9.3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45151515151515" calcext:value-type="percentage">
            <text:p>3.45%</text:p>
          </table:table-cell>
          <table:table-cell office:value-type="percentage" office:value="0.392210355720136" calcext:value-type="percentage">
            <text:p>39.22%</text:p>
          </table:table-cell>
          <table:table-cell office:value-type="percentage" office:value="0.182378329684364" calcext:value-type="percentage">
            <text:p>18.24%</text:p>
          </table:table-cell>
          <table:table-cell office:value-type="percentage" office:value="0.394311510716731" calcext:value-type="percentage">
            <text:p>39.43%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96109cbebcf206f20035cbde414e43872074eee8d839ba214feed9cd36277a1</text:p>
          </table:table-cell>
          <table:table-cell office:value-type="float" office:value="23" calcext:value-type="float">
            <text:p>23</text:p>
          </table:table-cell>
          <table:table-cell office:value-type="percentage" office:value="0.0780101102941176" calcext:value-type="percentage">
            <text:p>7.8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64282879950399" calcext:value-type="percentage">
            <text:p>46.43%</text:p>
          </table:table-cell>
          <table:table-cell office:value-type="percentage" office:value="0.328650793650794" calcext:value-type="percentage">
            <text:p>32.87%</text:p>
          </table:table-cell>
          <table:table-cell office:value-type="percentage" office:value="0.516952485984744" calcext:value-type="percentage">
            <text:p>51.70%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d02c4b5921e916b9ddfb2f741fd6cf8d0e571ad51eb20e021c826b5fb87350e</text:p>
          </table:table-cell>
          <table:table-cell office:value-type="float" office:value="17" calcext:value-type="float">
            <text:p>17</text:p>
          </table:table-cell>
          <table:table-cell office:value-type="percentage" office:value="0.656208330269608" calcext:value-type="percentage">
            <text:p>65.6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56898656898657" calcext:value-type="percentage">
            <text:p>35.69%</text:p>
          </table:table-cell>
          <table:table-cell office:value-type="percentage" office:value="0.291665315248907" calcext:value-type="percentage">
            <text:p>29.17%</text:p>
          </table:table-cell>
          <table:table-cell office:value-type="percentage" office:value="0.283995859213251" calcext:value-type="percentage">
            <text:p>28.40%</text:p>
          </table:table-cell>
          <table:table-cell office:value-type="percentage" office:value="0.343153557380237" calcext:value-type="percentage">
            <text:p>34.32%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30311520606ec99b6a810ae1a9a753df991777d374212423bb075c408a98ed74</text:p>
          </table:table-cell>
          <table:table-cell office:value-type="float" office:value="46" calcext:value-type="float">
            <text:p>46</text:p>
          </table:table-cell>
          <table:table-cell office:value-type="percentage" office:value="0.360102634803922" calcext:value-type="percentage">
            <text:p>36.0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5981859837429" calcext:value-type="percentage">
            <text:p>16.60%</text:p>
          </table:table-cell>
          <table:table-cell office:value-type="percentage" office:value="0.268293917260323" calcext:value-type="percentage">
            <text:p>26.83%</text:p>
          </table:table-cell>
          <table:table-cell office:value-type="percentage" office:value="0.288051333763189" calcext:value-type="percentage">
            <text:p>28.81%</text:p>
          </table:table-cell>
          <table:table-cell office:value-type="percentage" office:value="0.493334163523803" calcext:value-type="percentage">
            <text:p>49.33%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9e4f8ec60a0d622a02c0e16eedcc0101f88ddefbcec2383946c4572b57a1e43a</text:p>
          </table:table-cell>
          <table:table-cell office:value-type="float" office:value="53" calcext:value-type="float">
            <text:p>53</text:p>
          </table:table-cell>
          <table:table-cell office:value-type="percentage" office:value="0.233838848039216" calcext:value-type="percentage">
            <text:p>23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859905748297629" calcext:value-type="percentage">
            <text:p>8.60%</text:p>
          </table:table-cell>
          <table:table-cell office:value-type="percentage" office:value="0.42122654319761" calcext:value-type="percentage">
            <text:p>42.12%</text:p>
          </table:table-cell>
          <table:table-cell office:value-type="percentage" office:value="0.499775858615632" calcext:value-type="percentage">
            <text:p>49.98%</text:p>
          </table:table-cell>
          <table:table-cell office:value-type="percentage" office:value="0.500975554239261" calcext:value-type="percentage">
            <text:p>50.10%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76ff33ae9da28f9cd8bdce465d45f1eca399db3ffa83847535708e0d511fe38</text:p>
          </table:table-cell>
          <table:table-cell office:value-type="float" office:value="90" calcext:value-type="float">
            <text:p>90</text:p>
          </table:table-cell>
          <table:table-cell office:value-type="percentage" office:value="0.0622855392156863" calcext:value-type="percentage">
            <text:p>6.2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520, 696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33670260644115" calcext:value-type="percentage">
            <text:p>63.37%</text:p>
          </table:table-cell>
          <table:table-cell office:value-type="percentage" office:value="0.188578074886802" calcext:value-type="percentage">
            <text:p>18.86%</text:p>
          </table:table-cell>
          <table:table-cell office:value-type="percentage" office:value="0.823808997345693" calcext:value-type="percentage">
            <text:p>82.38%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81ca7ee25e733ff37240c34c8e3044d9937bb0166e315952ebde3f237ecb86f</text:p>
          </table:table-cell>
          <table:table-cell office:value-type="float" office:value="20" calcext:value-type="float">
            <text:p>20</text:p>
          </table:table-cell>
          <table:table-cell office:value-type="percentage" office:value="0.198452818627451" calcext:value-type="percentage">
            <text:p>19.8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310118057000208" calcext:value-type="percentage">
            <text:p>31.01%</text:p>
          </table:table-cell>
          <table:table-cell office:value-type="percentage" office:value="0.508807858807859" calcext:value-type="percentage">
            <text:p>50.88%</text:p>
          </table:table-cell>
          <table:table-cell office:value-type="percentage" office:value="0.593350649350649" calcext:value-type="percentage">
            <text:p>59.34%</text:p>
          </table:table-cell>
          <table:table-cell office:value-type="percentage" office:value="0.69537677568427" calcext:value-type="percentage">
            <text:p>69.54%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0d6dfcc95e4d087d232378f860fc3ef9f95ea5a4c26d623a0be091f820a793f</text:p>
          </table:table-cell>
          <table:table-cell office:value-type="float" office:value="22" calcext:value-type="float">
            <text:p>22</text:p>
          </table:table-cell>
          <table:table-cell office:value-type="percentage" office:value="0.126202512254902" calcext:value-type="percentage">
            <text:p>12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5198663006517" calcext:value-type="percentage">
            <text:p>17.52%</text:p>
          </table:table-cell>
          <table:table-cell office:value-type="percentage" office:value="0.641412727168162" calcext:value-type="percentage">
            <text:p>64.14%</text:p>
          </table:table-cell>
          <table:table-cell office:value-type="percentage" office:value="0.493588772338772" calcext:value-type="percentage">
            <text:p>49.36%</text:p>
          </table:table-cell>
          <table:table-cell office:value-type="percentage" office:value="0.766538461538462" calcext:value-type="percentage">
            <text:p>76.65%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75120baa6abcbfe750a4eb223b8c10ae6bc3bebdda7b00d9a78bc2472fa28625</text:p>
          </table:table-cell>
          <table:table-cell office:value-type="float" office:value="33" calcext:value-type="float">
            <text:p>33</text:p>
          </table:table-cell>
          <table:table-cell office:value-type="percentage" office:value="0.152450980392157" calcext:value-type="percentage">
            <text:p>15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69574816203224" calcext:value-type="percentage">
            <text:p>16.96%</text:p>
          </table:table-cell>
          <table:table-cell office:value-type="percentage" office:value="0.559159012997488" calcext:value-type="percentage">
            <text:p>55.92%</text:p>
          </table:table-cell>
          <table:table-cell office:value-type="percentage" office:value="0.508492094067061" calcext:value-type="percentage">
            <text:p>50.85%</text:p>
          </table:table-cell>
          <table:table-cell office:value-type="percentage" office:value="0.595682594397767" calcext:value-type="percentage">
            <text:p>59.57%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8b77284d6f37ab3fc826139ebadaec3b9d81c552fe525c3547bbbd6c65ac0d83</text:p>
          </table:table-cell>
          <table:table-cell office:value-type="float" office:value="7" calcext:value-type="float">
            <text:p>7</text:p>
          </table:table-cell>
          <table:table-cell office:value-type="percentage" office:value="0.114276960784314" calcext:value-type="percentage">
            <text:p>11.4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8214285714286" calcext:value-type="percentage">
            <text:p>14.82%</text:p>
          </table:table-cell>
          <table:table-cell office:value-type="percentage" office:value="0.562742812742813" calcext:value-type="percentage">
            <text:p>56.27%</text:p>
          </table:table-cell>
          <table:table-cell office:value-type="percentage" office:value="0.332187257187257" calcext:value-type="percentage">
            <text:p>33.22%</text:p>
          </table:table-cell>
          <table:table-cell office:value-type="percentage" office:value="0.916666666666667" calcext:value-type="percentage">
            <text:p>91.67%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ed5be4b63e9506ad64660dd92a098ffcc0325195298c13c815a73773f1efc279</text:p>
          </table:table-cell>
          <table:table-cell office:value-type="float" office:value="42" calcext:value-type="float">
            <text:p>42</text:p>
          </table:table-cell>
          <table:table-cell office:value-type="percentage" office:value="0.589217261795343" calcext:value-type="percentage">
            <text:p>58.9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332020822750636" calcext:value-type="percentage">
            <text:p>33.20%</text:p>
          </table:table-cell>
          <table:table-cell office:value-type="percentage" office:value="0.255855253246558" calcext:value-type="percentage">
            <text:p>25.59%</text:p>
          </table:table-cell>
          <table:table-cell office:value-type="percentage" office:value="0.238143828662006" calcext:value-type="percentage">
            <text:p>23.81%</text:p>
          </table:table-cell>
          <table:table-cell office:value-type="percentage" office:value="0.52969827602823" calcext:value-type="percentage">
            <text:p>52.97%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2815f2f616d92be35c7e8dcfe592deec88516aef9ffc9b21257f52b7d6d0354</text:p>
          </table:table-cell>
          <table:table-cell office:value-type="float" office:value="14" calcext:value-type="float">
            <text:p>14</text:p>
          </table:table-cell>
          <table:table-cell office:value-type="percentage" office:value="0.185431985294118" calcext:value-type="percentage">
            <text:p>18.5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99937799043062" calcext:value-type="percentage">
            <text:p>29.99%</text:p>
          </table:table-cell>
          <table:table-cell office:value-type="percentage" office:value="0.494915932556598" calcext:value-type="percentage">
            <text:p>49.49%</text:p>
          </table:table-cell>
          <table:table-cell office:value-type="percentage" office:value="0.602074303405573" calcext:value-type="percentage">
            <text:p>60.21%</text:p>
          </table:table-cell>
          <table:table-cell office:value-type="percentage" office:value="0.666961816305469" calcext:value-type="percentage">
            <text:p>66.70%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ae570a676961482848b5097038ef5e407df7a66a8e1c9b0567da599565a6b142</text:p>
          </table:table-cell>
          <table:table-cell office:value-type="float" office:value="75" calcext:value-type="float">
            <text:p>75</text:p>
          </table:table-cell>
          <table:table-cell office:value-type="percentage" office:value="0.463071140471814" calcext:value-type="percentage">
            <text:p>46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3331544784688" calcext:value-type="percentage">
            <text:p>13.33%</text:p>
          </table:table-cell>
          <table:table-cell office:value-type="percentage" office:value="0.18482066823927" calcext:value-type="percentage">
            <text:p>18.48%</text:p>
          </table:table-cell>
          <table:table-cell office:value-type="percentage" office:value="0.187277054273162" calcext:value-type="percentage">
            <text:p>18.73%</text:p>
          </table:table-cell>
          <table:table-cell office:value-type="percentage" office:value="0.30551726620355" calcext:value-type="percentage">
            <text:p>30.55%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9bb6e39d5f4415bc7554842ee5d1280403a602f2ba56122b87f453a62d37c06e</text:p>
          </table:table-cell>
          <table:table-cell office:value-type="float" office:value="132" calcext:value-type="float">
            <text:p>132</text:p>
          </table:table-cell>
          <table:table-cell office:value-type="percentage" office:value="0.341927083333333" calcext:value-type="percentage">
            <text:p>34.1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60, 347, 3)</text:p>
          </table:table-cell>
          <table:table-cell office:value-type="percentage" office:value="0.150621829147253" calcext:value-type="percentage">
            <text:p>15.06%</text:p>
          </table:table-cell>
          <table:table-cell office:value-type="percentage" office:value="0.389306015915493" calcext:value-type="percentage">
            <text:p>38.93%</text:p>
          </table:table-cell>
          <table:table-cell office:value-type="percentage" office:value="0.350932653609943" calcext:value-type="percentage">
            <text:p>35.09%</text:p>
          </table:table-cell>
          <table:table-cell office:value-type="percentage" office:value="0.454171713796968" calcext:value-type="percentage">
            <text:p>45.42%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2ce593bddf9998ce3b76328c0151d0ba4b644c293aca7f6254e521c448b305f</text:p>
          </table:table-cell>
          <table:table-cell office:value-type="float" office:value="12" calcext:value-type="float">
            <text:p>12</text:p>
          </table:table-cell>
          <table:table-cell office:value-type="percentage" office:value="0.116551776960784" calcext:value-type="percentage">
            <text:p>11.6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47552447552448" calcext:value-type="percentage">
            <text:p>14.76%</text:p>
          </table:table-cell>
          <table:table-cell office:value-type="percentage" office:value="0.412859968548823" calcext:value-type="percentage">
            <text:p>41.29%</text:p>
          </table:table-cell>
          <table:table-cell office:value-type="percentage" office:value="0.398889786683904" calcext:value-type="percentage">
            <text:p>39.89%</text:p>
          </table:table-cell>
          <table:table-cell office:value-type="percentage" office:value="0.876666666666667" calcext:value-type="percentage">
            <text:p>87.67%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f9e429c12f4477221b5b855a5f494fda2ef6d064ff75b061ffaf093e91758c5</text:p>
          </table:table-cell>
          <table:table-cell office:value-type="float" office:value="77" calcext:value-type="float">
            <text:p>77</text:p>
          </table:table-cell>
          <table:table-cell office:value-type="percentage" office:value="0.184145220588235" calcext:value-type="percentage">
            <text:p>18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100961538461538" calcext:value-type="percentage">
            <text:p>1.01%</text:p>
          </table:table-cell>
          <table:table-cell office:value-type="percentage" office:value="0.481203358649635" calcext:value-type="percentage">
            <text:p>48.12%</text:p>
          </table:table-cell>
          <table:table-cell office:value-type="percentage" office:value="0.549429099587091" calcext:value-type="percentage">
            <text:p>54.94%</text:p>
          </table:table-cell>
          <table:table-cell office:value-type="percentage" office:value="0.553708275807808" calcext:value-type="percentage">
            <text:p>55.37%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58406ed8ef944831c413c3424dc2b07e59aef13eb1ff16acbb3402b38b5de0bd</text:p>
          </table:table-cell>
          <table:table-cell office:value-type="float" office:value="18" calcext:value-type="float">
            <text:p>18</text:p>
          </table:table-cell>
          <table:table-cell office:value-type="percentage" office:value="0.0741268382352941" calcext:value-type="percentage">
            <text:p>7.4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3817575613241" calcext:value-type="percentage">
            <text:p>61.38%</text:p>
          </table:table-cell>
          <table:table-cell office:value-type="percentage" office:value="0.295978141640574" calcext:value-type="percentage">
            <text:p>29.60%</text:p>
          </table:table-cell>
          <table:table-cell office:value-type="percentage" office:value="0.7344007996002" calcext:value-type="percentage">
            <text:p>73.44%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6b16c885c0b2bc0d0eb2bb2eeb0a2753ebafb5a7a91da10e89b0b0478984637</text:p>
          </table:table-cell>
          <table:table-cell office:value-type="float" office:value="8" calcext:value-type="float">
            <text:p>8</text:p>
          </table:table-cell>
          <table:table-cell office:value-type="percentage" office:value="0.0863893995098039" calcext:value-type="percentage">
            <text:p>8.6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55555555555556" calcext:value-type="percentage">
            <text:p>5.56%</text:p>
          </table:table-cell>
          <table:table-cell office:value-type="percentage" office:value="0.448473748473749" calcext:value-type="percentage">
            <text:p>44.85%</text:p>
          </table:table-cell>
          <table:table-cell office:value-type="percentage" office:value="0.464285714285714" calcext:value-type="percentage">
            <text:p>46.43%</text:p>
          </table:table-cell>
          <table:table-cell office:value-type="percentage" office:value="0.613986013986014" calcext:value-type="percentage">
            <text:p>61.40%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81e2dd950e6df28a4fe202a40afa98b202981f65a5ca05b389749290eb87c883</text:p>
          </table:table-cell>
          <table:table-cell office:value-type="float" office:value="11" calcext:value-type="float">
            <text:p>11</text:p>
          </table:table-cell>
          <table:table-cell office:value-type="percentage" office:value="0.109581801470588" calcext:value-type="percentage">
            <text:p>10.96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2527472527473" calcext:value-type="percentage">
            <text:p>17.25%</text:p>
          </table:table-cell>
          <table:table-cell office:value-type="percentage" office:value="0.630618401206637" calcext:value-type="percentage">
            <text:p>63.06%</text:p>
          </table:table-cell>
          <table:table-cell office:value-type="percentage" office:value="0.481929181929182" calcext:value-type="percentage">
            <text:p>48.19%</text:p>
          </table:table-cell>
          <table:table-cell office:value-type="percentage" office:value="0.852222222222222" calcext:value-type="percentage">
            <text:p>85.22%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4e92129f4e8066d6f560d6022cd343a2245939aa49d8b06cddbd9bfc7e7eeb0e</text:p>
          </table:table-cell>
          <table:table-cell office:value-type="float" office:value="46" calcext:value-type="float">
            <text:p>46</text:p>
          </table:table-cell>
          <table:table-cell office:value-type="percentage" office:value="0.600141335018382" calcext:value-type="percentage">
            <text:p>60.0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528445490746084" calcext:value-type="percentage">
            <text:p>52.84%</text:p>
          </table:table-cell>
          <table:table-cell office:value-type="percentage" office:value="0.388344993730885" calcext:value-type="percentage">
            <text:p>38.83%</text:p>
          </table:table-cell>
          <table:table-cell office:value-type="percentage" office:value="0.446499855251748" calcext:value-type="percentage">
            <text:p>44.65%</text:p>
          </table:table-cell>
          <table:table-cell office:value-type="percentage" office:value="0.580948736054481" calcext:value-type="percentage">
            <text:p>58.09%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f9a4212ecb67bb4e58eba62f293b91f9d6f1dde73e38fa891c75661d419fc97</text:p>
          </table:table-cell>
          <table:table-cell office:value-type="float" office:value="26" calcext:value-type="float">
            <text:p>26</text:p>
          </table:table-cell>
          <table:table-cell office:value-type="percentage" office:value="0.101493566176471" calcext:value-type="percentage">
            <text:p>10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378917378917379" calcext:value-type="percentage">
            <text:p>3.79%</text:p>
          </table:table-cell>
          <table:table-cell office:value-type="percentage" office:value="0.669875957322391" calcext:value-type="percentage">
            <text:p>66.99%</text:p>
          </table:table-cell>
          <table:table-cell office:value-type="percentage" office:value="0.236952347188724" calcext:value-type="percentage">
            <text:p>23.70%</text:p>
          </table:table-cell>
          <table:table-cell office:value-type="percentage" office:value="0.87230888523992" calcext:value-type="percentage">
            <text:p>87.23%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bca32daaae36a872a11da4eaff65d1068ff3f154eedc9d3fc0c214a4e5d32bd</text:p>
          </table:table-cell>
          <table:table-cell office:value-type="float" office:value="112" calcext:value-type="float">
            <text:p>112</text:p>
          </table:table-cell>
          <table:table-cell office:value-type="percentage" office:value="0.499820444240196" calcext:value-type="percentage">
            <text:p>49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1710048049052" calcext:value-type="percentage">
            <text:p>17.10%</text:p>
          </table:table-cell>
          <table:table-cell office:value-type="percentage" office:value="0.17434643018279" calcext:value-type="percentage">
            <text:p>17.43%</text:p>
          </table:table-cell>
          <table:table-cell office:value-type="percentage" office:value="0.171259587375348" calcext:value-type="percentage">
            <text:p>17.13%</text:p>
          </table:table-cell>
          <table:table-cell office:value-type="percentage" office:value="0.27090208577563" calcext:value-type="percentage">
            <text:p>27.09%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0a75e0322f11cead4219aa530673fe5eef67580fb6fccc254963c9fc6b58aa1</text:p>
          </table:table-cell>
          <table:table-cell office:value-type="float" office:value="12" calcext:value-type="float">
            <text:p>12</text:p>
          </table:table-cell>
          <table:table-cell office:value-type="percentage" office:value="0.0939338235294118" calcext:value-type="percentage">
            <text:p>9.3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05128205128205" calcext:value-type="percentage">
            <text:p>7.05%</text:p>
          </table:table-cell>
          <table:table-cell office:value-type="percentage" office:value="0.619193912382767" calcext:value-type="percentage">
            <text:p>61.92%</text:p>
          </table:table-cell>
          <table:table-cell office:value-type="percentage" office:value="0.384432007620862" calcext:value-type="percentage">
            <text:p>38.44%</text:p>
          </table:table-cell>
          <table:table-cell office:value-type="percentage" office:value="0.813809523809524" calcext:value-type="percentage">
            <text:p>81.38%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7eaaf420b5204c4a42577428b7cd897a53ef07b759ccbba3ed30a3548ca5605</text:p>
          </table:table-cell>
          <table:table-cell office:value-type="float" office:value="11" calcext:value-type="float">
            <text:p>11</text:p>
          </table:table-cell>
          <table:table-cell office:value-type="percentage" office:value="0.0934129901960784" calcext:value-type="percentage">
            <text:p>9.3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583333333333333" calcext:value-type="percentage">
            <text:p>5.83%</text:p>
          </table:table-cell>
          <table:table-cell office:value-type="percentage" office:value="0.581626984126984" calcext:value-type="percentage">
            <text:p>58.16%</text:p>
          </table:table-cell>
          <table:table-cell office:value-type="percentage" office:value="0.212132650631103" calcext:value-type="percentage">
            <text:p>21.21%</text:p>
          </table:table-cell>
          <table:table-cell office:value-type="percentage" office:value="0.801666666666666" calcext:value-type="percentage">
            <text:p>80.17%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dda64c47361b0d1a146e5b7b48dc6b7de615ea80b31f01227a3b16469589528</text:p>
          </table:table-cell>
          <table:table-cell office:value-type="float" office:value="30" calcext:value-type="float">
            <text:p>30</text:p>
          </table:table-cell>
          <table:table-cell office:value-type="percentage" office:value="0.113265931372549" calcext:value-type="percentage">
            <text:p>11.3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22424242424242" calcext:value-type="percentage">
            <text:p>12.24%</text:p>
          </table:table-cell>
          <table:table-cell office:value-type="percentage" office:value="0.363151118197376" calcext:value-type="percentage">
            <text:p>36.32%</text:p>
          </table:table-cell>
          <table:table-cell office:value-type="percentage" office:value="0.216269492824353" calcext:value-type="percentage">
            <text:p>21.63%</text:p>
          </table:table-cell>
          <table:table-cell office:value-type="percentage" office:value="0.393238434050832" calcext:value-type="percentage">
            <text:p>39.32%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2903040e19ddf92f452907644ad3822918f54af41dd85e5a3fe3e1b6d6f9339</text:p>
          </table:table-cell>
          <table:table-cell office:value-type="float" office:value="23" calcext:value-type="float">
            <text:p>23</text:p>
          </table:table-cell>
          <table:table-cell office:value-type="percentage" office:value="0.0625229779411765" calcext:value-type="percentage">
            <text:p>6.2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7573875399962" calcext:value-type="percentage">
            <text:p>58.76%</text:p>
          </table:table-cell>
          <table:table-cell office:value-type="percentage" office:value="0.210579322409968" calcext:value-type="percentage">
            <text:p>21.06%</text:p>
          </table:table-cell>
          <table:table-cell office:value-type="percentage" office:value="0.68784496698617" calcext:value-type="percentage">
            <text:p>68.78%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abfee30b46d23569c63fa7253ef10b2407fbe8023035a5030252313cb718097</text:p>
          </table:table-cell>
          <table:table-cell office:value-type="float" office:value="10" calcext:value-type="float">
            <text:p>10</text:p>
          </table:table-cell>
          <table:table-cell office:value-type="percentage" office:value="0.101723345588235" calcext:value-type="percentage">
            <text:p>10.1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74312770562771" calcext:value-type="percentage">
            <text:p>47.43%</text:p>
          </table:table-cell>
          <table:table-cell office:value-type="percentage" office:value="0.326966454598033" calcext:value-type="percentage">
            <text:p>32.70%</text:p>
          </table:table-cell>
          <table:table-cell office:value-type="percentage" office:value="0.717647058823529" calcext:value-type="percentage">
            <text:p>71.76%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4c44fc5f5bf213e2be6091ccaed49d8bf039d78f6fbd9c4d7b7428cfcb2eda4</text:p>
          </table:table-cell>
          <table:table-cell office:value-type="float" office:value="37" calcext:value-type="float">
            <text:p>37</text:p>
          </table:table-cell>
          <table:table-cell office:value-type="percentage" office:value="0.569987882965686" calcext:value-type="percentage">
            <text:p>57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441965236893748" calcext:value-type="percentage">
            <text:p>44.20%</text:p>
          </table:table-cell>
          <table:table-cell office:value-type="percentage" office:value="0.425891262810648" calcext:value-type="percentage">
            <text:p>42.59%</text:p>
          </table:table-cell>
          <table:table-cell office:value-type="percentage" office:value="0.389897232331443" calcext:value-type="percentage">
            <text:p>38.99%</text:p>
          </table:table-cell>
          <table:table-cell office:value-type="percentage" office:value="0.612028985753226" calcext:value-type="percentage">
            <text:p>61.20%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589f86dee5b480a88dd4f77eeaffe2c4d70aefdf879a4096dde1fa4d41055b8f</text:p>
          </table:table-cell>
          <table:table-cell office:value-type="float" office:value="8" calcext:value-type="float">
            <text:p>8</text:p>
          </table:table-cell>
          <table:table-cell office:value-type="percentage" office:value="0.439817513020833" calcext:value-type="percentage">
            <text:p>43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56, 320, 3)</text:p>
          </table:table-cell>
          <table:table-cell office:value-type="percentage" office:value="0.523015873015873" calcext:value-type="percentage">
            <text:p>52.30%</text:p>
          </table:table-cell>
          <table:table-cell office:value-type="percentage" office:value="0.37987012987013" calcext:value-type="percentage">
            <text:p>37.99%</text:p>
          </table:table-cell>
          <table:table-cell office:value-type="percentage" office:value="0.381212121212121" calcext:value-type="percentage">
            <text:p>38.12%</text:p>
          </table:table-cell>
          <table:table-cell office:value-type="percentage" office:value="0.751948051948052" calcext:value-type="percentage">
            <text:p>75.19%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34c9f4eb2af8b8f46b1d88b74bde16f4614cd08948c2f1d817eb629afc512e7a</text:p>
          </table:table-cell>
          <table:table-cell office:value-type="float" office:value="13" calcext:value-type="float">
            <text:p>13</text:p>
          </table:table-cell>
          <table:table-cell office:value-type="percentage" office:value="0.101447610294118" calcext:value-type="percentage">
            <text:p>10.1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14638278388278" calcext:value-type="percentage">
            <text:p>11.46%</text:p>
          </table:table-cell>
          <table:table-cell office:value-type="percentage" office:value="0.473893405188162" calcext:value-type="percentage">
            <text:p>47.39%</text:p>
          </table:table-cell>
          <table:table-cell office:value-type="percentage" office:value="0.446706349206349" calcext:value-type="percentage">
            <text:p>44.67%</text:p>
          </table:table-cell>
          <table:table-cell office:value-type="percentage" office:value="0.840178571428572" calcext:value-type="percentage">
            <text:p>84.02%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322c72b9d411e631580fee9312885088b4bb14ed297aa4b246ec943533b3ffb</text:p>
          </table:table-cell>
          <table:table-cell office:value-type="float" office:value="11" calcext:value-type="float">
            <text:p>11</text:p>
          </table:table-cell>
          <table:table-cell office:value-type="percentage" office:value="0.0975260416666667" calcext:value-type="percentage">
            <text:p>9.7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0795454545454545" calcext:value-type="percentage">
            <text:p>7.95%</text:p>
          </table:table-cell>
          <table:table-cell office:value-type="percentage" office:value="0.278327228327228" calcext:value-type="percentage">
            <text:p>27.83%</text:p>
          </table:table-cell>
          <table:table-cell office:value-type="percentage" office:value="0.18379479997127" calcext:value-type="percentage">
            <text:p>18.38%</text:p>
          </table:table-cell>
          <table:table-cell office:value-type="percentage" office:value="0.622290454643396" calcext:value-type="percentage">
            <text:p>62.23%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8175a55b711c948fe383bd3b91b6ca1b9e048a5241e0be13aff31ce2674fbe6d</text:p>
          </table:table-cell>
          <table:table-cell office:value-type="float" office:value="11" calcext:value-type="float">
            <text:p>11</text:p>
          </table:table-cell>
          <table:table-cell office:value-type="percentage" office:value="0.121070772058824" calcext:value-type="percentage">
            <text:p>12.11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17617673992674" calcext:value-type="percentage">
            <text:p>17.62%</text:p>
          </table:table-cell>
          <table:table-cell office:value-type="percentage" office:value="0.638051378446115" calcext:value-type="percentage">
            <text:p>63.81%</text:p>
          </table:table-cell>
          <table:table-cell office:value-type="percentage" office:value="0.488371758959994" calcext:value-type="percentage">
            <text:p>48.84%</text:p>
          </table:table-cell>
          <table:table-cell office:value-type="percentage" office:value="0.810653235653236" calcext:value-type="percentage">
            <text:p>81.07%</text:p>
          </table:table-cell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d7fc0d0a7339211f2433829c6553b762e2b9ef82cfe218d58ecae6643fa8e9c7</text:p>
          </table:table-cell>
          <table:table-cell office:value-type="float" office:value="18" calcext:value-type="float">
            <text:p>18</text:p>
          </table:table-cell>
          <table:table-cell office:value-type="percentage" office:value="0.161534926470588" calcext:value-type="percentage">
            <text:p>16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48300742735525" calcext:value-type="percentage">
            <text:p>24.83%</text:p>
          </table:table-cell>
          <table:table-cell office:value-type="percentage" office:value="0.53154018667358" calcext:value-type="percentage">
            <text:p>53.15%</text:p>
          </table:table-cell>
          <table:table-cell office:value-type="percentage" office:value="0.566473855881322" calcext:value-type="percentage">
            <text:p>56.65%</text:p>
          </table:table-cell>
          <table:table-cell office:value-type="percentage" office:value="0.717015433841521" calcext:value-type="percentage">
            <text:p>71.70%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dbe5ad05b6f87018159a3228c1d1725892a1bfb9fa9f8fcc2e8bfe70d69d0355</text:p>
          </table:table-cell>
          <table:table-cell office:value-type="float" office:value="17" calcext:value-type="float">
            <text:p>17</text:p>
          </table:table-cell>
          <table:table-cell office:value-type="percentage" office:value="0.050390625" calcext:value-type="percentage">
            <text:p>5.04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360, 360, 3)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16964633806739" calcext:value-type="percentage">
            <text:p>51.70%</text:p>
          </table:table-cell>
          <table:table-cell office:value-type="percentage" office:value="0.538401917784658" calcext:value-type="percentage">
            <text:p>53.84%</text:p>
          </table:table-cell>
          <table:table-cell office:value-type="percentage" office:value="0.80625" calcext:value-type="percentage">
            <text:p>80.63%</text:p>
          </table:table-cell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9f073db4acd7e634fd578af50d4e77218742f63a4d423a99808d6fd7cb0d3cdb</text:p>
          </table:table-cell>
          <table:table-cell office:value-type="float" office:value="18" calcext:value-type="float">
            <text:p>18</text:p>
          </table:table-cell>
          <table:table-cell office:value-type="percentage" office:value="0.157766544117647" calcext:value-type="percentage">
            <text:p>15.7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235384310093221" calcext:value-type="percentage">
            <text:p>23.54%</text:p>
          </table:table-cell>
          <table:table-cell office:value-type="percentage" office:value="0.439269629006471" calcext:value-type="percentage">
            <text:p>43.93%</text:p>
          </table:table-cell>
          <table:table-cell office:value-type="percentage" office:value="0.48500257997936" calcext:value-type="percentage">
            <text:p>48.50%</text:p>
          </table:table-cell>
          <table:table-cell office:value-type="percentage" office:value="0.755816478546541" calcext:value-type="percentage">
            <text:p>75.58%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6fb82031f7fc5f4fa6e0bc2ef3421db19036b5c2cdd2725009ab465d66d61d72</text:p>
          </table:table-cell>
          <table:table-cell office:value-type="float" office:value="7" calcext:value-type="float">
            <text:p>7</text:p>
          </table:table-cell>
          <table:table-cell office:value-type="percentage" office:value="0.273782169117647" calcext:value-type="percentage">
            <text:p>27.3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256, 256, 3)</text:p>
          </table:table-cell>
          <table:table-cell office:value-type="percentage" office:value="0.565238095238095" calcext:value-type="percentage">
            <text:p>56.52%</text:p>
          </table:table-cell>
          <table:table-cell office:value-type="percentage" office:value="0.633174603174603" calcext:value-type="percentage">
            <text:p>63.32%</text:p>
          </table:table-cell>
          <table:table-cell office:value-type="percentage" office:value="0.544444444444444" calcext:value-type="percentage">
            <text:p>54.44%</text:p>
          </table:table-cell>
          <table:table-cell office:value-type="percentage" office:value="0.689248251748252" calcext:value-type="percentage">
            <text:p>68.92%</text:p>
          </table:table-cell>
          <table:table-cell table:number-columns-repeated="6"/>
        </table:table-row>
        <table:table-row table:style-name="ro1" table:number-rows-repeated="104790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6:19:51.107225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20:03:33.909834840</dc:date>
    <meta:editing-duration>PT3H24M25S</meta:editing-duration>
    <meta:editing-cycles>5</meta:editing-cycles>
    <meta:generator>LibreOffice/5.1.6.2$Linux_X86_64 LibreOffice_project/10m0$Build-2</meta:generator>
    <meta:document-statistic meta:table-count="1" meta:cell-count="7405" meta:object-count="0"/>
  </office:meta>
</office:document-meta>
</file>